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number-columns-repeated="37" table:default-cell-style-name="ce1"/>
        <table:table-column table:style-name="co2" table:number-columns-repeated="27" table:default-cell-style-name="ce1"/>
        <table:table-column table:style-name="co2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Test Size</text:p>
          </table:table-cell>
          <table:table-cell office:value-type="string" calcext:value-type="string">
            <text:p>LIF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292127" calcext:value-type="float">
            <text:p>2.92127E-06</text:p>
          </table:table-cell>
          <table:table-cell office:value-type="float" office:value="0.00000178236" calcext:value-type="float">
            <text:p>1.78236E-06</text:p>
          </table:table-cell>
          <table:table-cell office:value-type="float" office:value="0.00000092374" calcext:value-type="float">
            <text:p>9.2374E-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162" calcext:value-type="float">
            <text:p>1.5162E-06</text:p>
          </table:table-cell>
          <table:table-cell office:value-type="float" office:value="0.0000009123" calcext:value-type="float">
            <text:p>9.123E-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6571" calcext:value-type="float">
            <text:p>1.6571E-06</text:p>
          </table:table-cell>
          <table:table-cell office:value-type="float" office:value="0.0000009146" calcext:value-type="float">
            <text:p>9.146E-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012777" calcext:value-type="float">
            <text:p>1.2777E-06</text:p>
          </table:table-cell>
          <table:table-cell office:value-type="float" office:value="0.0000007354" calcext:value-type="float">
            <text:p>7.354E-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12785" calcext:value-type="float">
            <text:p>1.2785E-06</text:p>
          </table:table-cell>
          <table:table-cell office:value-type="float" office:value="0.0000007389" calcext:value-type="float">
            <text:p>7.389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000015571" calcext:value-type="float">
            <text:p>1.5571E-06</text:p>
          </table:table-cell>
          <table:table-cell office:value-type="float" office:value="0.0000009473" calcext:value-type="float">
            <text:p>9.473E-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0039717" calcext:value-type="float">
            <text:p>3.9717E-06</text:p>
          </table:table-cell>
          <table:table-cell office:value-type="float" office:value="0.0000014175" calcext:value-type="float">
            <text:p>1.4175E-0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000357559" calcext:value-type="float">
            <text:p>3.57559E-06</text:p>
          </table:table-cell>
          <table:table-cell office:value-type="float" office:value="0.00000284928" calcext:value-type="float">
            <text:p>2.84928E-06</text:p>
          </table:table-cell>
          <table:table-cell office:value-type="float" office:value="0.00000102388" calcext:value-type="float">
            <text:p>1.02388E-06</text:p>
          </table:table-cell>
          <table:table-cell table:number-columns-repeated="3"/>
          <table:table-cell table:formula="of:=1/8*[.I3]" office:value-type="float" office:value="1" calcext:value-type="float">
            <text:p>1</text:p>
          </table:table-cell>
          <table:table-cell office:value-type="float" office:value="0.0000008337" calcext:value-type="float">
            <text:p>8.337E-07</text:p>
          </table:table-cell>
          <table:table-cell office:value-type="float" office:value="0.0000007658" calcext:value-type="float">
            <text:p>7.658E-07</text:p>
          </table:table-cell>
          <table:table-cell table:number-columns-repeated="3"/>
          <table:table-cell office:value-type="float" office:value="0.0000007979" calcext:value-type="float">
            <text:p>7.979E-07</text:p>
          </table:table-cell>
          <table:table-cell office:value-type="float" office:value="0.0000007767" calcext:value-type="float">
            <text:p>7.767E-07</text:p>
          </table:table-cell>
          <table:table-cell table:number-columns-repeated="3"/>
          <table:table-cell office:value-type="float" office:value="0.0000007993" calcext:value-type="float">
            <text:p>7.993E-07</text:p>
          </table:table-cell>
          <table:table-cell office:value-type="float" office:value="0.0000007227" calcext:value-type="float">
            <text:p>7.227E-07</text:p>
          </table:table-cell>
          <table:table-cell table:number-columns-repeated="3"/>
          <table:table-cell office:value-type="float" office:value="0.0000007841" calcext:value-type="float">
            <text:p>7.841E-07</text:p>
          </table:table-cell>
          <table:table-cell office:value-type="float" office:value="0.0000007139" calcext:value-type="float">
            <text:p>7.139E-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000168" calcext:value-type="float">
            <text:p>1.68E-06</text:p>
          </table:table-cell>
          <table:table-cell office:value-type="float" office:value="0.0000010574" calcext:value-type="float">
            <text:p>1.0574E-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00098166" calcext:value-type="float">
            <text:p>9.8166E-06</text:p>
          </table:table-cell>
          <table:table-cell office:value-type="float" office:value="0.0000021868" calcext:value-type="float">
            <text:p>2.1868E-0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000511556" calcext:value-type="float">
            <text:p>5.11556E-06</text:p>
          </table:table-cell>
          <table:table-cell office:value-type="float" office:value="0.00000584164" calcext:value-type="float">
            <text:p>5.84164E-06</text:p>
          </table:table-cell>
          <table:table-cell office:value-type="float" office:value="0.00000129637" calcext:value-type="float">
            <text:p>1.29637E-06</text:p>
          </table:table-cell>
          <table:table-cell table:number-columns-repeated="3"/>
          <table:table-cell table:formula="of:=1/4*[.I3]" office:value-type="float" office:value="2" calcext:value-type="float">
            <text:p>2</text:p>
          </table:table-cell>
          <table:table-cell office:value-type="float" office:value="0.0000008231" calcext:value-type="float">
            <text:p>8.231E-07</text:p>
          </table:table-cell>
          <table:table-cell office:value-type="float" office:value="0.000000755" calcext:value-type="float">
            <text:p>7.55E-07</text:p>
          </table:table-cell>
          <table:table-cell table:number-columns-repeated="3"/>
          <table:table-cell office:value-type="float" office:value="0.0000007817" calcext:value-type="float">
            <text:p>7.817E-07</text:p>
          </table:table-cell>
          <table:table-cell office:value-type="float" office:value="0.0000007515" calcext:value-type="float">
            <text:p>7.515E-07</text:p>
          </table:table-cell>
          <table:table-cell table:number-columns-repeated="3"/>
          <table:table-cell office:value-type="float" office:value="0.0000007552" calcext:value-type="float">
            <text:p>7.552E-07</text:p>
          </table:table-cell>
          <table:table-cell office:value-type="float" office:value="0.0000007067" calcext:value-type="float">
            <text:p>7.067E-07</text:p>
          </table:table-cell>
          <table:table-cell table:number-columns-repeated="3"/>
          <table:table-cell office:value-type="float" office:value="0.000000762" calcext:value-type="float">
            <text:p>7.62E-07</text:p>
          </table:table-cell>
          <table:table-cell office:value-type="float" office:value="0.0000007144" calcext:value-type="float">
            <text:p>7.144E-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00018634" calcext:value-type="float">
            <text:p>1.8634E-06</text:p>
          </table:table-cell>
          <table:table-cell office:value-type="float" office:value="0.0000011444" calcext:value-type="float">
            <text:p>1.1444E-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00326684" calcext:value-type="float">
            <text:p>3.26684E-05</text:p>
          </table:table-cell>
          <table:table-cell office:value-type="float" office:value="0.000003535" calcext:value-type="float">
            <text:p>3.535E-0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0075333" calcext:value-type="float">
            <text:p>7.5333E-06</text:p>
          </table:table-cell>
          <table:table-cell office:value-type="float" office:value="0.0000141759" calcext:value-type="float">
            <text:p>1.41759E-05</text:p>
          </table:table-cell>
          <table:table-cell office:value-type="float" office:value="0.0000016916" calcext:value-type="float">
            <text:p>1.6916E-06</text:p>
          </table:table-cell>
          <table:table-cell table:number-columns-repeated="3"/>
          <table:table-cell table:formula="of:=1/2*[.I3]" office:value-type="float" office:value="4" calcext:value-type="float">
            <text:p>4</text:p>
          </table:table-cell>
          <table:table-cell office:value-type="float" office:value="0.0000007717" calcext:value-type="float">
            <text:p>7.717E-07</text:p>
          </table:table-cell>
          <table:table-cell office:value-type="float" office:value="0.0000007378" calcext:value-type="float">
            <text:p>7.378E-07</text:p>
          </table:table-cell>
          <table:table-cell table:number-columns-repeated="3"/>
          <table:table-cell office:value-type="float" office:value="0.0000008134" calcext:value-type="float">
            <text:p>8.134E-07</text:p>
          </table:table-cell>
          <table:table-cell office:value-type="float" office:value="0.0000007518" calcext:value-type="float">
            <text:p>7.518E-07</text:p>
          </table:table-cell>
          <table:table-cell table:number-columns-repeated="3"/>
          <table:table-cell office:value-type="float" office:value="0.0000007724" calcext:value-type="float">
            <text:p>7.724E-07</text:p>
          </table:table-cell>
          <table:table-cell office:value-type="float" office:value="0.0000006986" calcext:value-type="float">
            <text:p>6.986E-07</text:p>
          </table:table-cell>
          <table:table-cell table:number-columns-repeated="3"/>
          <table:table-cell office:value-type="float" office:value="0.0000007783" calcext:value-type="float">
            <text:p>7.783E-07</text:p>
          </table:table-cell>
          <table:table-cell office:value-type="float" office:value="0.0000007099" calcext:value-type="float">
            <text:p>7.099E-0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0021342" calcext:value-type="float">
            <text:p>2.1342E-06</text:p>
          </table:table-cell>
          <table:table-cell office:value-type="float" office:value="0.0000013678" calcext:value-type="float">
            <text:p>1.3678E-0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1350708" calcext:value-type="float">
            <text:p>0.0001350708</text:p>
          </table:table-cell>
          <table:table-cell office:value-type="float" office:value="0.0000068187" calcext:value-type="float">
            <text:p>6.8187E-0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00126488" calcext:value-type="float">
            <text:p>1.26488E-05</text:p>
          </table:table-cell>
          <table:table-cell office:value-type="float" office:value="0.0000400458" calcext:value-type="float">
            <text:p>4.00458E-05</text:p>
          </table:table-cell>
          <table:table-cell office:value-type="float" office:value="0.0000025484" calcext:value-type="float">
            <text:p>2.5484E-06</text:p>
          </table:table-cell>
          <table:table-cell table:number-columns-repeated="3"/>
          <table:table-cell table:formula="of:=3/4*[.I3]" office:value-type="float" office:value="6" calcext:value-type="float">
            <text:p>6</text:p>
          </table:table-cell>
          <table:table-cell office:value-type="float" office:value="0.0000008233" calcext:value-type="float">
            <text:p>8.233E-07</text:p>
          </table:table-cell>
          <table:table-cell office:value-type="float" office:value="0.000000743" calcext:value-type="float">
            <text:p>7.43E-07</text:p>
          </table:table-cell>
          <table:table-cell table:number-columns-repeated="3"/>
          <table:table-cell office:value-type="float" office:value="0.0000007795" calcext:value-type="float">
            <text:p>7.795E-07</text:p>
          </table:table-cell>
          <table:table-cell office:value-type="float" office:value="0.0000007542" calcext:value-type="float">
            <text:p>7.542E-07</text:p>
          </table:table-cell>
          <table:table-cell table:number-columns-repeated="3"/>
          <table:table-cell office:value-type="float" office:value="0.0000007554" calcext:value-type="float">
            <text:p>7.554E-07</text:p>
          </table:table-cell>
          <table:table-cell office:value-type="float" office:value="0.0000007036" calcext:value-type="float">
            <text:p>7.036E-07</text:p>
          </table:table-cell>
          <table:table-cell table:number-columns-repeated="3"/>
          <table:table-cell office:value-type="float" office:value="0.0000007706" calcext:value-type="float">
            <text:p>7.706E-07</text:p>
          </table:table-cell>
          <table:table-cell office:value-type="float" office:value="0.0000007129" calcext:value-type="float">
            <text:p>7.129E-0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00025319" calcext:value-type="float">
            <text:p>2.5319E-06</text:p>
          </table:table-cell>
          <table:table-cell office:value-type="float" office:value="0.0000018209" calcext:value-type="float">
            <text:p>1.8209E-0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05971019" calcext:value-type="float">
            <text:p>0.0005971019</text:p>
          </table:table-cell>
          <table:table-cell office:value-type="float" office:value="0.0000130836" calcext:value-type="float">
            <text:p>1.30836E-0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00199994" calcext:value-type="float">
            <text:p>1.99994E-05</text:p>
          </table:table-cell>
          <table:table-cell office:value-type="float" office:value="0.0001393609" calcext:value-type="float">
            <text:p>0.0001393609</text:p>
          </table:table-cell>
          <table:table-cell office:value-type="float" office:value="0.0000043404" calcext:value-type="float">
            <text:p>4.3404E-06</text:p>
          </table:table-cell>
          <table:table-cell table:number-columns-repeated="3"/>
          <table:table-cell table:formula="of:=7/8*[.I3]" office:value-type="float" office:value="7" calcext:value-type="float">
            <text:p>7</text:p>
          </table:table-cell>
          <table:table-cell office:value-type="float" office:value="0.0000007957" calcext:value-type="float">
            <text:p>7.957E-07</text:p>
          </table:table-cell>
          <table:table-cell office:value-type="float" office:value="0.0000007464" calcext:value-type="float">
            <text:p>7.464E-07</text:p>
          </table:table-cell>
          <table:table-cell table:number-columns-repeated="3"/>
          <table:table-cell office:value-type="float" office:value="0.0000007821" calcext:value-type="float">
            <text:p>7.821E-07</text:p>
          </table:table-cell>
          <table:table-cell office:value-type="float" office:value="0.000000755" calcext:value-type="float">
            <text:p>7.55E-07</text:p>
          </table:table-cell>
          <table:table-cell table:number-columns-repeated="3"/>
          <table:table-cell office:value-type="float" office:value="0.0000007537" calcext:value-type="float">
            <text:p>7.537E-07</text:p>
          </table:table-cell>
          <table:table-cell office:value-type="float" office:value="0.0000007036" calcext:value-type="float">
            <text:p>7.036E-07</text:p>
          </table:table-cell>
          <table:table-cell table:number-columns-repeated="3"/>
          <table:table-cell office:value-type="float" office:value="0.0000007604" calcext:value-type="float">
            <text:p>7.604E-07</text:p>
          </table:table-cell>
          <table:table-cell office:value-type="float" office:value="0.0000007175" calcext:value-type="float">
            <text:p>7.175E-0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0003159" calcext:value-type="float">
            <text:p>3.159E-06</text:p>
          </table:table-cell>
          <table:table-cell office:value-type="float" office:value="0.0000026973" calcext:value-type="float">
            <text:p>2.6973E-0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27075581" calcext:value-type="float">
            <text:p>0.0027075581</text:p>
          </table:table-cell>
          <table:table-cell office:value-type="float" office:value="0.0000276162" calcext:value-type="float">
            <text:p>2.76162E-0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000353512" calcext:value-type="float">
            <text:p>3.53512E-05</text:p>
          </table:table-cell>
          <table:table-cell office:value-type="float" office:value="0.0005145459" calcext:value-type="float">
            <text:p>0.0005145459</text:p>
          </table:table-cell>
          <table:table-cell office:value-type="float" office:value="0.000006914" calcext:value-type="float">
            <text:p>6.914E-06</text:p>
          </table:table-cell>
          <table:table-cell table:number-columns-repeated="3"/>
          <table:table-cell table:formula="of:=[.I3]" office:value-type="float" office:value="8" calcext:value-type="float">
            <text:p>8</text:p>
          </table:table-cell>
          <table:table-cell office:value-type="float" office:value="0.0000007546" calcext:value-type="float">
            <text:p>7.546E-07</text:p>
          </table:table-cell>
          <table:table-cell office:value-type="float" office:value="0.0000007323" calcext:value-type="float">
            <text:p>7.323E-07</text:p>
          </table:table-cell>
          <table:table-cell table:number-columns-repeated="3"/>
          <table:table-cell office:value-type="float" office:value="0.0000007644" calcext:value-type="float">
            <text:p>7.644E-07</text:p>
          </table:table-cell>
          <table:table-cell office:value-type="float" office:value="0.0000007346" calcext:value-type="float">
            <text:p>7.346E-07</text:p>
          </table:table-cell>
          <table:table-cell table:number-columns-repeated="3"/>
          <table:table-cell office:value-type="float" office:value="0.0000007302" calcext:value-type="float">
            <text:p>7.302E-07</text:p>
          </table:table-cell>
          <table:table-cell office:value-type="float" office:value="0.0000007084" calcext:value-type="float">
            <text:p>7.084E-07</text:p>
          </table:table-cell>
          <table:table-cell table:number-columns-repeated="3"/>
          <table:table-cell office:value-type="float" office:value="0.0000007393" calcext:value-type="float">
            <text:p>7.393E-07</text:p>
          </table:table-cell>
          <table:table-cell office:value-type="float" office:value="0.000000716" calcext:value-type="float">
            <text:p>7.16E-0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00004573" calcext:value-type="float">
            <text:p>4.573E-06</text:p>
          </table:table-cell>
          <table:table-cell office:value-type="float" office:value="0.0000044396" calcext:value-type="float">
            <text:p>4.4396E-0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123637816" calcext:value-type="float">
            <text:p>0.0123637816</text:p>
          </table:table-cell>
          <table:table-cell office:value-type="float" office:value="0.0000598281" calcext:value-type="float">
            <text:p>5.98281E-0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000639577" calcext:value-type="float">
            <text:p>6.39577E-05</text:p>
          </table:table-cell>
          <table:table-cell office:value-type="float" office:value="0.0019731178" calcext:value-type="float">
            <text:p>0.0019731178</text:p>
          </table:table-cell>
          <table:table-cell office:value-type="float" office:value="0.0000117368" calcext:value-type="float">
            <text:p>1.17368E-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47" calcext:value-type="float">
            <text:p>1.547E-06</text:p>
          </table:table-cell>
          <table:table-cell office:value-type="float" office:value="0.0000009301" calcext:value-type="float">
            <text:p>9.301E-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00015908" calcext:value-type="float">
            <text:p>1.5908E-06</text:p>
          </table:table-cell>
          <table:table-cell office:value-type="float" office:value="0.0000009056" calcext:value-type="float">
            <text:p>9.056E-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00012996" calcext:value-type="float">
            <text:p>1.2996E-06</text:p>
          </table:table-cell>
          <table:table-cell office:value-type="float" office:value="0.0000007374" calcext:value-type="float">
            <text:p>7.374E-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00013049" calcext:value-type="float">
            <text:p>1.3049E-06</text:p>
          </table:table-cell>
          <table:table-cell office:value-type="float" office:value="0.0000007447" calcext:value-type="float">
            <text:p>7.447E-0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000074924" calcext:value-type="float">
            <text:p>7.4924E-06</text:p>
          </table:table-cell>
          <table:table-cell office:value-type="float" office:value="0.0000078383" calcext:value-type="float">
            <text:p>7.8383E-0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557734022" calcext:value-type="float">
            <text:p>0.0557734022</text:p>
          </table:table-cell>
          <table:table-cell office:value-type="float" office:value="0.0001276845" calcext:value-type="float">
            <text:p>0.000127684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000811966" calcext:value-type="float">
            <text:p>8.11966E-05</text:p>
          </table:table-cell>
          <table:table-cell office:value-type="float" office:value="0.0077810832" calcext:value-type="float">
            <text:p>0.0077810832</text:p>
          </table:table-cell>
          <table:table-cell office:value-type="float" office:value="0.0000226794" calcext:value-type="float">
            <text:p>2.26794E-05</text:p>
          </table:table-cell>
          <table:table-cell table:number-columns-repeated="3"/>
          <table:table-cell table:formula="of:=1/8*[.I10]" office:value-type="float" office:value="2" calcext:value-type="float">
            <text:p>2</text:p>
          </table:table-cell>
          <table:table-cell office:value-type="float" office:value="0.000000913" calcext:value-type="float">
            <text:p>9.13E-07</text:p>
          </table:table-cell>
          <table:table-cell office:value-type="float" office:value="0.0000008185" calcext:value-type="float">
            <text:p>8.185E-07</text:p>
          </table:table-cell>
          <table:table-cell table:number-columns-repeated="3"/>
          <table:table-cell office:value-type="float" office:value="0.0000008503" calcext:value-type="float">
            <text:p>8.503E-07</text:p>
          </table:table-cell>
          <table:table-cell office:value-type="float" office:value="0.000000796" calcext:value-type="float">
            <text:p>7.96E-07</text:p>
          </table:table-cell>
          <table:table-cell table:number-columns-repeated="3"/>
          <table:table-cell office:value-type="float" office:value="0.0000008031" calcext:value-type="float">
            <text:p>8.031E-07</text:p>
          </table:table-cell>
          <table:table-cell office:value-type="float" office:value="0.0000007268" calcext:value-type="float">
            <text:p>7.268E-07</text:p>
          </table:table-cell>
          <table:table-cell table:number-columns-repeated="3"/>
          <table:table-cell office:value-type="float" office:value="0.0000008277" calcext:value-type="float">
            <text:p>8.277E-07</text:p>
          </table:table-cell>
          <table:table-cell office:value-type="float" office:value="0.0000007192" calcext:value-type="float">
            <text:p>7.192E-0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000136249" calcext:value-type="float">
            <text:p>1.36249E-05</text:p>
          </table:table-cell>
          <table:table-cell office:value-type="float" office:value="0.0000147146" calcext:value-type="float">
            <text:p>1.47146E-0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2530029337" calcext:value-type="float">
            <text:p>0.2530029337</text:p>
          </table:table-cell>
          <table:table-cell office:value-type="float" office:value="0.000277342" calcext:value-type="float">
            <text:p>0.00027734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.0002446298" calcext:value-type="float">
            <text:p>0.0002446298</text:p>
          </table:table-cell>
          <table:table-cell office:value-type="float" office:value="0.0308406908" calcext:value-type="float">
            <text:p>0.0308406908</text:p>
          </table:table-cell>
          <table:table-cell office:value-type="float" office:value="0.0000453768" calcext:value-type="float">
            <text:p>4.53768E-05</text:p>
          </table:table-cell>
          <table:table-cell table:number-columns-repeated="3"/>
          <table:table-cell table:formula="of:=1/4*[.I10]" office:value-type="float" office:value="4" calcext:value-type="float">
            <text:p>4</text:p>
          </table:table-cell>
          <table:table-cell office:value-type="float" office:value="0.000000794" calcext:value-type="float">
            <text:p>7.94E-07</text:p>
          </table:table-cell>
          <table:table-cell office:value-type="float" office:value="0.0000007858" calcext:value-type="float">
            <text:p>7.858E-07</text:p>
          </table:table-cell>
          <table:table-cell table:number-columns-repeated="3"/>
          <table:table-cell office:value-type="float" office:value="0.0000008207" calcext:value-type="float">
            <text:p>8.207E-07</text:p>
          </table:table-cell>
          <table:table-cell office:value-type="float" office:value="0.0000007586" calcext:value-type="float">
            <text:p>7.586E-07</text:p>
          </table:table-cell>
          <table:table-cell table:number-columns-repeated="3"/>
          <table:table-cell office:value-type="float" office:value="0.0000007808" calcext:value-type="float">
            <text:p>7.808E-07</text:p>
          </table:table-cell>
          <table:table-cell office:value-type="float" office:value="0.0000007111" calcext:value-type="float">
            <text:p>7.111E-07</text:p>
          </table:table-cell>
          <table:table-cell table:number-columns-repeated="3"/>
          <table:table-cell office:value-type="float" office:value="0.0000007759" calcext:value-type="float">
            <text:p>7.759E-07</text:p>
          </table:table-cell>
          <table:table-cell office:value-type="float" office:value="0.0000007019" calcext:value-type="float">
            <text:p>7.019E-07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.0000250417" calcext:value-type="float">
            <text:p>2.50417E-05</text:p>
          </table:table-cell>
          <table:table-cell office:value-type="float" office:value="0.000028198" calcext:value-type="float">
            <text:p>2.8198E-05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1242328374" calcext:value-type="float">
            <text:p>1.1242328374</text:p>
          </table:table-cell>
          <table:table-cell office:value-type="float" office:value="0.000600991" calcext:value-type="float">
            <text:p>0.00060099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0.0004483751" calcext:value-type="float">
            <text:p>0.0004483751</text:p>
          </table:table-cell>
          <table:table-cell office:value-type="float" office:value="0.1221867155" calcext:value-type="float">
            <text:p>0.1221867155</text:p>
          </table:table-cell>
          <table:table-cell office:value-type="float" office:value="0.0000876291" calcext:value-type="float">
            <text:p>8.76291E-05</text:p>
          </table:table-cell>
          <table:table-cell table:number-columns-repeated="3"/>
          <table:table-cell table:formula="of:=1/2*[.I10]" office:value-type="float" office:value="8" calcext:value-type="float">
            <text:p>8</text:p>
          </table:table-cell>
          <table:table-cell office:value-type="float" office:value="0.0000008492" calcext:value-type="float">
            <text:p>8.492E-07</text:p>
          </table:table-cell>
          <table:table-cell office:value-type="float" office:value="0.0000007637" calcext:value-type="float">
            <text:p>7.637E-07</text:p>
          </table:table-cell>
          <table:table-cell table:number-columns-repeated="3"/>
          <table:table-cell office:value-type="float" office:value="0.0000008031" calcext:value-type="float">
            <text:p>8.031E-07</text:p>
          </table:table-cell>
          <table:table-cell office:value-type="float" office:value="0.0000007479" calcext:value-type="float">
            <text:p>7.479E-07</text:p>
          </table:table-cell>
          <table:table-cell table:number-columns-repeated="3"/>
          <table:table-cell office:value-type="float" office:value="0.0000007688" calcext:value-type="float">
            <text:p>7.688E-07</text:p>
          </table:table-cell>
          <table:table-cell office:value-type="float" office:value="0.0000007036" calcext:value-type="float">
            <text:p>7.036E-07</text:p>
          </table:table-cell>
          <table:table-cell table:number-columns-repeated="3"/>
          <table:table-cell office:value-type="float" office:value="0.0000007798" calcext:value-type="float">
            <text:p>7.798E-07</text:p>
          </table:table-cell>
          <table:table-cell office:value-type="float" office:value="0.0000007053" calcext:value-type="float">
            <text:p>7.053E-07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0.0000477721" calcext:value-type="float">
            <text:p>4.77721E-05</text:p>
          </table:table-cell>
          <table:table-cell office:value-type="float" office:value="0.0000568081" calcext:value-type="float">
            <text:p>5.68081E-05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5.0593162254" calcext:value-type="float">
            <text:p>5.0593162254</text:p>
          </table:table-cell>
          <table:table-cell office:value-type="float" office:value="0.0012913175" calcext:value-type="float">
            <text:p>0.0012913175</text:p>
          </table:table-cell>
          <table:table-cell table:number-columns-repeated="987"/>
        </table:table-row>
        <table:table-row table:style-name="ro1">
          <table:table-cell table:number-columns-repeated="9"/>
          <table:table-cell table:formula="of:=3/4*[.I10]" office:value-type="float" office:value="12" calcext:value-type="float">
            <text:p>12</text:p>
          </table:table-cell>
          <table:table-cell office:value-type="float" office:value="0.0000008169" calcext:value-type="float">
            <text:p>8.169E-07</text:p>
          </table:table-cell>
          <table:table-cell office:value-type="float" office:value="0.0000007594" calcext:value-type="float">
            <text:p>7.594E-07</text:p>
          </table:table-cell>
          <table:table-cell table:number-columns-repeated="3"/>
          <table:table-cell office:value-type="float" office:value="0.0000007944" calcext:value-type="float">
            <text:p>7.944E-07</text:p>
          </table:table-cell>
          <table:table-cell office:value-type="float" office:value="0.0000007503" calcext:value-type="float">
            <text:p>7.503E-07</text:p>
          </table:table-cell>
          <table:table-cell table:number-columns-repeated="3"/>
          <table:table-cell office:value-type="float" office:value="0.0000007717" calcext:value-type="float">
            <text:p>7.717E-07</text:p>
          </table:table-cell>
          <table:table-cell office:value-type="float" office:value="0.000000694" calcext:value-type="float">
            <text:p>6.94E-07</text:p>
          </table:table-cell>
          <table:table-cell table:number-columns-repeated="3"/>
          <table:table-cell office:value-type="float" office:value="0.0000007646" calcext:value-type="float">
            <text:p>7.646E-07</text:p>
          </table:table-cell>
          <table:table-cell office:value-type="float" office:value="0.0000007164" calcext:value-type="float">
            <text:p>7.164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10]" office:value-type="float" office:value="14" calcext:value-type="float">
            <text:p>14</text:p>
          </table:table-cell>
          <table:table-cell office:value-type="float" office:value="0.0000008037" calcext:value-type="float">
            <text:p>8.037E-07</text:p>
          </table:table-cell>
          <table:table-cell office:value-type="float" office:value="0.0000007536" calcext:value-type="float">
            <text:p>7.536E-07</text:p>
          </table:table-cell>
          <table:table-cell table:number-columns-repeated="3"/>
          <table:table-cell office:value-type="float" office:value="0.0000007988" calcext:value-type="float">
            <text:p>7.988E-07</text:p>
          </table:table-cell>
          <table:table-cell office:value-type="float" office:value="0.0000007455" calcext:value-type="float">
            <text:p>7.455E-07</text:p>
          </table:table-cell>
          <table:table-cell table:number-columns-repeated="3"/>
          <table:table-cell office:value-type="float" office:value="0.0000007788" calcext:value-type="float">
            <text:p>7.788E-07</text:p>
          </table:table-cell>
          <table:table-cell office:value-type="float" office:value="0.0000007019" calcext:value-type="float">
            <text:p>7.019E-07</text:p>
          </table:table-cell>
          <table:table-cell table:number-columns-repeated="3"/>
          <table:table-cell office:value-type="float" office:value="0.0000007861" calcext:value-type="float">
            <text:p>7.861E-07</text:p>
          </table:table-cell>
          <table:table-cell office:value-type="float" office:value="0.0000007077" calcext:value-type="float">
            <text:p>7.077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10]" office:value-type="float" office:value="16" calcext:value-type="float">
            <text:p>16</text:p>
          </table:table-cell>
          <table:table-cell office:value-type="float" office:value="0.000000792" calcext:value-type="float">
            <text:p>7.92E-07</text:p>
          </table:table-cell>
          <table:table-cell office:value-type="float" office:value="0.0000007524" calcext:value-type="float">
            <text:p>7.524E-07</text:p>
          </table:table-cell>
          <table:table-cell table:number-columns-repeated="3"/>
          <table:table-cell office:value-type="float" office:value="0.0000007926" calcext:value-type="float">
            <text:p>7.926E-07</text:p>
          </table:table-cell>
          <table:table-cell office:value-type="float" office:value="0.0000007375" calcext:value-type="float">
            <text:p>7.375E-07</text:p>
          </table:table-cell>
          <table:table-cell table:number-columns-repeated="3"/>
          <table:table-cell office:value-type="float" office:value="0.0000007783" calcext:value-type="float">
            <text:p>7.783E-07</text:p>
          </table:table-cell>
          <table:table-cell office:value-type="float" office:value="0.0000007225" calcext:value-type="float">
            <text:p>7.225E-07</text:p>
          </table:table-cell>
          <table:table-cell table:number-columns-repeated="3"/>
          <table:table-cell office:value-type="float" office:value="0.0000007799" calcext:value-type="float">
            <text:p>7.799E-07</text:p>
          </table:table-cell>
          <table:table-cell office:value-type="float" office:value="0.0000007115" calcext:value-type="float">
            <text:p>7.115E-07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061" calcext:value-type="float">
            <text:p>1.5061E-06</text:p>
          </table:table-cell>
          <table:table-cell office:value-type="float" office:value="0.0000009402" calcext:value-type="float">
            <text:p>9.402E-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00015699" calcext:value-type="float">
            <text:p>1.5699E-06</text:p>
          </table:table-cell>
          <table:table-cell office:value-type="float" office:value="0.0000009738" calcext:value-type="float">
            <text:p>9.738E-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00012942" calcext:value-type="float">
            <text:p>1.2942E-06</text:p>
          </table:table-cell>
          <table:table-cell office:value-type="float" office:value="0.0000007303" calcext:value-type="float">
            <text:p>7.303E-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00013006" calcext:value-type="float">
            <text:p>1.3006E-06</text:p>
          </table:table-cell>
          <table:table-cell office:value-type="float" office:value="0.0000007422" calcext:value-type="float">
            <text:p>7.422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8*[.I17]" office:value-type="float" office:value="4" calcext:value-type="float">
            <text:p>4</text:p>
          </table:table-cell>
          <table:table-cell office:value-type="float" office:value="0.0000009353" calcext:value-type="float">
            <text:p>9.353E-07</text:p>
          </table:table-cell>
          <table:table-cell office:value-type="float" office:value="0.0000008302" calcext:value-type="float">
            <text:p>8.302E-07</text:p>
          </table:table-cell>
          <table:table-cell table:number-columns-repeated="3"/>
          <table:table-cell office:value-type="float" office:value="0.0000010048" calcext:value-type="float">
            <text:p>1.0048E-06</text:p>
          </table:table-cell>
          <table:table-cell office:value-type="float" office:value="0.0000008519" calcext:value-type="float">
            <text:p>8.519E-07</text:p>
          </table:table-cell>
          <table:table-cell table:number-columns-repeated="3"/>
          <table:table-cell office:value-type="float" office:value="0.0000008493" calcext:value-type="float">
            <text:p>8.493E-07</text:p>
          </table:table-cell>
          <table:table-cell office:value-type="float" office:value="0.0000007301" calcext:value-type="float">
            <text:p>7.301E-07</text:p>
          </table:table-cell>
          <table:table-cell table:number-columns-repeated="3"/>
          <table:table-cell office:value-type="float" office:value="0.000000849" calcext:value-type="float">
            <text:p>8.49E-07</text:p>
          </table:table-cell>
          <table:table-cell office:value-type="float" office:value="0.0000007149" calcext:value-type="float">
            <text:p>7.149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4*[.I17]" office:value-type="float" office:value="8" calcext:value-type="float">
            <text:p>8</text:p>
          </table:table-cell>
          <table:table-cell office:value-type="float" office:value="0.0000008247" calcext:value-type="float">
            <text:p>8.247E-07</text:p>
          </table:table-cell>
          <table:table-cell office:value-type="float" office:value="0.000000799" calcext:value-type="float">
            <text:p>7.99E-07</text:p>
          </table:table-cell>
          <table:table-cell table:number-columns-repeated="3"/>
          <table:table-cell office:value-type="float" office:value="0.0000008444" calcext:value-type="float">
            <text:p>8.444E-07</text:p>
          </table:table-cell>
          <table:table-cell office:value-type="float" office:value="0.0000008193" calcext:value-type="float">
            <text:p>8.193E-07</text:p>
          </table:table-cell>
          <table:table-cell table:number-columns-repeated="3"/>
          <table:table-cell office:value-type="float" office:value="0.0000007721" calcext:value-type="float">
            <text:p>7.721E-07</text:p>
          </table:table-cell>
          <table:table-cell office:value-type="float" office:value="0.0000007129" calcext:value-type="float">
            <text:p>7.129E-07</text:p>
          </table:table-cell>
          <table:table-cell table:number-columns-repeated="3"/>
          <table:table-cell office:value-type="float" office:value="0.0000007815" calcext:value-type="float">
            <text:p>7.815E-07</text:p>
          </table:table-cell>
          <table:table-cell office:value-type="float" office:value="0.0000007134" calcext:value-type="float">
            <text:p>7.134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2*[.I17]" office:value-type="float" office:value="16" calcext:value-type="float">
            <text:p>16</text:p>
          </table:table-cell>
          <table:table-cell office:value-type="float" office:value="0.0000008671" calcext:value-type="float">
            <text:p>8.671E-07</text:p>
          </table:table-cell>
          <table:table-cell office:value-type="float" office:value="0.0000007679" calcext:value-type="float">
            <text:p>7.679E-07</text:p>
          </table:table-cell>
          <table:table-cell table:number-columns-repeated="3"/>
          <table:table-cell office:value-type="float" office:value="0.0000008634" calcext:value-type="float">
            <text:p>8.634E-07</text:p>
          </table:table-cell>
          <table:table-cell office:value-type="float" office:value="0.000000795" calcext:value-type="float">
            <text:p>7.95E-07</text:p>
          </table:table-cell>
          <table:table-cell table:number-columns-repeated="3"/>
          <table:table-cell office:value-type="float" office:value="0.0000007961" calcext:value-type="float">
            <text:p>7.961E-07</text:p>
          </table:table-cell>
          <table:table-cell office:value-type="float" office:value="0.0000007013" calcext:value-type="float">
            <text:p>7.013E-07</text:p>
          </table:table-cell>
          <table:table-cell table:number-columns-repeated="3"/>
          <table:table-cell office:value-type="float" office:value="0.0000007929" calcext:value-type="float">
            <text:p>7.929E-07</text:p>
          </table:table-cell>
          <table:table-cell office:value-type="float" office:value="0.0000007147" calcext:value-type="float">
            <text:p>7.147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3/4*[.I17]" office:value-type="float" office:value="24" calcext:value-type="float">
            <text:p>24</text:p>
          </table:table-cell>
          <table:table-cell office:value-type="float" office:value="0.0000008762" calcext:value-type="float">
            <text:p>8.762E-07</text:p>
          </table:table-cell>
          <table:table-cell office:value-type="float" office:value="0.0000007486" calcext:value-type="float">
            <text:p>7.486E-07</text:p>
          </table:table-cell>
          <table:table-cell table:number-columns-repeated="3"/>
          <table:table-cell office:value-type="float" office:value="0.0000008464" calcext:value-type="float">
            <text:p>8.464E-07</text:p>
          </table:table-cell>
          <table:table-cell office:value-type="float" office:value="0.0000007573" calcext:value-type="float">
            <text:p>7.573E-07</text:p>
          </table:table-cell>
          <table:table-cell table:number-columns-repeated="3"/>
          <table:table-cell office:value-type="float" office:value="0.0000008083" calcext:value-type="float">
            <text:p>8.083E-07</text:p>
          </table:table-cell>
          <table:table-cell office:value-type="float" office:value="0.0000007052" calcext:value-type="float">
            <text:p>7.052E-07</text:p>
          </table:table-cell>
          <table:table-cell table:number-columns-repeated="3"/>
          <table:table-cell office:value-type="float" office:value="0.0000008199" calcext:value-type="float">
            <text:p>8.199E-07</text:p>
          </table:table-cell>
          <table:table-cell office:value-type="float" office:value="0.0000007129" calcext:value-type="float">
            <text:p>7.129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17]" office:value-type="float" office:value="28" calcext:value-type="float">
            <text:p>28</text:p>
          </table:table-cell>
          <table:table-cell office:value-type="float" office:value="0.0000008445" calcext:value-type="float">
            <text:p>8.445E-07</text:p>
          </table:table-cell>
          <table:table-cell office:value-type="float" office:value="0.0000007517" calcext:value-type="float">
            <text:p>7.517E-07</text:p>
          </table:table-cell>
          <table:table-cell table:number-columns-repeated="3"/>
          <table:table-cell office:value-type="float" office:value="0.0000008513" calcext:value-type="float">
            <text:p>8.513E-07</text:p>
          </table:table-cell>
          <table:table-cell office:value-type="float" office:value="0.0000007354" calcext:value-type="float">
            <text:p>7.354E-07</text:p>
          </table:table-cell>
          <table:table-cell table:number-columns-repeated="3"/>
          <table:table-cell office:value-type="float" office:value="0.0000008166" calcext:value-type="float">
            <text:p>8.166E-07</text:p>
          </table:table-cell>
          <table:table-cell office:value-type="float" office:value="0.0000007061" calcext:value-type="float">
            <text:p>7.061E-07</text:p>
          </table:table-cell>
          <table:table-cell table:number-columns-repeated="3"/>
          <table:table-cell office:value-type="float" office:value="0.0000008153" calcext:value-type="float">
            <text:p>8.153E-07</text:p>
          </table:table-cell>
          <table:table-cell office:value-type="float" office:value="0.0000007052" calcext:value-type="float">
            <text:p>7.052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17]" office:value-type="float" office:value="32" calcext:value-type="float">
            <text:p>32</text:p>
          </table:table-cell>
          <table:table-cell office:value-type="float" office:value="0.0000008552" calcext:value-type="float">
            <text:p>8.552E-07</text:p>
          </table:table-cell>
          <table:table-cell office:value-type="float" office:value="0.0000007516" calcext:value-type="float">
            <text:p>7.516E-07</text:p>
          </table:table-cell>
          <table:table-cell table:number-columns-repeated="3"/>
          <table:table-cell office:value-type="float" office:value="0.0000008528" calcext:value-type="float">
            <text:p>8.528E-07</text:p>
          </table:table-cell>
          <table:table-cell office:value-type="float" office:value="0.0000007541" calcext:value-type="float">
            <text:p>7.541E-07</text:p>
          </table:table-cell>
          <table:table-cell table:number-columns-repeated="3"/>
          <table:table-cell office:value-type="float" office:value="0.0000008276" calcext:value-type="float">
            <text:p>8.276E-07</text:p>
          </table:table-cell>
          <table:table-cell office:value-type="float" office:value="0.000000706" calcext:value-type="float">
            <text:p>7.06E-07</text:p>
          </table:table-cell>
          <table:table-cell table:number-columns-repeated="3"/>
          <table:table-cell office:value-type="float" office:value="0.0000008298" calcext:value-type="float">
            <text:p>8.298E-07</text:p>
          </table:table-cell>
          <table:table-cell office:value-type="float" office:value="0.0000007142" calcext:value-type="float">
            <text:p>7.142E-07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457" calcext:value-type="float">
            <text:p>1.5457E-06</text:p>
          </table:table-cell>
          <table:table-cell office:value-type="float" office:value="0.0000010664" calcext:value-type="float">
            <text:p>1.0664E-0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001604" calcext:value-type="float">
            <text:p>1.604E-06</text:p>
          </table:table-cell>
          <table:table-cell office:value-type="float" office:value="0.0000010696" calcext:value-type="float">
            <text:p>1.0696E-0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001293" calcext:value-type="float">
            <text:p>1.293E-06</text:p>
          </table:table-cell>
          <table:table-cell office:value-type="float" office:value="0.0000007367" calcext:value-type="float">
            <text:p>7.367E-0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0012964" calcext:value-type="float">
            <text:p>1.2964E-06</text:p>
          </table:table-cell>
          <table:table-cell office:value-type="float" office:value="0.0000007351" calcext:value-type="float">
            <text:p>7.351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8*[.I24]" office:value-type="float" office:value="8" calcext:value-type="float">
            <text:p>8</text:p>
          </table:table-cell>
          <table:table-cell office:value-type="float" office:value="0.0000010002" calcext:value-type="float">
            <text:p>1.0002E-06</text:p>
          </table:table-cell>
          <table:table-cell office:value-type="float" office:value="0.0000009044" calcext:value-type="float">
            <text:p>9.044E-07</text:p>
          </table:table-cell>
          <table:table-cell table:number-columns-repeated="3"/>
          <table:table-cell office:value-type="float" office:value="0.0000011077" calcext:value-type="float">
            <text:p>1.1077E-06</text:p>
          </table:table-cell>
          <table:table-cell office:value-type="float" office:value="0.0000009433" calcext:value-type="float">
            <text:p>9.433E-07</text:p>
          </table:table-cell>
          <table:table-cell table:number-columns-repeated="3"/>
          <table:table-cell office:value-type="float" office:value="0.0000009169" calcext:value-type="float">
            <text:p>9.169E-07</text:p>
          </table:table-cell>
          <table:table-cell office:value-type="float" office:value="0.0000007257" calcext:value-type="float">
            <text:p>7.257E-07</text:p>
          </table:table-cell>
          <table:table-cell table:number-columns-repeated="3"/>
          <table:table-cell office:value-type="float" office:value="0.0000009237" calcext:value-type="float">
            <text:p>9.237E-07</text:p>
          </table:table-cell>
          <table:table-cell office:value-type="float" office:value="0.0000007145" calcext:value-type="float">
            <text:p>7.145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4*[.I24]" office:value-type="float" office:value="16" calcext:value-type="float">
            <text:p>16</text:p>
          </table:table-cell>
          <table:table-cell office:value-type="float" office:value="0.0000008431" calcext:value-type="float">
            <text:p>8.431E-07</text:p>
          </table:table-cell>
          <table:table-cell office:value-type="float" office:value="0.0000008567" calcext:value-type="float">
            <text:p>8.567E-07</text:p>
          </table:table-cell>
          <table:table-cell table:number-columns-repeated="3"/>
          <table:table-cell office:value-type="float" office:value="0.0000009488" calcext:value-type="float">
            <text:p>9.488E-07</text:p>
          </table:table-cell>
          <table:table-cell office:value-type="float" office:value="0.0000008842" calcext:value-type="float">
            <text:p>8.842E-07</text:p>
          </table:table-cell>
          <table:table-cell table:number-columns-repeated="3"/>
          <table:table-cell office:value-type="float" office:value="0.0000008074" calcext:value-type="float">
            <text:p>8.074E-07</text:p>
          </table:table-cell>
          <table:table-cell office:value-type="float" office:value="0.0000007272" calcext:value-type="float">
            <text:p>7.272E-07</text:p>
          </table:table-cell>
          <table:table-cell table:number-columns-repeated="3"/>
          <table:table-cell office:value-type="float" office:value="0.0000007888" calcext:value-type="float">
            <text:p>7.888E-07</text:p>
          </table:table-cell>
          <table:table-cell office:value-type="float" office:value="0.0000007162" calcext:value-type="float">
            <text:p>7.162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2*[.I24]" office:value-type="float" office:value="32" calcext:value-type="float">
            <text:p>32</text:p>
          </table:table-cell>
          <table:table-cell office:value-type="float" office:value="0.0000009292" calcext:value-type="float">
            <text:p>9.292E-07</text:p>
          </table:table-cell>
          <table:table-cell office:value-type="float" office:value="0.0000008162" calcext:value-type="float">
            <text:p>8.162E-07</text:p>
          </table:table-cell>
          <table:table-cell table:number-columns-repeated="3"/>
          <table:table-cell office:value-type="float" office:value="0.0000010097" calcext:value-type="float">
            <text:p>1.0097E-06</text:p>
          </table:table-cell>
          <table:table-cell office:value-type="float" office:value="0.0000008392" calcext:value-type="float">
            <text:p>8.392E-07</text:p>
          </table:table-cell>
          <table:table-cell table:number-columns-repeated="3"/>
          <table:table-cell office:value-type="float" office:value="0.0000008712" calcext:value-type="float">
            <text:p>8.712E-07</text:p>
          </table:table-cell>
          <table:table-cell office:value-type="float" office:value="0.0000007081" calcext:value-type="float">
            <text:p>7.081E-07</text:p>
          </table:table-cell>
          <table:table-cell table:number-columns-repeated="3"/>
          <table:table-cell office:value-type="float" office:value="0.0000008705" calcext:value-type="float">
            <text:p>8.705E-07</text:p>
          </table:table-cell>
          <table:table-cell office:value-type="float" office:value="0.00000071" calcext:value-type="float">
            <text:p>7.1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3/4*[.I24]" office:value-type="float" office:value="48" calcext:value-type="float">
            <text:p>48</text:p>
          </table:table-cell>
          <table:table-cell office:value-type="float" office:value="0.000000966" calcext:value-type="float">
            <text:p>9.66E-07</text:p>
          </table:table-cell>
          <table:table-cell office:value-type="float" office:value="0.0000007703" calcext:value-type="float">
            <text:p>7.703E-07</text:p>
          </table:table-cell>
          <table:table-cell table:number-columns-repeated="3"/>
          <table:table-cell office:value-type="float" office:value="0.0000009551" calcext:value-type="float">
            <text:p>9.551E-07</text:p>
          </table:table-cell>
          <table:table-cell office:value-type="float" office:value="0.0000007833" calcext:value-type="float">
            <text:p>7.833E-07</text:p>
          </table:table-cell>
          <table:table-cell table:number-columns-repeated="3"/>
          <table:table-cell office:value-type="float" office:value="0.000000902" calcext:value-type="float">
            <text:p>9.02E-07</text:p>
          </table:table-cell>
          <table:table-cell office:value-type="float" office:value="0.0000007215" calcext:value-type="float">
            <text:p>7.215E-07</text:p>
          </table:table-cell>
          <table:table-cell table:number-columns-repeated="3"/>
          <table:table-cell office:value-type="float" office:value="0.0000008947" calcext:value-type="float">
            <text:p>8.947E-07</text:p>
          </table:table-cell>
          <table:table-cell office:value-type="float" office:value="0.000000699" calcext:value-type="float">
            <text:p>6.99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24]" office:value-type="float" office:value="56" calcext:value-type="float">
            <text:p>56</text:p>
          </table:table-cell>
          <table:table-cell office:value-type="float" office:value="0.0000009555" calcext:value-type="float">
            <text:p>9.555E-07</text:p>
          </table:table-cell>
          <table:table-cell office:value-type="float" office:value="0.0000007526" calcext:value-type="float">
            <text:p>7.526E-07</text:p>
          </table:table-cell>
          <table:table-cell table:number-columns-repeated="3"/>
          <table:table-cell office:value-type="float" office:value="0.000000933" calcext:value-type="float">
            <text:p>9.33E-07</text:p>
          </table:table-cell>
          <table:table-cell office:value-type="float" office:value="0.0000007579" calcext:value-type="float">
            <text:p>7.579E-07</text:p>
          </table:table-cell>
          <table:table-cell table:number-columns-repeated="3"/>
          <table:table-cell office:value-type="float" office:value="0.0000009252" calcext:value-type="float">
            <text:p>9.252E-07</text:p>
          </table:table-cell>
          <table:table-cell office:value-type="float" office:value="0.0000007051" calcext:value-type="float">
            <text:p>7.051E-07</text:p>
          </table:table-cell>
          <table:table-cell table:number-columns-repeated="3"/>
          <table:table-cell office:value-type="float" office:value="0.0000009114" calcext:value-type="float">
            <text:p>9.114E-07</text:p>
          </table:table-cell>
          <table:table-cell office:value-type="float" office:value="0.0000007076" calcext:value-type="float">
            <text:p>7.076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24]" office:value-type="float" office:value="64" calcext:value-type="float">
            <text:p>64</text:p>
          </table:table-cell>
          <table:table-cell office:value-type="float" office:value="0.0000009741" calcext:value-type="float">
            <text:p>9.741E-07</text:p>
          </table:table-cell>
          <table:table-cell office:value-type="float" office:value="0.0000007435" calcext:value-type="float">
            <text:p>7.435E-07</text:p>
          </table:table-cell>
          <table:table-cell table:number-columns-repeated="3"/>
          <table:table-cell office:value-type="float" office:value="0.0000009422" calcext:value-type="float">
            <text:p>9.422E-07</text:p>
          </table:table-cell>
          <table:table-cell office:value-type="float" office:value="0.0000007479" calcext:value-type="float">
            <text:p>7.479E-07</text:p>
          </table:table-cell>
          <table:table-cell table:number-columns-repeated="3"/>
          <table:table-cell office:value-type="float" office:value="0.0000009334" calcext:value-type="float">
            <text:p>9.334E-07</text:p>
          </table:table-cell>
          <table:table-cell office:value-type="float" office:value="0.0000007074" calcext:value-type="float">
            <text:p>7.074E-07</text:p>
          </table:table-cell>
          <table:table-cell table:number-columns-repeated="3"/>
          <table:table-cell office:value-type="float" office:value="0.0000009242" calcext:value-type="float">
            <text:p>9.242E-07</text:p>
          </table:table-cell>
          <table:table-cell office:value-type="float" office:value="0.0000007125" calcext:value-type="float">
            <text:p>7.125E-07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128" calcext:value-type="float">
            <text:p>12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348" calcext:value-type="float">
            <text:p>1.5348E-06</text:p>
          </table:table-cell>
          <table:table-cell office:value-type="float" office:value="0.0000012853" calcext:value-type="float">
            <text:p>1.2853E-0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00015584" calcext:value-type="float">
            <text:p>1.5584E-06</text:p>
          </table:table-cell>
          <table:table-cell office:value-type="float" office:value="0.0000012945" calcext:value-type="float">
            <text:p>1.2945E-0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00013023" calcext:value-type="float">
            <text:p>1.3023E-06</text:p>
          </table:table-cell>
          <table:table-cell office:value-type="float" office:value="0.0000007319" calcext:value-type="float">
            <text:p>7.319E-0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00012511" calcext:value-type="float">
            <text:p>1.2511E-06</text:p>
          </table:table-cell>
          <table:table-cell office:value-type="float" office:value="0.0000007355" calcext:value-type="float">
            <text:p>7.355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8*[.I31]" office:value-type="float" office:value="16" calcext:value-type="float">
            <text:p>16</text:p>
          </table:table-cell>
          <table:table-cell office:value-type="float" office:value="0.0000010881" calcext:value-type="float">
            <text:p>1.0881E-06</text:p>
          </table:table-cell>
          <table:table-cell office:value-type="float" office:value="0.0000010469" calcext:value-type="float">
            <text:p>1.0469E-06</text:p>
          </table:table-cell>
          <table:table-cell table:number-columns-repeated="3"/>
          <table:table-cell office:value-type="float" office:value="0.0000015041" calcext:value-type="float">
            <text:p>1.5041E-06</text:p>
          </table:table-cell>
          <table:table-cell office:value-type="float" office:value="0.0000011007" calcext:value-type="float">
            <text:p>1.1007E-06</text:p>
          </table:table-cell>
          <table:table-cell table:number-columns-repeated="3"/>
          <table:table-cell office:value-type="float" office:value="0.0000009539" calcext:value-type="float">
            <text:p>9.539E-07</text:p>
          </table:table-cell>
          <table:table-cell office:value-type="float" office:value="0.0000007317" calcext:value-type="float">
            <text:p>7.317E-07</text:p>
          </table:table-cell>
          <table:table-cell table:number-columns-repeated="3"/>
          <table:table-cell office:value-type="float" office:value="0.0000009696" calcext:value-type="float">
            <text:p>9.696E-07</text:p>
          </table:table-cell>
          <table:table-cell office:value-type="float" office:value="0.0000007284" calcext:value-type="float">
            <text:p>7.284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4*[.I31]" office:value-type="float" office:value="32" calcext:value-type="float">
            <text:p>32</text:p>
          </table:table-cell>
          <table:table-cell office:value-type="float" office:value="0.0000010239" calcext:value-type="float">
            <text:p>1.0239E-06</text:p>
          </table:table-cell>
          <table:table-cell office:value-type="float" office:value="0.0000009933" calcext:value-type="float">
            <text:p>9.933E-07</text:p>
          </table:table-cell>
          <table:table-cell table:number-columns-repeated="3"/>
          <table:table-cell office:value-type="float" office:value="0.0000011846" calcext:value-type="float">
            <text:p>1.1846E-06</text:p>
          </table:table-cell>
          <table:table-cell office:value-type="float" office:value="0.0000010349" calcext:value-type="float">
            <text:p>1.0349E-06</text:p>
          </table:table-cell>
          <table:table-cell table:number-columns-repeated="3"/>
          <table:table-cell office:value-type="float" office:value="0.0000010013" calcext:value-type="float">
            <text:p>1.0013E-06</text:p>
          </table:table-cell>
          <table:table-cell office:value-type="float" office:value="0.0000007251" calcext:value-type="float">
            <text:p>7.251E-07</text:p>
          </table:table-cell>
          <table:table-cell table:number-columns-repeated="3"/>
          <table:table-cell office:value-type="float" office:value="0.0000010169" calcext:value-type="float">
            <text:p>1.0169E-06</text:p>
          </table:table-cell>
          <table:table-cell office:value-type="float" office:value="0.0000007181" calcext:value-type="float">
            <text:p>7.181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2*[.I31]" office:value-type="float" office:value="64" calcext:value-type="float">
            <text:p>64</text:p>
          </table:table-cell>
          <table:table-cell office:value-type="float" office:value="0.0000011072" calcext:value-type="float">
            <text:p>1.1072E-06</text:p>
          </table:table-cell>
          <table:table-cell office:value-type="float" office:value="0.0000009008" calcext:value-type="float">
            <text:p>9.008E-07</text:p>
          </table:table-cell>
          <table:table-cell table:number-columns-repeated="3"/>
          <table:table-cell office:value-type="float" office:value="0.0000013287" calcext:value-type="float">
            <text:p>1.3287E-06</text:p>
          </table:table-cell>
          <table:table-cell office:value-type="float" office:value="0.000000915" calcext:value-type="float">
            <text:p>9.15E-07</text:p>
          </table:table-cell>
          <table:table-cell table:number-columns-repeated="3"/>
          <table:table-cell office:value-type="float" office:value="0.0000009876" calcext:value-type="float">
            <text:p>9.876E-07</text:p>
          </table:table-cell>
          <table:table-cell office:value-type="float" office:value="0.0000007079" calcext:value-type="float">
            <text:p>7.079E-07</text:p>
          </table:table-cell>
          <table:table-cell table:number-columns-repeated="3"/>
          <table:table-cell office:value-type="float" office:value="0.0000009926" calcext:value-type="float">
            <text:p>9.926E-07</text:p>
          </table:table-cell>
          <table:table-cell office:value-type="float" office:value="0.0000007133" calcext:value-type="float">
            <text:p>7.133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3/4*[.I31]" office:value-type="float" office:value="96" calcext:value-type="float">
            <text:p>96</text:p>
          </table:table-cell>
          <table:table-cell office:value-type="float" office:value="0.000001174" calcext:value-type="float">
            <text:p>1.174E-06</text:p>
          </table:table-cell>
          <table:table-cell office:value-type="float" office:value="0.0000008215" calcext:value-type="float">
            <text:p>8.215E-07</text:p>
          </table:table-cell>
          <table:table-cell table:number-columns-repeated="3"/>
          <table:table-cell office:value-type="float" office:value="0.0000012347" calcext:value-type="float">
            <text:p>1.2347E-06</text:p>
          </table:table-cell>
          <table:table-cell office:value-type="float" office:value="0.0000008274" calcext:value-type="float">
            <text:p>8.274E-07</text:p>
          </table:table-cell>
          <table:table-cell table:number-columns-repeated="3"/>
          <table:table-cell office:value-type="float" office:value="0.0000010593" calcext:value-type="float">
            <text:p>1.0593E-06</text:p>
          </table:table-cell>
          <table:table-cell office:value-type="float" office:value="0.0000007077" calcext:value-type="float">
            <text:p>7.077E-07</text:p>
          </table:table-cell>
          <table:table-cell table:number-columns-repeated="3"/>
          <table:table-cell office:value-type="float" office:value="0.0000010549" calcext:value-type="float">
            <text:p>1.0549E-06</text:p>
          </table:table-cell>
          <table:table-cell office:value-type="float" office:value="0.0000007119" calcext:value-type="float">
            <text:p>7.119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31]" office:value-type="float" office:value="112" calcext:value-type="float">
            <text:p>112</text:p>
          </table:table-cell>
          <table:table-cell office:value-type="float" office:value="0.0000011654" calcext:value-type="float">
            <text:p>1.1654E-06</text:p>
          </table:table-cell>
          <table:table-cell office:value-type="float" office:value="0.0000007874" calcext:value-type="float">
            <text:p>7.874E-07</text:p>
          </table:table-cell>
          <table:table-cell table:number-columns-repeated="3"/>
          <table:table-cell office:value-type="float" office:value="0.0000011455" calcext:value-type="float">
            <text:p>1.1455E-06</text:p>
          </table:table-cell>
          <table:table-cell office:value-type="float" office:value="0.0000007835" calcext:value-type="float">
            <text:p>7.835E-07</text:p>
          </table:table-cell>
          <table:table-cell table:number-columns-repeated="3"/>
          <table:table-cell office:value-type="float" office:value="0.0000010913" calcext:value-type="float">
            <text:p>1.0913E-06</text:p>
          </table:table-cell>
          <table:table-cell office:value-type="float" office:value="0.000000701" calcext:value-type="float">
            <text:p>7.01E-07</text:p>
          </table:table-cell>
          <table:table-cell table:number-columns-repeated="3"/>
          <table:table-cell office:value-type="float" office:value="0.0000010939" calcext:value-type="float">
            <text:p>1.0939E-06</text:p>
          </table:table-cell>
          <table:table-cell office:value-type="float" office:value="0.0000007136" calcext:value-type="float">
            <text:p>7.136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31]" office:value-type="float" office:value="128" calcext:value-type="float">
            <text:p>128</text:p>
          </table:table-cell>
          <table:table-cell office:value-type="float" office:value="0.0000012043" calcext:value-type="float">
            <text:p>1.2043E-06</text:p>
          </table:table-cell>
          <table:table-cell office:value-type="float" office:value="0.0000007605" calcext:value-type="float">
            <text:p>7.605E-07</text:p>
          </table:table-cell>
          <table:table-cell table:number-columns-repeated="3"/>
          <table:table-cell office:value-type="float" office:value="0.0000011629" calcext:value-type="float">
            <text:p>1.1629E-06</text:p>
          </table:table-cell>
          <table:table-cell office:value-type="float" office:value="0.0000007612" calcext:value-type="float">
            <text:p>7.612E-07</text:p>
          </table:table-cell>
          <table:table-cell table:number-columns-repeated="3"/>
          <table:table-cell office:value-type="float" office:value="0.0000011502" calcext:value-type="float">
            <text:p>1.1502E-06</text:p>
          </table:table-cell>
          <table:table-cell office:value-type="float" office:value="0.0000007188" calcext:value-type="float">
            <text:p>7.188E-07</text:p>
          </table:table-cell>
          <table:table-cell table:number-columns-repeated="3"/>
          <table:table-cell office:value-type="float" office:value="0.0000011495" calcext:value-type="float">
            <text:p>1.1495E-06</text:p>
          </table:table-cell>
          <table:table-cell office:value-type="float" office:value="0.0000007105" calcext:value-type="float">
            <text:p>7.105E-07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256" calcext:value-type="float">
            <text:p>256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461" calcext:value-type="float">
            <text:p>1.461E-06</text:p>
          </table:table-cell>
          <table:table-cell office:value-type="float" office:value="0.0000015447" calcext:value-type="float">
            <text:p>1.5447E-0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00015996" calcext:value-type="float">
            <text:p>1.5996E-06</text:p>
          </table:table-cell>
          <table:table-cell office:value-type="float" office:value="0.0000016955" calcext:value-type="float">
            <text:p>1.6955E-0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00013155" calcext:value-type="float">
            <text:p>1.3155E-06</text:p>
          </table:table-cell>
          <table:table-cell office:value-type="float" office:value="0.0000007425" calcext:value-type="float">
            <text:p>7.425E-0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00012408" calcext:value-type="float">
            <text:p>1.2408E-06</text:p>
          </table:table-cell>
          <table:table-cell office:value-type="float" office:value="0.0000007314" calcext:value-type="float">
            <text:p>7.314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8*[.I38]" office:value-type="float" office:value="32" calcext:value-type="float">
            <text:p>32</text:p>
          </table:table-cell>
          <table:table-cell office:value-type="float" office:value="0.0000012746" calcext:value-type="float">
            <text:p>1.2746E-06</text:p>
          </table:table-cell>
          <table:table-cell office:value-type="float" office:value="0.0000013166" calcext:value-type="float">
            <text:p>1.3166E-06</text:p>
          </table:table-cell>
          <table:table-cell table:number-columns-repeated="3"/>
          <table:table-cell office:value-type="float" office:value="0.0000021624" calcext:value-type="float">
            <text:p>2.1624E-06</text:p>
          </table:table-cell>
          <table:table-cell office:value-type="float" office:value="0.0000014503" calcext:value-type="float">
            <text:p>1.4503E-06</text:p>
          </table:table-cell>
          <table:table-cell table:number-columns-repeated="3"/>
          <table:table-cell office:value-type="float" office:value="0.0000011916" calcext:value-type="float">
            <text:p>1.1916E-06</text:p>
          </table:table-cell>
          <table:table-cell office:value-type="float" office:value="0.0000007151" calcext:value-type="float">
            <text:p>7.151E-07</text:p>
          </table:table-cell>
          <table:table-cell table:number-columns-repeated="3"/>
          <table:table-cell office:value-type="float" office:value="0.0000011878" calcext:value-type="float">
            <text:p>1.1878E-06</text:p>
          </table:table-cell>
          <table:table-cell office:value-type="float" office:value="0.0000007227" calcext:value-type="float">
            <text:p>7.227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4*[.I38]" office:value-type="float" office:value="64" calcext:value-type="float">
            <text:p>64</text:p>
          </table:table-cell>
          <table:table-cell office:value-type="float" office:value="0.0000010068" calcext:value-type="float">
            <text:p>1.0068E-06</text:p>
          </table:table-cell>
          <table:table-cell office:value-type="float" office:value="0.0000012293" calcext:value-type="float">
            <text:p>1.2293E-06</text:p>
          </table:table-cell>
          <table:table-cell table:number-columns-repeated="3"/>
          <table:table-cell office:value-type="float" office:value="0.0000016347" calcext:value-type="float">
            <text:p>1.6347E-06</text:p>
          </table:table-cell>
          <table:table-cell office:value-type="float" office:value="0.0000013447" calcext:value-type="float">
            <text:p>1.3447E-06</text:p>
          </table:table-cell>
          <table:table-cell table:number-columns-repeated="3"/>
          <table:table-cell office:value-type="float" office:value="0.0000009881" calcext:value-type="float">
            <text:p>9.881E-07</text:p>
          </table:table-cell>
          <table:table-cell office:value-type="float" office:value="0.000000718" calcext:value-type="float">
            <text:p>7.18E-07</text:p>
          </table:table-cell>
          <table:table-cell table:number-columns-repeated="3"/>
          <table:table-cell office:value-type="float" office:value="0.0000010062" calcext:value-type="float">
            <text:p>1.0062E-06</text:p>
          </table:table-cell>
          <table:table-cell office:value-type="float" office:value="0.0000007196" calcext:value-type="float">
            <text:p>7.196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2*[.I38]" office:value-type="float" office:value="128" calcext:value-type="float">
            <text:p>128</text:p>
          </table:table-cell>
          <table:table-cell office:value-type="float" office:value="0.000001219" calcext:value-type="float">
            <text:p>1.219E-06</text:p>
          </table:table-cell>
          <table:table-cell office:value-type="float" office:value="0.0000010696" calcext:value-type="float">
            <text:p>1.0696E-06</text:p>
          </table:table-cell>
          <table:table-cell table:number-columns-repeated="3"/>
          <table:table-cell office:value-type="float" office:value="0.000001785" calcext:value-type="float">
            <text:p>1.785E-06</text:p>
          </table:table-cell>
          <table:table-cell office:value-type="float" office:value="0.0000011271" calcext:value-type="float">
            <text:p>1.1271E-06</text:p>
          </table:table-cell>
          <table:table-cell table:number-columns-repeated="3"/>
          <table:table-cell office:value-type="float" office:value="0.0000011976" calcext:value-type="float">
            <text:p>1.1976E-06</text:p>
          </table:table-cell>
          <table:table-cell office:value-type="float" office:value="0.0000007182" calcext:value-type="float">
            <text:p>7.182E-07</text:p>
          </table:table-cell>
          <table:table-cell table:number-columns-repeated="3"/>
          <table:table-cell office:value-type="float" office:value="0.0000012075" calcext:value-type="float">
            <text:p>1.2075E-06</text:p>
          </table:table-cell>
          <table:table-cell office:value-type="float" office:value="0.0000007157" calcext:value-type="float">
            <text:p>7.157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3/4*[.I38]" office:value-type="float" office:value="192" calcext:value-type="float">
            <text:p>192</text:p>
          </table:table-cell>
          <table:table-cell office:value-type="float" office:value="0.0000016226" calcext:value-type="float">
            <text:p>1.6226E-06</text:p>
          </table:table-cell>
          <table:table-cell office:value-type="float" office:value="0.000000902" calcext:value-type="float">
            <text:p>9.02E-07</text:p>
          </table:table-cell>
          <table:table-cell table:number-columns-repeated="3"/>
          <table:table-cell office:value-type="float" office:value="0.000001651" calcext:value-type="float">
            <text:p>1.651E-06</text:p>
          </table:table-cell>
          <table:table-cell office:value-type="float" office:value="0.0000009247" calcext:value-type="float">
            <text:p>9.247E-07</text:p>
          </table:table-cell>
          <table:table-cell table:number-columns-repeated="3"/>
          <table:table-cell office:value-type="float" office:value="0.00000154" calcext:value-type="float">
            <text:p>1.54E-06</text:p>
          </table:table-cell>
          <table:table-cell office:value-type="float" office:value="0.0000007118" calcext:value-type="float">
            <text:p>7.118E-07</text:p>
          </table:table-cell>
          <table:table-cell table:number-columns-repeated="3"/>
          <table:table-cell office:value-type="float" office:value="0.0000015672" calcext:value-type="float">
            <text:p>1.5672E-06</text:p>
          </table:table-cell>
          <table:table-cell office:value-type="float" office:value="0.0000007186" calcext:value-type="float">
            <text:p>7.186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38]" office:value-type="float" office:value="224" calcext:value-type="float">
            <text:p>224</text:p>
          </table:table-cell>
          <table:table-cell office:value-type="float" office:value="0.0000015468" calcext:value-type="float">
            <text:p>1.5468E-06</text:p>
          </table:table-cell>
          <table:table-cell office:value-type="float" office:value="0.0000008239" calcext:value-type="float">
            <text:p>8.239E-07</text:p>
          </table:table-cell>
          <table:table-cell table:number-columns-repeated="3"/>
          <table:table-cell office:value-type="float" office:value="0.0000015556" calcext:value-type="float">
            <text:p>1.5556E-06</text:p>
          </table:table-cell>
          <table:table-cell office:value-type="float" office:value="0.0000008358" calcext:value-type="float">
            <text:p>8.358E-07</text:p>
          </table:table-cell>
          <table:table-cell table:number-columns-repeated="3"/>
          <table:table-cell office:value-type="float" office:value="0.0000014408" calcext:value-type="float">
            <text:p>1.4408E-06</text:p>
          </table:table-cell>
          <table:table-cell office:value-type="float" office:value="0.0000007137" calcext:value-type="float">
            <text:p>7.137E-07</text:p>
          </table:table-cell>
          <table:table-cell table:number-columns-repeated="3"/>
          <table:table-cell office:value-type="float" office:value="0.0000014651" calcext:value-type="float">
            <text:p>1.4651E-06</text:p>
          </table:table-cell>
          <table:table-cell office:value-type="float" office:value="0.0000007207" calcext:value-type="float">
            <text:p>7.207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38]" office:value-type="float" office:value="256" calcext:value-type="float">
            <text:p>256</text:p>
          </table:table-cell>
          <table:table-cell office:value-type="float" office:value="0.0000016363" calcext:value-type="float">
            <text:p>1.6363E-06</text:p>
          </table:table-cell>
          <table:table-cell office:value-type="float" office:value="0.0000007616" calcext:value-type="float">
            <text:p>7.616E-07</text:p>
          </table:table-cell>
          <table:table-cell table:number-columns-repeated="3"/>
          <table:table-cell office:value-type="float" office:value="0.0000016302" calcext:value-type="float">
            <text:p>1.6302E-06</text:p>
          </table:table-cell>
          <table:table-cell office:value-type="float" office:value="0.0000007509" calcext:value-type="float">
            <text:p>7.509E-07</text:p>
          </table:table-cell>
          <table:table-cell table:number-columns-repeated="3"/>
          <table:table-cell office:value-type="float" office:value="0.000001566" calcext:value-type="float">
            <text:p>1.566E-06</text:p>
          </table:table-cell>
          <table:table-cell office:value-type="float" office:value="0.0000007054" calcext:value-type="float">
            <text:p>7.054E-07</text:p>
          </table:table-cell>
          <table:table-cell table:number-columns-repeated="3"/>
          <table:table-cell office:value-type="float" office:value="0.0000015795" calcext:value-type="float">
            <text:p>1.5795E-06</text:p>
          </table:table-cell>
          <table:table-cell office:value-type="float" office:value="0.000000711" calcext:value-type="float">
            <text:p>7.11E-07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512" calcext:value-type="float">
            <text:p>51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4882" calcext:value-type="float">
            <text:p>1.4882E-06</text:p>
          </table:table-cell>
          <table:table-cell office:value-type="float" office:value="0.0000022662" calcext:value-type="float">
            <text:p>2.2662E-0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000015228" calcext:value-type="float">
            <text:p>1.5228E-06</text:p>
          </table:table-cell>
          <table:table-cell office:value-type="float" office:value="0.0000025126" calcext:value-type="float">
            <text:p>2.5126E-0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000013125" calcext:value-type="float">
            <text:p>1.3125E-06</text:p>
          </table:table-cell>
          <table:table-cell office:value-type="float" office:value="0.0000007452" calcext:value-type="float">
            <text:p>7.452E-0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000013213" calcext:value-type="float">
            <text:p>1.3213E-06</text:p>
          </table:table-cell>
          <table:table-cell office:value-type="float" office:value="0.0000007454" calcext:value-type="float">
            <text:p>7.454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8*[.I45]" office:value-type="float" office:value="64" calcext:value-type="float">
            <text:p>64</text:p>
          </table:table-cell>
          <table:table-cell office:value-type="float" office:value="0.0000014466" calcext:value-type="float">
            <text:p>1.4466E-06</text:p>
          </table:table-cell>
          <table:table-cell office:value-type="float" office:value="0.0000018757" calcext:value-type="float">
            <text:p>1.8757E-06</text:p>
          </table:table-cell>
          <table:table-cell table:number-columns-repeated="3"/>
          <table:table-cell office:value-type="float" office:value="0.0000031376" calcext:value-type="float">
            <text:p>3.1376E-06</text:p>
          </table:table-cell>
          <table:table-cell office:value-type="float" office:value="0.0000021478" calcext:value-type="float">
            <text:p>2.1478E-06</text:p>
          </table:table-cell>
          <table:table-cell table:number-columns-repeated="3"/>
          <table:table-cell office:value-type="float" office:value="0.000001348" calcext:value-type="float">
            <text:p>1.348E-06</text:p>
          </table:table-cell>
          <table:table-cell office:value-type="float" office:value="0.0000007261" calcext:value-type="float">
            <text:p>7.261E-07</text:p>
          </table:table-cell>
          <table:table-cell table:number-columns-repeated="3"/>
          <table:table-cell office:value-type="float" office:value="0.0000013555" calcext:value-type="float">
            <text:p>1.3555E-06</text:p>
          </table:table-cell>
          <table:table-cell office:value-type="float" office:value="0.000000713" calcext:value-type="float">
            <text:p>7.13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4*[.I45]" office:value-type="float" office:value="128" calcext:value-type="float">
            <text:p>128</text:p>
          </table:table-cell>
          <table:table-cell office:value-type="float" office:value="0.0000012089" calcext:value-type="float">
            <text:p>1.2089E-06</text:p>
          </table:table-cell>
          <table:table-cell office:value-type="float" office:value="0.0000017297" calcext:value-type="float">
            <text:p>1.7297E-06</text:p>
          </table:table-cell>
          <table:table-cell table:number-columns-repeated="3"/>
          <table:table-cell office:value-type="float" office:value="0.0000022271" calcext:value-type="float">
            <text:p>2.2271E-06</text:p>
          </table:table-cell>
          <table:table-cell office:value-type="float" office:value="0.0000019153" calcext:value-type="float">
            <text:p>1.9153E-06</text:p>
          </table:table-cell>
          <table:table-cell table:number-columns-repeated="3"/>
          <table:table-cell office:value-type="float" office:value="0.0000011829" calcext:value-type="float">
            <text:p>1.1829E-06</text:p>
          </table:table-cell>
          <table:table-cell office:value-type="float" office:value="0.0000007231" calcext:value-type="float">
            <text:p>7.231E-07</text:p>
          </table:table-cell>
          <table:table-cell table:number-columns-repeated="3"/>
          <table:table-cell office:value-type="float" office:value="0.0000011794" calcext:value-type="float">
            <text:p>1.1794E-06</text:p>
          </table:table-cell>
          <table:table-cell office:value-type="float" office:value="0.0000007138" calcext:value-type="float">
            <text:p>7.138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2*[.I45]" office:value-type="float" office:value="256" calcext:value-type="float">
            <text:p>256</text:p>
          </table:table-cell>
          <table:table-cell office:value-type="float" office:value="0.0000018233" calcext:value-type="float">
            <text:p>1.8233E-06</text:p>
          </table:table-cell>
          <table:table-cell office:value-type="float" office:value="0.0000014062" calcext:value-type="float">
            <text:p>1.4062E-06</text:p>
          </table:table-cell>
          <table:table-cell table:number-columns-repeated="3"/>
          <table:table-cell office:value-type="float" office:value="0.0000026261" calcext:value-type="float">
            <text:p>2.6261E-06</text:p>
          </table:table-cell>
          <table:table-cell office:value-type="float" office:value="0.0000015278" calcext:value-type="float">
            <text:p>1.5278E-06</text:p>
          </table:table-cell>
          <table:table-cell table:number-columns-repeated="3"/>
          <table:table-cell office:value-type="float" office:value="0.0000017568" calcext:value-type="float">
            <text:p>1.7568E-06</text:p>
          </table:table-cell>
          <table:table-cell office:value-type="float" office:value="0.0000007088" calcext:value-type="float">
            <text:p>7.088E-07</text:p>
          </table:table-cell>
          <table:table-cell table:number-columns-repeated="3"/>
          <table:table-cell office:value-type="float" office:value="0.0000017989" calcext:value-type="float">
            <text:p>1.7989E-06</text:p>
          </table:table-cell>
          <table:table-cell office:value-type="float" office:value="0.0000007372" calcext:value-type="float">
            <text:p>7.372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3/4*[.I45]" office:value-type="float" office:value="384" calcext:value-type="float">
            <text:p>384</text:p>
          </table:table-cell>
          <table:table-cell office:value-type="float" office:value="0.0000022247" calcext:value-type="float">
            <text:p>2.2247E-06</text:p>
          </table:table-cell>
          <table:table-cell office:value-type="float" office:value="0.0000010963" calcext:value-type="float">
            <text:p>1.0963E-06</text:p>
          </table:table-cell>
          <table:table-cell table:number-columns-repeated="3"/>
          <table:table-cell office:value-type="float" office:value="0.0000024773" calcext:value-type="float">
            <text:p>2.4773E-06</text:p>
          </table:table-cell>
          <table:table-cell office:value-type="float" office:value="0.0000011157" calcext:value-type="float">
            <text:p>1.1157E-06</text:p>
          </table:table-cell>
          <table:table-cell table:number-columns-repeated="3"/>
          <table:table-cell office:value-type="float" office:value="0.0000021982" calcext:value-type="float">
            <text:p>2.1982E-06</text:p>
          </table:table-cell>
          <table:table-cell office:value-type="float" office:value="0.0000006999" calcext:value-type="float">
            <text:p>6.999E-07</text:p>
          </table:table-cell>
          <table:table-cell table:number-columns-repeated="3"/>
          <table:table-cell office:value-type="float" office:value="0.0000022026" calcext:value-type="float">
            <text:p>2.2026E-06</text:p>
          </table:table-cell>
          <table:table-cell office:value-type="float" office:value="0.0000007366" calcext:value-type="float">
            <text:p>7.366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45]" office:value-type="float" office:value="448" calcext:value-type="float">
            <text:p>448</text:p>
          </table:table-cell>
          <table:table-cell office:value-type="float" office:value="0.0000024663" calcext:value-type="float">
            <text:p>2.4663E-06</text:p>
          </table:table-cell>
          <table:table-cell office:value-type="float" office:value="0.0000009636" calcext:value-type="float">
            <text:p>9.636E-07</text:p>
          </table:table-cell>
          <table:table-cell table:number-columns-repeated="3"/>
          <table:table-cell office:value-type="float" office:value="0.0000024493" calcext:value-type="float">
            <text:p>2.4493E-06</text:p>
          </table:table-cell>
          <table:table-cell office:value-type="float" office:value="0.0000009342" calcext:value-type="float">
            <text:p>9.342E-07</text:p>
          </table:table-cell>
          <table:table-cell table:number-columns-repeated="3"/>
          <table:table-cell office:value-type="float" office:value="0.0000023673" calcext:value-type="float">
            <text:p>2.3673E-06</text:p>
          </table:table-cell>
          <table:table-cell office:value-type="float" office:value="0.0000007139" calcext:value-type="float">
            <text:p>7.139E-07</text:p>
          </table:table-cell>
          <table:table-cell table:number-columns-repeated="3"/>
          <table:table-cell office:value-type="float" office:value="0.0000024039" calcext:value-type="float">
            <text:p>2.4039E-06</text:p>
          </table:table-cell>
          <table:table-cell office:value-type="float" office:value="0.0000007142" calcext:value-type="float">
            <text:p>7.142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45]" office:value-type="float" office:value="512" calcext:value-type="float">
            <text:p>512</text:p>
          </table:table-cell>
          <table:table-cell office:value-type="float" office:value="0.0000025721" calcext:value-type="float">
            <text:p>2.5721E-06</text:p>
          </table:table-cell>
          <table:table-cell office:value-type="float" office:value="0.0000007966" calcext:value-type="float">
            <text:p>7.966E-07</text:p>
          </table:table-cell>
          <table:table-cell table:number-columns-repeated="3"/>
          <table:table-cell office:value-type="float" office:value="0.0000026003" calcext:value-type="float">
            <text:p>2.6003E-06</text:p>
          </table:table-cell>
          <table:table-cell office:value-type="float" office:value="0.000000768" calcext:value-type="float">
            <text:p>7.68E-07</text:p>
          </table:table-cell>
          <table:table-cell table:number-columns-repeated="3"/>
          <table:table-cell office:value-type="float" office:value="0.0000024132" calcext:value-type="float">
            <text:p>2.4132E-06</text:p>
          </table:table-cell>
          <table:table-cell office:value-type="float" office:value="0.0000007063" calcext:value-type="float">
            <text:p>7.063E-07</text:p>
          </table:table-cell>
          <table:table-cell table:number-columns-repeated="3"/>
          <table:table-cell office:value-type="float" office:value="0.0000024339" calcext:value-type="float">
            <text:p>2.4339E-06</text:p>
          </table:table-cell>
          <table:table-cell office:value-type="float" office:value="0.0000007087" calcext:value-type="float">
            <text:p>7.087E-07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1024" calcext:value-type="float">
            <text:p>1024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227" calcext:value-type="float">
            <text:p>1.5227E-06</text:p>
          </table:table-cell>
          <table:table-cell office:value-type="float" office:value="0.0000036389" calcext:value-type="float">
            <text:p>3.6389E-0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000015351" calcext:value-type="float">
            <text:p>1.5351E-06</text:p>
          </table:table-cell>
          <table:table-cell office:value-type="float" office:value="0.0000041091" calcext:value-type="float">
            <text:p>4.1091E-0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000013977" calcext:value-type="float">
            <text:p>1.3977E-06</text:p>
          </table:table-cell>
          <table:table-cell office:value-type="float" office:value="0.0000007452" calcext:value-type="float">
            <text:p>7.452E-0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000013048" calcext:value-type="float">
            <text:p>1.3048E-06</text:p>
          </table:table-cell>
          <table:table-cell office:value-type="float" office:value="0.0000007562" calcext:value-type="float">
            <text:p>7.562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8*[.I52]" office:value-type="float" office:value="128" calcext:value-type="float">
            <text:p>128</text:p>
          </table:table-cell>
          <table:table-cell office:value-type="float" office:value="0.0000016827" calcext:value-type="float">
            <text:p>1.6827E-06</text:p>
          </table:table-cell>
          <table:table-cell office:value-type="float" office:value="0.0000030184" calcext:value-type="float">
            <text:p>3.0184E-06</text:p>
          </table:table-cell>
          <table:table-cell table:number-columns-repeated="3"/>
          <table:table-cell office:value-type="float" office:value="0.0000044133" calcext:value-type="float">
            <text:p>4.4133E-06</text:p>
          </table:table-cell>
          <table:table-cell office:value-type="float" office:value="0.0000034921" calcext:value-type="float">
            <text:p>3.4921E-06</text:p>
          </table:table-cell>
          <table:table-cell table:number-columns-repeated="3"/>
          <table:table-cell office:value-type="float" office:value="0.0000015826" calcext:value-type="float">
            <text:p>1.5826E-06</text:p>
          </table:table-cell>
          <table:table-cell office:value-type="float" office:value="0.000000715" calcext:value-type="float">
            <text:p>7.15E-07</text:p>
          </table:table-cell>
          <table:table-cell table:number-columns-repeated="3"/>
          <table:table-cell office:value-type="float" office:value="0.0000015722" calcext:value-type="float">
            <text:p>1.5722E-06</text:p>
          </table:table-cell>
          <table:table-cell office:value-type="float" office:value="0.0000007238" calcext:value-type="float">
            <text:p>7.238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4*[.I52]" office:value-type="float" office:value="256" calcext:value-type="float">
            <text:p>256</text:p>
          </table:table-cell>
          <table:table-cell office:value-type="float" office:value="0.0000018296" calcext:value-type="float">
            <text:p>1.8296E-06</text:p>
          </table:table-cell>
          <table:table-cell office:value-type="float" office:value="0.0000027154" calcext:value-type="float">
            <text:p>2.7154E-06</text:p>
          </table:table-cell>
          <table:table-cell table:number-columns-repeated="3"/>
          <table:table-cell office:value-type="float" office:value="0.0000031382" calcext:value-type="float">
            <text:p>3.1382E-06</text:p>
          </table:table-cell>
          <table:table-cell office:value-type="float" office:value="0.0000030634" calcext:value-type="float">
            <text:p>3.0634E-06</text:p>
          </table:table-cell>
          <table:table-cell table:number-columns-repeated="3"/>
          <table:table-cell office:value-type="float" office:value="0.0000017946" calcext:value-type="float">
            <text:p>1.7946E-06</text:p>
          </table:table-cell>
          <table:table-cell office:value-type="float" office:value="0.0000007002" calcext:value-type="float">
            <text:p>7.002E-07</text:p>
          </table:table-cell>
          <table:table-cell table:number-columns-repeated="3"/>
          <table:table-cell office:value-type="float" office:value="0.0000017985" calcext:value-type="float">
            <text:p>1.7985E-06</text:p>
          </table:table-cell>
          <table:table-cell office:value-type="float" office:value="0.0000007289" calcext:value-type="float">
            <text:p>7.289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2*[.I52]" office:value-type="float" office:value="512" calcext:value-type="float">
            <text:p>512</text:p>
          </table:table-cell>
          <table:table-cell office:value-type="float" office:value="0.0000028867" calcext:value-type="float">
            <text:p>2.8867E-06</text:p>
          </table:table-cell>
          <table:table-cell office:value-type="float" office:value="0.0000020947" calcext:value-type="float">
            <text:p>2.0947E-06</text:p>
          </table:table-cell>
          <table:table-cell table:number-columns-repeated="3"/>
          <table:table-cell office:value-type="float" office:value="0.000004267" calcext:value-type="float">
            <text:p>4.267E-06</text:p>
          </table:table-cell>
          <table:table-cell office:value-type="float" office:value="0.0000022818" calcext:value-type="float">
            <text:p>2.2818E-06</text:p>
          </table:table-cell>
          <table:table-cell table:number-columns-repeated="3"/>
          <table:table-cell office:value-type="float" office:value="0.0000028364" calcext:value-type="float">
            <text:p>2.8364E-06</text:p>
          </table:table-cell>
          <table:table-cell office:value-type="float" office:value="0.0000007166" calcext:value-type="float">
            <text:p>7.166E-07</text:p>
          </table:table-cell>
          <table:table-cell table:number-columns-repeated="3"/>
          <table:table-cell office:value-type="float" office:value="0.0000028588" calcext:value-type="float">
            <text:p>2.8588E-06</text:p>
          </table:table-cell>
          <table:table-cell office:value-type="float" office:value="0.0000007437" calcext:value-type="float">
            <text:p>7.437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3/4*[.I52]" office:value-type="float" office:value="768" calcext:value-type="float">
            <text:p>768</text:p>
          </table:table-cell>
          <table:table-cell office:value-type="float" office:value="0.0000037575" calcext:value-type="float">
            <text:p>3.7575E-06</text:p>
          </table:table-cell>
          <table:table-cell office:value-type="float" office:value="0.0000014669" calcext:value-type="float">
            <text:p>1.4669E-06</text:p>
          </table:table-cell>
          <table:table-cell table:number-columns-repeated="3"/>
          <table:table-cell office:value-type="float" office:value="0.0000047058" calcext:value-type="float">
            <text:p>4.7058E-06</text:p>
          </table:table-cell>
          <table:table-cell office:value-type="float" office:value="0.0000015229" calcext:value-type="float">
            <text:p>1.5229E-06</text:p>
          </table:table-cell>
          <table:table-cell table:number-columns-repeated="3"/>
          <table:table-cell office:value-type="float" office:value="0.0000037028" calcext:value-type="float">
            <text:p>3.7028E-06</text:p>
          </table:table-cell>
          <table:table-cell office:value-type="float" office:value="0.0000007162" calcext:value-type="float">
            <text:p>7.162E-07</text:p>
          </table:table-cell>
          <table:table-cell table:number-columns-repeated="3"/>
          <table:table-cell office:value-type="float" office:value="0.0000037153" calcext:value-type="float">
            <text:p>3.7153E-06</text:p>
          </table:table-cell>
          <table:table-cell office:value-type="float" office:value="0.0000007319" calcext:value-type="float">
            <text:p>7.319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52]" office:value-type="float" office:value="896" calcext:value-type="float">
            <text:p>896</text:p>
          </table:table-cell>
          <table:table-cell office:value-type="float" office:value="0.0000039809" calcext:value-type="float">
            <text:p>3.9809E-06</text:p>
          </table:table-cell>
          <table:table-cell office:value-type="float" office:value="0.000001162" calcext:value-type="float">
            <text:p>1.162E-06</text:p>
          </table:table-cell>
          <table:table-cell table:number-columns-repeated="3"/>
          <table:table-cell office:value-type="float" office:value="0.0000047784" calcext:value-type="float">
            <text:p>4.7784E-06</text:p>
          </table:table-cell>
          <table:table-cell office:value-type="float" office:value="0.0000011232" calcext:value-type="float">
            <text:p>1.1232E-06</text:p>
          </table:table-cell>
          <table:table-cell table:number-columns-repeated="3"/>
          <table:table-cell office:value-type="float" office:value="0.0000039062" calcext:value-type="float">
            <text:p>3.9062E-06</text:p>
          </table:table-cell>
          <table:table-cell office:value-type="float" office:value="0.0000007106" calcext:value-type="float">
            <text:p>7.106E-07</text:p>
          </table:table-cell>
          <table:table-cell table:number-columns-repeated="3"/>
          <table:table-cell office:value-type="float" office:value="0.0000038822" calcext:value-type="float">
            <text:p>3.8822E-06</text:p>
          </table:table-cell>
          <table:table-cell office:value-type="float" office:value="0.0000007175" calcext:value-type="float">
            <text:p>7.175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52]" office:value-type="float" office:value="1024" calcext:value-type="float">
            <text:p>1024</text:p>
          </table:table-cell>
          <table:table-cell office:value-type="float" office:value="0.0000045722" calcext:value-type="float">
            <text:p>4.5722E-06</text:p>
          </table:table-cell>
          <table:table-cell office:value-type="float" office:value="0.0000008339" calcext:value-type="float">
            <text:p>8.339E-07</text:p>
          </table:table-cell>
          <table:table-cell table:number-columns-repeated="3"/>
          <table:table-cell office:value-type="float" office:value="0.0000052573" calcext:value-type="float">
            <text:p>5.2573E-06</text:p>
          </table:table-cell>
          <table:table-cell office:value-type="float" office:value="0.000000765" calcext:value-type="float">
            <text:p>7.65E-07</text:p>
          </table:table-cell>
          <table:table-cell table:number-columns-repeated="3"/>
          <table:table-cell office:value-type="float" office:value="0.0000043614" calcext:value-type="float">
            <text:p>4.3614E-06</text:p>
          </table:table-cell>
          <table:table-cell office:value-type="float" office:value="0.0000007158" calcext:value-type="float">
            <text:p>7.158E-07</text:p>
          </table:table-cell>
          <table:table-cell table:number-columns-repeated="3"/>
          <table:table-cell office:value-type="float" office:value="0.0000043793" calcext:value-type="float">
            <text:p>4.3793E-06</text:p>
          </table:table-cell>
          <table:table-cell office:value-type="float" office:value="0.0000007372" calcext:value-type="float">
            <text:p>7.372E-07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2048" calcext:value-type="float">
            <text:p>204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069" calcext:value-type="float">
            <text:p>1.5069E-06</text:p>
          </table:table-cell>
          <table:table-cell office:value-type="float" office:value="0.000006472" calcext:value-type="float">
            <text:p>6.472E-0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000015624" calcext:value-type="float">
            <text:p>1.5624E-06</text:p>
          </table:table-cell>
          <table:table-cell office:value-type="float" office:value="0.0000073312" calcext:value-type="float">
            <text:p>7.3312E-0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000014258" calcext:value-type="float">
            <text:p>1.4258E-06</text:p>
          </table:table-cell>
          <table:table-cell office:value-type="float" office:value="0.0000007483" calcext:value-type="float">
            <text:p>7.483E-0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000013181" calcext:value-type="float">
            <text:p>1.3181E-06</text:p>
          </table:table-cell>
          <table:table-cell office:value-type="float" office:value="0.0000007461" calcext:value-type="float">
            <text:p>7.461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8*[.I59]" office:value-type="float" office:value="256" calcext:value-type="float">
            <text:p>256</text:p>
          </table:table-cell>
          <table:table-cell office:value-type="float" office:value="0.0000023926" calcext:value-type="float">
            <text:p>2.3926E-06</text:p>
          </table:table-cell>
          <table:table-cell office:value-type="float" office:value="0.0000053075" calcext:value-type="float">
            <text:p>5.3075E-06</text:p>
          </table:table-cell>
          <table:table-cell table:number-columns-repeated="3"/>
          <table:table-cell office:value-type="float" office:value="0.000006468" calcext:value-type="float">
            <text:p>6.468E-06</text:p>
          </table:table-cell>
          <table:table-cell office:value-type="float" office:value="0.0000062247" calcext:value-type="float">
            <text:p>6.2247E-06</text:p>
          </table:table-cell>
          <table:table-cell table:number-columns-repeated="3"/>
          <table:table-cell office:value-type="float" office:value="0.0000022157" calcext:value-type="float">
            <text:p>2.2157E-06</text:p>
          </table:table-cell>
          <table:table-cell office:value-type="float" office:value="0.0000007106" calcext:value-type="float">
            <text:p>7.106E-07</text:p>
          </table:table-cell>
          <table:table-cell table:number-columns-repeated="3"/>
          <table:table-cell office:value-type="float" office:value="0.000002247" calcext:value-type="float">
            <text:p>2.247E-06</text:p>
          </table:table-cell>
          <table:table-cell office:value-type="float" office:value="0.0000007265" calcext:value-type="float">
            <text:p>7.265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4*[.I59]" office:value-type="float" office:value="512" calcext:value-type="float">
            <text:p>512</text:p>
          </table:table-cell>
          <table:table-cell office:value-type="float" office:value="0.0000029184" calcext:value-type="float">
            <text:p>2.9184E-06</text:p>
          </table:table-cell>
          <table:table-cell office:value-type="float" office:value="0.0000046904" calcext:value-type="float">
            <text:p>4.6904E-06</text:p>
          </table:table-cell>
          <table:table-cell table:number-columns-repeated="3"/>
          <table:table-cell office:value-type="float" office:value="0.0000048237" calcext:value-type="float">
            <text:p>4.8237E-06</text:p>
          </table:table-cell>
          <table:table-cell office:value-type="float" office:value="0.0000054352" calcext:value-type="float">
            <text:p>5.4352E-06</text:p>
          </table:table-cell>
          <table:table-cell table:number-columns-repeated="3"/>
          <table:table-cell office:value-type="float" office:value="0.0000028311" calcext:value-type="float">
            <text:p>2.8311E-06</text:p>
          </table:table-cell>
          <table:table-cell office:value-type="float" office:value="0.0000007112" calcext:value-type="float">
            <text:p>7.112E-07</text:p>
          </table:table-cell>
          <table:table-cell table:number-columns-repeated="3"/>
          <table:table-cell office:value-type="float" office:value="0.0000028902" calcext:value-type="float">
            <text:p>2.8902E-06</text:p>
          </table:table-cell>
          <table:table-cell office:value-type="float" office:value="0.0000007166" calcext:value-type="float">
            <text:p>7.166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2*[.I59]" office:value-type="float" office:value="1024" calcext:value-type="float">
            <text:p>1024</text:p>
          </table:table-cell>
          <table:table-cell office:value-type="float" office:value="0.0000051642" calcext:value-type="float">
            <text:p>5.1642E-06</text:p>
          </table:table-cell>
          <table:table-cell office:value-type="float" office:value="0.0000034926" calcext:value-type="float">
            <text:p>3.4926E-06</text:p>
          </table:table-cell>
          <table:table-cell table:number-columns-repeated="3"/>
          <table:table-cell office:value-type="float" office:value="0.0000074108" calcext:value-type="float">
            <text:p>7.4108E-06</text:p>
          </table:table-cell>
          <table:table-cell office:value-type="float" office:value="0.0000039289" calcext:value-type="float">
            <text:p>3.9289E-06</text:p>
          </table:table-cell>
          <table:table-cell table:number-columns-repeated="3"/>
          <table:table-cell office:value-type="float" office:value="0.0000050095" calcext:value-type="float">
            <text:p>5.0095E-06</text:p>
          </table:table-cell>
          <table:table-cell office:value-type="float" office:value="0.000000708" calcext:value-type="float">
            <text:p>7.08E-07</text:p>
          </table:table-cell>
          <table:table-cell table:number-columns-repeated="3"/>
          <table:table-cell office:value-type="float" office:value="0.0000050306" calcext:value-type="float">
            <text:p>5.0306E-06</text:p>
          </table:table-cell>
          <table:table-cell office:value-type="float" office:value="0.0000007281" calcext:value-type="float">
            <text:p>7.281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3/4*[.I59]" office:value-type="float" office:value="1536" calcext:value-type="float">
            <text:p>1536</text:p>
          </table:table-cell>
          <table:table-cell office:value-type="float" office:value="0.0000070193" calcext:value-type="float">
            <text:p>7.0193E-06</text:p>
          </table:table-cell>
          <table:table-cell office:value-type="float" office:value="0.0000022045" calcext:value-type="float">
            <text:p>2.2045E-06</text:p>
          </table:table-cell>
          <table:table-cell table:number-columns-repeated="3"/>
          <table:table-cell office:value-type="float" office:value="0.0000094713" calcext:value-type="float">
            <text:p>9.4713E-06</text:p>
          </table:table-cell>
          <table:table-cell office:value-type="float" office:value="0.000002319" calcext:value-type="float">
            <text:p>2.319E-06</text:p>
          </table:table-cell>
          <table:table-cell table:number-columns-repeated="3"/>
          <table:table-cell office:value-type="float" office:value="0.0000067187" calcext:value-type="float">
            <text:p>6.7187E-06</text:p>
          </table:table-cell>
          <table:table-cell office:value-type="float" office:value="0.0000007204" calcext:value-type="float">
            <text:p>7.204E-07</text:p>
          </table:table-cell>
          <table:table-cell table:number-columns-repeated="3"/>
          <table:table-cell office:value-type="float" office:value="0.0000068122" calcext:value-type="float">
            <text:p>6.8122E-06</text:p>
          </table:table-cell>
          <table:table-cell office:value-type="float" office:value="0.0000007692" calcext:value-type="float">
            <text:p>7.692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59]" office:value-type="float" office:value="1792" calcext:value-type="float">
            <text:p>1792</text:p>
          </table:table-cell>
          <table:table-cell office:value-type="float" office:value="0.0000077088" calcext:value-type="float">
            <text:p>7.7088E-06</text:p>
          </table:table-cell>
          <table:table-cell office:value-type="float" office:value="0.0000015318" calcext:value-type="float">
            <text:p>1.5318E-06</text:p>
          </table:table-cell>
          <table:table-cell table:number-columns-repeated="3"/>
          <table:table-cell office:value-type="float" office:value="0.0000103588" calcext:value-type="float">
            <text:p>1.03588E-05</text:p>
          </table:table-cell>
          <table:table-cell office:value-type="float" office:value="0.0000015027" calcext:value-type="float">
            <text:p>1.5027E-06</text:p>
          </table:table-cell>
          <table:table-cell table:number-columns-repeated="3"/>
          <table:table-cell office:value-type="float" office:value="0.000007124" calcext:value-type="float">
            <text:p>7.124E-06</text:p>
          </table:table-cell>
          <table:table-cell office:value-type="float" office:value="0.0000007185" calcext:value-type="float">
            <text:p>7.185E-07</text:p>
          </table:table-cell>
          <table:table-cell table:number-columns-repeated="3"/>
          <table:table-cell office:value-type="float" office:value="0.0000071797" calcext:value-type="float">
            <text:p>7.1797E-06</text:p>
          </table:table-cell>
          <table:table-cell office:value-type="float" office:value="0.0000007244" calcext:value-type="float">
            <text:p>7.244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59]" office:value-type="float" office:value="2048" calcext:value-type="float">
            <text:p>2048</text:p>
          </table:table-cell>
          <table:table-cell office:value-type="float" office:value="0.0000086416" calcext:value-type="float">
            <text:p>8.6416E-06</text:p>
          </table:table-cell>
          <table:table-cell office:value-type="float" office:value="0.0000008591" calcext:value-type="float">
            <text:p>8.591E-07</text:p>
          </table:table-cell>
          <table:table-cell table:number-columns-repeated="3"/>
          <table:table-cell office:value-type="float" office:value="0.0000115403" calcext:value-type="float">
            <text:p>1.15403E-05</text:p>
          </table:table-cell>
          <table:table-cell office:value-type="float" office:value="0.0000007557" calcext:value-type="float">
            <text:p>7.557E-07</text:p>
          </table:table-cell>
          <table:table-cell table:number-columns-repeated="3"/>
          <table:table-cell office:value-type="float" office:value="0.0000079939" calcext:value-type="float">
            <text:p>7.9939E-06</text:p>
          </table:table-cell>
          <table:table-cell office:value-type="float" office:value="0.0000007056" calcext:value-type="float">
            <text:p>7.056E-07</text:p>
          </table:table-cell>
          <table:table-cell table:number-columns-repeated="3"/>
          <table:table-cell office:value-type="float" office:value="0.0000081332" calcext:value-type="float">
            <text:p>8.1332E-06</text:p>
          </table:table-cell>
          <table:table-cell office:value-type="float" office:value="0.0000007219" calcext:value-type="float">
            <text:p>7.219E-07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4096" calcext:value-type="float">
            <text:p>4096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447" calcext:value-type="float">
            <text:p>1.5447E-06</text:p>
          </table:table-cell>
          <table:table-cell office:value-type="float" office:value="0.0000117171" calcext:value-type="float">
            <text:p>1.17171E-05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.0000015306" calcext:value-type="float">
            <text:p>1.5306E-06</text:p>
          </table:table-cell>
          <table:table-cell office:value-type="float" office:value="0.0000116457" calcext:value-type="float">
            <text:p>1.16457E-05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.0000013922" calcext:value-type="float">
            <text:p>1.3922E-06</text:p>
          </table:table-cell>
          <table:table-cell office:value-type="float" office:value="0.0000007359" calcext:value-type="float">
            <text:p>7.359E-07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.0000013416" calcext:value-type="float">
            <text:p>1.3416E-06</text:p>
          </table:table-cell>
          <table:table-cell office:value-type="float" office:value="0.0000007475" calcext:value-type="float">
            <text:p>7.475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8*[.I66]" office:value-type="float" office:value="512" calcext:value-type="float">
            <text:p>512</text:p>
          </table:table-cell>
          <table:table-cell office:value-type="float" office:value="0.0000036934" calcext:value-type="float">
            <text:p>3.6934E-06</text:p>
          </table:table-cell>
          <table:table-cell office:value-type="float" office:value="0.0000100005" calcext:value-type="float">
            <text:p>1.00005E-05</text:p>
          </table:table-cell>
          <table:table-cell table:number-columns-repeated="3"/>
          <table:table-cell office:value-type="float" office:value="0.0000126217" calcext:value-type="float">
            <text:p>1.26217E-05</text:p>
          </table:table-cell>
          <table:table-cell office:value-type="float" office:value="0.0000100135" calcext:value-type="float">
            <text:p>1.00135E-05</text:p>
          </table:table-cell>
          <table:table-cell table:number-columns-repeated="3"/>
          <table:table-cell office:value-type="float" office:value="0.0000035345" calcext:value-type="float">
            <text:p>3.5345E-06</text:p>
          </table:table-cell>
          <table:table-cell office:value-type="float" office:value="0.0000007138" calcext:value-type="float">
            <text:p>7.138E-07</text:p>
          </table:table-cell>
          <table:table-cell table:number-columns-repeated="3"/>
          <table:table-cell office:value-type="float" office:value="0.0000035721" calcext:value-type="float">
            <text:p>3.5721E-06</text:p>
          </table:table-cell>
          <table:table-cell office:value-type="float" office:value="0.0000007373" calcext:value-type="float">
            <text:p>7.373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4*[.I66]" office:value-type="float" office:value="1024" calcext:value-type="float">
            <text:p>1024</text:p>
          </table:table-cell>
          <table:table-cell office:value-type="float" office:value="0.0000051276" calcext:value-type="float">
            <text:p>5.1276E-06</text:p>
          </table:table-cell>
          <table:table-cell office:value-type="float" office:value="0.0000089221" calcext:value-type="float">
            <text:p>8.9221E-06</text:p>
          </table:table-cell>
          <table:table-cell table:number-columns-repeated="3"/>
          <table:table-cell office:value-type="float" office:value="0.0000109281" calcext:value-type="float">
            <text:p>1.09281E-05</text:p>
          </table:table-cell>
          <table:table-cell office:value-type="float" office:value="0.0000088983" calcext:value-type="float">
            <text:p>8.8983E-06</text:p>
          </table:table-cell>
          <table:table-cell table:number-columns-repeated="3"/>
          <table:table-cell office:value-type="float" office:value="0.0000049888" calcext:value-type="float">
            <text:p>4.9888E-06</text:p>
          </table:table-cell>
          <table:table-cell office:value-type="float" office:value="0.000000709" calcext:value-type="float">
            <text:p>7.09E-07</text:p>
          </table:table-cell>
          <table:table-cell table:number-columns-repeated="3"/>
          <table:table-cell office:value-type="float" office:value="0.0000049828" calcext:value-type="float">
            <text:p>4.9828E-06</text:p>
          </table:table-cell>
          <table:table-cell office:value-type="float" office:value="0.0000007218" calcext:value-type="float">
            <text:p>7.218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2*[.I66]" office:value-type="float" office:value="2048" calcext:value-type="float">
            <text:p>2048</text:p>
          </table:table-cell>
          <table:table-cell office:value-type="float" office:value="0.0000099924" calcext:value-type="float">
            <text:p>9.9924E-06</text:p>
          </table:table-cell>
          <table:table-cell office:value-type="float" office:value="0.000006266" calcext:value-type="float">
            <text:p>6.266E-06</text:p>
          </table:table-cell>
          <table:table-cell table:number-columns-repeated="3"/>
          <table:table-cell office:value-type="float" office:value="0.000015303" calcext:value-type="float">
            <text:p>1.5303E-05</text:p>
          </table:table-cell>
          <table:table-cell office:value-type="float" office:value="0.0000061263" calcext:value-type="float">
            <text:p>6.1263E-06</text:p>
          </table:table-cell>
          <table:table-cell table:number-columns-repeated="3"/>
          <table:table-cell office:value-type="float" office:value="0.000009364" calcext:value-type="float">
            <text:p>9.364E-06</text:p>
          </table:table-cell>
          <table:table-cell office:value-type="float" office:value="0.0000007053" calcext:value-type="float">
            <text:p>7.053E-07</text:p>
          </table:table-cell>
          <table:table-cell table:number-columns-repeated="3"/>
          <table:table-cell office:value-type="float" office:value="0.0000093862" calcext:value-type="float">
            <text:p>9.3862E-06</text:p>
          </table:table-cell>
          <table:table-cell office:value-type="float" office:value="0.0000007723" calcext:value-type="float">
            <text:p>7.723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3/4*[.I66]" office:value-type="float" office:value="3072" calcext:value-type="float">
            <text:p>3072</text:p>
          </table:table-cell>
          <table:table-cell office:value-type="float" office:value="0.0000135207" calcext:value-type="float">
            <text:p>1.35207E-05</text:p>
          </table:table-cell>
          <table:table-cell office:value-type="float" office:value="0.0000036014" calcext:value-type="float">
            <text:p>3.6014E-06</text:p>
          </table:table-cell>
          <table:table-cell table:number-columns-repeated="3"/>
          <table:table-cell office:value-type="float" office:value="0.0000198015" calcext:value-type="float">
            <text:p>1.98015E-05</text:p>
          </table:table-cell>
          <table:table-cell office:value-type="float" office:value="0.0000034196" calcext:value-type="float">
            <text:p>3.4196E-06</text:p>
          </table:table-cell>
          <table:table-cell table:number-columns-repeated="3"/>
          <table:table-cell office:value-type="float" office:value="0.0000128662" calcext:value-type="float">
            <text:p>1.28662E-05</text:p>
          </table:table-cell>
          <table:table-cell office:value-type="float" office:value="0.0000007151" calcext:value-type="float">
            <text:p>7.151E-07</text:p>
          </table:table-cell>
          <table:table-cell table:number-columns-repeated="3"/>
          <table:table-cell office:value-type="float" office:value="0.0000130161" calcext:value-type="float">
            <text:p>1.30161E-05</text:p>
          </table:table-cell>
          <table:table-cell office:value-type="float" office:value="0.0000007448" calcext:value-type="float">
            <text:p>7.448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66]" office:value-type="float" office:value="3584" calcext:value-type="float">
            <text:p>3584</text:p>
          </table:table-cell>
          <table:table-cell office:value-type="float" office:value="0.0000143496" calcext:value-type="float">
            <text:p>1.43496E-05</text:p>
          </table:table-cell>
          <table:table-cell office:value-type="float" office:value="0.0000022563" calcext:value-type="float">
            <text:p>2.2563E-06</text:p>
          </table:table-cell>
          <table:table-cell table:number-columns-repeated="3"/>
          <table:table-cell office:value-type="float" office:value="0.0000221414" calcext:value-type="float">
            <text:p>2.21414E-05</text:p>
          </table:table-cell>
          <table:table-cell office:value-type="float" office:value="0.0000020657" calcext:value-type="float">
            <text:p>2.0657E-06</text:p>
          </table:table-cell>
          <table:table-cell table:number-columns-repeated="3"/>
          <table:table-cell office:value-type="float" office:value="0.0000140711" calcext:value-type="float">
            <text:p>1.40711E-05</text:p>
          </table:table-cell>
          <table:table-cell office:value-type="float" office:value="0.000000704" calcext:value-type="float">
            <text:p>7.04E-07</text:p>
          </table:table-cell>
          <table:table-cell table:number-columns-repeated="3"/>
          <table:table-cell office:value-type="float" office:value="0.0000147843" calcext:value-type="float">
            <text:p>1.47843E-05</text:p>
          </table:table-cell>
          <table:table-cell office:value-type="float" office:value="0.0000008026" calcext:value-type="float">
            <text:p>8.026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66]" office:value-type="float" office:value="4096" calcext:value-type="float">
            <text:p>4096</text:p>
          </table:table-cell>
          <table:table-cell office:value-type="float" office:value="0.0000162829" calcext:value-type="float">
            <text:p>1.62829E-05</text:p>
          </table:table-cell>
          <table:table-cell office:value-type="float" office:value="0.0000009058" calcext:value-type="float">
            <text:p>9.058E-07</text:p>
          </table:table-cell>
          <table:table-cell table:number-columns-repeated="3"/>
          <table:table-cell office:value-type="float" office:value="0.0000244923" calcext:value-type="float">
            <text:p>2.44923E-05</text:p>
          </table:table-cell>
          <table:table-cell office:value-type="float" office:value="0.0000007528" calcext:value-type="float">
            <text:p>7.528E-07</text:p>
          </table:table-cell>
          <table:table-cell table:number-columns-repeated="3"/>
          <table:table-cell office:value-type="float" office:value="0.000016023" calcext:value-type="float">
            <text:p>1.6023E-05</text:p>
          </table:table-cell>
          <table:table-cell office:value-type="float" office:value="0.0000007139" calcext:value-type="float">
            <text:p>7.139E-07</text:p>
          </table:table-cell>
          <table:table-cell table:number-columns-repeated="3"/>
          <table:table-cell office:value-type="float" office:value="0.0000168817" calcext:value-type="float">
            <text:p>1.68817E-05</text:p>
          </table:table-cell>
          <table:table-cell office:value-type="float" office:value="0.000000739" calcext:value-type="float">
            <text:p>7.39E-07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4543" calcext:value-type="float">
            <text:p>1.4543E-06</text:p>
          </table:table-cell>
          <table:table-cell office:value-type="float" office:value="0.0000223974" calcext:value-type="float">
            <text:p>2.23974E-05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0.0000016037" calcext:value-type="float">
            <text:p>1.6037E-06</text:p>
          </table:table-cell>
          <table:table-cell office:value-type="float" office:value="0.0000223749" calcext:value-type="float">
            <text:p>2.23749E-05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0.0000013884" calcext:value-type="float">
            <text:p>1.3884E-06</text:p>
          </table:table-cell>
          <table:table-cell office:value-type="float" office:value="0.0000007446" calcext:value-type="float">
            <text:p>7.446E-07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table:style-name="ce2" office:value-type="float" office:value="0.0000013264" calcext:value-type="float">
            <text:p>1.3264E-06</text:p>
          </table:table-cell>
          <table:table-cell table:style-name="ce3" office:value-type="float" office:value="0.000000742" calcext:value-type="float">
            <text:p>7.42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8*[.I73]" office:value-type="float" office:value="1024" calcext:value-type="float">
            <text:p>1024</text:p>
          </table:table-cell>
          <table:table-cell office:value-type="float" office:value="0.0000062485" calcext:value-type="float">
            <text:p>6.2485E-06</text:p>
          </table:table-cell>
          <table:table-cell office:value-type="float" office:value="0.0000193807" calcext:value-type="float">
            <text:p>1.93807E-05</text:p>
          </table:table-cell>
          <table:table-cell table:number-columns-repeated="3"/>
          <table:table-cell office:value-type="float" office:value="0.0000192668" calcext:value-type="float">
            <text:p>1.92668E-05</text:p>
          </table:table-cell>
          <table:table-cell office:value-type="float" office:value="0.0000196367" calcext:value-type="float">
            <text:p>1.96367E-05</text:p>
          </table:table-cell>
          <table:table-cell table:number-columns-repeated="3"/>
          <table:table-cell office:value-type="float" office:value="0.0000061776" calcext:value-type="float">
            <text:p>6.1776E-06</text:p>
          </table:table-cell>
          <table:table-cell office:value-type="float" office:value="0.000000706" calcext:value-type="float">
            <text:p>7.06E-07</text:p>
          </table:table-cell>
          <table:table-cell table:number-columns-repeated="3"/>
          <table:table-cell table:style-name="ce2" office:value-type="float" office:value="0.0000062419" calcext:value-type="float">
            <text:p>6.2419E-06</text:p>
          </table:table-cell>
          <table:table-cell table:style-name="ce3" office:value-type="float" office:value="0.0000007516" calcext:value-type="float">
            <text:p>7.516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4*[.I73]" office:value-type="float" office:value="2048" calcext:value-type="float">
            <text:p>2048</text:p>
          </table:table-cell>
          <table:table-cell office:value-type="float" office:value="0.0000101716" calcext:value-type="float">
            <text:p>1.01716E-05</text:p>
          </table:table-cell>
          <table:table-cell office:value-type="float" office:value="0.0000170975" calcext:value-type="float">
            <text:p>1.70975E-05</text:p>
          </table:table-cell>
          <table:table-cell table:number-columns-repeated="3"/>
          <table:table-cell office:value-type="float" office:value="0.0000204227" calcext:value-type="float">
            <text:p>2.04227E-05</text:p>
          </table:table-cell>
          <table:table-cell office:value-type="float" office:value="0.0000170814" calcext:value-type="float">
            <text:p>1.70814E-05</text:p>
          </table:table-cell>
          <table:table-cell table:number-columns-repeated="3"/>
          <table:table-cell office:value-type="float" office:value="0.0000093903" calcext:value-type="float">
            <text:p>9.3903E-06</text:p>
          </table:table-cell>
          <table:table-cell office:value-type="float" office:value="0.0000007046" calcext:value-type="float">
            <text:p>7.046E-07</text:p>
          </table:table-cell>
          <table:table-cell table:number-columns-repeated="3"/>
          <table:table-cell table:style-name="ce2" office:value-type="float" office:value="0.0000094287" calcext:value-type="float">
            <text:p>9.4287E-06</text:p>
          </table:table-cell>
          <table:table-cell table:style-name="ce3" office:value-type="float" office:value="0.0000007747" calcext:value-type="float">
            <text:p>7.747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1/2*[.I73]" office:value-type="float" office:value="4096" calcext:value-type="float">
            <text:p>4096</text:p>
          </table:table-cell>
          <table:table-cell office:value-type="float" office:value="0.0000189918" calcext:value-type="float">
            <text:p>1.89918E-05</text:p>
          </table:table-cell>
          <table:table-cell office:value-type="float" office:value="0.0000118424" calcext:value-type="float">
            <text:p>1.18424E-05</text:p>
          </table:table-cell>
          <table:table-cell table:number-columns-repeated="3"/>
          <table:table-cell office:value-type="float" office:value="0.0000332523" calcext:value-type="float">
            <text:p>3.32523E-05</text:p>
          </table:table-cell>
          <table:table-cell office:value-type="float" office:value="0.0000117468" calcext:value-type="float">
            <text:p>1.17468E-05</text:p>
          </table:table-cell>
          <table:table-cell table:number-columns-repeated="3"/>
          <table:table-cell office:value-type="float" office:value="0.0000178502" calcext:value-type="float">
            <text:p>1.78502E-05</text:p>
          </table:table-cell>
          <table:table-cell office:value-type="float" office:value="0.0000007091" calcext:value-type="float">
            <text:p>7.091E-07</text:p>
          </table:table-cell>
          <table:table-cell table:number-columns-repeated="3"/>
          <table:table-cell table:style-name="ce2" office:value-type="float" office:value="0.0000181752" calcext:value-type="float">
            <text:p>1.81752E-05</text:p>
          </table:table-cell>
          <table:table-cell table:style-name="ce3" office:value-type="float" office:value="0.0000008274" calcext:value-type="float">
            <text:p>8.274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3/4*[.I73]" office:value-type="float" office:value="6144" calcext:value-type="float">
            <text:p>6144</text:p>
          </table:table-cell>
          <table:table-cell office:value-type="float" office:value="0.0000261528" calcext:value-type="float">
            <text:p>2.61528E-05</text:p>
          </table:table-cell>
          <table:table-cell office:value-type="float" office:value="0.0000063797" calcext:value-type="float">
            <text:p>6.3797E-06</text:p>
          </table:table-cell>
          <table:table-cell table:number-columns-repeated="3"/>
          <table:table-cell office:value-type="float" office:value="0.0000422712" calcext:value-type="float">
            <text:p>4.22712E-05</text:p>
          </table:table-cell>
          <table:table-cell office:value-type="float" office:value="0.0000061203" calcext:value-type="float">
            <text:p>6.1203E-06</text:p>
          </table:table-cell>
          <table:table-cell table:number-columns-repeated="3"/>
          <table:table-cell office:value-type="float" office:value="0.0000258703" calcext:value-type="float">
            <text:p>2.58703E-05</text:p>
          </table:table-cell>
          <table:table-cell office:value-type="float" office:value="0.0000007098" calcext:value-type="float">
            <text:p>7.098E-07</text:p>
          </table:table-cell>
          <table:table-cell table:number-columns-repeated="3"/>
          <table:table-cell table:style-name="ce2" office:value-type="float" office:value="0.0000258906" calcext:value-type="float">
            <text:p>2.58906E-05</text:p>
          </table:table-cell>
          <table:table-cell table:style-name="ce3" office:value-type="float" office:value="0.0000008082" calcext:value-type="float">
            <text:p>8.082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7/8*[.I73]" office:value-type="float" office:value="7168" calcext:value-type="float">
            <text:p>7168</text:p>
          </table:table-cell>
          <table:table-cell office:value-type="float" office:value="0.0000286002" calcext:value-type="float">
            <text:p>2.86002E-05</text:p>
          </table:table-cell>
          <table:table-cell office:value-type="float" office:value="0.0000035472" calcext:value-type="float">
            <text:p>3.5472E-06</text:p>
          </table:table-cell>
          <table:table-cell table:number-columns-repeated="3"/>
          <table:table-cell office:value-type="float" office:value="0.0000465209" calcext:value-type="float">
            <text:p>4.65209E-05</text:p>
          </table:table-cell>
          <table:table-cell office:value-type="float" office:value="0.0000032722" calcext:value-type="float">
            <text:p>3.2722E-06</text:p>
          </table:table-cell>
          <table:table-cell table:number-columns-repeated="3"/>
          <table:table-cell office:value-type="float" office:value="0.0000286432" calcext:value-type="float">
            <text:p>2.86432E-05</text:p>
          </table:table-cell>
          <table:table-cell office:value-type="float" office:value="0.0000007129" calcext:value-type="float">
            <text:p>7.129E-07</text:p>
          </table:table-cell>
          <table:table-cell table:number-columns-repeated="3"/>
          <table:table-cell table:style-name="ce2" office:value-type="float" office:value="0.0000284826" calcext:value-type="float">
            <text:p>2.84826E-05</text:p>
          </table:table-cell>
          <table:table-cell table:style-name="ce3" office:value-type="float" office:value="0.0000007505" calcext:value-type="float">
            <text:p>7.505E-07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[.I73]" office:value-type="float" office:value="8192" calcext:value-type="float">
            <text:p>8192</text:p>
          </table:table-cell>
          <table:table-cell office:value-type="float" office:value="0.0000315983" calcext:value-type="float">
            <text:p>3.15983E-05</text:p>
          </table:table-cell>
          <table:table-cell office:value-type="float" office:value="0.000000906" calcext:value-type="float">
            <text:p>9.06E-07</text:p>
          </table:table-cell>
          <table:table-cell table:number-columns-repeated="3"/>
          <table:table-cell office:value-type="float" office:value="0.0000506246" calcext:value-type="float">
            <text:p>5.06246E-05</text:p>
          </table:table-cell>
          <table:table-cell office:value-type="float" office:value="0.000000719" calcext:value-type="float">
            <text:p>7.19E-07</text:p>
          </table:table-cell>
          <table:table-cell table:number-columns-repeated="3"/>
          <table:table-cell office:value-type="float" office:value="0.0000320409" calcext:value-type="float">
            <text:p>3.20409E-05</text:p>
          </table:table-cell>
          <table:table-cell office:value-type="float" office:value="0.0000007132" calcext:value-type="float">
            <text:p>7.132E-07</text:p>
          </table:table-cell>
          <table:table-cell table:number-columns-repeated="3"/>
          <table:table-cell table:style-name="ce4" office:value-type="float" office:value="0.0000324845" calcext:value-type="float">
            <text:p>3.24845E-05</text:p>
          </table:table-cell>
          <table:table-cell table:style-name="ce3" office:value-type="float" office:value="0.0000007905" calcext:value-type="float">
            <text:p>7.905E-07</text:p>
          </table:table-cell>
          <table:table-cell table:number-columns-repeated="99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_1" table:style-name="ta2">
        <table:shapes>
          <draw:frame draw:z-index="0" draw:name="Chart 1_0" draw:style-name="gr1" svg:width="6.2988in" svg:height="3.5429in" svg:x="3.9752in" svg:y="0.1043in">
            <draw:object draw:notify-on-update-of-ranges="Raw_Data.C3:Raw_Data.C13 Raw_Data.D3:Raw_Data.D13 Raw_Data.E3:Raw_Data.E13 Raw_Data.F3:Raw_Data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_0" draw:style-name="gr1" svg:width="6.2988in" svg:height="3.5429in" svg:x="3.9902in" svg:y="3.7752in">
            <draw:object draw:notify-on-update-of-ranges="Raw_Data.C3:Raw_Data.C13 Raw_Data.D3:Raw_Data.D13 Raw_Data.C3:Raw_Data.C13 Raw_Data.F3:Raw_Data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Test Size</text:p>
          </table:table-cell>
          <table:table-cell office:value-type="string" calcext:value-type="string">
            <text:p>LIF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292127" calcext:value-type="float">
            <text:p>2.92127E-06</text:p>
          </table:table-cell>
          <table:table-cell office:value-type="float" office:value="0.00000178236" calcext:value-type="float">
            <text:p>1.78236E-06</text:p>
          </table:table-cell>
          <table:table-cell office:value-type="float" office:value="0.00000092374" calcext:value-type="float">
            <text:p>9.2374E-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0357559" calcext:value-type="float">
            <text:p>3.57559E-06</text:p>
          </table:table-cell>
          <table:table-cell office:value-type="float" office:value="0.00000284928" calcext:value-type="float">
            <text:p>2.84928E-06</text:p>
          </table:table-cell>
          <table:table-cell office:value-type="float" office:value="0.00000102388" calcext:value-type="float">
            <text:p>1.02388E-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00511556" calcext:value-type="float">
            <text:p>5.11556E-06</text:p>
          </table:table-cell>
          <table:table-cell office:value-type="float" office:value="0.00000584164" calcext:value-type="float">
            <text:p>5.84164E-06</text:p>
          </table:table-cell>
          <table:table-cell office:value-type="float" office:value="0.00000129637" calcext:value-type="float">
            <text:p>1.29637E-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00075333" calcext:value-type="float">
            <text:p>7.5333E-06</text:p>
          </table:table-cell>
          <table:table-cell office:value-type="float" office:value="0.0000141759" calcext:value-type="float">
            <text:p>1.41759E-05</text:p>
          </table:table-cell>
          <table:table-cell office:value-type="float" office:value="0.0000016916" calcext:value-type="float">
            <text:p>1.6916E-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000126488" calcext:value-type="float">
            <text:p>1.26488E-05</text:p>
          </table:table-cell>
          <table:table-cell office:value-type="float" office:value="0.0000400458" calcext:value-type="float">
            <text:p>4.00458E-05</text:p>
          </table:table-cell>
          <table:table-cell office:value-type="float" office:value="0.0000025484" calcext:value-type="float">
            <text:p>2.5484E-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000199994" calcext:value-type="float">
            <text:p>1.99994E-05</text:p>
          </table:table-cell>
          <table:table-cell office:value-type="float" office:value="0.0001393609" calcext:value-type="float">
            <text:p>0.0001393609</text:p>
          </table:table-cell>
          <table:table-cell office:value-type="float" office:value="0.0000043404" calcext:value-type="float">
            <text:p>4.3404E-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000353512" calcext:value-type="float">
            <text:p>3.53512E-05</text:p>
          </table:table-cell>
          <table:table-cell office:value-type="float" office:value="0.0005145459" calcext:value-type="float">
            <text:p>0.0005145459</text:p>
          </table:table-cell>
          <table:table-cell office:value-type="float" office:value="0.000006914" calcext:value-type="float">
            <text:p>6.914E-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00639577" calcext:value-type="float">
            <text:p>6.39577E-05</text:p>
          </table:table-cell>
          <table:table-cell office:value-type="float" office:value="0.0019731178" calcext:value-type="float">
            <text:p>0.0019731178</text:p>
          </table:table-cell>
          <table:table-cell office:value-type="float" office:value="0.0000117368" calcext:value-type="float">
            <text:p>1.17368E-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00811966" calcext:value-type="float">
            <text:p>8.11966E-05</text:p>
          </table:table-cell>
          <table:table-cell office:value-type="float" office:value="0.0077810832" calcext:value-type="float">
            <text:p>0.0077810832</text:p>
          </table:table-cell>
          <table:table-cell office:value-type="float" office:value="0.0000226794" calcext:value-type="float">
            <text:p>2.26794E-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0.0002446298" calcext:value-type="float">
            <text:p>0.0002446298</text:p>
          </table:table-cell>
          <table:table-cell office:value-type="float" office:value="0.0308406908" calcext:value-type="float">
            <text:p>0.0308406908</text:p>
          </table:table-cell>
          <table:table-cell office:value-type="float" office:value="0.0000453768" calcext:value-type="float">
            <text:p>4.53768E-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0.0004483751" calcext:value-type="float">
            <text:p>0.0004483751</text:p>
          </table:table-cell>
          <table:table-cell office:value-type="float" office:value="0.1221867155" calcext:value-type="float">
            <text:p>0.1221867155</text:p>
          </table:table-cell>
          <table:table-cell office:value-type="float" office:value="0.0000876291" calcext:value-type="float">
            <text:p>8.76291E-05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_2" table:style-name="ta1">
        <table:shapes>
          <draw:frame draw:z-index="0" draw:name="Chart 1" draw:style-name="gr1" svg:width="6.2988in" svg:height="3.5429in" svg:x="7.2571in" svg:y="9.2264in">
            <draw:object draw:notify-on-update-of-ranges="Operation_2.H3:Operation_2.H13 Operation_2.I2:Operation_2.I2 Operation_2.I3:Operation_2.I13 Operation_2.J2:Operation_2.J2 Operation_2.J3:Operation_2.J13 Operation_2.K2:Operation_2.K2 Operation_2.K3:Operation_2.K13 Operation_2.L2:Operation_2.L2 Operation_2.L3:Operation_2.L13 Operation_2.M2:Operation_2.M2 Operation_2.M3:Operation_2.M13 Operation_2.N2:Operation_2.N2 Operation_2.N3:Operation_2.N13 Operation_2.O2:Operation_2.O2 Operation_2.O3:Operation_2.O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Chart 2" draw:style-name="gr1" svg:width="6.2988in" svg:height="3.5429in" svg:x="13.9626in" svg:y="9.0606in">
            <draw:object draw:notify-on-update-of-ranges="Operation_2.H3:Operation_2.H13 Operation_2.P2:Operation_2.P2 Operation_2.P3:Operation_2.P13 Operation_2.H3:Operation_2.H13 Operation_2.Q2:Operation_2.Q2 Operation_2.Q3:Operation_2.Q13 Operation_2.H3:Operation_2.H13 Operation_2.R2:Operation_2.R2 Operation_2.R3:Operation_2.R13 Operation_2.H3:Operation_2.H13 Operation_2.S2:Operation_2.S2 Operation_2.S3:Operation_2.S13 Operation_2.H3:Operation_2.H13 Operation_2.T2:Operation_2.T2 Operation_2.T3:Operation_2.T13 Operation_2.H3:Operation_2.H13 Operation_2.U2:Operation_2.U2 Operation_2.U3:Operation_2.U13 Operation_2.H3:Operation_2.H13 Operation_2.V2:Operation_2.V2 Operation_2.V3:Operation_2.V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2" draw:text-style-name="P1" svg:width="6.2988in" svg:height="3.5429in" svg:x="6.5169in" svg:y="4.5681in">
            <draw:object draw:notify-on-update-of-ranges="Operation_2.H20:Operation_2.H20 Operation_2.I20:Operation_2.O20 Operation_2.H21:Operation_2.H21 Operation_2.I21:Operation_2.O21 Operation_2.H22:Operation_2.H22 Operation_2.I22:Operation_2.O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2" table:default-cell-style-name="ce1"/>
        <table:table-column table:style-name="co2" table:number-columns-repeated="42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array</text:p>
          </table:table-cell>
          <table:table-cell table:number-columns-repeated="3"/>
          <table:table-cell table:style-name="ce7" office:value-type="string" calcext:value-type="string" table:number-columns-spanned="7" table:number-rows-spanned="1">
            <text:p>Linked List</text:p>
          </table:table-cell>
          <table:covered-table-cell table:number-columns-repeated="6"/>
          <table:table-cell table:style-name="ce7" office:value-type="string" calcext:value-type="string" table:number-columns-spanned="7" table:number-rows-spanned="1">
            <text:p>Array</text:p>
          </table:table-cell>
          <table:covered-table-cell table:number-columns-repeated="6"/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162" calcext:value-type="float">
            <text:p>1.5162E-06</text:p>
          </table:table-cell>
          <table:table-cell office:value-type="float" office:value="0.0000009123" calcext:value-type="float">
            <text:p>9.123E-07</text:p>
          </table:table-cell>
          <table:table-cell table:number-columns-repeated="2"/>
          <table:table-cell office:value-type="string" calcext:value-type="string">
            <text:p>Test Size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1/8*[.B2]" office:value-type="float" office:value="1" calcext:value-type="float">
            <text:p>1</text:p>
          </table:table-cell>
          <table:table-cell office:value-type="float" office:value="0.0000008337" calcext:value-type="float">
            <text:p>8.337E-07</text:p>
          </table:table-cell>
          <table:table-cell office:value-type="float" office:value="0.0000007658" calcext:value-type="float">
            <text:p>7.658E-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015162" calcext:value-type="float">
            <text:p>1.5162E-06</text:p>
          </table:table-cell>
          <table:table-cell office:value-type="float" office:value="0.0000008337" calcext:value-type="float">
            <text:p>8.337E-07</text:p>
          </table:table-cell>
          <table:table-cell office:value-type="float" office:value="0.0000008231" calcext:value-type="float">
            <text:p>8.231E-07</text:p>
          </table:table-cell>
          <table:table-cell office:value-type="float" office:value="0.0000007717" calcext:value-type="float">
            <text:p>7.717E-07</text:p>
          </table:table-cell>
          <table:table-cell office:value-type="float" office:value="0.0000008233" calcext:value-type="float">
            <text:p>8.233E-07</text:p>
          </table:table-cell>
          <table:table-cell office:value-type="float" office:value="0.0000007957" calcext:value-type="float">
            <text:p>7.957E-07</text:p>
          </table:table-cell>
          <table:table-cell office:value-type="float" office:value="0.0000007546" calcext:value-type="float">
            <text:p>7.546E-07</text:p>
          </table:table-cell>
          <table:table-cell office:value-type="float" office:value="0.0000009123" calcext:value-type="float">
            <text:p>9.123E-07</text:p>
          </table:table-cell>
          <table:table-cell office:value-type="float" office:value="0.0000007658" calcext:value-type="float">
            <text:p>7.658E-07</text:p>
          </table:table-cell>
          <table:table-cell office:value-type="float" office:value="0.000000755" calcext:value-type="float">
            <text:p>7.55E-07</text:p>
          </table:table-cell>
          <table:table-cell office:value-type="float" office:value="0.0000007378" calcext:value-type="float">
            <text:p>7.378E-07</text:p>
          </table:table-cell>
          <table:table-cell office:value-type="float" office:value="0.000000743" calcext:value-type="float">
            <text:p>7.43E-07</text:p>
          </table:table-cell>
          <table:table-cell office:value-type="float" office:value="0.0000007464" calcext:value-type="float">
            <text:p>7.464E-07</text:p>
          </table:table-cell>
          <table:table-cell office:value-type="float" office:value="0.0000007323" calcext:value-type="float">
            <text:p>7.323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1/4*[.B2]" office:value-type="float" office:value="2" calcext:value-type="float">
            <text:p>2</text:p>
          </table:table-cell>
          <table:table-cell office:value-type="float" office:value="0.0000008231" calcext:value-type="float">
            <text:p>8.231E-07</text:p>
          </table:table-cell>
          <table:table-cell office:value-type="float" office:value="0.000000755" calcext:value-type="float">
            <text:p>7.55E-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0001547" calcext:value-type="float">
            <text:p>1.547E-06</text:p>
          </table:table-cell>
          <table:table-cell office:value-type="float" office:value="0.000000913" calcext:value-type="float">
            <text:p>9.13E-07</text:p>
          </table:table-cell>
          <table:table-cell office:value-type="float" office:value="0.000000794" calcext:value-type="float">
            <text:p>7.94E-07</text:p>
          </table:table-cell>
          <table:table-cell office:value-type="float" office:value="0.0000008492" calcext:value-type="float">
            <text:p>8.492E-07</text:p>
          </table:table-cell>
          <table:table-cell office:value-type="float" office:value="0.0000008169" calcext:value-type="float">
            <text:p>8.169E-07</text:p>
          </table:table-cell>
          <table:table-cell office:value-type="float" office:value="0.0000008037" calcext:value-type="float">
            <text:p>8.037E-07</text:p>
          </table:table-cell>
          <table:table-cell office:value-type="float" office:value="0.000000792" calcext:value-type="float">
            <text:p>7.92E-07</text:p>
          </table:table-cell>
          <table:table-cell office:value-type="float" office:value="0.0000009301" calcext:value-type="float">
            <text:p>9.301E-07</text:p>
          </table:table-cell>
          <table:table-cell office:value-type="float" office:value="0.0000008185" calcext:value-type="float">
            <text:p>8.185E-07</text:p>
          </table:table-cell>
          <table:table-cell office:value-type="float" office:value="0.0000007858" calcext:value-type="float">
            <text:p>7.858E-07</text:p>
          </table:table-cell>
          <table:table-cell office:value-type="float" office:value="0.0000007637" calcext:value-type="float">
            <text:p>7.637E-07</text:p>
          </table:table-cell>
          <table:table-cell office:value-type="float" office:value="0.0000007594" calcext:value-type="float">
            <text:p>7.594E-07</text:p>
          </table:table-cell>
          <table:table-cell office:value-type="float" office:value="0.0000007536" calcext:value-type="float">
            <text:p>7.536E-07</text:p>
          </table:table-cell>
          <table:table-cell office:value-type="float" office:value="0.0000007524" calcext:value-type="float">
            <text:p>7.524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1/2*[.B2]" office:value-type="float" office:value="4" calcext:value-type="float">
            <text:p>4</text:p>
          </table:table-cell>
          <table:table-cell office:value-type="float" office:value="0.0000007717" calcext:value-type="float">
            <text:p>7.717E-07</text:p>
          </table:table-cell>
          <table:table-cell office:value-type="float" office:value="0.0000007378" calcext:value-type="float">
            <text:p>7.378E-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00015061" calcext:value-type="float">
            <text:p>1.5061E-06</text:p>
          </table:table-cell>
          <table:table-cell office:value-type="float" office:value="0.0000009353" calcext:value-type="float">
            <text:p>9.353E-07</text:p>
          </table:table-cell>
          <table:table-cell office:value-type="float" office:value="0.0000008247" calcext:value-type="float">
            <text:p>8.247E-07</text:p>
          </table:table-cell>
          <table:table-cell office:value-type="float" office:value="0.0000008671" calcext:value-type="float">
            <text:p>8.671E-07</text:p>
          </table:table-cell>
          <table:table-cell office:value-type="float" office:value="0.0000008762" calcext:value-type="float">
            <text:p>8.762E-07</text:p>
          </table:table-cell>
          <table:table-cell office:value-type="float" office:value="0.0000008445" calcext:value-type="float">
            <text:p>8.445E-07</text:p>
          </table:table-cell>
          <table:table-cell office:value-type="float" office:value="0.0000008552" calcext:value-type="float">
            <text:p>8.552E-07</text:p>
          </table:table-cell>
          <table:table-cell office:value-type="float" office:value="0.0000009402" calcext:value-type="float">
            <text:p>9.402E-07</text:p>
          </table:table-cell>
          <table:table-cell office:value-type="float" office:value="0.0000008302" calcext:value-type="float">
            <text:p>8.302E-07</text:p>
          </table:table-cell>
          <table:table-cell office:value-type="float" office:value="0.000000799" calcext:value-type="float">
            <text:p>7.99E-07</text:p>
          </table:table-cell>
          <table:table-cell office:value-type="float" office:value="0.0000007679" calcext:value-type="float">
            <text:p>7.679E-07</text:p>
          </table:table-cell>
          <table:table-cell office:value-type="float" office:value="0.0000007486" calcext:value-type="float">
            <text:p>7.486E-07</text:p>
          </table:table-cell>
          <table:table-cell office:value-type="float" office:value="0.0000007517" calcext:value-type="float">
            <text:p>7.517E-07</text:p>
          </table:table-cell>
          <table:table-cell office:value-type="float" office:value="0.0000007516" calcext:value-type="float">
            <text:p>7.516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3/4*[.B2]" office:value-type="float" office:value="6" calcext:value-type="float">
            <text:p>6</text:p>
          </table:table-cell>
          <table:table-cell office:value-type="float" office:value="0.0000008233" calcext:value-type="float">
            <text:p>8.233E-07</text:p>
          </table:table-cell>
          <table:table-cell office:value-type="float" office:value="0.000000743" calcext:value-type="float">
            <text:p>7.43E-0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0015457" calcext:value-type="float">
            <text:p>1.5457E-06</text:p>
          </table:table-cell>
          <table:table-cell office:value-type="float" office:value="0.0000010002" calcext:value-type="float">
            <text:p>1.0002E-06</text:p>
          </table:table-cell>
          <table:table-cell office:value-type="float" office:value="0.0000008431" calcext:value-type="float">
            <text:p>8.431E-07</text:p>
          </table:table-cell>
          <table:table-cell office:value-type="float" office:value="0.0000009292" calcext:value-type="float">
            <text:p>9.292E-07</text:p>
          </table:table-cell>
          <table:table-cell office:value-type="float" office:value="0.000000966" calcext:value-type="float">
            <text:p>9.66E-07</text:p>
          </table:table-cell>
          <table:table-cell office:value-type="float" office:value="0.0000009555" calcext:value-type="float">
            <text:p>9.555E-07</text:p>
          </table:table-cell>
          <table:table-cell office:value-type="float" office:value="0.0000009741" calcext:value-type="float">
            <text:p>9.741E-07</text:p>
          </table:table-cell>
          <table:table-cell office:value-type="float" office:value="0.0000010664" calcext:value-type="float">
            <text:p>1.0664E-06</text:p>
          </table:table-cell>
          <table:table-cell office:value-type="float" office:value="0.0000009044" calcext:value-type="float">
            <text:p>9.044E-07</text:p>
          </table:table-cell>
          <table:table-cell office:value-type="float" office:value="0.0000008567" calcext:value-type="float">
            <text:p>8.567E-07</text:p>
          </table:table-cell>
          <table:table-cell office:value-type="float" office:value="0.0000008162" calcext:value-type="float">
            <text:p>8.162E-07</text:p>
          </table:table-cell>
          <table:table-cell office:value-type="float" office:value="0.0000007703" calcext:value-type="float">
            <text:p>7.703E-07</text:p>
          </table:table-cell>
          <table:table-cell office:value-type="float" office:value="0.0000007526" calcext:value-type="float">
            <text:p>7.526E-07</text:p>
          </table:table-cell>
          <table:table-cell office:value-type="float" office:value="0.0000007435" calcext:value-type="float">
            <text:p>7.435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7/8*[.B2]" office:value-type="float" office:value="7" calcext:value-type="float">
            <text:p>7</text:p>
          </table:table-cell>
          <table:table-cell office:value-type="float" office:value="0.0000007957" calcext:value-type="float">
            <text:p>7.957E-07</text:p>
          </table:table-cell>
          <table:table-cell office:value-type="float" office:value="0.0000007464" calcext:value-type="float">
            <text:p>7.464E-0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00015348" calcext:value-type="float">
            <text:p>1.5348E-06</text:p>
          </table:table-cell>
          <table:table-cell office:value-type="float" office:value="0.0000010881" calcext:value-type="float">
            <text:p>1.0881E-06</text:p>
          </table:table-cell>
          <table:table-cell office:value-type="float" office:value="0.0000010239" calcext:value-type="float">
            <text:p>1.0239E-06</text:p>
          </table:table-cell>
          <table:table-cell office:value-type="float" office:value="0.0000011072" calcext:value-type="float">
            <text:p>1.1072E-06</text:p>
          </table:table-cell>
          <table:table-cell office:value-type="float" office:value="0.000001174" calcext:value-type="float">
            <text:p>1.174E-06</text:p>
          </table:table-cell>
          <table:table-cell office:value-type="float" office:value="0.0000011654" calcext:value-type="float">
            <text:p>1.1654E-06</text:p>
          </table:table-cell>
          <table:table-cell office:value-type="float" office:value="0.0000012043" calcext:value-type="float">
            <text:p>1.2043E-06</text:p>
          </table:table-cell>
          <table:table-cell office:value-type="float" office:value="0.0000012853" calcext:value-type="float">
            <text:p>1.2853E-06</text:p>
          </table:table-cell>
          <table:table-cell office:value-type="float" office:value="0.0000010469" calcext:value-type="float">
            <text:p>1.0469E-06</text:p>
          </table:table-cell>
          <table:table-cell office:value-type="float" office:value="0.0000009933" calcext:value-type="float">
            <text:p>9.933E-07</text:p>
          </table:table-cell>
          <table:table-cell office:value-type="float" office:value="0.0000009008" calcext:value-type="float">
            <text:p>9.008E-07</text:p>
          </table:table-cell>
          <table:table-cell office:value-type="float" office:value="0.0000008215" calcext:value-type="float">
            <text:p>8.215E-07</text:p>
          </table:table-cell>
          <table:table-cell office:value-type="float" office:value="0.0000007874" calcext:value-type="float">
            <text:p>7.874E-07</text:p>
          </table:table-cell>
          <table:table-cell office:value-type="float" office:value="0.0000007605" calcext:value-type="float">
            <text:p>7.605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[.B2]" office:value-type="float" office:value="8" calcext:value-type="float">
            <text:p>8</text:p>
          </table:table-cell>
          <table:table-cell office:value-type="float" office:value="0.0000007546" calcext:value-type="float">
            <text:p>7.546E-07</text:p>
          </table:table-cell>
          <table:table-cell office:value-type="float" office:value="0.0000007323" calcext:value-type="float">
            <text:p>7.323E-0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0001461" calcext:value-type="float">
            <text:p>1.461E-06</text:p>
          </table:table-cell>
          <table:table-cell office:value-type="float" office:value="0.0000012746" calcext:value-type="float">
            <text:p>1.2746E-06</text:p>
          </table:table-cell>
          <table:table-cell office:value-type="float" office:value="0.0000010068" calcext:value-type="float">
            <text:p>1.0068E-06</text:p>
          </table:table-cell>
          <table:table-cell office:value-type="float" office:value="0.000001219" calcext:value-type="float">
            <text:p>1.219E-06</text:p>
          </table:table-cell>
          <table:table-cell office:value-type="float" office:value="0.0000016226" calcext:value-type="float">
            <text:p>1.6226E-06</text:p>
          </table:table-cell>
          <table:table-cell office:value-type="float" office:value="0.0000015468" calcext:value-type="float">
            <text:p>1.5468E-06</text:p>
          </table:table-cell>
          <table:table-cell office:value-type="float" office:value="0.0000016363" calcext:value-type="float">
            <text:p>1.6363E-06</text:p>
          </table:table-cell>
          <table:table-cell office:value-type="float" office:value="0.0000015447" calcext:value-type="float">
            <text:p>1.5447E-06</text:p>
          </table:table-cell>
          <table:table-cell office:value-type="float" office:value="0.0000013166" calcext:value-type="float">
            <text:p>1.3166E-06</text:p>
          </table:table-cell>
          <table:table-cell office:value-type="float" office:value="0.0000012293" calcext:value-type="float">
            <text:p>1.2293E-06</text:p>
          </table:table-cell>
          <table:table-cell office:value-type="float" office:value="0.0000010696" calcext:value-type="float">
            <text:p>1.0696E-06</text:p>
          </table:table-cell>
          <table:table-cell office:value-type="float" office:value="0.000000902" calcext:value-type="float">
            <text:p>9.02E-07</text:p>
          </table:table-cell>
          <table:table-cell office:value-type="float" office:value="0.0000008239" calcext:value-type="float">
            <text:p>8.239E-07</text:p>
          </table:table-cell>
          <table:table-cell office:value-type="float" office:value="0.0000007616" calcext:value-type="float">
            <text:p>7.616E-0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47" calcext:value-type="float">
            <text:p>1.547E-06</text:p>
          </table:table-cell>
          <table:table-cell office:value-type="float" office:value="0.0000009301" calcext:value-type="float">
            <text:p>9.301E-0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000014882" calcext:value-type="float">
            <text:p>1.4882E-06</text:p>
          </table:table-cell>
          <table:table-cell office:value-type="float" office:value="0.0000014466" calcext:value-type="float">
            <text:p>1.4466E-06</text:p>
          </table:table-cell>
          <table:table-cell office:value-type="float" office:value="0.0000012089" calcext:value-type="float">
            <text:p>1.2089E-06</text:p>
          </table:table-cell>
          <table:table-cell office:value-type="float" office:value="0.0000018233" calcext:value-type="float">
            <text:p>1.8233E-06</text:p>
          </table:table-cell>
          <table:table-cell office:value-type="float" office:value="0.0000022247" calcext:value-type="float">
            <text:p>2.2247E-06</text:p>
          </table:table-cell>
          <table:table-cell office:value-type="float" office:value="0.0000024663" calcext:value-type="float">
            <text:p>2.4663E-06</text:p>
          </table:table-cell>
          <table:table-cell office:value-type="float" office:value="0.0000025721" calcext:value-type="float">
            <text:p>2.5721E-06</text:p>
          </table:table-cell>
          <table:table-cell office:value-type="float" office:value="0.0000022662" calcext:value-type="float">
            <text:p>2.2662E-06</text:p>
          </table:table-cell>
          <table:table-cell office:value-type="float" office:value="0.0000018757" calcext:value-type="float">
            <text:p>1.8757E-06</text:p>
          </table:table-cell>
          <table:table-cell office:value-type="float" office:value="0.0000017297" calcext:value-type="float">
            <text:p>1.7297E-06</text:p>
          </table:table-cell>
          <table:table-cell office:value-type="float" office:value="0.0000014062" calcext:value-type="float">
            <text:p>1.4062E-06</text:p>
          </table:table-cell>
          <table:table-cell office:value-type="float" office:value="0.0000010963" calcext:value-type="float">
            <text:p>1.0963E-06</text:p>
          </table:table-cell>
          <table:table-cell office:value-type="float" office:value="0.0000009636" calcext:value-type="float">
            <text:p>9.636E-07</text:p>
          </table:table-cell>
          <table:table-cell office:value-type="float" office:value="0.0000007966" calcext:value-type="float">
            <text:p>7.966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1/8*[.B9]" office:value-type="float" office:value="2" calcext:value-type="float">
            <text:p>2</text:p>
          </table:table-cell>
          <table:table-cell office:value-type="float" office:value="0.000000913" calcext:value-type="float">
            <text:p>9.13E-07</text:p>
          </table:table-cell>
          <table:table-cell office:value-type="float" office:value="0.0000008185" calcext:value-type="float">
            <text:p>8.185E-0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000015227" calcext:value-type="float">
            <text:p>1.5227E-06</text:p>
          </table:table-cell>
          <table:table-cell office:value-type="float" office:value="0.0000016827" calcext:value-type="float">
            <text:p>1.6827E-06</text:p>
          </table:table-cell>
          <table:table-cell office:value-type="float" office:value="0.0000018296" calcext:value-type="float">
            <text:p>1.8296E-06</text:p>
          </table:table-cell>
          <table:table-cell office:value-type="float" office:value="0.0000028867" calcext:value-type="float">
            <text:p>2.8867E-06</text:p>
          </table:table-cell>
          <table:table-cell office:value-type="float" office:value="0.0000037575" calcext:value-type="float">
            <text:p>3.7575E-06</text:p>
          </table:table-cell>
          <table:table-cell office:value-type="float" office:value="0.0000039809" calcext:value-type="float">
            <text:p>3.9809E-06</text:p>
          </table:table-cell>
          <table:table-cell office:value-type="float" office:value="0.0000045722" calcext:value-type="float">
            <text:p>4.5722E-06</text:p>
          </table:table-cell>
          <table:table-cell office:value-type="float" office:value="0.0000036389" calcext:value-type="float">
            <text:p>3.6389E-06</text:p>
          </table:table-cell>
          <table:table-cell office:value-type="float" office:value="0.0000030184" calcext:value-type="float">
            <text:p>3.0184E-06</text:p>
          </table:table-cell>
          <table:table-cell office:value-type="float" office:value="0.0000027154" calcext:value-type="float">
            <text:p>2.7154E-06</text:p>
          </table:table-cell>
          <table:table-cell office:value-type="float" office:value="0.0000020947" calcext:value-type="float">
            <text:p>2.0947E-06</text:p>
          </table:table-cell>
          <table:table-cell office:value-type="float" office:value="0.0000014669" calcext:value-type="float">
            <text:p>1.4669E-06</text:p>
          </table:table-cell>
          <table:table-cell office:value-type="float" office:value="0.000001162" calcext:value-type="float">
            <text:p>1.162E-06</text:p>
          </table:table-cell>
          <table:table-cell office:value-type="float" office:value="0.0000008339" calcext:value-type="float">
            <text:p>8.339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1/4*[.B9]" office:value-type="float" office:value="4" calcext:value-type="float">
            <text:p>4</text:p>
          </table:table-cell>
          <table:table-cell office:value-type="float" office:value="0.000000794" calcext:value-type="float">
            <text:p>7.94E-07</text:p>
          </table:table-cell>
          <table:table-cell office:value-type="float" office:value="0.0000007858" calcext:value-type="float">
            <text:p>7.858E-07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000015069" calcext:value-type="float">
            <text:p>1.5069E-06</text:p>
          </table:table-cell>
          <table:table-cell office:value-type="float" office:value="0.0000023926" calcext:value-type="float">
            <text:p>2.3926E-06</text:p>
          </table:table-cell>
          <table:table-cell office:value-type="float" office:value="0.0000029184" calcext:value-type="float">
            <text:p>2.9184E-06</text:p>
          </table:table-cell>
          <table:table-cell office:value-type="float" office:value="0.0000051642" calcext:value-type="float">
            <text:p>5.1642E-06</text:p>
          </table:table-cell>
          <table:table-cell office:value-type="float" office:value="0.0000070193" calcext:value-type="float">
            <text:p>7.0193E-06</text:p>
          </table:table-cell>
          <table:table-cell office:value-type="float" office:value="0.0000077088" calcext:value-type="float">
            <text:p>7.7088E-06</text:p>
          </table:table-cell>
          <table:table-cell office:value-type="float" office:value="0.0000086416" calcext:value-type="float">
            <text:p>8.6416E-06</text:p>
          </table:table-cell>
          <table:table-cell office:value-type="float" office:value="0.000006472" calcext:value-type="float">
            <text:p>6.472E-06</text:p>
          </table:table-cell>
          <table:table-cell office:value-type="float" office:value="0.0000053075" calcext:value-type="float">
            <text:p>5.3075E-06</text:p>
          </table:table-cell>
          <table:table-cell office:value-type="float" office:value="0.0000046904" calcext:value-type="float">
            <text:p>4.6904E-06</text:p>
          </table:table-cell>
          <table:table-cell office:value-type="float" office:value="0.0000034926" calcext:value-type="float">
            <text:p>3.4926E-06</text:p>
          </table:table-cell>
          <table:table-cell office:value-type="float" office:value="0.0000022045" calcext:value-type="float">
            <text:p>2.2045E-06</text:p>
          </table:table-cell>
          <table:table-cell office:value-type="float" office:value="0.0000015318" calcext:value-type="float">
            <text:p>1.5318E-06</text:p>
          </table:table-cell>
          <table:table-cell office:value-type="float" office:value="0.0000008591" calcext:value-type="float">
            <text:p>8.591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1/2*[.B9]" office:value-type="float" office:value="8" calcext:value-type="float">
            <text:p>8</text:p>
          </table:table-cell>
          <table:table-cell office:value-type="float" office:value="0.0000008492" calcext:value-type="float">
            <text:p>8.492E-07</text:p>
          </table:table-cell>
          <table:table-cell office:value-type="float" office:value="0.0000007637" calcext:value-type="float">
            <text:p>7.637E-07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0.0000015447" calcext:value-type="float">
            <text:p>1.5447E-06</text:p>
          </table:table-cell>
          <table:table-cell office:value-type="float" office:value="0.0000036934" calcext:value-type="float">
            <text:p>3.6934E-06</text:p>
          </table:table-cell>
          <table:table-cell office:value-type="float" office:value="0.0000051276" calcext:value-type="float">
            <text:p>5.1276E-06</text:p>
          </table:table-cell>
          <table:table-cell office:value-type="float" office:value="0.0000099924" calcext:value-type="float">
            <text:p>9.9924E-06</text:p>
          </table:table-cell>
          <table:table-cell office:value-type="float" office:value="0.0000135207" calcext:value-type="float">
            <text:p>1.35207E-05</text:p>
          </table:table-cell>
          <table:table-cell office:value-type="float" office:value="0.0000143496" calcext:value-type="float">
            <text:p>1.43496E-05</text:p>
          </table:table-cell>
          <table:table-cell office:value-type="float" office:value="0.0000162829" calcext:value-type="float">
            <text:p>1.62829E-05</text:p>
          </table:table-cell>
          <table:table-cell office:value-type="float" office:value="0.0000117171" calcext:value-type="float">
            <text:p>1.17171E-05</text:p>
          </table:table-cell>
          <table:table-cell office:value-type="float" office:value="0.0000100005" calcext:value-type="float">
            <text:p>1.00005E-05</text:p>
          </table:table-cell>
          <table:table-cell office:value-type="float" office:value="0.0000089221" calcext:value-type="float">
            <text:p>8.9221E-06</text:p>
          </table:table-cell>
          <table:table-cell office:value-type="float" office:value="0.000006266" calcext:value-type="float">
            <text:p>6.266E-06</text:p>
          </table:table-cell>
          <table:table-cell office:value-type="float" office:value="0.0000036014" calcext:value-type="float">
            <text:p>3.6014E-06</text:p>
          </table:table-cell>
          <table:table-cell office:value-type="float" office:value="0.0000022563" calcext:value-type="float">
            <text:p>2.2563E-06</text:p>
          </table:table-cell>
          <table:table-cell office:value-type="float" office:value="0.0000009058" calcext:value-type="float">
            <text:p>9.058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3/4*[.B9]" office:value-type="float" office:value="12" calcext:value-type="float">
            <text:p>12</text:p>
          </table:table-cell>
          <table:table-cell office:value-type="float" office:value="0.0000008169" calcext:value-type="float">
            <text:p>8.169E-07</text:p>
          </table:table-cell>
          <table:table-cell office:value-type="float" office:value="0.0000007594" calcext:value-type="float">
            <text:p>7.594E-07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0.0000014543" calcext:value-type="float">
            <text:p>1.4543E-06</text:p>
          </table:table-cell>
          <table:table-cell office:value-type="float" office:value="0.0000062485" calcext:value-type="float">
            <text:p>6.2485E-06</text:p>
          </table:table-cell>
          <table:table-cell office:value-type="float" office:value="0.0000101716" calcext:value-type="float">
            <text:p>1.01716E-05</text:p>
          </table:table-cell>
          <table:table-cell office:value-type="float" office:value="0.0000189918" calcext:value-type="float">
            <text:p>1.89918E-05</text:p>
          </table:table-cell>
          <table:table-cell office:value-type="float" office:value="0.0000261528" calcext:value-type="float">
            <text:p>2.61528E-05</text:p>
          </table:table-cell>
          <table:table-cell office:value-type="float" office:value="0.0000286002" calcext:value-type="float">
            <text:p>2.86002E-05</text:p>
          </table:table-cell>
          <table:table-cell office:value-type="float" office:value="0.0000315983" calcext:value-type="float">
            <text:p>3.15983E-05</text:p>
          </table:table-cell>
          <table:table-cell office:value-type="float" office:value="0.0000223974" calcext:value-type="float">
            <text:p>2.23974E-05</text:p>
          </table:table-cell>
          <table:table-cell office:value-type="float" office:value="0.0000193807" calcext:value-type="float">
            <text:p>1.93807E-05</text:p>
          </table:table-cell>
          <table:table-cell office:value-type="float" office:value="0.0000170975" calcext:value-type="float">
            <text:p>1.70975E-05</text:p>
          </table:table-cell>
          <table:table-cell office:value-type="float" office:value="0.0000118424" calcext:value-type="float">
            <text:p>1.18424E-05</text:p>
          </table:table-cell>
          <table:table-cell office:value-type="float" office:value="0.0000063797" calcext:value-type="float">
            <text:p>6.3797E-06</text:p>
          </table:table-cell>
          <table:table-cell office:value-type="float" office:value="0.0000035472" calcext:value-type="float">
            <text:p>3.5472E-06</text:p>
          </table:table-cell>
          <table:table-cell office:value-type="float" office:value="0.000000906" calcext:value-type="float">
            <text:p>9.06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7/8*[.B9]" office:value-type="float" office:value="14" calcext:value-type="float">
            <text:p>14</text:p>
          </table:table-cell>
          <table:table-cell office:value-type="float" office:value="0.0000008037" calcext:value-type="float">
            <text:p>8.037E-07</text:p>
          </table:table-cell>
          <table:table-cell office:value-type="float" office:value="0.0000007536" calcext:value-type="float">
            <text:p>7.536E-07</text:p>
          </table:table-cell>
          <table:table-cell table:number-columns-repeated="3"/>
          <table:table-cell table:formula="of:=AVERAGE([.I3:.I13])" office:value-type="float" office:value="0.0000015116" calcext:value-type="float">
            <text:p>1.5116E-06</text:p>
          </table:table-cell>
          <table:table-cell table:formula="of:=AVERAGE([.J3:.J13])" office:value-type="float" office:value="0.00000195533636363636" calcext:value-type="float">
            <text:p>1.95533636363636E-06</text:p>
          </table:table-cell>
          <table:table-cell table:formula="of:=AVERAGE([.K3:.K13])" office:value-type="float" office:value="0.00000241560909090909" calcext:value-type="float">
            <text:p>2.41560909090909E-06</text:p>
          </table:table-cell>
          <table:table-cell table:formula="of:=AVERAGE([.L3:.L13])" office:value-type="float" office:value="0.00000405470909090909" calcext:value-type="float">
            <text:p>4.05470909090909E-06</text:p>
          </table:table-cell>
          <table:table-cell table:formula="of:=AVERAGE([.M3:.M13])" office:value-type="float" office:value="0.00000535945454545455" calcext:value-type="float">
            <text:p>5.35945454545455E-06</text:p>
          </table:table-cell>
          <table:table-cell table:formula="of:=AVERAGE([.N3:.N13])" office:value-type="float" office:value="0.00000574703636363636" calcext:value-type="float">
            <text:p>5.74703636363636E-06</text:p>
          </table:table-cell>
          <table:table-cell table:formula="of:=AVERAGE([.O3:.O13])" office:value-type="float" office:value="0.00000635305454545455" calcext:value-type="float">
            <text:p>6.35305454545455E-06</text:p>
          </table:table-cell>
          <table:table-cell table:formula="of:=AVERAGE([.P3:.P13])" office:value-type="float" office:value="0.00000483369090909091" calcext:value-type="float">
            <text:p>4.83369090909091E-06</text:p>
          </table:table-cell>
          <table:table-cell table:formula="of:=AVERAGE([.Q3:.Q13])" office:value-type="float" office:value="0.00000411501818181818" calcext:value-type="float">
            <text:p>4.11501818181818E-06</text:p>
          </table:table-cell>
          <table:table-cell table:formula="of:=AVERAGE([.R3:.R13])" office:value-type="float" office:value="0.00000368856363636364" calcext:value-type="float">
            <text:p>3.68856363636364E-06</text:p>
          </table:table-cell>
          <table:table-cell table:formula="of:=AVERAGE([.S3:.S13])" office:value-type="float" office:value="0.00000274162727272727" calcext:value-type="float">
            <text:p>2.74162727272727E-06</text:p>
          </table:table-cell>
          <table:table-cell table:formula="of:=AVERAGE([.T3:.T13])" office:value-type="float" office:value="0.00000177214545454545" calcext:value-type="float">
            <text:p>1.77214545454545E-06</text:p>
          </table:table-cell>
          <table:table-cell table:formula="of:=AVERAGE([.U3:.U13])" office:value-type="float" office:value="0.00000127968181818182" calcext:value-type="float">
            <text:p>1.27968181818182E-06</text:p>
          </table:table-cell>
          <table:table-cell table:formula="of:=AVERAGE([.V3:.V13])" office:value-type="float" office:value="0.0000008003" calcext:value-type="float">
            <text:p>8.003E-0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[.B9]" office:value-type="float" office:value="16" calcext:value-type="float">
            <text:p>16</text:p>
          </table:table-cell>
          <table:table-cell office:value-type="float" office:value="0.000000792" calcext:value-type="float">
            <text:p>7.92E-07</text:p>
          </table:table-cell>
          <table:table-cell office:value-type="float" office:value="0.0000007524" calcext:value-type="float">
            <text:p>7.524E-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061" calcext:value-type="float">
            <text:p>1.5061E-06</text:p>
          </table:table-cell>
          <table:table-cell office:value-type="float" office:value="0.0000009402" calcext:value-type="float">
            <text:p>9.402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8*[.B16]" office:value-type="float" office:value="4" calcext:value-type="float">
            <text:p>4</text:p>
          </table:table-cell>
          <table:table-cell office:value-type="float" office:value="0.0000009353" calcext:value-type="float">
            <text:p>9.353E-07</text:p>
          </table:table-cell>
          <table:table-cell office:value-type="float" office:value="0.0000008302" calcext:value-type="float">
            <text:p>8.302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4*[.B16]" office:value-type="float" office:value="8" calcext:value-type="float">
            <text:p>8</text:p>
          </table:table-cell>
          <table:table-cell office:value-type="float" office:value="0.0000008247" calcext:value-type="float">
            <text:p>8.247E-07</text:p>
          </table:table-cell>
          <table:table-cell office:value-type="float" office:value="0.000000799" calcext:value-type="float">
            <text:p>7.99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2*[.B16]" office:value-type="float" office:value="16" calcext:value-type="float">
            <text:p>16</text:p>
          </table:table-cell>
          <table:table-cell office:value-type="float" office:value="0.0000008671" calcext:value-type="float">
            <text:p>8.671E-07</text:p>
          </table:table-cell>
          <table:table-cell office:value-type="float" office:value="0.0000007679" calcext:value-type="float">
            <text:p>7.679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3/4*[.B16]" office:value-type="float" office:value="24" calcext:value-type="float">
            <text:p>24</text:p>
          </table:table-cell>
          <table:table-cell office:value-type="float" office:value="0.0000008762" calcext:value-type="float">
            <text:p>8.762E-07</text:p>
          </table:table-cell>
          <table:table-cell office:value-type="float" office:value="0.0000007486" calcext:value-type="float">
            <text:p>7.486E-07</text:p>
          </table:table-cell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7/8*[.B16]" office:value-type="float" office:value="28" calcext:value-type="float">
            <text:p>28</text:p>
          </table:table-cell>
          <table:table-cell office:value-type="float" office:value="0.0000008445" calcext:value-type="float">
            <text:p>8.445E-07</text:p>
          </table:table-cell>
          <table:table-cell office:value-type="float" office:value="0.0000007517" calcext:value-type="float">
            <text:p>7.517E-07</text:p>
          </table:table-cell>
          <table:table-cell table:number-columns-repeated="2"/>
          <table:table-cell office:value-type="string" calcext:value-type="string">
            <text:p>Linked List</text:p>
          </table:table-cell>
          <table:table-cell table:formula="of:=[.I14]" office:value-type="float" office:value="0.0000015116" calcext:value-type="float">
            <text:p>1.5116E-06</text:p>
          </table:table-cell>
          <table:table-cell table:formula="of:=[.J14]" office:value-type="float" office:value="0.00000195533636363636" calcext:value-type="float">
            <text:p>1.95533636363636E-06</text:p>
          </table:table-cell>
          <table:table-cell table:formula="of:=[.K14]" office:value-type="float" office:value="0.00000241560909090909" calcext:value-type="float">
            <text:p>2.41560909090909E-06</text:p>
          </table:table-cell>
          <table:table-cell table:formula="of:=[.L14]" office:value-type="float" office:value="0.00000405470909090909" calcext:value-type="float">
            <text:p>4.05470909090909E-06</text:p>
          </table:table-cell>
          <table:table-cell table:formula="of:=[.M14]" office:value-type="float" office:value="0.00000535945454545455" calcext:value-type="float">
            <text:p>5.35945454545455E-06</text:p>
          </table:table-cell>
          <table:table-cell table:formula="of:=[.N14]" office:value-type="float" office:value="0.00000574703636363636" calcext:value-type="float">
            <text:p>5.74703636363636E-06</text:p>
          </table:table-cell>
          <table:table-cell table:formula="of:=[.O14]" office:value-type="float" office:value="0.00000635305454545455" calcext:value-type="float">
            <text:p>6.35305454545455E-0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B16]" office:value-type="float" office:value="32" calcext:value-type="float">
            <text:p>32</text:p>
          </table:table-cell>
          <table:table-cell office:value-type="float" office:value="0.0000008552" calcext:value-type="float">
            <text:p>8.552E-07</text:p>
          </table:table-cell>
          <table:table-cell office:value-type="float" office:value="0.0000007516" calcext:value-type="float">
            <text:p>7.516E-07</text:p>
          </table:table-cell>
          <table:table-cell table:number-columns-repeated="2"/>
          <table:table-cell office:value-type="string" calcext:value-type="string">
            <text:p>Array</text:p>
          </table:table-cell>
          <table:table-cell table:formula="of:=[.P14]" office:value-type="float" office:value="0.00000483369090909091" calcext:value-type="float">
            <text:p>4.83369090909091E-06</text:p>
          </table:table-cell>
          <table:table-cell table:formula="of:=[.Q14]" office:value-type="float" office:value="0.00000411501818181818" calcext:value-type="float">
            <text:p>4.11501818181818E-06</text:p>
          </table:table-cell>
          <table:table-cell table:formula="of:=[.R14]" office:value-type="float" office:value="0.00000368856363636364" calcext:value-type="float">
            <text:p>3.68856363636364E-06</text:p>
          </table:table-cell>
          <table:table-cell table:formula="of:=[.S14]" office:value-type="float" office:value="0.00000274162727272727" calcext:value-type="float">
            <text:p>2.74162727272727E-06</text:p>
          </table:table-cell>
          <table:table-cell table:formula="of:=[.T14]" office:value-type="float" office:value="0.00000177214545454545" calcext:value-type="float">
            <text:p>1.77214545454545E-06</text:p>
          </table:table-cell>
          <table:table-cell table:formula="of:=[.U14]" office:value-type="float" office:value="0.00000127968181818182" calcext:value-type="float">
            <text:p>1.27968181818182E-06</text:p>
          </table:table-cell>
          <table:table-cell table:formula="of:=[.V14]" office:value-type="float" office:value="0.0000008003" calcext:value-type="float">
            <text:p>8.003E-0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457" calcext:value-type="float">
            <text:p>1.5457E-06</text:p>
          </table:table-cell>
          <table:table-cell office:value-type="float" office:value="0.0000010664" calcext:value-type="float">
            <text:p>1.0664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8*[.B23]" office:value-type="float" office:value="8" calcext:value-type="float">
            <text:p>8</text:p>
          </table:table-cell>
          <table:table-cell office:value-type="float" office:value="0.0000010002" calcext:value-type="float">
            <text:p>1.0002E-06</text:p>
          </table:table-cell>
          <table:table-cell office:value-type="float" office:value="0.0000009044" calcext:value-type="float">
            <text:p>9.044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4*[.B23]" office:value-type="float" office:value="16" calcext:value-type="float">
            <text:p>16</text:p>
          </table:table-cell>
          <table:table-cell office:value-type="float" office:value="0.0000008431" calcext:value-type="float">
            <text:p>8.431E-07</text:p>
          </table:table-cell>
          <table:table-cell office:value-type="float" office:value="0.0000008567" calcext:value-type="float">
            <text:p>8.567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2*[.B23]" office:value-type="float" office:value="32" calcext:value-type="float">
            <text:p>32</text:p>
          </table:table-cell>
          <table:table-cell office:value-type="float" office:value="0.0000009292" calcext:value-type="float">
            <text:p>9.292E-07</text:p>
          </table:table-cell>
          <table:table-cell office:value-type="float" office:value="0.0000008162" calcext:value-type="float">
            <text:p>8.162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3/4*[.B23]" office:value-type="float" office:value="48" calcext:value-type="float">
            <text:p>48</text:p>
          </table:table-cell>
          <table:table-cell office:value-type="float" office:value="0.000000966" calcext:value-type="float">
            <text:p>9.66E-07</text:p>
          </table:table-cell>
          <table:table-cell office:value-type="float" office:value="0.0000007703" calcext:value-type="float">
            <text:p>7.703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7/8*[.B23]" office:value-type="float" office:value="56" calcext:value-type="float">
            <text:p>56</text:p>
          </table:table-cell>
          <table:table-cell office:value-type="float" office:value="0.0000009555" calcext:value-type="float">
            <text:p>9.555E-07</text:p>
          </table:table-cell>
          <table:table-cell office:value-type="float" office:value="0.0000007526" calcext:value-type="float">
            <text:p>7.526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B23]" office:value-type="float" office:value="64" calcext:value-type="float">
            <text:p>64</text:p>
          </table:table-cell>
          <table:table-cell office:value-type="float" office:value="0.0000009741" calcext:value-type="float">
            <text:p>9.741E-07</text:p>
          </table:table-cell>
          <table:table-cell office:value-type="float" office:value="0.0000007435" calcext:value-type="float">
            <text:p>7.435E-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348" calcext:value-type="float">
            <text:p>1.5348E-06</text:p>
          </table:table-cell>
          <table:table-cell office:value-type="float" office:value="0.0000012853" calcext:value-type="float">
            <text:p>1.2853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8*[.B30]" office:value-type="float" office:value="16" calcext:value-type="float">
            <text:p>16</text:p>
          </table:table-cell>
          <table:table-cell office:value-type="float" office:value="0.0000010881" calcext:value-type="float">
            <text:p>1.0881E-06</text:p>
          </table:table-cell>
          <table:table-cell office:value-type="float" office:value="0.0000010469" calcext:value-type="float">
            <text:p>1.0469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4*[.B30]" office:value-type="float" office:value="32" calcext:value-type="float">
            <text:p>32</text:p>
          </table:table-cell>
          <table:table-cell office:value-type="float" office:value="0.0000010239" calcext:value-type="float">
            <text:p>1.0239E-06</text:p>
          </table:table-cell>
          <table:table-cell office:value-type="float" office:value="0.0000009933" calcext:value-type="float">
            <text:p>9.933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2*[.B30]" office:value-type="float" office:value="64" calcext:value-type="float">
            <text:p>64</text:p>
          </table:table-cell>
          <table:table-cell office:value-type="float" office:value="0.0000011072" calcext:value-type="float">
            <text:p>1.1072E-06</text:p>
          </table:table-cell>
          <table:table-cell office:value-type="float" office:value="0.0000009008" calcext:value-type="float">
            <text:p>9.008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3/4*[.B30]" office:value-type="float" office:value="96" calcext:value-type="float">
            <text:p>96</text:p>
          </table:table-cell>
          <table:table-cell office:value-type="float" office:value="0.000001174" calcext:value-type="float">
            <text:p>1.174E-06</text:p>
          </table:table-cell>
          <table:table-cell office:value-type="float" office:value="0.0000008215" calcext:value-type="float">
            <text:p>8.215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7/8*[.B30]" office:value-type="float" office:value="112" calcext:value-type="float">
            <text:p>112</text:p>
          </table:table-cell>
          <table:table-cell office:value-type="float" office:value="0.0000011654" calcext:value-type="float">
            <text:p>1.1654E-06</text:p>
          </table:table-cell>
          <table:table-cell office:value-type="float" office:value="0.0000007874" calcext:value-type="float">
            <text:p>7.874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B30]" office:value-type="float" office:value="128" calcext:value-type="float">
            <text:p>128</text:p>
          </table:table-cell>
          <table:table-cell office:value-type="float" office:value="0.0000012043" calcext:value-type="float">
            <text:p>1.2043E-06</text:p>
          </table:table-cell>
          <table:table-cell office:value-type="float" office:value="0.0000007605" calcext:value-type="float">
            <text:p>7.605E-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461" calcext:value-type="float">
            <text:p>1.461E-06</text:p>
          </table:table-cell>
          <table:table-cell office:value-type="float" office:value="0.0000015447" calcext:value-type="float">
            <text:p>1.5447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8*[.B37]" office:value-type="float" office:value="32" calcext:value-type="float">
            <text:p>32</text:p>
          </table:table-cell>
          <table:table-cell office:value-type="float" office:value="0.0000012746" calcext:value-type="float">
            <text:p>1.2746E-06</text:p>
          </table:table-cell>
          <table:table-cell office:value-type="float" office:value="0.0000013166" calcext:value-type="float">
            <text:p>1.3166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4*[.B37]" office:value-type="float" office:value="64" calcext:value-type="float">
            <text:p>64</text:p>
          </table:table-cell>
          <table:table-cell office:value-type="float" office:value="0.0000010068" calcext:value-type="float">
            <text:p>1.0068E-06</text:p>
          </table:table-cell>
          <table:table-cell office:value-type="float" office:value="0.0000012293" calcext:value-type="float">
            <text:p>1.2293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2*[.B37]" office:value-type="float" office:value="128" calcext:value-type="float">
            <text:p>128</text:p>
          </table:table-cell>
          <table:table-cell office:value-type="float" office:value="0.000001219" calcext:value-type="float">
            <text:p>1.219E-06</text:p>
          </table:table-cell>
          <table:table-cell office:value-type="float" office:value="0.0000010696" calcext:value-type="float">
            <text:p>1.0696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3/4*[.B37]" office:value-type="float" office:value="192" calcext:value-type="float">
            <text:p>192</text:p>
          </table:table-cell>
          <table:table-cell office:value-type="float" office:value="0.0000016226" calcext:value-type="float">
            <text:p>1.6226E-06</text:p>
          </table:table-cell>
          <table:table-cell office:value-type="float" office:value="0.000000902" calcext:value-type="float">
            <text:p>9.02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7/8*[.B37]" office:value-type="float" office:value="224" calcext:value-type="float">
            <text:p>224</text:p>
          </table:table-cell>
          <table:table-cell office:value-type="float" office:value="0.0000015468" calcext:value-type="float">
            <text:p>1.5468E-06</text:p>
          </table:table-cell>
          <table:table-cell office:value-type="float" office:value="0.0000008239" calcext:value-type="float">
            <text:p>8.239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B37]" office:value-type="float" office:value="256" calcext:value-type="float">
            <text:p>256</text:p>
          </table:table-cell>
          <table:table-cell office:value-type="float" office:value="0.0000016363" calcext:value-type="float">
            <text:p>1.6363E-06</text:p>
          </table:table-cell>
          <table:table-cell office:value-type="float" office:value="0.0000007616" calcext:value-type="float">
            <text:p>7.616E-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4882" calcext:value-type="float">
            <text:p>1.4882E-06</text:p>
          </table:table-cell>
          <table:table-cell office:value-type="float" office:value="0.0000022662" calcext:value-type="float">
            <text:p>2.2662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8*[.B44]" office:value-type="float" office:value="64" calcext:value-type="float">
            <text:p>64</text:p>
          </table:table-cell>
          <table:table-cell office:value-type="float" office:value="0.0000014466" calcext:value-type="float">
            <text:p>1.4466E-06</text:p>
          </table:table-cell>
          <table:table-cell office:value-type="float" office:value="0.0000018757" calcext:value-type="float">
            <text:p>1.8757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4*[.B44]" office:value-type="float" office:value="128" calcext:value-type="float">
            <text:p>128</text:p>
          </table:table-cell>
          <table:table-cell office:value-type="float" office:value="0.0000012089" calcext:value-type="float">
            <text:p>1.2089E-06</text:p>
          </table:table-cell>
          <table:table-cell office:value-type="float" office:value="0.0000017297" calcext:value-type="float">
            <text:p>1.7297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2*[.B44]" office:value-type="float" office:value="256" calcext:value-type="float">
            <text:p>256</text:p>
          </table:table-cell>
          <table:table-cell office:value-type="float" office:value="0.0000018233" calcext:value-type="float">
            <text:p>1.8233E-06</text:p>
          </table:table-cell>
          <table:table-cell office:value-type="float" office:value="0.0000014062" calcext:value-type="float">
            <text:p>1.4062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3/4*[.B44]" office:value-type="float" office:value="384" calcext:value-type="float">
            <text:p>384</text:p>
          </table:table-cell>
          <table:table-cell office:value-type="float" office:value="0.0000022247" calcext:value-type="float">
            <text:p>2.2247E-06</text:p>
          </table:table-cell>
          <table:table-cell office:value-type="float" office:value="0.0000010963" calcext:value-type="float">
            <text:p>1.0963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7/8*[.B44]" office:value-type="float" office:value="448" calcext:value-type="float">
            <text:p>448</text:p>
          </table:table-cell>
          <table:table-cell office:value-type="float" office:value="0.0000024663" calcext:value-type="float">
            <text:p>2.4663E-06</text:p>
          </table:table-cell>
          <table:table-cell office:value-type="float" office:value="0.0000009636" calcext:value-type="float">
            <text:p>9.636E-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B44]" office:value-type="float" office:value="512" calcext:value-type="float">
            <text:p>512</text:p>
          </table:table-cell>
          <table:table-cell office:value-type="float" office:value="0.0000025721" calcext:value-type="float">
            <text:p>2.5721E-06</text:p>
          </table:table-cell>
          <table:table-cell office:value-type="float" office:value="0.0000007966" calcext:value-type="float">
            <text:p>7.966E-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227" calcext:value-type="float">
            <text:p>1.5227E-06</text:p>
          </table:table-cell>
          <table:table-cell office:value-type="float" office:value="0.0000036389" calcext:value-type="float">
            <text:p>3.6389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8*[.B51]" office:value-type="float" office:value="128" calcext:value-type="float">
            <text:p>128</text:p>
          </table:table-cell>
          <table:table-cell office:value-type="float" office:value="0.0000016827" calcext:value-type="float">
            <text:p>1.6827E-06</text:p>
          </table:table-cell>
          <table:table-cell office:value-type="float" office:value="0.0000030184" calcext:value-type="float">
            <text:p>3.0184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4*[.B51]" office:value-type="float" office:value="256" calcext:value-type="float">
            <text:p>256</text:p>
          </table:table-cell>
          <table:table-cell office:value-type="float" office:value="0.0000018296" calcext:value-type="float">
            <text:p>1.8296E-06</text:p>
          </table:table-cell>
          <table:table-cell office:value-type="float" office:value="0.0000027154" calcext:value-type="float">
            <text:p>2.7154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2*[.B51]" office:value-type="float" office:value="512" calcext:value-type="float">
            <text:p>512</text:p>
          </table:table-cell>
          <table:table-cell office:value-type="float" office:value="0.0000028867" calcext:value-type="float">
            <text:p>2.8867E-06</text:p>
          </table:table-cell>
          <table:table-cell office:value-type="float" office:value="0.0000020947" calcext:value-type="float">
            <text:p>2.0947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3/4*[.B51]" office:value-type="float" office:value="768" calcext:value-type="float">
            <text:p>768</text:p>
          </table:table-cell>
          <table:table-cell office:value-type="float" office:value="0.0000037575" calcext:value-type="float">
            <text:p>3.7575E-06</text:p>
          </table:table-cell>
          <table:table-cell office:value-type="float" office:value="0.0000014669" calcext:value-type="float">
            <text:p>1.4669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7/8*[.B51]" office:value-type="float" office:value="896" calcext:value-type="float">
            <text:p>896</text:p>
          </table:table-cell>
          <table:table-cell office:value-type="float" office:value="0.0000039809" calcext:value-type="float">
            <text:p>3.9809E-06</text:p>
          </table:table-cell>
          <table:table-cell office:value-type="float" office:value="0.000001162" calcext:value-type="float">
            <text:p>1.162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B51]" office:value-type="float" office:value="1024" calcext:value-type="float">
            <text:p>1024</text:p>
          </table:table-cell>
          <table:table-cell office:value-type="float" office:value="0.0000045722" calcext:value-type="float">
            <text:p>4.5722E-06</text:p>
          </table:table-cell>
          <table:table-cell office:value-type="float" office:value="0.0000008339" calcext:value-type="float">
            <text:p>8.339E-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069" calcext:value-type="float">
            <text:p>1.5069E-06</text:p>
          </table:table-cell>
          <table:table-cell office:value-type="float" office:value="0.000006472" calcext:value-type="float">
            <text:p>6.472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8*[.B58]" office:value-type="float" office:value="256" calcext:value-type="float">
            <text:p>256</text:p>
          </table:table-cell>
          <table:table-cell office:value-type="float" office:value="0.0000023926" calcext:value-type="float">
            <text:p>2.3926E-06</text:p>
          </table:table-cell>
          <table:table-cell office:value-type="float" office:value="0.0000053075" calcext:value-type="float">
            <text:p>5.3075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4*[.B58]" office:value-type="float" office:value="512" calcext:value-type="float">
            <text:p>512</text:p>
          </table:table-cell>
          <table:table-cell office:value-type="float" office:value="0.0000029184" calcext:value-type="float">
            <text:p>2.9184E-06</text:p>
          </table:table-cell>
          <table:table-cell office:value-type="float" office:value="0.0000046904" calcext:value-type="float">
            <text:p>4.6904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2*[.B58]" office:value-type="float" office:value="1024" calcext:value-type="float">
            <text:p>1024</text:p>
          </table:table-cell>
          <table:table-cell office:value-type="float" office:value="0.0000051642" calcext:value-type="float">
            <text:p>5.1642E-06</text:p>
          </table:table-cell>
          <table:table-cell office:value-type="float" office:value="0.0000034926" calcext:value-type="float">
            <text:p>3.4926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3/4*[.B58]" office:value-type="float" office:value="1536" calcext:value-type="float">
            <text:p>1536</text:p>
          </table:table-cell>
          <table:table-cell office:value-type="float" office:value="0.0000070193" calcext:value-type="float">
            <text:p>7.0193E-06</text:p>
          </table:table-cell>
          <table:table-cell office:value-type="float" office:value="0.0000022045" calcext:value-type="float">
            <text:p>2.2045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7/8*[.B58]" office:value-type="float" office:value="1792" calcext:value-type="float">
            <text:p>1792</text:p>
          </table:table-cell>
          <table:table-cell office:value-type="float" office:value="0.0000077088" calcext:value-type="float">
            <text:p>7.7088E-06</text:p>
          </table:table-cell>
          <table:table-cell office:value-type="float" office:value="0.0000015318" calcext:value-type="float">
            <text:p>1.5318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B58]" office:value-type="float" office:value="2048" calcext:value-type="float">
            <text:p>2048</text:p>
          </table:table-cell>
          <table:table-cell office:value-type="float" office:value="0.0000086416" calcext:value-type="float">
            <text:p>8.6416E-06</text:p>
          </table:table-cell>
          <table:table-cell office:value-type="float" office:value="0.0000008591" calcext:value-type="float">
            <text:p>8.591E-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5447" calcext:value-type="float">
            <text:p>1.5447E-06</text:p>
          </table:table-cell>
          <table:table-cell office:value-type="float" office:value="0.0000117171" calcext:value-type="float">
            <text:p>1.17171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8*[.B65]" office:value-type="float" office:value="512" calcext:value-type="float">
            <text:p>512</text:p>
          </table:table-cell>
          <table:table-cell office:value-type="float" office:value="0.0000036934" calcext:value-type="float">
            <text:p>3.6934E-06</text:p>
          </table:table-cell>
          <table:table-cell office:value-type="float" office:value="0.0000100005" calcext:value-type="float">
            <text:p>1.00005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4*[.B65]" office:value-type="float" office:value="1024" calcext:value-type="float">
            <text:p>1024</text:p>
          </table:table-cell>
          <table:table-cell office:value-type="float" office:value="0.0000051276" calcext:value-type="float">
            <text:p>5.1276E-06</text:p>
          </table:table-cell>
          <table:table-cell office:value-type="float" office:value="0.0000089221" calcext:value-type="float">
            <text:p>8.9221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2*[.B65]" office:value-type="float" office:value="2048" calcext:value-type="float">
            <text:p>2048</text:p>
          </table:table-cell>
          <table:table-cell office:value-type="float" office:value="0.0000099924" calcext:value-type="float">
            <text:p>9.9924E-06</text:p>
          </table:table-cell>
          <table:table-cell office:value-type="float" office:value="0.000006266" calcext:value-type="float">
            <text:p>6.266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3/4*[.B65]" office:value-type="float" office:value="3072" calcext:value-type="float">
            <text:p>3072</text:p>
          </table:table-cell>
          <table:table-cell office:value-type="float" office:value="0.0000135207" calcext:value-type="float">
            <text:p>1.35207E-05</text:p>
          </table:table-cell>
          <table:table-cell office:value-type="float" office:value="0.0000036014" calcext:value-type="float">
            <text:p>3.6014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7/8*[.B65]" office:value-type="float" office:value="3584" calcext:value-type="float">
            <text:p>3584</text:p>
          </table:table-cell>
          <table:table-cell office:value-type="float" office:value="0.0000143496" calcext:value-type="float">
            <text:p>1.43496E-05</text:p>
          </table:table-cell>
          <table:table-cell office:value-type="float" office:value="0.0000022563" calcext:value-type="float">
            <text:p>2.2563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B65]" office:value-type="float" office:value="4096" calcext:value-type="float">
            <text:p>4096</text:p>
          </table:table-cell>
          <table:table-cell office:value-type="float" office:value="0.0000162829" calcext:value-type="float">
            <text:p>1.62829E-05</text:p>
          </table:table-cell>
          <table:table-cell office:value-type="float" office:value="0.0000009058" calcext:value-type="float">
            <text:p>9.058E-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0000014543" calcext:value-type="float">
            <text:p>1.4543E-06</text:p>
          </table:table-cell>
          <table:table-cell office:value-type="float" office:value="0.0000223974" calcext:value-type="float">
            <text:p>2.23974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8*[.B72]" office:value-type="float" office:value="1024" calcext:value-type="float">
            <text:p>1024</text:p>
          </table:table-cell>
          <table:table-cell office:value-type="float" office:value="0.0000062485" calcext:value-type="float">
            <text:p>6.2485E-06</text:p>
          </table:table-cell>
          <table:table-cell office:value-type="float" office:value="0.0000193807" calcext:value-type="float">
            <text:p>1.93807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4*[.B72]" office:value-type="float" office:value="2048" calcext:value-type="float">
            <text:p>2048</text:p>
          </table:table-cell>
          <table:table-cell office:value-type="float" office:value="0.0000101716" calcext:value-type="float">
            <text:p>1.01716E-05</text:p>
          </table:table-cell>
          <table:table-cell office:value-type="float" office:value="0.0000170975" calcext:value-type="float">
            <text:p>1.70975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1/2*[.B72]" office:value-type="float" office:value="4096" calcext:value-type="float">
            <text:p>4096</text:p>
          </table:table-cell>
          <table:table-cell office:value-type="float" office:value="0.0000189918" calcext:value-type="float">
            <text:p>1.89918E-05</text:p>
          </table:table-cell>
          <table:table-cell office:value-type="float" office:value="0.0000118424" calcext:value-type="float">
            <text:p>1.18424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3/4*[.B72]" office:value-type="float" office:value="6144" calcext:value-type="float">
            <text:p>6144</text:p>
          </table:table-cell>
          <table:table-cell office:value-type="float" office:value="0.0000261528" calcext:value-type="float">
            <text:p>2.61528E-05</text:p>
          </table:table-cell>
          <table:table-cell office:value-type="float" office:value="0.0000063797" calcext:value-type="float">
            <text:p>6.3797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7/8*[.B72]" office:value-type="float" office:value="7168" calcext:value-type="float">
            <text:p>7168</text:p>
          </table:table-cell>
          <table:table-cell office:value-type="float" office:value="0.0000286002" calcext:value-type="float">
            <text:p>2.86002E-05</text:p>
          </table:table-cell>
          <table:table-cell office:value-type="float" office:value="0.0000035472" calcext:value-type="float">
            <text:p>3.5472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B72]" office:value-type="float" office:value="8192" calcext:value-type="float">
            <text:p>8192</text:p>
          </table:table-cell>
          <table:table-cell office:value-type="float" office:value="0.0000315983" calcext:value-type="float">
            <text:p>3.15983E-05</text:p>
          </table:table-cell>
          <table:table-cell office:value-type="float" office:value="0.000000906" calcext:value-type="float">
            <text:p>9.06E-07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_3" table:style-name="ta2">
        <table:shapes>
          <draw:frame draw:z-index="0" draw:name="Chart 1" draw:style-name="gr1" svg:width="6.2988in" svg:height="3.5429in" svg:x="4.2028in" svg:y="9.5256in">
            <draw:object draw:notify-on-update-of-ranges="Operation_3.F3:Operation_3.F13 Operation_3.G3:Operation_3.G3 Operation_3.G3:Operation_3.G13 Operation_3.F3:Operation_3.F13 Operation_3.H2:Operation_3.H2 Operation_3.H3:Operation_3.H13 Operation_3.F3:Operation_3.F13 Operation_3.I2:Operation_3.I2 Operation_3.I3:Operation_3.I13 Operation_3.F3:Operation_3.F13 Operation_3.J2:Operation_3.J2 Operation_3.J3:Operation_3.J13 Operation_3.F3:Operation_3.F13 Operation_3.K2:Operation_3.K2 Operation_3.K3:Operation_3.K13 Operation_3.F3:Operation_3.F13 Operation_3.L2:Operation_3.L2 Operation_3.L3:Operation_3.L13 Operation_3.F3:Operation_3.F13 Operation_3.M2:Operation_3.M2 Operation_3.M3:Operation_3.M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Chart 2" draw:style-name="gr1" svg:width="6.2988in" svg:height="3.5429in" svg:x="4.2339in" svg:y="12.985in">
            <draw:object draw:notify-on-update-of-ranges="Operation_3.F3:Operation_3.F13 Operation_3.N2:Operation_3.N2 Operation_3.N3:Operation_3.N13 Operation_3.F3:Operation_3.F13 Operation_3.O2:Operation_3.O2 Operation_3.O3:Operation_3.O13 Operation_3.F3:Operation_3.F13 Operation_3.P2:Operation_3.P2 Operation_3.P3:Operation_3.P13 Operation_3.F3:Operation_3.F13 Operation_3.Q2:Operation_3.Q2 Operation_3.Q3:Operation_3.Q13 Operation_3.F3:Operation_3.F13 Operation_3.R2:Operation_3.R2 Operation_3.R3:Operation_3.R13 Operation_3.F3:Operation_3.F13 Operation_3.S2:Operation_3.S2 Operation_3.S3:Operation_3.S13 Operation_3.F3:Operation_3.F13 Operation_3.T2:Operation_3.T2 Operation_3.T3:Operation_3.T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6.2988in" svg:height="3.5429in" svg:x="4.013in" svg:y="3.9807in">
            <draw:object draw:notify-on-update-of-ranges="Operation_3.F17:Operation_3.F17 Operation_3.G17:Operation_3.M17 Operation_3.F18:Operation_3.F18 Operation_3.G18:Operation_3.M18 Operation_3.F19:Operation_3.F19 Operation_3.G19:Operation_3.M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 table:number-columns-repeated="2"/>
          <table:table-cell table:style-name="ce7" office:value-type="string" calcext:value-type="string" table:number-columns-spanned="7" table:number-rows-spanned="1">
            <text:p>Linked List</text:p>
          </table:table-cell>
          <table:covered-table-cell table:number-columns-repeated="6"/>
          <table:table-cell table:style-name="ce7" office:value-type="string" calcext:value-type="string" table:number-columns-spanned="7" table:number-rows-spanned="1">
            <text:p>Array</text:p>
          </table:table-cell>
          <table:covered-table-cell table:number-columns-repeated="6"/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16571" calcext:value-type="float">
            <text:p>1.6571E-06</text:p>
          </table:table-cell>
          <table:table-cell office:value-type="float" office:value="0.0000009146" calcext:value-type="float">
            <text:p>9.146E-07</text:p>
          </table:table-cell>
          <table:table-cell/>
          <table:table-cell office:value-type="string" calcext:value-type="string">
            <text:p>Test Size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979" calcext:value-type="float">
            <text:p>7.979E-07</text:p>
          </table:table-cell>
          <table:table-cell office:value-type="float" office:value="0.0000007767" calcext:value-type="float">
            <text:p>7.76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16571" calcext:value-type="float">
            <text:p>1.6571E-06</text:p>
          </table:table-cell>
          <table:table-cell office:value-type="float" office:value="0.0000007979" calcext:value-type="float">
            <text:p>7.979E-07</text:p>
          </table:table-cell>
          <table:table-cell office:value-type="float" office:value="0.0000007817" calcext:value-type="float">
            <text:p>7.817E-07</text:p>
          </table:table-cell>
          <table:table-cell office:value-type="float" office:value="0.0000008134" calcext:value-type="float">
            <text:p>8.134E-07</text:p>
          </table:table-cell>
          <table:table-cell office:value-type="float" office:value="0.0000007795" calcext:value-type="float">
            <text:p>7.795E-07</text:p>
          </table:table-cell>
          <table:table-cell office:value-type="float" office:value="0.0000007821" calcext:value-type="float">
            <text:p>7.821E-07</text:p>
          </table:table-cell>
          <table:table-cell office:value-type="float" office:value="0.0000007644" calcext:value-type="float">
            <text:p>7.644E-07</text:p>
          </table:table-cell>
          <table:table-cell office:value-type="float" office:value="0.0000009146" calcext:value-type="float">
            <text:p>9.146E-07</text:p>
          </table:table-cell>
          <table:table-cell office:value-type="float" office:value="0.0000007767" calcext:value-type="float">
            <text:p>7.767E-07</text:p>
          </table:table-cell>
          <table:table-cell office:value-type="float" office:value="0.0000007515" calcext:value-type="float">
            <text:p>7.515E-07</text:p>
          </table:table-cell>
          <table:table-cell office:value-type="float" office:value="0.0000007518" calcext:value-type="float">
            <text:p>7.518E-07</text:p>
          </table:table-cell>
          <table:table-cell office:value-type="float" office:value="0.0000007542" calcext:value-type="float">
            <text:p>7.542E-07</text:p>
          </table:table-cell>
          <table:table-cell office:value-type="float" office:value="0.000000755" calcext:value-type="float">
            <text:p>7.55E-07</text:p>
          </table:table-cell>
          <table:table-cell office:value-type="float" office:value="0.0000007346" calcext:value-type="float">
            <text:p>7.346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817" calcext:value-type="float">
            <text:p>7.817E-07</text:p>
          </table:table-cell>
          <table:table-cell office:value-type="float" office:value="0.0000007515" calcext:value-type="float">
            <text:p>7.515E-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015908" calcext:value-type="float">
            <text:p>1.5908E-06</text:p>
          </table:table-cell>
          <table:table-cell office:value-type="float" office:value="0.0000008503" calcext:value-type="float">
            <text:p>8.503E-07</text:p>
          </table:table-cell>
          <table:table-cell office:value-type="float" office:value="0.0000008207" calcext:value-type="float">
            <text:p>8.207E-07</text:p>
          </table:table-cell>
          <table:table-cell office:value-type="float" office:value="0.0000008031" calcext:value-type="float">
            <text:p>8.031E-07</text:p>
          </table:table-cell>
          <table:table-cell office:value-type="float" office:value="0.0000007944" calcext:value-type="float">
            <text:p>7.944E-07</text:p>
          </table:table-cell>
          <table:table-cell office:value-type="float" office:value="0.0000007988" calcext:value-type="float">
            <text:p>7.988E-07</text:p>
          </table:table-cell>
          <table:table-cell office:value-type="float" office:value="0.0000007926" calcext:value-type="float">
            <text:p>7.926E-07</text:p>
          </table:table-cell>
          <table:table-cell office:value-type="float" office:value="0.0000009056" calcext:value-type="float">
            <text:p>9.056E-07</text:p>
          </table:table-cell>
          <table:table-cell office:value-type="float" office:value="0.000000796" calcext:value-type="float">
            <text:p>7.96E-07</text:p>
          </table:table-cell>
          <table:table-cell office:value-type="float" office:value="0.0000007586" calcext:value-type="float">
            <text:p>7.586E-07</text:p>
          </table:table-cell>
          <table:table-cell office:value-type="float" office:value="0.0000007479" calcext:value-type="float">
            <text:p>7.479E-07</text:p>
          </table:table-cell>
          <table:table-cell office:value-type="float" office:value="0.0000007503" calcext:value-type="float">
            <text:p>7.503E-07</text:p>
          </table:table-cell>
          <table:table-cell office:value-type="float" office:value="0.0000007455" calcext:value-type="float">
            <text:p>7.455E-07</text:p>
          </table:table-cell>
          <table:table-cell office:value-type="float" office:value="0.0000007375" calcext:value-type="float">
            <text:p>7.375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8134" calcext:value-type="float">
            <text:p>8.134E-07</text:p>
          </table:table-cell>
          <table:table-cell office:value-type="float" office:value="0.0000007518" calcext:value-type="float">
            <text:p>7.518E-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015699" calcext:value-type="float">
            <text:p>1.5699E-06</text:p>
          </table:table-cell>
          <table:table-cell office:value-type="float" office:value="0.0000010048" calcext:value-type="float">
            <text:p>1.0048E-06</text:p>
          </table:table-cell>
          <table:table-cell office:value-type="float" office:value="0.0000008444" calcext:value-type="float">
            <text:p>8.444E-07</text:p>
          </table:table-cell>
          <table:table-cell office:value-type="float" office:value="0.0000008634" calcext:value-type="float">
            <text:p>8.634E-07</text:p>
          </table:table-cell>
          <table:table-cell office:value-type="float" office:value="0.0000008464" calcext:value-type="float">
            <text:p>8.464E-07</text:p>
          </table:table-cell>
          <table:table-cell office:value-type="float" office:value="0.0000008513" calcext:value-type="float">
            <text:p>8.513E-07</text:p>
          </table:table-cell>
          <table:table-cell office:value-type="float" office:value="0.0000008528" calcext:value-type="float">
            <text:p>8.528E-07</text:p>
          </table:table-cell>
          <table:table-cell office:value-type="float" office:value="0.0000009738" calcext:value-type="float">
            <text:p>9.738E-07</text:p>
          </table:table-cell>
          <table:table-cell office:value-type="float" office:value="0.0000008519" calcext:value-type="float">
            <text:p>8.519E-07</text:p>
          </table:table-cell>
          <table:table-cell office:value-type="float" office:value="0.0000008193" calcext:value-type="float">
            <text:p>8.193E-07</text:p>
          </table:table-cell>
          <table:table-cell office:value-type="float" office:value="0.000000795" calcext:value-type="float">
            <text:p>7.95E-07</text:p>
          </table:table-cell>
          <table:table-cell office:value-type="float" office:value="0.0000007573" calcext:value-type="float">
            <text:p>7.573E-07</text:p>
          </table:table-cell>
          <table:table-cell office:value-type="float" office:value="0.0000007354" calcext:value-type="float">
            <text:p>7.354E-07</text:p>
          </table:table-cell>
          <table:table-cell office:value-type="float" office:value="0.0000007541" calcext:value-type="float">
            <text:p>7.541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95" calcext:value-type="float">
            <text:p>7.795E-07</text:p>
          </table:table-cell>
          <table:table-cell office:value-type="float" office:value="0.0000007542" calcext:value-type="float">
            <text:p>7.542E-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01604" calcext:value-type="float">
            <text:p>1.604E-06</text:p>
          </table:table-cell>
          <table:table-cell office:value-type="float" office:value="0.0000011077" calcext:value-type="float">
            <text:p>1.1077E-06</text:p>
          </table:table-cell>
          <table:table-cell office:value-type="float" office:value="0.0000009488" calcext:value-type="float">
            <text:p>9.488E-07</text:p>
          </table:table-cell>
          <table:table-cell office:value-type="float" office:value="0.0000010097" calcext:value-type="float">
            <text:p>1.0097E-06</text:p>
          </table:table-cell>
          <table:table-cell office:value-type="float" office:value="0.0000009551" calcext:value-type="float">
            <text:p>9.551E-07</text:p>
          </table:table-cell>
          <table:table-cell office:value-type="float" office:value="0.000000933" calcext:value-type="float">
            <text:p>9.33E-07</text:p>
          </table:table-cell>
          <table:table-cell office:value-type="float" office:value="0.0000009422" calcext:value-type="float">
            <text:p>9.422E-07</text:p>
          </table:table-cell>
          <table:table-cell office:value-type="float" office:value="0.0000010696" calcext:value-type="float">
            <text:p>1.0696E-06</text:p>
          </table:table-cell>
          <table:table-cell office:value-type="float" office:value="0.0000009433" calcext:value-type="float">
            <text:p>9.433E-07</text:p>
          </table:table-cell>
          <table:table-cell office:value-type="float" office:value="0.0000008842" calcext:value-type="float">
            <text:p>8.842E-07</text:p>
          </table:table-cell>
          <table:table-cell office:value-type="float" office:value="0.0000008392" calcext:value-type="float">
            <text:p>8.392E-07</text:p>
          </table:table-cell>
          <table:table-cell office:value-type="float" office:value="0.0000007833" calcext:value-type="float">
            <text:p>7.833E-07</text:p>
          </table:table-cell>
          <table:table-cell office:value-type="float" office:value="0.0000007579" calcext:value-type="float">
            <text:p>7.579E-07</text:p>
          </table:table-cell>
          <table:table-cell office:value-type="float" office:value="0.0000007479" calcext:value-type="float">
            <text:p>7.479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821" calcext:value-type="float">
            <text:p>7.821E-07</text:p>
          </table:table-cell>
          <table:table-cell office:value-type="float" office:value="0.000000755" calcext:value-type="float">
            <text:p>7.55E-0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015584" calcext:value-type="float">
            <text:p>1.5584E-06</text:p>
          </table:table-cell>
          <table:table-cell office:value-type="float" office:value="0.0000015041" calcext:value-type="float">
            <text:p>1.5041E-06</text:p>
          </table:table-cell>
          <table:table-cell office:value-type="float" office:value="0.0000011846" calcext:value-type="float">
            <text:p>1.1846E-06</text:p>
          </table:table-cell>
          <table:table-cell office:value-type="float" office:value="0.0000013287" calcext:value-type="float">
            <text:p>1.3287E-06</text:p>
          </table:table-cell>
          <table:table-cell office:value-type="float" office:value="0.0000012347" calcext:value-type="float">
            <text:p>1.2347E-06</text:p>
          </table:table-cell>
          <table:table-cell office:value-type="float" office:value="0.0000011455" calcext:value-type="float">
            <text:p>1.1455E-06</text:p>
          </table:table-cell>
          <table:table-cell office:value-type="float" office:value="0.0000011629" calcext:value-type="float">
            <text:p>1.1629E-06</text:p>
          </table:table-cell>
          <table:table-cell office:value-type="float" office:value="0.0000012945" calcext:value-type="float">
            <text:p>1.2945E-06</text:p>
          </table:table-cell>
          <table:table-cell office:value-type="float" office:value="0.0000011007" calcext:value-type="float">
            <text:p>1.1007E-06</text:p>
          </table:table-cell>
          <table:table-cell office:value-type="float" office:value="0.0000010349" calcext:value-type="float">
            <text:p>1.0349E-06</text:p>
          </table:table-cell>
          <table:table-cell office:value-type="float" office:value="0.000000915" calcext:value-type="float">
            <text:p>9.15E-07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7835" calcext:value-type="float">
            <text:p>7.835E-07</text:p>
          </table:table-cell>
          <table:table-cell office:value-type="float" office:value="0.0000007612" calcext:value-type="float">
            <text:p>7.612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644" calcext:value-type="float">
            <text:p>7.644E-07</text:p>
          </table:table-cell>
          <table:table-cell office:value-type="float" office:value="0.0000007346" calcext:value-type="float">
            <text:p>7.346E-0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000015996" calcext:value-type="float">
            <text:p>1.5996E-06</text:p>
          </table:table-cell>
          <table:table-cell office:value-type="float" office:value="0.0000021624" calcext:value-type="float">
            <text:p>2.1624E-06</text:p>
          </table:table-cell>
          <table:table-cell office:value-type="float" office:value="0.0000016347" calcext:value-type="float">
            <text:p>1.6347E-06</text:p>
          </table:table-cell>
          <table:table-cell office:value-type="float" office:value="0.000001785" calcext:value-type="float">
            <text:p>1.785E-06</text:p>
          </table:table-cell>
          <table:table-cell office:value-type="float" office:value="0.000001651" calcext:value-type="float">
            <text:p>1.651E-06</text:p>
          </table:table-cell>
          <table:table-cell office:value-type="float" office:value="0.0000015556" calcext:value-type="float">
            <text:p>1.5556E-06</text:p>
          </table:table-cell>
          <table:table-cell office:value-type="float" office:value="0.0000016302" calcext:value-type="float">
            <text:p>1.6302E-06</text:p>
          </table:table-cell>
          <table:table-cell office:value-type="float" office:value="0.0000016955" calcext:value-type="float">
            <text:p>1.6955E-06</text:p>
          </table:table-cell>
          <table:table-cell office:value-type="float" office:value="0.0000014503" calcext:value-type="float">
            <text:p>1.4503E-06</text:p>
          </table:table-cell>
          <table:table-cell office:value-type="float" office:value="0.0000013447" calcext:value-type="float">
            <text:p>1.3447E-06</text:p>
          </table:table-cell>
          <table:table-cell office:value-type="float" office:value="0.0000011271" calcext:value-type="float">
            <text:p>1.1271E-06</text:p>
          </table:table-cell>
          <table:table-cell office:value-type="float" office:value="0.0000009247" calcext:value-type="float">
            <text:p>9.247E-07</text:p>
          </table:table-cell>
          <table:table-cell office:value-type="float" office:value="0.0000008358" calcext:value-type="float">
            <text:p>8.358E-07</text:p>
          </table:table-cell>
          <table:table-cell office:value-type="float" office:value="0.0000007509" calcext:value-type="float">
            <text:p>7.509E-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015908" calcext:value-type="float">
            <text:p>1.5908E-06</text:p>
          </table:table-cell>
          <table:table-cell office:value-type="float" office:value="0.0000009056" calcext:value-type="float">
            <text:p>9.056E-0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000015228" calcext:value-type="float">
            <text:p>1.5228E-06</text:p>
          </table:table-cell>
          <table:table-cell office:value-type="float" office:value="0.0000031376" calcext:value-type="float">
            <text:p>3.1376E-06</text:p>
          </table:table-cell>
          <table:table-cell office:value-type="float" office:value="0.0000022271" calcext:value-type="float">
            <text:p>2.2271E-06</text:p>
          </table:table-cell>
          <table:table-cell office:value-type="float" office:value="0.0000026261" calcext:value-type="float">
            <text:p>2.6261E-06</text:p>
          </table:table-cell>
          <table:table-cell office:value-type="float" office:value="0.0000024773" calcext:value-type="float">
            <text:p>2.4773E-06</text:p>
          </table:table-cell>
          <table:table-cell office:value-type="float" office:value="0.0000024493" calcext:value-type="float">
            <text:p>2.4493E-06</text:p>
          </table:table-cell>
          <table:table-cell office:value-type="float" office:value="0.0000026003" calcext:value-type="float">
            <text:p>2.6003E-06</text:p>
          </table:table-cell>
          <table:table-cell office:value-type="float" office:value="0.0000025126" calcext:value-type="float">
            <text:p>2.5126E-06</text:p>
          </table:table-cell>
          <table:table-cell office:value-type="float" office:value="0.0000021478" calcext:value-type="float">
            <text:p>2.1478E-06</text:p>
          </table:table-cell>
          <table:table-cell office:value-type="float" office:value="0.0000019153" calcext:value-type="float">
            <text:p>1.9153E-06</text:p>
          </table:table-cell>
          <table:table-cell office:value-type="float" office:value="0.0000015278" calcext:value-type="float">
            <text:p>1.5278E-06</text:p>
          </table:table-cell>
          <table:table-cell office:value-type="float" office:value="0.0000011157" calcext:value-type="float">
            <text:p>1.1157E-06</text:p>
          </table:table-cell>
          <table:table-cell office:value-type="float" office:value="0.0000009342" calcext:value-type="float">
            <text:p>9.342E-07</text:p>
          </table:table-cell>
          <table:table-cell office:value-type="float" office:value="0.000000768" calcext:value-type="float">
            <text:p>7.68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8503" calcext:value-type="float">
            <text:p>8.503E-07</text:p>
          </table:table-cell>
          <table:table-cell office:value-type="float" office:value="0.000000796" calcext:value-type="float">
            <text:p>7.96E-0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000015351" calcext:value-type="float">
            <text:p>1.5351E-06</text:p>
          </table:table-cell>
          <table:table-cell office:value-type="float" office:value="0.0000044133" calcext:value-type="float">
            <text:p>4.4133E-06</text:p>
          </table:table-cell>
          <table:table-cell office:value-type="float" office:value="0.0000031382" calcext:value-type="float">
            <text:p>3.1382E-06</text:p>
          </table:table-cell>
          <table:table-cell office:value-type="float" office:value="0.000004267" calcext:value-type="float">
            <text:p>4.267E-06</text:p>
          </table:table-cell>
          <table:table-cell office:value-type="float" office:value="0.0000047058" calcext:value-type="float">
            <text:p>4.7058E-06</text:p>
          </table:table-cell>
          <table:table-cell office:value-type="float" office:value="0.0000047784" calcext:value-type="float">
            <text:p>4.7784E-06</text:p>
          </table:table-cell>
          <table:table-cell office:value-type="float" office:value="0.0000052573" calcext:value-type="float">
            <text:p>5.2573E-06</text:p>
          </table:table-cell>
          <table:table-cell office:value-type="float" office:value="0.0000041091" calcext:value-type="float">
            <text:p>4.1091E-06</text:p>
          </table:table-cell>
          <table:table-cell office:value-type="float" office:value="0.0000034921" calcext:value-type="float">
            <text:p>3.4921E-06</text:p>
          </table:table-cell>
          <table:table-cell office:value-type="float" office:value="0.0000030634" calcext:value-type="float">
            <text:p>3.0634E-06</text:p>
          </table:table-cell>
          <table:table-cell office:value-type="float" office:value="0.0000022818" calcext:value-type="float">
            <text:p>2.2818E-06</text:p>
          </table:table-cell>
          <table:table-cell office:value-type="float" office:value="0.0000015229" calcext:value-type="float">
            <text:p>1.5229E-06</text:p>
          </table:table-cell>
          <table:table-cell office:value-type="float" office:value="0.0000011232" calcext:value-type="float">
            <text:p>1.1232E-06</text:p>
          </table:table-cell>
          <table:table-cell office:value-type="float" office:value="0.000000765" calcext:value-type="float">
            <text:p>7.65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8207" calcext:value-type="float">
            <text:p>8.207E-07</text:p>
          </table:table-cell>
          <table:table-cell office:value-type="float" office:value="0.0000007586" calcext:value-type="float">
            <text:p>7.586E-07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0000015624" calcext:value-type="float">
            <text:p>1.5624E-06</text:p>
          </table:table-cell>
          <table:table-cell office:value-type="float" office:value="0.000006468" calcext:value-type="float">
            <text:p>6.468E-06</text:p>
          </table:table-cell>
          <table:table-cell office:value-type="float" office:value="0.0000048237" calcext:value-type="float">
            <text:p>4.8237E-06</text:p>
          </table:table-cell>
          <table:table-cell office:value-type="float" office:value="0.0000074108" calcext:value-type="float">
            <text:p>7.4108E-06</text:p>
          </table:table-cell>
          <table:table-cell office:value-type="float" office:value="0.0000094713" calcext:value-type="float">
            <text:p>9.4713E-06</text:p>
          </table:table-cell>
          <table:table-cell office:value-type="float" office:value="0.0000103588" calcext:value-type="float">
            <text:p>1.03588E-05</text:p>
          </table:table-cell>
          <table:table-cell office:value-type="float" office:value="0.0000115403" calcext:value-type="float">
            <text:p>1.15403E-05</text:p>
          </table:table-cell>
          <table:table-cell office:value-type="float" office:value="0.0000073312" calcext:value-type="float">
            <text:p>7.3312E-06</text:p>
          </table:table-cell>
          <table:table-cell office:value-type="float" office:value="0.0000062247" calcext:value-type="float">
            <text:p>6.2247E-06</text:p>
          </table:table-cell>
          <table:table-cell office:value-type="float" office:value="0.0000054352" calcext:value-type="float">
            <text:p>5.4352E-06</text:p>
          </table:table-cell>
          <table:table-cell office:value-type="float" office:value="0.0000039289" calcext:value-type="float">
            <text:p>3.9289E-06</text:p>
          </table:table-cell>
          <table:table-cell office:value-type="float" office:value="0.000002319" calcext:value-type="float">
            <text:p>2.319E-06</text:p>
          </table:table-cell>
          <table:table-cell office:value-type="float" office:value="0.0000015027" calcext:value-type="float">
            <text:p>1.5027E-06</text:p>
          </table:table-cell>
          <table:table-cell office:value-type="float" office:value="0.0000007557" calcext:value-type="float">
            <text:p>7.557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8031" calcext:value-type="float">
            <text:p>8.031E-07</text:p>
          </table:table-cell>
          <table:table-cell office:value-type="float" office:value="0.0000007479" calcext:value-type="float">
            <text:p>7.479E-07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0000015306" calcext:value-type="float">
            <text:p>1.5306E-06</text:p>
          </table:table-cell>
          <table:table-cell office:value-type="float" office:value="0.0000126217" calcext:value-type="float">
            <text:p>1.26217E-05</text:p>
          </table:table-cell>
          <table:table-cell office:value-type="float" office:value="0.0000109281" calcext:value-type="float">
            <text:p>1.09281E-05</text:p>
          </table:table-cell>
          <table:table-cell office:value-type="float" office:value="0.000015303" calcext:value-type="float">
            <text:p>1.5303E-05</text:p>
          </table:table-cell>
          <table:table-cell office:value-type="float" office:value="0.0000198015" calcext:value-type="float">
            <text:p>1.98015E-05</text:p>
          </table:table-cell>
          <table:table-cell office:value-type="float" office:value="0.0000221414" calcext:value-type="float">
            <text:p>2.21414E-05</text:p>
          </table:table-cell>
          <table:table-cell office:value-type="float" office:value="0.0000244923" calcext:value-type="float">
            <text:p>2.44923E-05</text:p>
          </table:table-cell>
          <table:table-cell office:value-type="float" office:value="0.0000116457" calcext:value-type="float">
            <text:p>1.16457E-05</text:p>
          </table:table-cell>
          <table:table-cell office:value-type="float" office:value="0.0000100135" calcext:value-type="float">
            <text:p>1.00135E-05</text:p>
          </table:table-cell>
          <table:table-cell office:value-type="float" office:value="0.0000088983" calcext:value-type="float">
            <text:p>8.8983E-06</text:p>
          </table:table-cell>
          <table:table-cell office:value-type="float" office:value="0.0000061263" calcext:value-type="float">
            <text:p>6.1263E-06</text:p>
          </table:table-cell>
          <table:table-cell office:value-type="float" office:value="0.0000034196" calcext:value-type="float">
            <text:p>3.4196E-06</text:p>
          </table:table-cell>
          <table:table-cell office:value-type="float" office:value="0.0000020657" calcext:value-type="float">
            <text:p>2.0657E-06</text:p>
          </table:table-cell>
          <table:table-cell office:value-type="float" office:value="0.0000007528" calcext:value-type="float">
            <text:p>7.528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944" calcext:value-type="float">
            <text:p>7.944E-07</text:p>
          </table:table-cell>
          <table:table-cell office:value-type="float" office:value="0.0000007503" calcext:value-type="float">
            <text:p>7.503E-07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0.0000016037" calcext:value-type="float">
            <text:p>1.6037E-06</text:p>
          </table:table-cell>
          <table:table-cell office:value-type="float" office:value="0.0000192668" calcext:value-type="float">
            <text:p>1.92668E-05</text:p>
          </table:table-cell>
          <table:table-cell office:value-type="float" office:value="0.0000204227" calcext:value-type="float">
            <text:p>2.04227E-05</text:p>
          </table:table-cell>
          <table:table-cell office:value-type="float" office:value="0.0000332523" calcext:value-type="float">
            <text:p>3.32523E-05</text:p>
          </table:table-cell>
          <table:table-cell office:value-type="float" office:value="0.0000422712" calcext:value-type="float">
            <text:p>4.22712E-05</text:p>
          </table:table-cell>
          <table:table-cell office:value-type="float" office:value="0.0000465209" calcext:value-type="float">
            <text:p>4.65209E-05</text:p>
          </table:table-cell>
          <table:table-cell office:value-type="float" office:value="0.0000506246" calcext:value-type="float">
            <text:p>5.06246E-05</text:p>
          </table:table-cell>
          <table:table-cell office:value-type="float" office:value="0.0000223749" calcext:value-type="float">
            <text:p>2.23749E-05</text:p>
          </table:table-cell>
          <table:table-cell office:value-type="float" office:value="0.0000196367" calcext:value-type="float">
            <text:p>1.96367E-05</text:p>
          </table:table-cell>
          <table:table-cell office:value-type="float" office:value="0.0000170814" calcext:value-type="float">
            <text:p>1.70814E-05</text:p>
          </table:table-cell>
          <table:table-cell office:value-type="float" office:value="0.0000117468" calcext:value-type="float">
            <text:p>1.17468E-05</text:p>
          </table:table-cell>
          <table:table-cell office:value-type="float" office:value="0.0000061203" calcext:value-type="float">
            <text:p>6.1203E-06</text:p>
          </table:table-cell>
          <table:table-cell office:value-type="float" office:value="0.0000032722" calcext:value-type="float">
            <text:p>3.2722E-06</text:p>
          </table:table-cell>
          <table:table-cell office:value-type="float" office:value="0.000000719" calcext:value-type="float">
            <text:p>7.19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988" calcext:value-type="float">
            <text:p>7.988E-07</text:p>
          </table:table-cell>
          <table:table-cell office:value-type="float" office:value="0.0000007455" calcext:value-type="float">
            <text:p>7.455E-07</text:p>
          </table:table-cell>
          <table:table-cell/>
          <table:table-cell table:style-name="Default"/>
          <table:table-cell table:formula="of:=AVERAGE([.G3:.G13])" office:value-type="float" office:value="0.00000157585454545455" calcext:value-type="float">
            <text:p>1.57585454545455E-06</text:p>
          </table:table-cell>
          <table:table-cell table:formula="of:=AVERAGE([.H3:.H13])" office:value-type="float" office:value="0.0000048486" calcext:value-type="float">
            <text:p>4.8486E-06</text:p>
          </table:table-cell>
          <table:table-cell table:formula="of:=AVERAGE([.I3:.I13])" office:value-type="float" office:value="0.00000434133636363636" calcext:value-type="float">
            <text:p>4.34133636363636E-06</text:p>
          </table:table-cell>
          <table:table-cell table:formula="of:=AVERAGE([.J3:.J13])" office:value-type="float" office:value="0.00000631477272727273" calcext:value-type="float">
            <text:p>6.31477272727273E-06</text:p>
          </table:table-cell>
          <table:table-cell table:formula="of:=AVERAGE([.K3:.K13])" office:value-type="float" office:value="0.0000077262" calcext:value-type="float">
            <text:p>7.7262E-06</text:p>
          </table:table-cell>
          <table:table-cell table:formula="of:=AVERAGE([.L3:.L13])" office:value-type="float" office:value="0.00000839228181818182" calcext:value-type="float">
            <text:p>8.39228181818182E-06</text:p>
          </table:table-cell>
          <table:table-cell table:formula="of:=AVERAGE([.M3:.M13])" office:value-type="float" office:value="0.0000091509" calcext:value-type="float">
            <text:p>9.1509E-06</text:p>
          </table:table-cell>
          <table:table-cell table:formula="of:=AVERAGE([.N3:.N13])" office:value-type="float" office:value="0.00000498428181818182" calcext:value-type="float">
            <text:p>4.98428181818182E-06</text:p>
          </table:table-cell>
          <table:table-cell table:formula="of:=AVERAGE([.O3:.O13])" office:value-type="float" office:value="0.00000431215454545455" calcext:value-type="float">
            <text:p>4.31215454545455E-06</text:p>
          </table:table-cell>
          <table:table-cell table:formula="of:=AVERAGE([.P3:.P13])" office:value-type="float" office:value="0.00000381698181818182" calcext:value-type="float">
            <text:p>3.81698181818182E-06</text:p>
          </table:table-cell>
          <table:table-cell table:formula="of:=AVERAGE([.Q3:.Q13])" office:value-type="float" office:value="0.00000279887272727273" calcext:value-type="float">
            <text:p>2.79887272727273E-06</text:p>
          </table:table-cell>
          <table:table-cell table:formula="of:=AVERAGE([.R3:.R13])" office:value-type="float" office:value="0.00000175406363636364" calcext:value-type="float">
            <text:p>1.75406363636364E-06</text:p>
          </table:table-cell>
          <table:table-cell table:formula="of:=AVERAGE([.S3:.S13])" office:value-type="float" office:value="0.00000122828181818182" calcext:value-type="float">
            <text:p>1.22828181818182E-06</text:p>
          </table:table-cell>
          <table:table-cell table:formula="of:=AVERAGE([.T3:.T13])" office:value-type="float" office:value="0.0000007497" calcext:value-type="float">
            <text:p>7.497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926" calcext:value-type="float">
            <text:p>7.926E-07</text:p>
          </table:table-cell>
          <table:table-cell office:value-type="float" office:value="0.0000007375" calcext:value-type="float">
            <text:p>7.375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0015699" calcext:value-type="float">
            <text:p>1.5699E-06</text:p>
          </table:table-cell>
          <table:table-cell office:value-type="float" office:value="0.0000009738" calcext:value-type="float">
            <text:p>9.73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0048" calcext:value-type="float">
            <text:p>1.0048E-06</text:p>
          </table:table-cell>
          <table:table-cell office:value-type="float" office:value="0.0000008519" calcext:value-type="float">
            <text:p>8.519E-07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.0000008444" calcext:value-type="float">
            <text:p>8.444E-07</text:p>
          </table:table-cell>
          <table:table-cell office:value-type="float" office:value="0.0000008193" calcext:value-type="float">
            <text:p>8.193E-07</text:p>
          </table:table-cell>
          <table:table-cell/>
          <table:table-cell office:value-type="string" calcext:value-type="string">
            <text:p>Linked List</text:p>
          </table:table-cell>
          <table:table-cell table:formula="of:=[.G14]" office:value-type="float" office:value="0.00000157585454545455" calcext:value-type="float">
            <text:p>1.57585454545455E-06</text:p>
          </table:table-cell>
          <table:table-cell table:formula="of:=[.H14]" office:value-type="float" office:value="0.0000048486" calcext:value-type="float">
            <text:p>4.8486E-06</text:p>
          </table:table-cell>
          <table:table-cell table:formula="of:=[.I14]" office:value-type="float" office:value="0.00000434133636363636" calcext:value-type="float">
            <text:p>4.34133636363636E-06</text:p>
          </table:table-cell>
          <table:table-cell table:formula="of:=[.J14]" office:value-type="float" office:value="0.00000631477272727273" calcext:value-type="float">
            <text:p>6.31477272727273E-06</text:p>
          </table:table-cell>
          <table:table-cell table:formula="of:=[.K14]" office:value-type="float" office:value="0.0000077262" calcext:value-type="float">
            <text:p>7.7262E-06</text:p>
          </table:table-cell>
          <table:table-cell table:formula="of:=[.L14]" office:value-type="float" office:value="0.00000839228181818182" calcext:value-type="float">
            <text:p>8.39228181818182E-06</text:p>
          </table:table-cell>
          <table:table-cell table:formula="of:=[.M14]" office:value-type="float" office:value="0.0000091509" calcext:value-type="float">
            <text:p>9.1509E-0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.0000008634" calcext:value-type="float">
            <text:p>8.634E-07</text:p>
          </table:table-cell>
          <table:table-cell office:value-type="float" office:value="0.000000795" calcext:value-type="float">
            <text:p>7.95E-07</text:p>
          </table:table-cell>
          <table:table-cell/>
          <table:table-cell office:value-type="string" calcext:value-type="string">
            <text:p>Array</text:p>
          </table:table-cell>
          <table:table-cell table:formula="of:=[.N14]" office:value-type="float" office:value="0.00000498428181818182" calcext:value-type="float">
            <text:p>4.98428181818182E-06</text:p>
          </table:table-cell>
          <table:table-cell table:formula="of:=[.O14]" office:value-type="float" office:value="0.00000431215454545455" calcext:value-type="float">
            <text:p>4.31215454545455E-06</text:p>
          </table:table-cell>
          <table:table-cell table:formula="of:=[.P14]" office:value-type="float" office:value="0.00000381698181818182" calcext:value-type="float">
            <text:p>3.81698181818182E-06</text:p>
          </table:table-cell>
          <table:table-cell table:formula="of:=[.Q14]" office:value-type="float" office:value="0.00000279887272727273" calcext:value-type="float">
            <text:p>2.79887272727273E-06</text:p>
          </table:table-cell>
          <table:table-cell table:formula="of:=[.R14]" office:value-type="float" office:value="0.00000175406363636364" calcext:value-type="float">
            <text:p>1.75406363636364E-06</text:p>
          </table:table-cell>
          <table:table-cell table:formula="of:=[.S14]" office:value-type="float" office:value="0.00000122828181818182" calcext:value-type="float">
            <text:p>1.22828181818182E-06</text:p>
          </table:table-cell>
          <table:table-cell table:formula="of:=[.T14]" office:value-type="float" office:value="0.0000007497" calcext:value-type="float">
            <text:p>7.497E-0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.0000008464" calcext:value-type="float">
            <text:p>8.464E-07</text:p>
          </table:table-cell>
          <table:table-cell office:value-type="float" office:value="0.0000007573" calcext:value-type="float">
            <text:p>7.57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513" calcext:value-type="float">
            <text:p>8.513E-07</text:p>
          </table:table-cell>
          <table:table-cell office:value-type="float" office:value="0.0000007354" calcext:value-type="float">
            <text:p>7.354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528" calcext:value-type="float">
            <text:p>8.528E-07</text:p>
          </table:table-cell>
          <table:table-cell office:value-type="float" office:value="0.0000007541" calcext:value-type="float">
            <text:p>7.541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0001604" calcext:value-type="float">
            <text:p>1.604E-06</text:p>
          </table:table-cell>
          <table:table-cell office:value-type="float" office:value="0.0000010696" calcext:value-type="float">
            <text:p>1.0696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077" calcext:value-type="float">
            <text:p>1.1077E-06</text:p>
          </table:table-cell>
          <table:table-cell office:value-type="float" office:value="0.0000009433" calcext:value-type="float">
            <text:p>9.43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488" calcext:value-type="float">
            <text:p>9.488E-07</text:p>
          </table:table-cell>
          <table:table-cell office:value-type="float" office:value="0.0000008842" calcext:value-type="float">
            <text:p>8.84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0097" calcext:value-type="float">
            <text:p>1.0097E-06</text:p>
          </table:table-cell>
          <table:table-cell office:value-type="float" office:value="0.0000008392" calcext:value-type="float">
            <text:p>8.39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551" calcext:value-type="float">
            <text:p>9.551E-07</text:p>
          </table:table-cell>
          <table:table-cell office:value-type="float" office:value="0.0000007833" calcext:value-type="float">
            <text:p>7.83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33" calcext:value-type="float">
            <text:p>9.33E-07</text:p>
          </table:table-cell>
          <table:table-cell office:value-type="float" office:value="0.0000007579" calcext:value-type="float">
            <text:p>7.57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422" calcext:value-type="float">
            <text:p>9.422E-07</text:p>
          </table:table-cell>
          <table:table-cell office:value-type="float" office:value="0.0000007479" calcext:value-type="float">
            <text:p>7.479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000015584" calcext:value-type="float">
            <text:p>1.5584E-06</text:p>
          </table:table-cell>
          <table:table-cell office:value-type="float" office:value="0.0000012945" calcext:value-type="float">
            <text:p>1.2945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5041" calcext:value-type="float">
            <text:p>1.5041E-06</text:p>
          </table:table-cell>
          <table:table-cell office:value-type="float" office:value="0.0000011007" calcext:value-type="float">
            <text:p>1.1007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846" calcext:value-type="float">
            <text:p>1.1846E-06</text:p>
          </table:table-cell>
          <table:table-cell office:value-type="float" office:value="0.0000010349" calcext:value-type="float">
            <text:p>1.0349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3287" calcext:value-type="float">
            <text:p>1.3287E-06</text:p>
          </table:table-cell>
          <table:table-cell office:value-type="float" office:value="0.000000915" calcext:value-type="float">
            <text:p>9.1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2347" calcext:value-type="float">
            <text:p>1.2347E-06</text:p>
          </table:table-cell>
          <table:table-cell office:value-type="float" office:value="0.0000008274" calcext:value-type="float">
            <text:p>8.274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455" calcext:value-type="float">
            <text:p>1.1455E-06</text:p>
          </table:table-cell>
          <table:table-cell office:value-type="float" office:value="0.0000007835" calcext:value-type="float">
            <text:p>7.83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629" calcext:value-type="float">
            <text:p>1.1629E-06</text:p>
          </table:table-cell>
          <table:table-cell office:value-type="float" office:value="0.0000007612" calcext:value-type="float">
            <text:p>7.612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000015996" calcext:value-type="float">
            <text:p>1.5996E-06</text:p>
          </table:table-cell>
          <table:table-cell office:value-type="float" office:value="0.0000016955" calcext:value-type="float">
            <text:p>1.6955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1624" calcext:value-type="float">
            <text:p>2.1624E-06</text:p>
          </table:table-cell>
          <table:table-cell office:value-type="float" office:value="0.0000014503" calcext:value-type="float">
            <text:p>1.4503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6347" calcext:value-type="float">
            <text:p>1.6347E-06</text:p>
          </table:table-cell>
          <table:table-cell office:value-type="float" office:value="0.0000013447" calcext:value-type="float">
            <text:p>1.3447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785" calcext:value-type="float">
            <text:p>1.785E-06</text:p>
          </table:table-cell>
          <table:table-cell office:value-type="float" office:value="0.0000011271" calcext:value-type="float">
            <text:p>1.1271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651" calcext:value-type="float">
            <text:p>1.651E-06</text:p>
          </table:table-cell>
          <table:table-cell office:value-type="float" office:value="0.0000009247" calcext:value-type="float">
            <text:p>9.24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5556" calcext:value-type="float">
            <text:p>1.5556E-06</text:p>
          </table:table-cell>
          <table:table-cell office:value-type="float" office:value="0.0000008358" calcext:value-type="float">
            <text:p>8.35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6302" calcext:value-type="float">
            <text:p>1.6302E-06</text:p>
          </table:table-cell>
          <table:table-cell office:value-type="float" office:value="0.0000007509" calcext:value-type="float">
            <text:p>7.509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000015228" calcext:value-type="float">
            <text:p>1.5228E-06</text:p>
          </table:table-cell>
          <table:table-cell office:value-type="float" office:value="0.0000025126" calcext:value-type="float">
            <text:p>2.5126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31376" calcext:value-type="float">
            <text:p>3.1376E-06</text:p>
          </table:table-cell>
          <table:table-cell office:value-type="float" office:value="0.0000021478" calcext:value-type="float">
            <text:p>2.1478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2271" calcext:value-type="float">
            <text:p>2.2271E-06</text:p>
          </table:table-cell>
          <table:table-cell office:value-type="float" office:value="0.0000019153" calcext:value-type="float">
            <text:p>1.9153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6261" calcext:value-type="float">
            <text:p>2.6261E-06</text:p>
          </table:table-cell>
          <table:table-cell office:value-type="float" office:value="0.0000015278" calcext:value-type="float">
            <text:p>1.5278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4773" calcext:value-type="float">
            <text:p>2.4773E-06</text:p>
          </table:table-cell>
          <table:table-cell office:value-type="float" office:value="0.0000011157" calcext:value-type="float">
            <text:p>1.1157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4493" calcext:value-type="float">
            <text:p>2.4493E-06</text:p>
          </table:table-cell>
          <table:table-cell office:value-type="float" office:value="0.0000009342" calcext:value-type="float">
            <text:p>9.34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6003" calcext:value-type="float">
            <text:p>2.6003E-06</text:p>
          </table:table-cell>
          <table:table-cell office:value-type="float" office:value="0.000000768" calcext:value-type="float">
            <text:p>7.68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00015351" calcext:value-type="float">
            <text:p>1.5351E-06</text:p>
          </table:table-cell>
          <table:table-cell office:value-type="float" office:value="0.0000041091" calcext:value-type="float">
            <text:p>4.1091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44133" calcext:value-type="float">
            <text:p>4.4133E-06</text:p>
          </table:table-cell>
          <table:table-cell office:value-type="float" office:value="0.0000034921" calcext:value-type="float">
            <text:p>3.4921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31382" calcext:value-type="float">
            <text:p>3.1382E-06</text:p>
          </table:table-cell>
          <table:table-cell office:value-type="float" office:value="0.0000030634" calcext:value-type="float">
            <text:p>3.0634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4267" calcext:value-type="float">
            <text:p>4.267E-06</text:p>
          </table:table-cell>
          <table:table-cell office:value-type="float" office:value="0.0000022818" calcext:value-type="float">
            <text:p>2.2818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47058" calcext:value-type="float">
            <text:p>4.7058E-06</text:p>
          </table:table-cell>
          <table:table-cell office:value-type="float" office:value="0.0000015229" calcext:value-type="float">
            <text:p>1.5229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47784" calcext:value-type="float">
            <text:p>4.7784E-06</text:p>
          </table:table-cell>
          <table:table-cell office:value-type="float" office:value="0.0000011232" calcext:value-type="float">
            <text:p>1.1232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52573" calcext:value-type="float">
            <text:p>5.2573E-06</text:p>
          </table:table-cell>
          <table:table-cell office:value-type="float" office:value="0.000000765" calcext:value-type="float">
            <text:p>7.65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00015624" calcext:value-type="float">
            <text:p>1.5624E-06</text:p>
          </table:table-cell>
          <table:table-cell office:value-type="float" office:value="0.0000073312" calcext:value-type="float">
            <text:p>7.3312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6468" calcext:value-type="float">
            <text:p>6.468E-06</text:p>
          </table:table-cell>
          <table:table-cell office:value-type="float" office:value="0.0000062247" calcext:value-type="float">
            <text:p>6.2247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48237" calcext:value-type="float">
            <text:p>4.8237E-06</text:p>
          </table:table-cell>
          <table:table-cell office:value-type="float" office:value="0.0000054352" calcext:value-type="float">
            <text:p>5.4352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74108" calcext:value-type="float">
            <text:p>7.4108E-06</text:p>
          </table:table-cell>
          <table:table-cell office:value-type="float" office:value="0.0000039289" calcext:value-type="float">
            <text:p>3.9289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94713" calcext:value-type="float">
            <text:p>9.4713E-06</text:p>
          </table:table-cell>
          <table:table-cell office:value-type="float" office:value="0.000002319" calcext:value-type="float">
            <text:p>2.319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03588" calcext:value-type="float">
            <text:p>1.03588E-05</text:p>
          </table:table-cell>
          <table:table-cell office:value-type="float" office:value="0.0000015027" calcext:value-type="float">
            <text:p>1.5027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15403" calcext:value-type="float">
            <text:p>1.15403E-05</text:p>
          </table:table-cell>
          <table:table-cell office:value-type="float" office:value="0.0000007557" calcext:value-type="float">
            <text:p>7.557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0.0000015306" calcext:value-type="float">
            <text:p>1.5306E-06</text:p>
          </table:table-cell>
          <table:table-cell office:value-type="float" office:value="0.0000116457" calcext:value-type="float">
            <text:p>1.16457E-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26217" calcext:value-type="float">
            <text:p>1.26217E-05</text:p>
          </table:table-cell>
          <table:table-cell office:value-type="float" office:value="0.0000100135" calcext:value-type="float">
            <text:p>1.00135E-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09281" calcext:value-type="float">
            <text:p>1.09281E-05</text:p>
          </table:table-cell>
          <table:table-cell office:value-type="float" office:value="0.0000088983" calcext:value-type="float">
            <text:p>8.8983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5303" calcext:value-type="float">
            <text:p>1.5303E-05</text:p>
          </table:table-cell>
          <table:table-cell office:value-type="float" office:value="0.0000061263" calcext:value-type="float">
            <text:p>6.1263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98015" calcext:value-type="float">
            <text:p>1.98015E-05</text:p>
          </table:table-cell>
          <table:table-cell office:value-type="float" office:value="0.0000034196" calcext:value-type="float">
            <text:p>3.4196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221414" calcext:value-type="float">
            <text:p>2.21414E-05</text:p>
          </table:table-cell>
          <table:table-cell office:value-type="float" office:value="0.0000020657" calcext:value-type="float">
            <text:p>2.0657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244923" calcext:value-type="float">
            <text:p>2.44923E-05</text:p>
          </table:table-cell>
          <table:table-cell office:value-type="float" office:value="0.0000007528" calcext:value-type="float">
            <text:p>7.528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0.0000016037" calcext:value-type="float">
            <text:p>1.6037E-06</text:p>
          </table:table-cell>
          <table:table-cell office:value-type="float" office:value="0.0000223749" calcext:value-type="float">
            <text:p>2.23749E-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92668" calcext:value-type="float">
            <text:p>1.92668E-05</text:p>
          </table:table-cell>
          <table:table-cell office:value-type="float" office:value="0.0000196367" calcext:value-type="float">
            <text:p>1.96367E-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204227" calcext:value-type="float">
            <text:p>2.04227E-05</text:p>
          </table:table-cell>
          <table:table-cell office:value-type="float" office:value="0.0000170814" calcext:value-type="float">
            <text:p>1.70814E-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332523" calcext:value-type="float">
            <text:p>3.32523E-05</text:p>
          </table:table-cell>
          <table:table-cell office:value-type="float" office:value="0.0000117468" calcext:value-type="float">
            <text:p>1.17468E-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422712" calcext:value-type="float">
            <text:p>4.22712E-05</text:p>
          </table:table-cell>
          <table:table-cell office:value-type="float" office:value="0.0000061203" calcext:value-type="float">
            <text:p>6.1203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465209" calcext:value-type="float">
            <text:p>4.65209E-05</text:p>
          </table:table-cell>
          <table:table-cell office:value-type="float" office:value="0.0000032722" calcext:value-type="float">
            <text:p>3.2722E-0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506246" calcext:value-type="float">
            <text:p>5.06246E-05</text:p>
          </table:table-cell>
          <table:table-cell office:value-type="float" office:value="0.000000719" calcext:value-type="float">
            <text:p>7.19E-07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_4" table:style-name="ta2">
        <table:shapes>
          <draw:frame draw:z-index="0" draw:name="Chart 1" draw:style-name="gr1" svg:width="6.2988in" svg:height="3.5429in" svg:x="4.0638in" svg:y="7.4268in">
            <draw:object draw:notify-on-update-of-ranges="Operation_4.F3:Operation_4.F13 Operation_4.G2:Operation_4.G2 Operation_4.G3:Operation_4.G13 Operation_4.F3:Operation_4.F13 Operation_4.H2:Operation_4.H2 Operation_4.H3:Operation_4.H13 Operation_4.F3:Operation_4.F13 Operation_4.I2:Operation_4.I2 Operation_4.I3:Operation_4.I13 Operation_4.F3:Operation_4.F13 Operation_4.J2:Operation_4.J2 Operation_4.J3:Operation_4.J13 Operation_4.F3:Operation_4.F13 Operation_4.K2:Operation_4.K2 Operation_4.K3:Operation_4.K13 Operation_4.F3:Operation_4.F13 Operation_4.L2:Operation_4.L2 Operation_4.L3:Operation_4.L13 Operation_4.F3:Operation_4.F13 Operation_4.M2:Operation_4.M2 Operation_4.M3:Operation_4.M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name="Chart 2" draw:style-name="gr1" svg:width="6.2988in" svg:height="3.5429in" svg:x="10.3827in" svg:y="7.4787in">
            <draw:object draw:notify-on-update-of-ranges="Operation_4.F3:Operation_4.F13 Operation_4.N2:Operation_4.N2 Operation_4.N3:Operation_4.N13 Operation_4.F3:Operation_4.F13 Operation_4.O2:Operation_4.O2 Operation_4.O3:Operation_4.O13 Operation_4.F3:Operation_4.F13 Operation_4.P2:Operation_4.P2 Operation_4.P3:Operation_4.P13 Operation_4.F3:Operation_4.F13 Operation_4.Q2:Operation_4.Q2 Operation_4.Q3:Operation_4.Q13 Operation_4.F3:Operation_4.F13 Operation_4.R2:Operation_4.R2 Operation_4.R3:Operation_4.R13 Operation_4.F3:Operation_4.F13 Operation_4.S2:Operation_4.S2 Operation_4.S3:Operation_4.S13 Operation_4.F3:Operation_4.F13 Operation_4.T2:Operation_4.T2 Operation_4.T3:Operation_4.T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2" draw:text-style-name="P1" svg:width="6.2988in" svg:height="3.5429in" svg:x="3.7894in" svg:y="3.8728in">
            <draw:object draw:notify-on-update-of-ranges="Operation_4.F18:Operation_4.F18 Operation_4.G18:Operation_4.M18 Operation_4.F19:Operation_4.F19 Operation_4.G19:Operation_4.M19 Operation_4.F20:Operation_4.F20 Operation_4.G20:Operation_4.M2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 table:number-columns-repeated="2"/>
          <table:table-cell table:style-name="ce7" office:value-type="string" calcext:value-type="string" table:number-columns-spanned="7" table:number-rows-spanned="1">
            <text:p>Linked List</text:p>
          </table:table-cell>
          <table:covered-table-cell table:number-columns-repeated="6"/>
          <table:table-cell table:style-name="ce7" office:value-type="string" calcext:value-type="string" table:number-columns-spanned="7" table:number-rows-spanned="1">
            <text:p>Array</text:p>
          </table:table-cell>
          <table:covered-table-cell table:number-columns-repeated="6"/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012777" calcext:value-type="float">
            <text:p>1.2777E-06</text:p>
          </table:table-cell>
          <table:table-cell office:value-type="float" office:value="0.0000007354" calcext:value-type="float">
            <text:p>7.354E-07</text:p>
          </table:table-cell>
          <table:table-cell/>
          <table:table-cell office:value-type="string" calcext:value-type="string">
            <text:p>Test Size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993" calcext:value-type="float">
            <text:p>7.993E-07</text:p>
          </table:table-cell>
          <table:table-cell office:value-type="float" office:value="0.0000007227" calcext:value-type="float">
            <text:p>7.22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12777" calcext:value-type="float">
            <text:p>1.2777E-06</text:p>
          </table:table-cell>
          <table:table-cell office:value-type="float" office:value="0.0000007993" calcext:value-type="float">
            <text:p>7.993E-07</text:p>
          </table:table-cell>
          <table:table-cell office:value-type="float" office:value="0.0000007552" calcext:value-type="float">
            <text:p>7.552E-07</text:p>
          </table:table-cell>
          <table:table-cell office:value-type="float" office:value="0.0000007724" calcext:value-type="float">
            <text:p>7.724E-07</text:p>
          </table:table-cell>
          <table:table-cell office:value-type="float" office:value="0.0000007554" calcext:value-type="float">
            <text:p>7.554E-07</text:p>
          </table:table-cell>
          <table:table-cell office:value-type="float" office:value="0.0000007537" calcext:value-type="float">
            <text:p>7.537E-07</text:p>
          </table:table-cell>
          <table:table-cell office:value-type="float" office:value="0.0000007302" calcext:value-type="float">
            <text:p>7.302E-07</text:p>
          </table:table-cell>
          <table:table-cell office:value-type="float" office:value="0.0000007354" calcext:value-type="float">
            <text:p>7.354E-07</text:p>
          </table:table-cell>
          <table:table-cell office:value-type="float" office:value="0.0000007227" calcext:value-type="float">
            <text:p>7.227E-07</text:p>
          </table:table-cell>
          <table:table-cell office:value-type="float" office:value="0.0000007067" calcext:value-type="float">
            <text:p>7.067E-07</text:p>
          </table:table-cell>
          <table:table-cell office:value-type="float" office:value="0.0000006986" calcext:value-type="float">
            <text:p>6.986E-07</text:p>
          </table:table-cell>
          <table:table-cell table:number-columns-repeated="2" office:value-type="float" office:value="0.0000007036" calcext:value-type="float">
            <text:p>7.036E-07</text:p>
          </table:table-cell>
          <table:table-cell office:value-type="float" office:value="0.0000007084" calcext:value-type="float">
            <text:p>7.084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552" calcext:value-type="float">
            <text:p>7.552E-07</text:p>
          </table:table-cell>
          <table:table-cell office:value-type="float" office:value="0.0000007067" calcext:value-type="float">
            <text:p>7.067E-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012996" calcext:value-type="float">
            <text:p>1.2996E-06</text:p>
          </table:table-cell>
          <table:table-cell office:value-type="float" office:value="0.0000008031" calcext:value-type="float">
            <text:p>8.031E-07</text:p>
          </table:table-cell>
          <table:table-cell office:value-type="float" office:value="0.0000007808" calcext:value-type="float">
            <text:p>7.808E-07</text:p>
          </table:table-cell>
          <table:table-cell office:value-type="float" office:value="0.0000007688" calcext:value-type="float">
            <text:p>7.688E-07</text:p>
          </table:table-cell>
          <table:table-cell office:value-type="float" office:value="0.0000007717" calcext:value-type="float">
            <text:p>7.717E-07</text:p>
          </table:table-cell>
          <table:table-cell office:value-type="float" office:value="0.0000007788" calcext:value-type="float">
            <text:p>7.788E-07</text:p>
          </table:table-cell>
          <table:table-cell office:value-type="float" office:value="0.0000007783" calcext:value-type="float">
            <text:p>7.783E-07</text:p>
          </table:table-cell>
          <table:table-cell office:value-type="float" office:value="0.0000007374" calcext:value-type="float">
            <text:p>7.374E-07</text:p>
          </table:table-cell>
          <table:table-cell office:value-type="float" office:value="0.0000007268" calcext:value-type="float">
            <text:p>7.268E-07</text:p>
          </table:table-cell>
          <table:table-cell office:value-type="float" office:value="0.0000007111" calcext:value-type="float">
            <text:p>7.111E-07</text:p>
          </table:table-cell>
          <table:table-cell office:value-type="float" office:value="0.0000007036" calcext:value-type="float">
            <text:p>7.036E-07</text:p>
          </table:table-cell>
          <table:table-cell office:value-type="float" office:value="0.000000694" calcext:value-type="float">
            <text:p>6.94E-07</text:p>
          </table:table-cell>
          <table:table-cell office:value-type="float" office:value="0.0000007019" calcext:value-type="float">
            <text:p>7.019E-07</text:p>
          </table:table-cell>
          <table:table-cell office:value-type="float" office:value="0.0000007225" calcext:value-type="float">
            <text:p>7.225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24" calcext:value-type="float">
            <text:p>7.724E-07</text:p>
          </table:table-cell>
          <table:table-cell office:value-type="float" office:value="0.0000006986" calcext:value-type="float">
            <text:p>6.986E-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012942" calcext:value-type="float">
            <text:p>1.2942E-06</text:p>
          </table:table-cell>
          <table:table-cell office:value-type="float" office:value="0.0000008493" calcext:value-type="float">
            <text:p>8.493E-07</text:p>
          </table:table-cell>
          <table:table-cell office:value-type="float" office:value="0.0000007721" calcext:value-type="float">
            <text:p>7.721E-07</text:p>
          </table:table-cell>
          <table:table-cell office:value-type="float" office:value="0.0000007961" calcext:value-type="float">
            <text:p>7.961E-07</text:p>
          </table:table-cell>
          <table:table-cell office:value-type="float" office:value="0.0000008083" calcext:value-type="float">
            <text:p>8.083E-07</text:p>
          </table:table-cell>
          <table:table-cell office:value-type="float" office:value="0.0000008166" calcext:value-type="float">
            <text:p>8.166E-07</text:p>
          </table:table-cell>
          <table:table-cell office:value-type="float" office:value="0.0000008276" calcext:value-type="float">
            <text:p>8.276E-07</text:p>
          </table:table-cell>
          <table:table-cell office:value-type="float" office:value="0.0000007303" calcext:value-type="float">
            <text:p>7.303E-07</text:p>
          </table:table-cell>
          <table:table-cell office:value-type="float" office:value="0.0000007301" calcext:value-type="float">
            <text:p>7.301E-07</text:p>
          </table:table-cell>
          <table:table-cell office:value-type="float" office:value="0.0000007129" calcext:value-type="float">
            <text:p>7.129E-07</text:p>
          </table:table-cell>
          <table:table-cell office:value-type="float" office:value="0.0000007013" calcext:value-type="float">
            <text:p>7.013E-07</text:p>
          </table:table-cell>
          <table:table-cell office:value-type="float" office:value="0.0000007052" calcext:value-type="float">
            <text:p>7.052E-07</text:p>
          </table:table-cell>
          <table:table-cell office:value-type="float" office:value="0.0000007061" calcext:value-type="float">
            <text:p>7.061E-07</text:p>
          </table:table-cell>
          <table:table-cell office:value-type="float" office:value="0.000000706" calcext:value-type="float">
            <text:p>7.06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554" calcext:value-type="float">
            <text:p>7.554E-07</text:p>
          </table:table-cell>
          <table:table-cell office:value-type="float" office:value="0.0000007036" calcext:value-type="float">
            <text:p>7.036E-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01293" calcext:value-type="float">
            <text:p>1.293E-06</text:p>
          </table:table-cell>
          <table:table-cell office:value-type="float" office:value="0.0000009169" calcext:value-type="float">
            <text:p>9.169E-07</text:p>
          </table:table-cell>
          <table:table-cell office:value-type="float" office:value="0.0000008074" calcext:value-type="float">
            <text:p>8.074E-07</text:p>
          </table:table-cell>
          <table:table-cell office:value-type="float" office:value="0.0000008712" calcext:value-type="float">
            <text:p>8.712E-07</text:p>
          </table:table-cell>
          <table:table-cell office:value-type="float" office:value="0.000000902" calcext:value-type="float">
            <text:p>9.02E-07</text:p>
          </table:table-cell>
          <table:table-cell office:value-type="float" office:value="0.0000009252" calcext:value-type="float">
            <text:p>9.252E-07</text:p>
          </table:table-cell>
          <table:table-cell office:value-type="float" office:value="0.0000009334" calcext:value-type="float">
            <text:p>9.334E-07</text:p>
          </table:table-cell>
          <table:table-cell office:value-type="float" office:value="0.0000007367" calcext:value-type="float">
            <text:p>7.367E-07</text:p>
          </table:table-cell>
          <table:table-cell office:value-type="float" office:value="0.0000007257" calcext:value-type="float">
            <text:p>7.257E-07</text:p>
          </table:table-cell>
          <table:table-cell office:value-type="float" office:value="0.0000007272" calcext:value-type="float">
            <text:p>7.272E-07</text:p>
          </table:table-cell>
          <table:table-cell office:value-type="float" office:value="0.0000007081" calcext:value-type="float">
            <text:p>7.081E-07</text:p>
          </table:table-cell>
          <table:table-cell office:value-type="float" office:value="0.0000007215" calcext:value-type="float">
            <text:p>7.215E-07</text:p>
          </table:table-cell>
          <table:table-cell office:value-type="float" office:value="0.0000007051" calcext:value-type="float">
            <text:p>7.051E-07</text:p>
          </table:table-cell>
          <table:table-cell office:value-type="float" office:value="0.0000007074" calcext:value-type="float">
            <text:p>7.074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537" calcext:value-type="float">
            <text:p>7.537E-07</text:p>
          </table:table-cell>
          <table:table-cell office:value-type="float" office:value="0.0000007036" calcext:value-type="float">
            <text:p>7.036E-0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013023" calcext:value-type="float">
            <text:p>1.3023E-06</text:p>
          </table:table-cell>
          <table:table-cell office:value-type="float" office:value="0.0000009539" calcext:value-type="float">
            <text:p>9.539E-07</text:p>
          </table:table-cell>
          <table:table-cell office:value-type="float" office:value="0.0000010013" calcext:value-type="float">
            <text:p>1.0013E-06</text:p>
          </table:table-cell>
          <table:table-cell office:value-type="float" office:value="0.0000009876" calcext:value-type="float">
            <text:p>9.876E-07</text:p>
          </table:table-cell>
          <table:table-cell office:value-type="float" office:value="0.0000010593" calcext:value-type="float">
            <text:p>1.0593E-06</text:p>
          </table:table-cell>
          <table:table-cell office:value-type="float" office:value="0.0000010913" calcext:value-type="float">
            <text:p>1.0913E-06</text:p>
          </table:table-cell>
          <table:table-cell office:value-type="float" office:value="0.0000011502" calcext:value-type="float">
            <text:p>1.1502E-06</text:p>
          </table:table-cell>
          <table:table-cell office:value-type="float" office:value="0.0000007319" calcext:value-type="float">
            <text:p>7.319E-07</text:p>
          </table:table-cell>
          <table:table-cell office:value-type="float" office:value="0.0000007317" calcext:value-type="float">
            <text:p>7.317E-07</text:p>
          </table:table-cell>
          <table:table-cell office:value-type="float" office:value="0.0000007251" calcext:value-type="float">
            <text:p>7.251E-07</text:p>
          </table:table-cell>
          <table:table-cell office:value-type="float" office:value="0.0000007079" calcext:value-type="float">
            <text:p>7.079E-07</text:p>
          </table:table-cell>
          <table:table-cell office:value-type="float" office:value="0.0000007077" calcext:value-type="float">
            <text:p>7.077E-07</text:p>
          </table:table-cell>
          <table:table-cell office:value-type="float" office:value="0.000000701" calcext:value-type="float">
            <text:p>7.01E-07</text:p>
          </table:table-cell>
          <table:table-cell office:value-type="float" office:value="0.0000007188" calcext:value-type="float">
            <text:p>7.188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302" calcext:value-type="float">
            <text:p>7.302E-07</text:p>
          </table:table-cell>
          <table:table-cell office:value-type="float" office:value="0.0000007084" calcext:value-type="float">
            <text:p>7.084E-0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000013155" calcext:value-type="float">
            <text:p>1.3155E-06</text:p>
          </table:table-cell>
          <table:table-cell office:value-type="float" office:value="0.0000011916" calcext:value-type="float">
            <text:p>1.1916E-06</text:p>
          </table:table-cell>
          <table:table-cell office:value-type="float" office:value="0.0000009881" calcext:value-type="float">
            <text:p>9.881E-07</text:p>
          </table:table-cell>
          <table:table-cell office:value-type="float" office:value="0.0000011976" calcext:value-type="float">
            <text:p>1.1976E-06</text:p>
          </table:table-cell>
          <table:table-cell office:value-type="float" office:value="0.00000154" calcext:value-type="float">
            <text:p>1.54E-06</text:p>
          </table:table-cell>
          <table:table-cell office:value-type="float" office:value="0.0000014408" calcext:value-type="float">
            <text:p>1.4408E-06</text:p>
          </table:table-cell>
          <table:table-cell office:value-type="float" office:value="0.000001566" calcext:value-type="float">
            <text:p>1.566E-06</text:p>
          </table:table-cell>
          <table:table-cell office:value-type="float" office:value="0.0000007425" calcext:value-type="float">
            <text:p>7.425E-07</text:p>
          </table:table-cell>
          <table:table-cell office:value-type="float" office:value="0.0000007151" calcext:value-type="float">
            <text:p>7.151E-07</text:p>
          </table:table-cell>
          <table:table-cell office:value-type="float" office:value="0.000000718" calcext:value-type="float">
            <text:p>7.18E-07</text:p>
          </table:table-cell>
          <table:table-cell office:value-type="float" office:value="0.0000007182" calcext:value-type="float">
            <text:p>7.182E-07</text:p>
          </table:table-cell>
          <table:table-cell office:value-type="float" office:value="0.0000007118" calcext:value-type="float">
            <text:p>7.118E-07</text:p>
          </table:table-cell>
          <table:table-cell office:value-type="float" office:value="0.0000007137" calcext:value-type="float">
            <text:p>7.137E-07</text:p>
          </table:table-cell>
          <table:table-cell office:value-type="float" office:value="0.0000007054" calcext:value-type="float">
            <text:p>7.054E-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012996" calcext:value-type="float">
            <text:p>1.2996E-06</text:p>
          </table:table-cell>
          <table:table-cell office:value-type="float" office:value="0.0000007374" calcext:value-type="float">
            <text:p>7.374E-0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000013125" calcext:value-type="float">
            <text:p>1.3125E-06</text:p>
          </table:table-cell>
          <table:table-cell office:value-type="float" office:value="0.000001348" calcext:value-type="float">
            <text:p>1.348E-06</text:p>
          </table:table-cell>
          <table:table-cell office:value-type="float" office:value="0.0000011829" calcext:value-type="float">
            <text:p>1.1829E-06</text:p>
          </table:table-cell>
          <table:table-cell office:value-type="float" office:value="0.0000017568" calcext:value-type="float">
            <text:p>1.7568E-06</text:p>
          </table:table-cell>
          <table:table-cell office:value-type="float" office:value="0.0000021982" calcext:value-type="float">
            <text:p>2.1982E-06</text:p>
          </table:table-cell>
          <table:table-cell office:value-type="float" office:value="0.0000023673" calcext:value-type="float">
            <text:p>2.3673E-06</text:p>
          </table:table-cell>
          <table:table-cell office:value-type="float" office:value="0.0000024132" calcext:value-type="float">
            <text:p>2.4132E-06</text:p>
          </table:table-cell>
          <table:table-cell office:value-type="float" office:value="0.0000007452" calcext:value-type="float">
            <text:p>7.452E-07</text:p>
          </table:table-cell>
          <table:table-cell office:value-type="float" office:value="0.0000007261" calcext:value-type="float">
            <text:p>7.261E-07</text:p>
          </table:table-cell>
          <table:table-cell office:value-type="float" office:value="0.0000007231" calcext:value-type="float">
            <text:p>7.231E-07</text:p>
          </table:table-cell>
          <table:table-cell office:value-type="float" office:value="0.0000007088" calcext:value-type="float">
            <text:p>7.088E-07</text:p>
          </table:table-cell>
          <table:table-cell office:value-type="float" office:value="0.0000006999" calcext:value-type="float">
            <text:p>6.999E-07</text:p>
          </table:table-cell>
          <table:table-cell office:value-type="float" office:value="0.0000007139" calcext:value-type="float">
            <text:p>7.139E-07</text:p>
          </table:table-cell>
          <table:table-cell office:value-type="float" office:value="0.0000007063" calcext:value-type="float">
            <text:p>7.063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8031" calcext:value-type="float">
            <text:p>8.031E-07</text:p>
          </table:table-cell>
          <table:table-cell office:value-type="float" office:value="0.0000007268" calcext:value-type="float">
            <text:p>7.268E-0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000013977" calcext:value-type="float">
            <text:p>1.3977E-06</text:p>
          </table:table-cell>
          <table:table-cell office:value-type="float" office:value="0.0000015826" calcext:value-type="float">
            <text:p>1.5826E-06</text:p>
          </table:table-cell>
          <table:table-cell office:value-type="float" office:value="0.0000017946" calcext:value-type="float">
            <text:p>1.7946E-06</text:p>
          </table:table-cell>
          <table:table-cell office:value-type="float" office:value="0.0000028364" calcext:value-type="float">
            <text:p>2.8364E-06</text:p>
          </table:table-cell>
          <table:table-cell office:value-type="float" office:value="0.0000037028" calcext:value-type="float">
            <text:p>3.7028E-06</text:p>
          </table:table-cell>
          <table:table-cell office:value-type="float" office:value="0.0000039062" calcext:value-type="float">
            <text:p>3.9062E-06</text:p>
          </table:table-cell>
          <table:table-cell office:value-type="float" office:value="0.0000043614" calcext:value-type="float">
            <text:p>4.3614E-06</text:p>
          </table:table-cell>
          <table:table-cell office:value-type="float" office:value="0.0000007452" calcext:value-type="float">
            <text:p>7.452E-07</text:p>
          </table:table-cell>
          <table:table-cell office:value-type="float" office:value="0.000000715" calcext:value-type="float">
            <text:p>7.15E-07</text:p>
          </table:table-cell>
          <table:table-cell office:value-type="float" office:value="0.0000007002" calcext:value-type="float">
            <text:p>7.002E-07</text:p>
          </table:table-cell>
          <table:table-cell office:value-type="float" office:value="0.0000007166" calcext:value-type="float">
            <text:p>7.166E-07</text:p>
          </table:table-cell>
          <table:table-cell office:value-type="float" office:value="0.0000007162" calcext:value-type="float">
            <text:p>7.162E-07</text:p>
          </table:table-cell>
          <table:table-cell office:value-type="float" office:value="0.0000007106" calcext:value-type="float">
            <text:p>7.106E-07</text:p>
          </table:table-cell>
          <table:table-cell office:value-type="float" office:value="0.0000007158" calcext:value-type="float">
            <text:p>7.158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808" calcext:value-type="float">
            <text:p>7.808E-07</text:p>
          </table:table-cell>
          <table:table-cell office:value-type="float" office:value="0.0000007111" calcext:value-type="float">
            <text:p>7.111E-07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0000014258" calcext:value-type="float">
            <text:p>1.4258E-06</text:p>
          </table:table-cell>
          <table:table-cell office:value-type="float" office:value="0.0000022157" calcext:value-type="float">
            <text:p>2.2157E-06</text:p>
          </table:table-cell>
          <table:table-cell office:value-type="float" office:value="0.0000028311" calcext:value-type="float">
            <text:p>2.8311E-06</text:p>
          </table:table-cell>
          <table:table-cell office:value-type="float" office:value="0.0000050095" calcext:value-type="float">
            <text:p>5.0095E-06</text:p>
          </table:table-cell>
          <table:table-cell office:value-type="float" office:value="0.0000067187" calcext:value-type="float">
            <text:p>6.7187E-06</text:p>
          </table:table-cell>
          <table:table-cell office:value-type="float" office:value="0.000007124" calcext:value-type="float">
            <text:p>7.124E-06</text:p>
          </table:table-cell>
          <table:table-cell office:value-type="float" office:value="0.0000079939" calcext:value-type="float">
            <text:p>7.9939E-06</text:p>
          </table:table-cell>
          <table:table-cell office:value-type="float" office:value="0.0000007483" calcext:value-type="float">
            <text:p>7.483E-07</text:p>
          </table:table-cell>
          <table:table-cell office:value-type="float" office:value="0.0000007106" calcext:value-type="float">
            <text:p>7.106E-07</text:p>
          </table:table-cell>
          <table:table-cell office:value-type="float" office:value="0.0000007112" calcext:value-type="float">
            <text:p>7.112E-07</text:p>
          </table:table-cell>
          <table:table-cell office:value-type="float" office:value="0.000000708" calcext:value-type="float">
            <text:p>7.08E-07</text:p>
          </table:table-cell>
          <table:table-cell office:value-type="float" office:value="0.0000007204" calcext:value-type="float">
            <text:p>7.204E-07</text:p>
          </table:table-cell>
          <table:table-cell office:value-type="float" office:value="0.0000007185" calcext:value-type="float">
            <text:p>7.185E-07</text:p>
          </table:table-cell>
          <table:table-cell office:value-type="float" office:value="0.0000007056" calcext:value-type="float">
            <text:p>7.056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688" calcext:value-type="float">
            <text:p>7.688E-07</text:p>
          </table:table-cell>
          <table:table-cell office:value-type="float" office:value="0.0000007036" calcext:value-type="float">
            <text:p>7.036E-07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0000013922" calcext:value-type="float">
            <text:p>1.3922E-06</text:p>
          </table:table-cell>
          <table:table-cell office:value-type="float" office:value="0.0000035345" calcext:value-type="float">
            <text:p>3.5345E-06</text:p>
          </table:table-cell>
          <table:table-cell office:value-type="float" office:value="0.0000049888" calcext:value-type="float">
            <text:p>4.9888E-06</text:p>
          </table:table-cell>
          <table:table-cell office:value-type="float" office:value="0.000009364" calcext:value-type="float">
            <text:p>9.364E-06</text:p>
          </table:table-cell>
          <table:table-cell office:value-type="float" office:value="0.0000128662" calcext:value-type="float">
            <text:p>1.28662E-05</text:p>
          </table:table-cell>
          <table:table-cell office:value-type="float" office:value="0.0000140711" calcext:value-type="float">
            <text:p>1.40711E-05</text:p>
          </table:table-cell>
          <table:table-cell office:value-type="float" office:value="0.000016023" calcext:value-type="float">
            <text:p>1.6023E-05</text:p>
          </table:table-cell>
          <table:table-cell office:value-type="float" office:value="0.0000007359" calcext:value-type="float">
            <text:p>7.359E-07</text:p>
          </table:table-cell>
          <table:table-cell office:value-type="float" office:value="0.0000007138" calcext:value-type="float">
            <text:p>7.138E-07</text:p>
          </table:table-cell>
          <table:table-cell office:value-type="float" office:value="0.000000709" calcext:value-type="float">
            <text:p>7.09E-07</text:p>
          </table:table-cell>
          <table:table-cell office:value-type="float" office:value="0.0000007053" calcext:value-type="float">
            <text:p>7.053E-07</text:p>
          </table:table-cell>
          <table:table-cell office:value-type="float" office:value="0.0000007151" calcext:value-type="float">
            <text:p>7.151E-07</text:p>
          </table:table-cell>
          <table:table-cell office:value-type="float" office:value="0.000000704" calcext:value-type="float">
            <text:p>7.04E-07</text:p>
          </table:table-cell>
          <table:table-cell office:value-type="float" office:value="0.0000007139" calcext:value-type="float">
            <text:p>7.139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17" calcext:value-type="float">
            <text:p>7.717E-07</text:p>
          </table:table-cell>
          <table:table-cell office:value-type="float" office:value="0.000000694" calcext:value-type="float">
            <text:p>6.94E-07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0.0000013884" calcext:value-type="float">
            <text:p>1.3884E-06</text:p>
          </table:table-cell>
          <table:table-cell office:value-type="float" office:value="0.0000061776" calcext:value-type="float">
            <text:p>6.1776E-06</text:p>
          </table:table-cell>
          <table:table-cell office:value-type="float" office:value="0.0000093903" calcext:value-type="float">
            <text:p>9.3903E-06</text:p>
          </table:table-cell>
          <table:table-cell office:value-type="float" office:value="0.0000178502" calcext:value-type="float">
            <text:p>1.78502E-05</text:p>
          </table:table-cell>
          <table:table-cell office:value-type="float" office:value="0.0000258703" calcext:value-type="float">
            <text:p>2.58703E-05</text:p>
          </table:table-cell>
          <table:table-cell office:value-type="float" office:value="0.0000286432" calcext:value-type="float">
            <text:p>2.86432E-05</text:p>
          </table:table-cell>
          <table:table-cell office:value-type="float" office:value="0.0000320409" calcext:value-type="float">
            <text:p>3.20409E-05</text:p>
          </table:table-cell>
          <table:table-cell office:value-type="float" office:value="0.0000007446" calcext:value-type="float">
            <text:p>7.446E-07</text:p>
          </table:table-cell>
          <table:table-cell office:value-type="float" office:value="0.000000706" calcext:value-type="float">
            <text:p>7.06E-07</text:p>
          </table:table-cell>
          <table:table-cell office:value-type="float" office:value="0.0000007046" calcext:value-type="float">
            <text:p>7.046E-07</text:p>
          </table:table-cell>
          <table:table-cell office:value-type="float" office:value="0.0000007091" calcext:value-type="float">
            <text:p>7.091E-07</text:p>
          </table:table-cell>
          <table:table-cell office:value-type="float" office:value="0.0000007098" calcext:value-type="float">
            <text:p>7.098E-07</text:p>
          </table:table-cell>
          <table:table-cell office:value-type="float" office:value="0.0000007129" calcext:value-type="float">
            <text:p>7.129E-07</text:p>
          </table:table-cell>
          <table:table-cell office:value-type="float" office:value="0.0000007132" calcext:value-type="float">
            <text:p>7.132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88" calcext:value-type="float">
            <text:p>7.788E-07</text:p>
          </table:table-cell>
          <table:table-cell office:value-type="float" office:value="0.0000007019" calcext:value-type="float">
            <text:p>7.019E-07</text:p>
          </table:table-cell>
          <table:table-cell table:number-columns-repeated="2"/>
          <table:table-cell table:formula="of:=AVERAGE([.G3:.G13])" office:value-type="float" office:value="0.00000133626363636364" calcext:value-type="float">
            <text:p>1.33626363636364E-06</text:p>
          </table:table-cell>
          <table:table-cell table:formula="of:=AVERAGE([.H3:.H13])" office:value-type="float" office:value="0.00000185204545454545" calcext:value-type="float">
            <text:p>1.85204545454545E-06</text:p>
          </table:table-cell>
          <table:table-cell table:formula="of:=AVERAGE([.I3:.I13])" office:value-type="float" office:value="0.00000229932727272727" calcext:value-type="float">
            <text:p>2.29932727272727E-06</text:p>
          </table:table-cell>
          <table:table-cell table:formula="of:=AVERAGE([.J3:.J13])" office:value-type="float" office:value="0.00000383732727272727" calcext:value-type="float">
            <text:p>3.83732727272727E-06</text:p>
          </table:table-cell>
          <table:table-cell table:formula="of:=AVERAGE([.K3:.K13])" office:value-type="float" office:value="0.00000519935454545455" calcext:value-type="float">
            <text:p>5.19935454545455E-06</text:p>
          </table:table-cell>
          <table:table-cell table:formula="of:=AVERAGE([.L3:.L13])" office:value-type="float" office:value="0.00000562892727272727" calcext:value-type="float">
            <text:p>5.62892727272727E-06</text:p>
          </table:table-cell>
          <table:table-cell table:formula="of:=AVERAGE([.M3:.M13])" office:value-type="float" office:value="0.00000625619090909091" calcext:value-type="float">
            <text:p>6.25619090909091E-06</text:p>
          </table:table-cell>
          <table:table-cell table:formula="of:=AVERAGE([.N3:.N13])" office:value-type="float" office:value="0.0000007394" calcext:value-type="float">
            <text:p>7.394E-07</text:p>
          </table:table-cell>
          <table:table-cell table:formula="of:=AVERAGE([.O3:.O13])" office:value-type="float" office:value="0.000000720327272727273" calcext:value-type="float">
            <text:p>7.20327272727273E-07</text:p>
          </table:table-cell>
          <table:table-cell table:formula="of:=AVERAGE([.P3:.P13])" office:value-type="float" office:value="0.000000713554545454545" calcext:value-type="float">
            <text:p>7.13554545454545E-07</text:p>
          </table:table-cell>
          <table:table-cell table:formula="of:=AVERAGE([.Q3:.Q13])" office:value-type="float" office:value="0.000000707772727272727" calcext:value-type="float">
            <text:p>7.07772727272727E-07</text:p>
          </table:table-cell>
          <table:table-cell table:formula="of:=AVERAGE([.R3:.R13])" office:value-type="float" office:value="0.000000709563636363636" calcext:value-type="float">
            <text:p>7.09563636363636E-07</text:p>
          </table:table-cell>
          <table:table-cell table:formula="of:=AVERAGE([.S3:.S13])" office:value-type="float" office:value="0.0000007083" calcext:value-type="float">
            <text:p>7.083E-07</text:p>
          </table:table-cell>
          <table:table-cell table:formula="of:=AVERAGE([.T3:.T13])" office:value-type="float" office:value="0.000000711209090909091" calcext:value-type="float">
            <text:p>7.11209090909091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83" calcext:value-type="float">
            <text:p>7.783E-07</text:p>
          </table:table-cell>
          <table:table-cell office:value-type="float" office:value="0.0000007225" calcext:value-type="float">
            <text:p>7.225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0012942" calcext:value-type="float">
            <text:p>1.2942E-06</text:p>
          </table:table-cell>
          <table:table-cell office:value-type="float" office:value="0.0000007303" calcext:value-type="float">
            <text:p>7.30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493" calcext:value-type="float">
            <text:p>8.493E-07</text:p>
          </table:table-cell>
          <table:table-cell office:value-type="float" office:value="0.0000007301" calcext:value-type="float">
            <text:p>7.30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7721" calcext:value-type="float">
            <text:p>7.721E-07</text:p>
          </table:table-cell>
          <table:table-cell office:value-type="float" office:value="0.0000007129" calcext:value-type="float">
            <text:p>7.129E-07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.0000007961" calcext:value-type="float">
            <text:p>7.961E-07</text:p>
          </table:table-cell>
          <table:table-cell office:value-type="float" office:value="0.0000007013" calcext:value-type="float">
            <text:p>7.013E-07</text:p>
          </table:table-cell>
          <table:table-cell/>
          <table:table-cell office:value-type="string" calcext:value-type="string">
            <text:p>Linked List</text:p>
          </table:table-cell>
          <table:table-cell table:formula="of:=[.G14]" office:value-type="float" office:value="0.00000133626363636364" calcext:value-type="float">
            <text:p>1.33626363636364E-06</text:p>
          </table:table-cell>
          <table:table-cell table:formula="of:=[.H14]" office:value-type="float" office:value="0.00000185204545454545" calcext:value-type="float">
            <text:p>1.85204545454545E-06</text:p>
          </table:table-cell>
          <table:table-cell table:formula="of:=[.I14]" office:value-type="float" office:value="0.00000229932727272727" calcext:value-type="float">
            <text:p>2.29932727272727E-06</text:p>
          </table:table-cell>
          <table:table-cell table:formula="of:=[.J14]" office:value-type="float" office:value="0.00000383732727272727" calcext:value-type="float">
            <text:p>3.83732727272727E-06</text:p>
          </table:table-cell>
          <table:table-cell table:formula="of:=[.K14]" office:value-type="float" office:value="0.00000519935454545455" calcext:value-type="float">
            <text:p>5.19935454545455E-06</text:p>
          </table:table-cell>
          <table:table-cell table:formula="of:=[.L14]" office:value-type="float" office:value="0.00000562892727272727" calcext:value-type="float">
            <text:p>5.62892727272727E-06</text:p>
          </table:table-cell>
          <table:table-cell table:formula="of:=[.M14]" office:value-type="float" office:value="0.00000625619090909091" calcext:value-type="float">
            <text:p>6.25619090909091E-0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.0000008083" calcext:value-type="float">
            <text:p>8.083E-07</text:p>
          </table:table-cell>
          <table:table-cell office:value-type="float" office:value="0.0000007052" calcext:value-type="float">
            <text:p>7.052E-07</text:p>
          </table:table-cell>
          <table:table-cell/>
          <table:table-cell office:value-type="string" calcext:value-type="string">
            <text:p>Array</text:p>
          </table:table-cell>
          <table:table-cell table:formula="of:=[.N14]" office:value-type="float" office:value="0.0000007394" calcext:value-type="float">
            <text:p>7.394E-07</text:p>
          </table:table-cell>
          <table:table-cell table:formula="of:=[.O14]" office:value-type="float" office:value="0.000000720327272727273" calcext:value-type="float">
            <text:p>7.20327272727273E-07</text:p>
          </table:table-cell>
          <table:table-cell table:formula="of:=[.P14]" office:value-type="float" office:value="0.000000713554545454545" calcext:value-type="float">
            <text:p>7.13554545454545E-07</text:p>
          </table:table-cell>
          <table:table-cell table:formula="of:=[.Q14]" office:value-type="float" office:value="0.000000707772727272727" calcext:value-type="float">
            <text:p>7.07772727272727E-07</text:p>
          </table:table-cell>
          <table:table-cell table:formula="of:=[.R14]" office:value-type="float" office:value="0.000000709563636363636" calcext:value-type="float">
            <text:p>7.09563636363636E-07</text:p>
          </table:table-cell>
          <table:table-cell table:formula="of:=[.S14]" office:value-type="float" office:value="0.0000007083" calcext:value-type="float">
            <text:p>7.083E-07</text:p>
          </table:table-cell>
          <table:table-cell table:formula="of:=[.T14]" office:value-type="float" office:value="0.000000711209090909091" calcext:value-type="float">
            <text:p>7.11209090909091E-0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.0000008166" calcext:value-type="float">
            <text:p>8.166E-07</text:p>
          </table:table-cell>
          <table:table-cell office:value-type="float" office:value="0.0000007061" calcext:value-type="float">
            <text:p>7.06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276" calcext:value-type="float">
            <text:p>8.276E-07</text:p>
          </table:table-cell>
          <table:table-cell office:value-type="float" office:value="0.000000706" calcext:value-type="float">
            <text:p>7.06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0001293" calcext:value-type="float">
            <text:p>1.293E-06</text:p>
          </table:table-cell>
          <table:table-cell office:value-type="float" office:value="0.0000007367" calcext:value-type="float">
            <text:p>7.36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169" calcext:value-type="float">
            <text:p>9.169E-07</text:p>
          </table:table-cell>
          <table:table-cell office:value-type="float" office:value="0.0000007257" calcext:value-type="float">
            <text:p>7.25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074" calcext:value-type="float">
            <text:p>8.074E-07</text:p>
          </table:table-cell>
          <table:table-cell office:value-type="float" office:value="0.0000007272" calcext:value-type="float">
            <text:p>7.27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712" calcext:value-type="float">
            <text:p>8.712E-07</text:p>
          </table:table-cell>
          <table:table-cell office:value-type="float" office:value="0.0000007081" calcext:value-type="float">
            <text:p>7.08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02" calcext:value-type="float">
            <text:p>9.02E-07</text:p>
          </table:table-cell>
          <table:table-cell office:value-type="float" office:value="0.0000007215" calcext:value-type="float">
            <text:p>7.21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252" calcext:value-type="float">
            <text:p>9.252E-07</text:p>
          </table:table-cell>
          <table:table-cell office:value-type="float" office:value="0.0000007051" calcext:value-type="float">
            <text:p>7.05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334" calcext:value-type="float">
            <text:p>9.334E-07</text:p>
          </table:table-cell>
          <table:table-cell office:value-type="float" office:value="0.0000007074" calcext:value-type="float">
            <text:p>7.074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000013023" calcext:value-type="float">
            <text:p>1.3023E-06</text:p>
          </table:table-cell>
          <table:table-cell office:value-type="float" office:value="0.0000007319" calcext:value-type="float">
            <text:p>7.31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539" calcext:value-type="float">
            <text:p>9.539E-07</text:p>
          </table:table-cell>
          <table:table-cell office:value-type="float" office:value="0.0000007317" calcext:value-type="float">
            <text:p>7.31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0013" calcext:value-type="float">
            <text:p>1.0013E-06</text:p>
          </table:table-cell>
          <table:table-cell office:value-type="float" office:value="0.0000007251" calcext:value-type="float">
            <text:p>7.25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876" calcext:value-type="float">
            <text:p>9.876E-07</text:p>
          </table:table-cell>
          <table:table-cell office:value-type="float" office:value="0.0000007079" calcext:value-type="float">
            <text:p>7.07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0593" calcext:value-type="float">
            <text:p>1.0593E-06</text:p>
          </table:table-cell>
          <table:table-cell office:value-type="float" office:value="0.0000007077" calcext:value-type="float">
            <text:p>7.07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0913" calcext:value-type="float">
            <text:p>1.0913E-06</text:p>
          </table:table-cell>
          <table:table-cell office:value-type="float" office:value="0.000000701" calcext:value-type="float">
            <text:p>7.0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502" calcext:value-type="float">
            <text:p>1.1502E-06</text:p>
          </table:table-cell>
          <table:table-cell office:value-type="float" office:value="0.0000007188" calcext:value-type="float">
            <text:p>7.188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000013155" calcext:value-type="float">
            <text:p>1.3155E-06</text:p>
          </table:table-cell>
          <table:table-cell office:value-type="float" office:value="0.0000007425" calcext:value-type="float">
            <text:p>7.42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916" calcext:value-type="float">
            <text:p>1.1916E-06</text:p>
          </table:table-cell>
          <table:table-cell office:value-type="float" office:value="0.0000007151" calcext:value-type="float">
            <text:p>7.15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881" calcext:value-type="float">
            <text:p>9.881E-07</text:p>
          </table:table-cell>
          <table:table-cell office:value-type="float" office:value="0.000000718" calcext:value-type="float">
            <text:p>7.1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976" calcext:value-type="float">
            <text:p>1.1976E-06</text:p>
          </table:table-cell>
          <table:table-cell office:value-type="float" office:value="0.0000007182" calcext:value-type="float">
            <text:p>7.18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54" calcext:value-type="float">
            <text:p>1.54E-06</text:p>
          </table:table-cell>
          <table:table-cell office:value-type="float" office:value="0.0000007118" calcext:value-type="float">
            <text:p>7.11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4408" calcext:value-type="float">
            <text:p>1.4408E-06</text:p>
          </table:table-cell>
          <table:table-cell office:value-type="float" office:value="0.0000007137" calcext:value-type="float">
            <text:p>7.13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566" calcext:value-type="float">
            <text:p>1.566E-06</text:p>
          </table:table-cell>
          <table:table-cell office:value-type="float" office:value="0.0000007054" calcext:value-type="float">
            <text:p>7.054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000013125" calcext:value-type="float">
            <text:p>1.3125E-06</text:p>
          </table:table-cell>
          <table:table-cell office:value-type="float" office:value="0.0000007452" calcext:value-type="float">
            <text:p>7.45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348" calcext:value-type="float">
            <text:p>1.348E-06</text:p>
          </table:table-cell>
          <table:table-cell office:value-type="float" office:value="0.0000007261" calcext:value-type="float">
            <text:p>7.26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829" calcext:value-type="float">
            <text:p>1.1829E-06</text:p>
          </table:table-cell>
          <table:table-cell office:value-type="float" office:value="0.0000007231" calcext:value-type="float">
            <text:p>7.23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7568" calcext:value-type="float">
            <text:p>1.7568E-06</text:p>
          </table:table-cell>
          <table:table-cell office:value-type="float" office:value="0.0000007088" calcext:value-type="float">
            <text:p>7.08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1982" calcext:value-type="float">
            <text:p>2.1982E-06</text:p>
          </table:table-cell>
          <table:table-cell office:value-type="float" office:value="0.0000006999" calcext:value-type="float">
            <text:p>6.99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3673" calcext:value-type="float">
            <text:p>2.3673E-06</text:p>
          </table:table-cell>
          <table:table-cell office:value-type="float" office:value="0.0000007139" calcext:value-type="float">
            <text:p>7.13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4132" calcext:value-type="float">
            <text:p>2.4132E-06</text:p>
          </table:table-cell>
          <table:table-cell office:value-type="float" office:value="0.0000007063" calcext:value-type="float">
            <text:p>7.063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00013977" calcext:value-type="float">
            <text:p>1.3977E-06</text:p>
          </table:table-cell>
          <table:table-cell office:value-type="float" office:value="0.0000007452" calcext:value-type="float">
            <text:p>7.45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5826" calcext:value-type="float">
            <text:p>1.5826E-06</text:p>
          </table:table-cell>
          <table:table-cell office:value-type="float" office:value="0.000000715" calcext:value-type="float">
            <text:p>7.1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7946" calcext:value-type="float">
            <text:p>1.7946E-06</text:p>
          </table:table-cell>
          <table:table-cell office:value-type="float" office:value="0.0000007002" calcext:value-type="float">
            <text:p>7.00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8364" calcext:value-type="float">
            <text:p>2.8364E-06</text:p>
          </table:table-cell>
          <table:table-cell office:value-type="float" office:value="0.0000007166" calcext:value-type="float">
            <text:p>7.16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37028" calcext:value-type="float">
            <text:p>3.7028E-06</text:p>
          </table:table-cell>
          <table:table-cell office:value-type="float" office:value="0.0000007162" calcext:value-type="float">
            <text:p>7.16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39062" calcext:value-type="float">
            <text:p>3.9062E-06</text:p>
          </table:table-cell>
          <table:table-cell office:value-type="float" office:value="0.0000007106" calcext:value-type="float">
            <text:p>7.10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43614" calcext:value-type="float">
            <text:p>4.3614E-06</text:p>
          </table:table-cell>
          <table:table-cell office:value-type="float" office:value="0.0000007158" calcext:value-type="float">
            <text:p>7.158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00014258" calcext:value-type="float">
            <text:p>1.4258E-06</text:p>
          </table:table-cell>
          <table:table-cell office:value-type="float" office:value="0.0000007483" calcext:value-type="float">
            <text:p>7.48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2157" calcext:value-type="float">
            <text:p>2.2157E-06</text:p>
          </table:table-cell>
          <table:table-cell office:value-type="float" office:value="0.0000007106" calcext:value-type="float">
            <text:p>7.10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8311" calcext:value-type="float">
            <text:p>2.8311E-06</text:p>
          </table:table-cell>
          <table:table-cell office:value-type="float" office:value="0.0000007112" calcext:value-type="float">
            <text:p>7.11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50095" calcext:value-type="float">
            <text:p>5.0095E-06</text:p>
          </table:table-cell>
          <table:table-cell office:value-type="float" office:value="0.000000708" calcext:value-type="float">
            <text:p>7.0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67187" calcext:value-type="float">
            <text:p>6.7187E-06</text:p>
          </table:table-cell>
          <table:table-cell office:value-type="float" office:value="0.0000007204" calcext:value-type="float">
            <text:p>7.204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7124" calcext:value-type="float">
            <text:p>7.124E-06</text:p>
          </table:table-cell>
          <table:table-cell office:value-type="float" office:value="0.0000007185" calcext:value-type="float">
            <text:p>7.18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79939" calcext:value-type="float">
            <text:p>7.9939E-06</text:p>
          </table:table-cell>
          <table:table-cell office:value-type="float" office:value="0.0000007056" calcext:value-type="float">
            <text:p>7.056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0.0000013922" calcext:value-type="float">
            <text:p>1.3922E-06</text:p>
          </table:table-cell>
          <table:table-cell office:value-type="float" office:value="0.0000007359" calcext:value-type="float">
            <text:p>7.35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35345" calcext:value-type="float">
            <text:p>3.5345E-06</text:p>
          </table:table-cell>
          <table:table-cell office:value-type="float" office:value="0.0000007138" calcext:value-type="float">
            <text:p>7.13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49888" calcext:value-type="float">
            <text:p>4.9888E-06</text:p>
          </table:table-cell>
          <table:table-cell office:value-type="float" office:value="0.000000709" calcext:value-type="float">
            <text:p>7.0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9364" calcext:value-type="float">
            <text:p>9.364E-06</text:p>
          </table:table-cell>
          <table:table-cell office:value-type="float" office:value="0.0000007053" calcext:value-type="float">
            <text:p>7.05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28662" calcext:value-type="float">
            <text:p>1.28662E-05</text:p>
          </table:table-cell>
          <table:table-cell office:value-type="float" office:value="0.0000007151" calcext:value-type="float">
            <text:p>7.15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40711" calcext:value-type="float">
            <text:p>1.40711E-05</text:p>
          </table:table-cell>
          <table:table-cell office:value-type="float" office:value="0.000000704" calcext:value-type="float">
            <text:p>7.04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6023" calcext:value-type="float">
            <text:p>1.6023E-05</text:p>
          </table:table-cell>
          <table:table-cell office:value-type="float" office:value="0.0000007139" calcext:value-type="float">
            <text:p>7.139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0.0000013884" calcext:value-type="float">
            <text:p>1.3884E-06</text:p>
          </table:table-cell>
          <table:table-cell office:value-type="float" office:value="0.0000007446" calcext:value-type="float">
            <text:p>7.44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61776" calcext:value-type="float">
            <text:p>6.1776E-06</text:p>
          </table:table-cell>
          <table:table-cell office:value-type="float" office:value="0.000000706" calcext:value-type="float">
            <text:p>7.0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93903" calcext:value-type="float">
            <text:p>9.3903E-06</text:p>
          </table:table-cell>
          <table:table-cell office:value-type="float" office:value="0.0000007046" calcext:value-type="float">
            <text:p>7.04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78502" calcext:value-type="float">
            <text:p>1.78502E-05</text:p>
          </table:table-cell>
          <table:table-cell office:value-type="float" office:value="0.0000007091" calcext:value-type="float">
            <text:p>7.09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258703" calcext:value-type="float">
            <text:p>2.58703E-05</text:p>
          </table:table-cell>
          <table:table-cell office:value-type="float" office:value="0.0000007098" calcext:value-type="float">
            <text:p>7.09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286432" calcext:value-type="float">
            <text:p>2.86432E-05</text:p>
          </table:table-cell>
          <table:table-cell office:value-type="float" office:value="0.0000007129" calcext:value-type="float">
            <text:p>7.12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320409" calcext:value-type="float">
            <text:p>3.20409E-05</text:p>
          </table:table-cell>
          <table:table-cell office:value-type="float" office:value="0.0000007132" calcext:value-type="float">
            <text:p>7.132E-07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_5" table:style-name="ta2">
        <table:shapes>
          <draw:frame draw:z-index="0" draw:name="Chart 1" draw:style-name="gr1" svg:width="6.2988in" svg:height="3.5429in" svg:x="3.8339in" svg:y="9.974in">
            <draw:object draw:notify-on-update-of-ranges="Operation_5.F3:Operation_5.F13 Operation_5.G2:Operation_5.G2 Operation_5.G3:Operation_5.G13 Operation_5.F3:Operation_5.F13 Operation_5.H2:Operation_5.H2 Operation_5.H3:Operation_5.H13 Operation_5.F3:Operation_5.F13 Operation_5.I2:Operation_5.I2 Operation_5.I3:Operation_5.I13 Operation_5.F3:Operation_5.F13 Operation_5.J2:Operation_5.J2 Operation_5.J3:Operation_5.J13 Operation_5.F3:Operation_5.F13 Operation_5.K2:Operation_5.K2 Operation_5.K3:Operation_5.K13 Operation_5.F3:Operation_5.F13 Operation_5.L2:Operation_5.L2 Operation_5.L3:Operation_5.L13 Operation_5.F3:Operation_5.F13 Operation_5.M2:Operation_5.M2 Operation_5.M3:Operation_5.M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name="Chart 2" draw:style-name="gr1" svg:width="6.3409in" svg:height="3.5665in" svg:x="10.2094in" svg:y="10.0248in">
            <draw:object draw:notify-on-update-of-ranges="Operation_5.F3:Operation_5.F13 Operation_5.N2:Operation_5.N2 Operation_5.N3:Operation_5.N13 Operation_5.F3:Operation_5.F13 Operation_5.O2:Operation_5.O2 Operation_5.O3:Operation_5.O13 Operation_5.F3:Operation_5.F13 Operation_5.P2:Operation_5.P2 Operation_5.P3:Operation_5.P13 Operation_5.F3:Operation_5.F13 Operation_5.Q2:Operation_5.Q2 Operation_5.Q3:Operation_5.Q13 Operation_5.F3:Operation_5.F13 Operation_5.R2:Operation_5.R2 Operation_5.R3:Operation_5.R13 Operation_5.F3:Operation_5.F13 Operation_5.S2:Operation_5.S2 Operation_5.S3:Operation_5.S13 Operation_5.F3:Operation_5.F13 Operation_5.T2:Operation_5.T2 Operation_5.T3:Operation_5.T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6.2988in" svg:height="3.5429in" svg:x="3.935in" svg:y="3.9209in">
            <draw:object draw:notify-on-update-of-ranges="Operation_5.F17:Operation_5.F17 Operation_5.G17:Operation_5.M17 Operation_5.F18:Operation_5.F18 Operation_5.G18:Operation_5.M18 Operation_5.F19:Operation_5.F19 Operation_5.G19:Operation_5.M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 table:number-columns-repeated="2"/>
          <table:table-cell table:style-name="ce7" office:value-type="string" calcext:value-type="string" table:number-columns-spanned="7" table:number-rows-spanned="1">
            <text:p>Linked List</text:p>
          </table:table-cell>
          <table:covered-table-cell table:number-columns-repeated="6"/>
          <table:table-cell table:style-name="ce7" office:value-type="string" calcext:value-type="string" table:number-columns-spanned="7" table:number-rows-spanned="1">
            <text:p>Array</text:p>
          </table:table-cell>
          <table:covered-table-cell table:number-columns-repeated="6"/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12785" calcext:value-type="float">
            <text:p>1.2785E-06</text:p>
          </table:table-cell>
          <table:table-cell office:value-type="float" office:value="0.0000007389" calcext:value-type="float">
            <text:p>7.389E-07</text:p>
          </table:table-cell>
          <table:table-cell/>
          <table:table-cell office:value-type="string" calcext:value-type="string">
            <text:p>Test Size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841" calcext:value-type="float">
            <text:p>7.841E-07</text:p>
          </table:table-cell>
          <table:table-cell office:value-type="float" office:value="0.0000007139" calcext:value-type="float">
            <text:p>7.139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12785" calcext:value-type="float">
            <text:p>1.2785E-06</text:p>
          </table:table-cell>
          <table:table-cell office:value-type="float" office:value="0.0000007841" calcext:value-type="float">
            <text:p>7.841E-07</text:p>
          </table:table-cell>
          <table:table-cell office:value-type="float" office:value="0.000000762" calcext:value-type="float">
            <text:p>7.62E-07</text:p>
          </table:table-cell>
          <table:table-cell office:value-type="float" office:value="0.0000007783" calcext:value-type="float">
            <text:p>7.783E-07</text:p>
          </table:table-cell>
          <table:table-cell office:value-type="float" office:value="0.0000007706" calcext:value-type="float">
            <text:p>7.706E-07</text:p>
          </table:table-cell>
          <table:table-cell office:value-type="float" office:value="0.0000007604" calcext:value-type="float">
            <text:p>7.604E-07</text:p>
          </table:table-cell>
          <table:table-cell office:value-type="float" office:value="0.0000007393" calcext:value-type="float">
            <text:p>7.393E-07</text:p>
          </table:table-cell>
          <table:table-cell office:value-type="float" office:value="0.0000007389" calcext:value-type="float">
            <text:p>7.389E-07</text:p>
          </table:table-cell>
          <table:table-cell office:value-type="float" office:value="0.0000007139" calcext:value-type="float">
            <text:p>7.139E-07</text:p>
          </table:table-cell>
          <table:table-cell office:value-type="float" office:value="0.0000007144" calcext:value-type="float">
            <text:p>7.144E-07</text:p>
          </table:table-cell>
          <table:table-cell office:value-type="float" office:value="0.0000007099" calcext:value-type="float">
            <text:p>7.099E-07</text:p>
          </table:table-cell>
          <table:table-cell office:value-type="float" office:value="0.0000007129" calcext:value-type="float">
            <text:p>7.129E-07</text:p>
          </table:table-cell>
          <table:table-cell office:value-type="float" office:value="0.0000007175" calcext:value-type="float">
            <text:p>7.175E-07</text:p>
          </table:table-cell>
          <table:table-cell office:value-type="float" office:value="0.000000716" calcext:value-type="float">
            <text:p>7.16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62" calcext:value-type="float">
            <text:p>7.62E-07</text:p>
          </table:table-cell>
          <table:table-cell office:value-type="float" office:value="0.0000007144" calcext:value-type="float">
            <text:p>7.144E-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013049" calcext:value-type="float">
            <text:p>1.3049E-06</text:p>
          </table:table-cell>
          <table:table-cell office:value-type="float" office:value="0.0000008277" calcext:value-type="float">
            <text:p>8.277E-07</text:p>
          </table:table-cell>
          <table:table-cell office:value-type="float" office:value="0.0000007759" calcext:value-type="float">
            <text:p>7.759E-07</text:p>
          </table:table-cell>
          <table:table-cell office:value-type="float" office:value="0.0000007798" calcext:value-type="float">
            <text:p>7.798E-07</text:p>
          </table:table-cell>
          <table:table-cell office:value-type="float" office:value="0.0000007646" calcext:value-type="float">
            <text:p>7.646E-07</text:p>
          </table:table-cell>
          <table:table-cell office:value-type="float" office:value="0.0000007861" calcext:value-type="float">
            <text:p>7.861E-07</text:p>
          </table:table-cell>
          <table:table-cell office:value-type="float" office:value="0.0000007799" calcext:value-type="float">
            <text:p>7.799E-07</text:p>
          </table:table-cell>
          <table:table-cell office:value-type="float" office:value="0.0000007447" calcext:value-type="float">
            <text:p>7.447E-07</text:p>
          </table:table-cell>
          <table:table-cell office:value-type="float" office:value="0.0000007192" calcext:value-type="float">
            <text:p>7.192E-07</text:p>
          </table:table-cell>
          <table:table-cell office:value-type="float" office:value="0.0000007019" calcext:value-type="float">
            <text:p>7.019E-07</text:p>
          </table:table-cell>
          <table:table-cell office:value-type="float" office:value="0.0000007053" calcext:value-type="float">
            <text:p>7.053E-07</text:p>
          </table:table-cell>
          <table:table-cell office:value-type="float" office:value="0.0000007164" calcext:value-type="float">
            <text:p>7.164E-07</text:p>
          </table:table-cell>
          <table:table-cell office:value-type="float" office:value="0.0000007077" calcext:value-type="float">
            <text:p>7.077E-07</text:p>
          </table:table-cell>
          <table:table-cell office:value-type="float" office:value="0.0000007115" calcext:value-type="float">
            <text:p>7.115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83" calcext:value-type="float">
            <text:p>7.783E-07</text:p>
          </table:table-cell>
          <table:table-cell office:value-type="float" office:value="0.0000007099" calcext:value-type="float">
            <text:p>7.099E-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013006" calcext:value-type="float">
            <text:p>1.3006E-06</text:p>
          </table:table-cell>
          <table:table-cell office:value-type="float" office:value="0.000000849" calcext:value-type="float">
            <text:p>8.49E-07</text:p>
          </table:table-cell>
          <table:table-cell office:value-type="float" office:value="0.0000007815" calcext:value-type="float">
            <text:p>7.815E-07</text:p>
          </table:table-cell>
          <table:table-cell office:value-type="float" office:value="0.0000007929" calcext:value-type="float">
            <text:p>7.929E-07</text:p>
          </table:table-cell>
          <table:table-cell office:value-type="float" office:value="0.0000008199" calcext:value-type="float">
            <text:p>8.199E-07</text:p>
          </table:table-cell>
          <table:table-cell office:value-type="float" office:value="0.0000008153" calcext:value-type="float">
            <text:p>8.153E-07</text:p>
          </table:table-cell>
          <table:table-cell office:value-type="float" office:value="0.0000008298" calcext:value-type="float">
            <text:p>8.298E-07</text:p>
          </table:table-cell>
          <table:table-cell office:value-type="float" office:value="0.0000007422" calcext:value-type="float">
            <text:p>7.422E-07</text:p>
          </table:table-cell>
          <table:table-cell office:value-type="float" office:value="0.0000007149" calcext:value-type="float">
            <text:p>7.149E-07</text:p>
          </table:table-cell>
          <table:table-cell office:value-type="float" office:value="0.0000007134" calcext:value-type="float">
            <text:p>7.134E-07</text:p>
          </table:table-cell>
          <table:table-cell office:value-type="float" office:value="0.0000007147" calcext:value-type="float">
            <text:p>7.147E-07</text:p>
          </table:table-cell>
          <table:table-cell office:value-type="float" office:value="0.0000007129" calcext:value-type="float">
            <text:p>7.129E-07</text:p>
          </table:table-cell>
          <table:table-cell office:value-type="float" office:value="0.0000007052" calcext:value-type="float">
            <text:p>7.052E-07</text:p>
          </table:table-cell>
          <table:table-cell office:value-type="float" office:value="0.0000007142" calcext:value-type="float">
            <text:p>7.142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06" calcext:value-type="float">
            <text:p>7.706E-07</text:p>
          </table:table-cell>
          <table:table-cell office:value-type="float" office:value="0.0000007129" calcext:value-type="float">
            <text:p>7.129E-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012964" calcext:value-type="float">
            <text:p>1.2964E-06</text:p>
          </table:table-cell>
          <table:table-cell office:value-type="float" office:value="0.0000009237" calcext:value-type="float">
            <text:p>9.237E-07</text:p>
          </table:table-cell>
          <table:table-cell office:value-type="float" office:value="0.0000007888" calcext:value-type="float">
            <text:p>7.888E-07</text:p>
          </table:table-cell>
          <table:table-cell office:value-type="float" office:value="0.0000008705" calcext:value-type="float">
            <text:p>8.705E-07</text:p>
          </table:table-cell>
          <table:table-cell office:value-type="float" office:value="0.0000008947" calcext:value-type="float">
            <text:p>8.947E-07</text:p>
          </table:table-cell>
          <table:table-cell office:value-type="float" office:value="0.0000009114" calcext:value-type="float">
            <text:p>9.114E-07</text:p>
          </table:table-cell>
          <table:table-cell office:value-type="float" office:value="0.0000009242" calcext:value-type="float">
            <text:p>9.242E-07</text:p>
          </table:table-cell>
          <table:table-cell office:value-type="float" office:value="0.0000007351" calcext:value-type="float">
            <text:p>7.351E-07</text:p>
          </table:table-cell>
          <table:table-cell office:value-type="float" office:value="0.0000007145" calcext:value-type="float">
            <text:p>7.145E-07</text:p>
          </table:table-cell>
          <table:table-cell office:value-type="float" office:value="0.0000007162" calcext:value-type="float">
            <text:p>7.162E-07</text:p>
          </table:table-cell>
          <table:table-cell office:value-type="float" office:value="0.00000071" calcext:value-type="float">
            <text:p>7.1E-07</text:p>
          </table:table-cell>
          <table:table-cell office:value-type="float" office:value="0.000000699" calcext:value-type="float">
            <text:p>6.99E-07</text:p>
          </table:table-cell>
          <table:table-cell office:value-type="float" office:value="0.0000007076" calcext:value-type="float">
            <text:p>7.076E-07</text:p>
          </table:table-cell>
          <table:table-cell office:value-type="float" office:value="0.0000007125" calcext:value-type="float">
            <text:p>7.125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604" calcext:value-type="float">
            <text:p>7.604E-07</text:p>
          </table:table-cell>
          <table:table-cell office:value-type="float" office:value="0.0000007175" calcext:value-type="float">
            <text:p>7.175E-0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012511" calcext:value-type="float">
            <text:p>1.2511E-06</text:p>
          </table:table-cell>
          <table:table-cell office:value-type="float" office:value="0.0000009696" calcext:value-type="float">
            <text:p>9.696E-07</text:p>
          </table:table-cell>
          <table:table-cell office:value-type="float" office:value="0.0000010169" calcext:value-type="float">
            <text:p>1.0169E-06</text:p>
          </table:table-cell>
          <table:table-cell office:value-type="float" office:value="0.0000009926" calcext:value-type="float">
            <text:p>9.926E-07</text:p>
          </table:table-cell>
          <table:table-cell office:value-type="float" office:value="0.0000010549" calcext:value-type="float">
            <text:p>1.0549E-06</text:p>
          </table:table-cell>
          <table:table-cell office:value-type="float" office:value="0.0000010939" calcext:value-type="float">
            <text:p>1.0939E-06</text:p>
          </table:table-cell>
          <table:table-cell office:value-type="float" office:value="0.0000011495" calcext:value-type="float">
            <text:p>1.1495E-06</text:p>
          </table:table-cell>
          <table:table-cell office:value-type="float" office:value="0.0000007355" calcext:value-type="float">
            <text:p>7.355E-07</text:p>
          </table:table-cell>
          <table:table-cell office:value-type="float" office:value="0.0000007284" calcext:value-type="float">
            <text:p>7.284E-07</text:p>
          </table:table-cell>
          <table:table-cell office:value-type="float" office:value="0.0000007181" calcext:value-type="float">
            <text:p>7.181E-07</text:p>
          </table:table-cell>
          <table:table-cell office:value-type="float" office:value="0.0000007133" calcext:value-type="float">
            <text:p>7.133E-07</text:p>
          </table:table-cell>
          <table:table-cell office:value-type="float" office:value="0.0000007119" calcext:value-type="float">
            <text:p>7.119E-07</text:p>
          </table:table-cell>
          <table:table-cell office:value-type="float" office:value="0.0000007136" calcext:value-type="float">
            <text:p>7.136E-07</text:p>
          </table:table-cell>
          <table:table-cell office:value-type="float" office:value="0.0000007105" calcext:value-type="float">
            <text:p>7.105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393" calcext:value-type="float">
            <text:p>7.393E-07</text:p>
          </table:table-cell>
          <table:table-cell office:value-type="float" office:value="0.000000716" calcext:value-type="float">
            <text:p>7.16E-0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000012408" calcext:value-type="float">
            <text:p>1.2408E-06</text:p>
          </table:table-cell>
          <table:table-cell office:value-type="float" office:value="0.0000011878" calcext:value-type="float">
            <text:p>1.1878E-06</text:p>
          </table:table-cell>
          <table:table-cell office:value-type="float" office:value="0.0000010062" calcext:value-type="float">
            <text:p>1.0062E-06</text:p>
          </table:table-cell>
          <table:table-cell office:value-type="float" office:value="0.0000012075" calcext:value-type="float">
            <text:p>1.2075E-06</text:p>
          </table:table-cell>
          <table:table-cell office:value-type="float" office:value="0.0000015672" calcext:value-type="float">
            <text:p>1.5672E-06</text:p>
          </table:table-cell>
          <table:table-cell office:value-type="float" office:value="0.0000014651" calcext:value-type="float">
            <text:p>1.4651E-06</text:p>
          </table:table-cell>
          <table:table-cell office:value-type="float" office:value="0.0000015795" calcext:value-type="float">
            <text:p>1.5795E-06</text:p>
          </table:table-cell>
          <table:table-cell office:value-type="float" office:value="0.0000007314" calcext:value-type="float">
            <text:p>7.314E-07</text:p>
          </table:table-cell>
          <table:table-cell office:value-type="float" office:value="0.0000007227" calcext:value-type="float">
            <text:p>7.227E-07</text:p>
          </table:table-cell>
          <table:table-cell office:value-type="float" office:value="0.0000007196" calcext:value-type="float">
            <text:p>7.196E-07</text:p>
          </table:table-cell>
          <table:table-cell office:value-type="float" office:value="0.0000007157" calcext:value-type="float">
            <text:p>7.157E-07</text:p>
          </table:table-cell>
          <table:table-cell office:value-type="float" office:value="0.0000007186" calcext:value-type="float">
            <text:p>7.186E-07</text:p>
          </table:table-cell>
          <table:table-cell office:value-type="float" office:value="0.0000007207" calcext:value-type="float">
            <text:p>7.207E-07</text:p>
          </table:table-cell>
          <table:table-cell office:value-type="float" office:value="0.000000711" calcext:value-type="float">
            <text:p>7.11E-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013049" calcext:value-type="float">
            <text:p>1.3049E-06</text:p>
          </table:table-cell>
          <table:table-cell office:value-type="float" office:value="0.0000007447" calcext:value-type="float">
            <text:p>7.447E-0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000013213" calcext:value-type="float">
            <text:p>1.3213E-06</text:p>
          </table:table-cell>
          <table:table-cell office:value-type="float" office:value="0.0000013555" calcext:value-type="float">
            <text:p>1.3555E-06</text:p>
          </table:table-cell>
          <table:table-cell office:value-type="float" office:value="0.0000011794" calcext:value-type="float">
            <text:p>1.1794E-06</text:p>
          </table:table-cell>
          <table:table-cell office:value-type="float" office:value="0.0000017989" calcext:value-type="float">
            <text:p>1.7989E-06</text:p>
          </table:table-cell>
          <table:table-cell office:value-type="float" office:value="0.0000022026" calcext:value-type="float">
            <text:p>2.2026E-06</text:p>
          </table:table-cell>
          <table:table-cell office:value-type="float" office:value="0.0000024039" calcext:value-type="float">
            <text:p>2.4039E-06</text:p>
          </table:table-cell>
          <table:table-cell office:value-type="float" office:value="0.0000024339" calcext:value-type="float">
            <text:p>2.4339E-06</text:p>
          </table:table-cell>
          <table:table-cell office:value-type="float" office:value="0.0000007454" calcext:value-type="float">
            <text:p>7.454E-07</text:p>
          </table:table-cell>
          <table:table-cell office:value-type="float" office:value="0.000000713" calcext:value-type="float">
            <text:p>7.13E-07</text:p>
          </table:table-cell>
          <table:table-cell office:value-type="float" office:value="0.0000007138" calcext:value-type="float">
            <text:p>7.138E-07</text:p>
          </table:table-cell>
          <table:table-cell office:value-type="float" office:value="0.0000007372" calcext:value-type="float">
            <text:p>7.372E-07</text:p>
          </table:table-cell>
          <table:table-cell office:value-type="float" office:value="0.0000007366" calcext:value-type="float">
            <text:p>7.366E-07</text:p>
          </table:table-cell>
          <table:table-cell office:value-type="float" office:value="0.0000007142" calcext:value-type="float">
            <text:p>7.142E-07</text:p>
          </table:table-cell>
          <table:table-cell office:value-type="float" office:value="0.0000007087" calcext:value-type="float">
            <text:p>7.087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8277" calcext:value-type="float">
            <text:p>8.277E-07</text:p>
          </table:table-cell>
          <table:table-cell office:value-type="float" office:value="0.0000007192" calcext:value-type="float">
            <text:p>7.192E-0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000013048" calcext:value-type="float">
            <text:p>1.3048E-06</text:p>
          </table:table-cell>
          <table:table-cell office:value-type="float" office:value="0.0000015722" calcext:value-type="float">
            <text:p>1.5722E-06</text:p>
          </table:table-cell>
          <table:table-cell office:value-type="float" office:value="0.0000017985" calcext:value-type="float">
            <text:p>1.7985E-06</text:p>
          </table:table-cell>
          <table:table-cell office:value-type="float" office:value="0.0000028588" calcext:value-type="float">
            <text:p>2.8588E-06</text:p>
          </table:table-cell>
          <table:table-cell office:value-type="float" office:value="0.0000037153" calcext:value-type="float">
            <text:p>3.7153E-06</text:p>
          </table:table-cell>
          <table:table-cell office:value-type="float" office:value="0.0000038822" calcext:value-type="float">
            <text:p>3.8822E-06</text:p>
          </table:table-cell>
          <table:table-cell office:value-type="float" office:value="0.0000043793" calcext:value-type="float">
            <text:p>4.3793E-06</text:p>
          </table:table-cell>
          <table:table-cell office:value-type="float" office:value="0.0000007562" calcext:value-type="float">
            <text:p>7.562E-07</text:p>
          </table:table-cell>
          <table:table-cell office:value-type="float" office:value="0.0000007238" calcext:value-type="float">
            <text:p>7.238E-07</text:p>
          </table:table-cell>
          <table:table-cell office:value-type="float" office:value="0.0000007289" calcext:value-type="float">
            <text:p>7.289E-07</text:p>
          </table:table-cell>
          <table:table-cell office:value-type="float" office:value="0.0000007437" calcext:value-type="float">
            <text:p>7.437E-07</text:p>
          </table:table-cell>
          <table:table-cell office:value-type="float" office:value="0.0000007319" calcext:value-type="float">
            <text:p>7.319E-07</text:p>
          </table:table-cell>
          <table:table-cell office:value-type="float" office:value="0.0000007175" calcext:value-type="float">
            <text:p>7.175E-07</text:p>
          </table:table-cell>
          <table:table-cell office:value-type="float" office:value="0.0000007372" calcext:value-type="float">
            <text:p>7.372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59" calcext:value-type="float">
            <text:p>7.759E-07</text:p>
          </table:table-cell>
          <table:table-cell office:value-type="float" office:value="0.0000007019" calcext:value-type="float">
            <text:p>7.019E-07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0000013181" calcext:value-type="float">
            <text:p>1.3181E-06</text:p>
          </table:table-cell>
          <table:table-cell office:value-type="float" office:value="0.000002247" calcext:value-type="float">
            <text:p>2.247E-06</text:p>
          </table:table-cell>
          <table:table-cell office:value-type="float" office:value="0.0000028902" calcext:value-type="float">
            <text:p>2.8902E-06</text:p>
          </table:table-cell>
          <table:table-cell office:value-type="float" office:value="0.0000050306" calcext:value-type="float">
            <text:p>5.0306E-06</text:p>
          </table:table-cell>
          <table:table-cell office:value-type="float" office:value="0.0000068122" calcext:value-type="float">
            <text:p>6.8122E-06</text:p>
          </table:table-cell>
          <table:table-cell office:value-type="float" office:value="0.0000071797" calcext:value-type="float">
            <text:p>7.1797E-06</text:p>
          </table:table-cell>
          <table:table-cell office:value-type="float" office:value="0.0000081332" calcext:value-type="float">
            <text:p>8.1332E-06</text:p>
          </table:table-cell>
          <table:table-cell office:value-type="float" office:value="0.0000007461" calcext:value-type="float">
            <text:p>7.461E-07</text:p>
          </table:table-cell>
          <table:table-cell office:value-type="float" office:value="0.0000007265" calcext:value-type="float">
            <text:p>7.265E-07</text:p>
          </table:table-cell>
          <table:table-cell office:value-type="float" office:value="0.0000007166" calcext:value-type="float">
            <text:p>7.166E-07</text:p>
          </table:table-cell>
          <table:table-cell office:value-type="float" office:value="0.0000007281" calcext:value-type="float">
            <text:p>7.281E-07</text:p>
          </table:table-cell>
          <table:table-cell office:value-type="float" office:value="0.0000007692" calcext:value-type="float">
            <text:p>7.692E-07</text:p>
          </table:table-cell>
          <table:table-cell office:value-type="float" office:value="0.0000007244" calcext:value-type="float">
            <text:p>7.244E-07</text:p>
          </table:table-cell>
          <table:table-cell office:value-type="float" office:value="0.0000007219" calcext:value-type="float">
            <text:p>7.219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98" calcext:value-type="float">
            <text:p>7.798E-07</text:p>
          </table:table-cell>
          <table:table-cell office:value-type="float" office:value="0.0000007053" calcext:value-type="float">
            <text:p>7.053E-07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0000013416" calcext:value-type="float">
            <text:p>1.3416E-06</text:p>
          </table:table-cell>
          <table:table-cell office:value-type="float" office:value="0.0000035721" calcext:value-type="float">
            <text:p>3.5721E-06</text:p>
          </table:table-cell>
          <table:table-cell office:value-type="float" office:value="0.0000049828" calcext:value-type="float">
            <text:p>4.9828E-06</text:p>
          </table:table-cell>
          <table:table-cell office:value-type="float" office:value="0.0000093862" calcext:value-type="float">
            <text:p>9.3862E-06</text:p>
          </table:table-cell>
          <table:table-cell office:value-type="float" office:value="0.0000130161" calcext:value-type="float">
            <text:p>1.30161E-05</text:p>
          </table:table-cell>
          <table:table-cell office:value-type="float" office:value="0.0000147843" calcext:value-type="float">
            <text:p>1.47843E-05</text:p>
          </table:table-cell>
          <table:table-cell office:value-type="float" office:value="0.0000168817" calcext:value-type="float">
            <text:p>1.68817E-05</text:p>
          </table:table-cell>
          <table:table-cell office:value-type="float" office:value="0.0000007475" calcext:value-type="float">
            <text:p>7.475E-07</text:p>
          </table:table-cell>
          <table:table-cell office:value-type="float" office:value="0.0000007373" calcext:value-type="float">
            <text:p>7.373E-07</text:p>
          </table:table-cell>
          <table:table-cell office:value-type="float" office:value="0.0000007218" calcext:value-type="float">
            <text:p>7.218E-07</text:p>
          </table:table-cell>
          <table:table-cell office:value-type="float" office:value="0.0000007723" calcext:value-type="float">
            <text:p>7.723E-07</text:p>
          </table:table-cell>
          <table:table-cell office:value-type="float" office:value="0.0000007448" calcext:value-type="float">
            <text:p>7.448E-07</text:p>
          </table:table-cell>
          <table:table-cell office:value-type="float" office:value="0.0000008026" calcext:value-type="float">
            <text:p>8.026E-07</text:p>
          </table:table-cell>
          <table:table-cell office:value-type="float" office:value="0.000000739" calcext:value-type="float">
            <text:p>7.39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646" calcext:value-type="float">
            <text:p>7.646E-07</text:p>
          </table:table-cell>
          <table:table-cell office:value-type="float" office:value="0.0000007164" calcext:value-type="float">
            <text:p>7.164E-07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0.0000013264" calcext:value-type="float">
            <text:p>1.3264E-06</text:p>
          </table:table-cell>
          <table:table-cell office:value-type="float" office:value="0.0000062419" calcext:value-type="float">
            <text:p>6.2419E-06</text:p>
          </table:table-cell>
          <table:table-cell office:value-type="float" office:value="0.0000094287" calcext:value-type="float">
            <text:p>9.4287E-06</text:p>
          </table:table-cell>
          <table:table-cell office:value-type="float" office:value="0.0000181752" calcext:value-type="float">
            <text:p>1.81752E-05</text:p>
          </table:table-cell>
          <table:table-cell office:value-type="float" office:value="0.0000258906" calcext:value-type="float">
            <text:p>2.58906E-05</text:p>
          </table:table-cell>
          <table:table-cell office:value-type="float" office:value="0.0000284826" calcext:value-type="float">
            <text:p>2.84826E-05</text:p>
          </table:table-cell>
          <table:table-cell office:value-type="float" office:value="0.0000324845" calcext:value-type="float">
            <text:p>3.24845E-05</text:p>
          </table:table-cell>
          <table:table-cell office:value-type="float" office:value="0.000000742" calcext:value-type="float">
            <text:p>7.42E-07</text:p>
          </table:table-cell>
          <table:table-cell office:value-type="float" office:value="0.0000007516" calcext:value-type="float">
            <text:p>7.516E-07</text:p>
          </table:table-cell>
          <table:table-cell office:value-type="float" office:value="0.0000007747" calcext:value-type="float">
            <text:p>7.747E-07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8082" calcext:value-type="float">
            <text:p>8.082E-07</text:p>
          </table:table-cell>
          <table:table-cell office:value-type="float" office:value="0.0000007505" calcext:value-type="float">
            <text:p>7.505E-07</text:p>
          </table:table-cell>
          <table:table-cell office:value-type="float" office:value="0.0000007905" calcext:value-type="float">
            <text:p>7.905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861" calcext:value-type="float">
            <text:p>7.861E-07</text:p>
          </table:table-cell>
          <table:table-cell office:value-type="float" office:value="0.0000007077" calcext:value-type="float">
            <text:p>7.077E-07</text:p>
          </table:table-cell>
          <table:table-cell table:number-columns-repeated="2"/>
          <table:table-cell table:formula="of:=AVERAGE([.G3:.G13])" office:value-type="float" office:value="0.00000129859090909091" calcext:value-type="float">
            <text:p>1.29859090909091E-06</text:p>
          </table:table-cell>
          <table:table-cell table:formula="of:=AVERAGE([.H3:.H13])" office:value-type="float" office:value="0.00000186641818181818" calcext:value-type="float">
            <text:p>1.86641818181818E-06</text:p>
          </table:table-cell>
          <table:table-cell table:formula="of:=AVERAGE([.I3:.I13])" office:value-type="float" office:value="0.00000231008181818182" calcext:value-type="float">
            <text:p>2.31008181818182E-06</text:p>
          </table:table-cell>
          <table:table-cell table:formula="of:=AVERAGE([.J3:.J13])" office:value-type="float" office:value="0.00000387920909090909" calcext:value-type="float">
            <text:p>3.87920909090909E-06</text:p>
          </table:table-cell>
          <table:table-cell table:formula="of:=AVERAGE([.K3:.K13])" office:value-type="float" office:value="0.00000522806363636364" calcext:value-type="float">
            <text:p>5.22806363636364E-06</text:p>
          </table:table-cell>
          <table:table-cell table:formula="of:=AVERAGE([.L3:.L13])" office:value-type="float" office:value="0.00000568771818181818" calcext:value-type="float">
            <text:p>5.68771818181818E-06</text:p>
          </table:table-cell>
          <table:table-cell table:formula="of:=AVERAGE([.M3:.M13])" office:value-type="float" office:value="0.00000639225454545455" calcext:value-type="float">
            <text:p>6.39225454545455E-06</text:p>
          </table:table-cell>
          <table:table-cell table:formula="of:=AVERAGE([.N3:.N13])" office:value-type="float" office:value="0.000000742272727272727" calcext:value-type="float">
            <text:p>7.42272727272727E-07</text:p>
          </table:table-cell>
          <table:table-cell table:formula="of:=AVERAGE([.O3:.O13])" office:value-type="float" office:value="0.000000724163636363636" calcext:value-type="float">
            <text:p>7.24163636363636E-07</text:p>
          </table:table-cell>
          <table:table-cell table:formula="of:=AVERAGE([.P3:.P13])" office:value-type="float" office:value="0.000000721763636363636" calcext:value-type="float">
            <text:p>7.21763636363636E-07</text:p>
          </table:table-cell>
          <table:table-cell table:formula="of:=AVERAGE([.Q3:.Q13])" office:value-type="float" office:value="0.000000734327272727273" calcext:value-type="float">
            <text:p>7.34327272727273E-07</text:p>
          </table:table-cell>
          <table:table-cell table:formula="of:=AVERAGE([.R3:.R13])" office:value-type="float" office:value="0.000000732945454545455" calcext:value-type="float">
            <text:p>7.32945454545455E-07</text:p>
          </table:table-cell>
          <table:table-cell table:formula="of:=AVERAGE([.S3:.S13])" office:value-type="float" office:value="0.000000725590909090909" calcext:value-type="float">
            <text:p>7.25590909090909E-07</text:p>
          </table:table-cell>
          <table:table-cell table:formula="of:=AVERAGE([.T3:.T13])" office:value-type="float" office:value="0.000000724818181818182" calcext:value-type="float">
            <text:p>7.24818181818182E-0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0.0000007799" calcext:value-type="float">
            <text:p>7.799E-07</text:p>
          </table:table-cell>
          <table:table-cell office:value-type="float" office:value="0.0000007115" calcext:value-type="float">
            <text:p>7.115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0013006" calcext:value-type="float">
            <text:p>1.3006E-06</text:p>
          </table:table-cell>
          <table:table-cell office:value-type="float" office:value="0.0000007422" calcext:value-type="float">
            <text:p>7.42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49" calcext:value-type="float">
            <text:p>8.49E-07</text:p>
          </table:table-cell>
          <table:table-cell office:value-type="float" office:value="0.0000007149" calcext:value-type="float">
            <text:p>7.149E-07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<text:s/>1/8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½</text:p>
          </table:table-cell>
          <table:table-cell table:style-name="ce6" office:value-type="string" calcext:value-type="string">
            <text:p>¾</text:p>
          </table:table-cell>
          <table:table-cell table:style-name="ce6" office:value-type="float" office:value="0.875" calcext:value-type="float">
            <text:p><text:s/>7/8</text:p>
          </table:table-cell>
          <table:table-cell table:style-name="ce6" office:value-type="float" office:value="1" calcext:value-type="float">
            <text:p>1 <text:s text:c="3"/>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.0000007815" calcext:value-type="float">
            <text:p>7.815E-07</text:p>
          </table:table-cell>
          <table:table-cell office:value-type="float" office:value="0.0000007134" calcext:value-type="float">
            <text:p>7.134E-07</text:p>
          </table:table-cell>
          <table:table-cell/>
          <table:table-cell office:value-type="string" calcext:value-type="string">
            <text:p>Linked List</text:p>
          </table:table-cell>
          <table:table-cell table:formula="of:=[.G14]" office:value-type="float" office:value="0.00000129859090909091" calcext:value-type="float">
            <text:p>1.29859090909091E-06</text:p>
          </table:table-cell>
          <table:table-cell table:formula="of:=[.H14]" office:value-type="float" office:value="0.00000186641818181818" calcext:value-type="float">
            <text:p>1.86641818181818E-06</text:p>
          </table:table-cell>
          <table:table-cell table:formula="of:=[.I14]" office:value-type="float" office:value="0.00000231008181818182" calcext:value-type="float">
            <text:p>2.31008181818182E-06</text:p>
          </table:table-cell>
          <table:table-cell table:formula="of:=[.J14]" office:value-type="float" office:value="0.00000387920909090909" calcext:value-type="float">
            <text:p>3.87920909090909E-06</text:p>
          </table:table-cell>
          <table:table-cell table:formula="of:=[.K14]" office:value-type="float" office:value="0.00000522806363636364" calcext:value-type="float">
            <text:p>5.22806363636364E-06</text:p>
          </table:table-cell>
          <table:table-cell table:formula="of:=[.L14]" office:value-type="float" office:value="0.00000568771818181818" calcext:value-type="float">
            <text:p>5.68771818181818E-06</text:p>
          </table:table-cell>
          <table:table-cell table:formula="of:=[.M14]" office:value-type="float" office:value="0.00000639225454545455" calcext:value-type="float">
            <text:p>6.39225454545455E-0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.0000007929" calcext:value-type="float">
            <text:p>7.929E-07</text:p>
          </table:table-cell>
          <table:table-cell office:value-type="float" office:value="0.0000007147" calcext:value-type="float">
            <text:p>7.147E-07</text:p>
          </table:table-cell>
          <table:table-cell/>
          <table:table-cell office:value-type="string" calcext:value-type="string">
            <text:p>Array</text:p>
          </table:table-cell>
          <table:table-cell table:formula="of:=[.N14]" office:value-type="float" office:value="0.000000742272727272727" calcext:value-type="float">
            <text:p>7.42272727272727E-07</text:p>
          </table:table-cell>
          <table:table-cell table:formula="of:=[.O14]" office:value-type="float" office:value="0.000000724163636363636" calcext:value-type="float">
            <text:p>7.24163636363636E-07</text:p>
          </table:table-cell>
          <table:table-cell table:formula="of:=[.P14]" office:value-type="float" office:value="0.000000721763636363636" calcext:value-type="float">
            <text:p>7.21763636363636E-07</text:p>
          </table:table-cell>
          <table:table-cell table:formula="of:=[.Q14]" office:value-type="float" office:value="0.000000734327272727273" calcext:value-type="float">
            <text:p>7.34327272727273E-07</text:p>
          </table:table-cell>
          <table:table-cell table:formula="of:=[.R14]" office:value-type="float" office:value="0.000000732945454545455" calcext:value-type="float">
            <text:p>7.32945454545455E-07</text:p>
          </table:table-cell>
          <table:table-cell table:formula="of:=[.S14]" office:value-type="float" office:value="0.000000725590909090909" calcext:value-type="float">
            <text:p>7.25590909090909E-07</text:p>
          </table:table-cell>
          <table:table-cell table:formula="of:=[.T14]" office:value-type="float" office:value="0.000000724818181818182" calcext:value-type="float">
            <text:p>7.24818181818182E-0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.0000008199" calcext:value-type="float">
            <text:p>8.199E-07</text:p>
          </table:table-cell>
          <table:table-cell office:value-type="float" office:value="0.0000007129" calcext:value-type="float">
            <text:p>7.12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153" calcext:value-type="float">
            <text:p>8.153E-07</text:p>
          </table:table-cell>
          <table:table-cell office:value-type="float" office:value="0.0000007052" calcext:value-type="float">
            <text:p>7.05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298" calcext:value-type="float">
            <text:p>8.298E-07</text:p>
          </table:table-cell>
          <table:table-cell office:value-type="float" office:value="0.0000007142" calcext:value-type="float">
            <text:p>7.142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00012964" calcext:value-type="float">
            <text:p>1.2964E-06</text:p>
          </table:table-cell>
          <table:table-cell office:value-type="float" office:value="0.0000007351" calcext:value-type="float">
            <text:p>7.35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237" calcext:value-type="float">
            <text:p>9.237E-07</text:p>
          </table:table-cell>
          <table:table-cell office:value-type="float" office:value="0.0000007145" calcext:value-type="float">
            <text:p>7.14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7888" calcext:value-type="float">
            <text:p>7.888E-07</text:p>
          </table:table-cell>
          <table:table-cell office:value-type="float" office:value="0.0000007162" calcext:value-type="float">
            <text:p>7.16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705" calcext:value-type="float">
            <text:p>8.705E-07</text:p>
          </table:table-cell>
          <table:table-cell office:value-type="float" office:value="0.00000071" calcext:value-type="float">
            <text:p>7.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8947" calcext:value-type="float">
            <text:p>8.947E-07</text:p>
          </table:table-cell>
          <table:table-cell office:value-type="float" office:value="0.000000699" calcext:value-type="float">
            <text:p>6.9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114" calcext:value-type="float">
            <text:p>9.114E-07</text:p>
          </table:table-cell>
          <table:table-cell office:value-type="float" office:value="0.0000007076" calcext:value-type="float">
            <text:p>7.07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242" calcext:value-type="float">
            <text:p>9.242E-07</text:p>
          </table:table-cell>
          <table:table-cell office:value-type="float" office:value="0.0000007125" calcext:value-type="float">
            <text:p>7.125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000012511" calcext:value-type="float">
            <text:p>1.2511E-06</text:p>
          </table:table-cell>
          <table:table-cell office:value-type="float" office:value="0.0000007355" calcext:value-type="float">
            <text:p>7.35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696" calcext:value-type="float">
            <text:p>9.696E-07</text:p>
          </table:table-cell>
          <table:table-cell office:value-type="float" office:value="0.0000007284" calcext:value-type="float">
            <text:p>7.284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0169" calcext:value-type="float">
            <text:p>1.0169E-06</text:p>
          </table:table-cell>
          <table:table-cell office:value-type="float" office:value="0.0000007181" calcext:value-type="float">
            <text:p>7.18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09926" calcext:value-type="float">
            <text:p>9.926E-07</text:p>
          </table:table-cell>
          <table:table-cell office:value-type="float" office:value="0.0000007133" calcext:value-type="float">
            <text:p>7.13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0549" calcext:value-type="float">
            <text:p>1.0549E-06</text:p>
          </table:table-cell>
          <table:table-cell office:value-type="float" office:value="0.0000007119" calcext:value-type="float">
            <text:p>7.11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0939" calcext:value-type="float">
            <text:p>1.0939E-06</text:p>
          </table:table-cell>
          <table:table-cell office:value-type="float" office:value="0.0000007136" calcext:value-type="float">
            <text:p>7.13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495" calcext:value-type="float">
            <text:p>1.1495E-06</text:p>
          </table:table-cell>
          <table:table-cell office:value-type="float" office:value="0.0000007105" calcext:value-type="float">
            <text:p>7.105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000012408" calcext:value-type="float">
            <text:p>1.2408E-06</text:p>
          </table:table-cell>
          <table:table-cell office:value-type="float" office:value="0.0000007314" calcext:value-type="float">
            <text:p>7.314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878" calcext:value-type="float">
            <text:p>1.1878E-06</text:p>
          </table:table-cell>
          <table:table-cell office:value-type="float" office:value="0.0000007227" calcext:value-type="float">
            <text:p>7.22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0062" calcext:value-type="float">
            <text:p>1.0062E-06</text:p>
          </table:table-cell>
          <table:table-cell office:value-type="float" office:value="0.0000007196" calcext:value-type="float">
            <text:p>7.19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2075" calcext:value-type="float">
            <text:p>1.2075E-06</text:p>
          </table:table-cell>
          <table:table-cell office:value-type="float" office:value="0.0000007157" calcext:value-type="float">
            <text:p>7.15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5672" calcext:value-type="float">
            <text:p>1.5672E-06</text:p>
          </table:table-cell>
          <table:table-cell office:value-type="float" office:value="0.0000007186" calcext:value-type="float">
            <text:p>7.18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4651" calcext:value-type="float">
            <text:p>1.4651E-06</text:p>
          </table:table-cell>
          <table:table-cell office:value-type="float" office:value="0.0000007207" calcext:value-type="float">
            <text:p>7.20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5795" calcext:value-type="float">
            <text:p>1.5795E-06</text:p>
          </table:table-cell>
          <table:table-cell office:value-type="float" office:value="0.000000711" calcext:value-type="float">
            <text:p>7.11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000013213" calcext:value-type="float">
            <text:p>1.3213E-06</text:p>
          </table:table-cell>
          <table:table-cell office:value-type="float" office:value="0.0000007454" calcext:value-type="float">
            <text:p>7.454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3555" calcext:value-type="float">
            <text:p>1.3555E-06</text:p>
          </table:table-cell>
          <table:table-cell office:value-type="float" office:value="0.000000713" calcext:value-type="float">
            <text:p>7.1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1794" calcext:value-type="float">
            <text:p>1.1794E-06</text:p>
          </table:table-cell>
          <table:table-cell office:value-type="float" office:value="0.0000007138" calcext:value-type="float">
            <text:p>7.13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7989" calcext:value-type="float">
            <text:p>1.7989E-06</text:p>
          </table:table-cell>
          <table:table-cell office:value-type="float" office:value="0.0000007372" calcext:value-type="float">
            <text:p>7.37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2026" calcext:value-type="float">
            <text:p>2.2026E-06</text:p>
          </table:table-cell>
          <table:table-cell office:value-type="float" office:value="0.0000007366" calcext:value-type="float">
            <text:p>7.36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4039" calcext:value-type="float">
            <text:p>2.4039E-06</text:p>
          </table:table-cell>
          <table:table-cell office:value-type="float" office:value="0.0000007142" calcext:value-type="float">
            <text:p>7.14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4339" calcext:value-type="float">
            <text:p>2.4339E-06</text:p>
          </table:table-cell>
          <table:table-cell office:value-type="float" office:value="0.0000007087" calcext:value-type="float">
            <text:p>7.087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00013048" calcext:value-type="float">
            <text:p>1.3048E-06</text:p>
          </table:table-cell>
          <table:table-cell office:value-type="float" office:value="0.0000007562" calcext:value-type="float">
            <text:p>7.56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5722" calcext:value-type="float">
            <text:p>1.5722E-06</text:p>
          </table:table-cell>
          <table:table-cell office:value-type="float" office:value="0.0000007238" calcext:value-type="float">
            <text:p>7.23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17985" calcext:value-type="float">
            <text:p>1.7985E-06</text:p>
          </table:table-cell>
          <table:table-cell office:value-type="float" office:value="0.0000007289" calcext:value-type="float">
            <text:p>7.28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8588" calcext:value-type="float">
            <text:p>2.8588E-06</text:p>
          </table:table-cell>
          <table:table-cell office:value-type="float" office:value="0.0000007437" calcext:value-type="float">
            <text:p>7.43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37153" calcext:value-type="float">
            <text:p>3.7153E-06</text:p>
          </table:table-cell>
          <table:table-cell office:value-type="float" office:value="0.0000007319" calcext:value-type="float">
            <text:p>7.319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38822" calcext:value-type="float">
            <text:p>3.8822E-06</text:p>
          </table:table-cell>
          <table:table-cell office:value-type="float" office:value="0.0000007175" calcext:value-type="float">
            <text:p>7.17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43793" calcext:value-type="float">
            <text:p>4.3793E-06</text:p>
          </table:table-cell>
          <table:table-cell office:value-type="float" office:value="0.0000007372" calcext:value-type="float">
            <text:p>7.372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00013181" calcext:value-type="float">
            <text:p>1.3181E-06</text:p>
          </table:table-cell>
          <table:table-cell office:value-type="float" office:value="0.0000007461" calcext:value-type="float">
            <text:p>7.46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247" calcext:value-type="float">
            <text:p>2.247E-06</text:p>
          </table:table-cell>
          <table:table-cell office:value-type="float" office:value="0.0000007265" calcext:value-type="float">
            <text:p>7.26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28902" calcext:value-type="float">
            <text:p>2.8902E-06</text:p>
          </table:table-cell>
          <table:table-cell office:value-type="float" office:value="0.0000007166" calcext:value-type="float">
            <text:p>7.16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50306" calcext:value-type="float">
            <text:p>5.0306E-06</text:p>
          </table:table-cell>
          <table:table-cell office:value-type="float" office:value="0.0000007281" calcext:value-type="float">
            <text:p>7.281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68122" calcext:value-type="float">
            <text:p>6.8122E-06</text:p>
          </table:table-cell>
          <table:table-cell office:value-type="float" office:value="0.0000007692" calcext:value-type="float">
            <text:p>7.69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71797" calcext:value-type="float">
            <text:p>7.1797E-06</text:p>
          </table:table-cell>
          <table:table-cell office:value-type="float" office:value="0.0000007244" calcext:value-type="float">
            <text:p>7.244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81332" calcext:value-type="float">
            <text:p>8.1332E-06</text:p>
          </table:table-cell>
          <table:table-cell office:value-type="float" office:value="0.0000007219" calcext:value-type="float">
            <text:p>7.219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0.0000013416" calcext:value-type="float">
            <text:p>1.3416E-06</text:p>
          </table:table-cell>
          <table:table-cell office:value-type="float" office:value="0.0000007475" calcext:value-type="float">
            <text:p>7.47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35721" calcext:value-type="float">
            <text:p>3.5721E-06</text:p>
          </table:table-cell>
          <table:table-cell office:value-type="float" office:value="0.0000007373" calcext:value-type="float">
            <text:p>7.37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49828" calcext:value-type="float">
            <text:p>4.9828E-06</text:p>
          </table:table-cell>
          <table:table-cell office:value-type="float" office:value="0.0000007218" calcext:value-type="float">
            <text:p>7.21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093862" calcext:value-type="float">
            <text:p>9.3862E-06</text:p>
          </table:table-cell>
          <table:table-cell office:value-type="float" office:value="0.0000007723" calcext:value-type="float">
            <text:p>7.723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30161" calcext:value-type="float">
            <text:p>1.30161E-05</text:p>
          </table:table-cell>
          <table:table-cell office:value-type="float" office:value="0.0000007448" calcext:value-type="float">
            <text:p>7.448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47843" calcext:value-type="float">
            <text:p>1.47843E-05</text:p>
          </table:table-cell>
          <table:table-cell office:value-type="float" office:value="0.0000008026" calcext:value-type="float">
            <text:p>8.02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00168817" calcext:value-type="float">
            <text:p>1.68817E-05</text:p>
          </table:table-cell>
          <table:table-cell office:value-type="float" office:value="0.000000739" calcext:value-type="float">
            <text:p>7.39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style-name="ce2" office:value-type="float" office:value="0.0000013264" calcext:value-type="float">
            <text:p>1.3264E-06</text:p>
          </table:table-cell>
          <table:table-cell table:style-name="ce3" office:value-type="float" office:value="0.000000742" calcext:value-type="float">
            <text:p>7.4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float" office:value="0.0000062419" calcext:value-type="float">
            <text:p>6.2419E-06</text:p>
          </table:table-cell>
          <table:table-cell table:style-name="ce3" office:value-type="float" office:value="0.0000007516" calcext:value-type="float">
            <text:p>7.516E-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float" office:value="0.0000094287" calcext:value-type="float">
            <text:p>9.4287E-06</text:p>
          </table:table-cell>
          <table:table-cell table:style-name="ce3" office:value-type="float" office:value="0.0000007747" calcext:value-type="float">
            <text:p>7.747E-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float" office:value="0.0000181752" calcext:value-type="float">
            <text:p>1.81752E-05</text:p>
          </table:table-cell>
          <table:table-cell table:style-name="ce3" office:value-type="float" office:value="0.0000008274" calcext:value-type="float">
            <text:p>8.274E-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float" office:value="0.0000258906" calcext:value-type="float">
            <text:p>2.58906E-05</text:p>
          </table:table-cell>
          <table:table-cell table:style-name="ce3" office:value-type="float" office:value="0.0000008082" calcext:value-type="float">
            <text:p>8.082E-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float" office:value="0.0000284826" calcext:value-type="float">
            <text:p>2.84826E-05</text:p>
          </table:table-cell>
          <table:table-cell table:style-name="ce3" office:value-type="float" office:value="0.0000007505" calcext:value-type="float">
            <text:p>7.505E-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float" office:value="0.0000324845" calcext:value-type="float">
            <text:p>3.24845E-05</text:p>
          </table:table-cell>
          <table:table-cell table:style-name="ce3" office:value-type="float" office:value="0.0000007905" calcext:value-type="float">
            <text:p>7.905E-07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_6" table:style-name="ta2">
        <table:shapes>
          <draw:frame draw:z-index="0" draw:name="Chart 4" draw:style-name="gr1" svg:width="6.2988in" svg:height="3.5425in" svg:x="4.1252in" svg:y="1.2402in">
            <draw:object draw:notify-on-update-of-ranges="Raw_Data.AD3:Raw_Data.AD13 Raw_Data.AE3:Raw_Data.AE13 Raw_Data.AD3:Raw_Data.AD13 Raw_Data.AF3:Raw_Data.AF1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000015571" calcext:value-type="float">
            <text:p>1.5571E-06</text:p>
          </table:table-cell>
          <table:table-cell office:value-type="float" office:value="0.0000009473" calcext:value-type="float">
            <text:p>9.473E-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0168" calcext:value-type="float">
            <text:p>1.68E-06</text:p>
          </table:table-cell>
          <table:table-cell office:value-type="float" office:value="0.0000010574" calcext:value-type="float">
            <text:p>1.0574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0018634" calcext:value-type="float">
            <text:p>1.8634E-06</text:p>
          </table:table-cell>
          <table:table-cell office:value-type="float" office:value="0.0000011444" calcext:value-type="float">
            <text:p>1.1444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00021342" calcext:value-type="float">
            <text:p>2.1342E-06</text:p>
          </table:table-cell>
          <table:table-cell office:value-type="float" office:value="0.0000013678" calcext:value-type="float">
            <text:p>1.3678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000025319" calcext:value-type="float">
            <text:p>2.5319E-06</text:p>
          </table:table-cell>
          <table:table-cell office:value-type="float" office:value="0.0000018209" calcext:value-type="float">
            <text:p>1.8209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00003159" calcext:value-type="float">
            <text:p>3.159E-06</text:p>
          </table:table-cell>
          <table:table-cell office:value-type="float" office:value="0.0000026973" calcext:value-type="float">
            <text:p>2.6973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00004573" calcext:value-type="float">
            <text:p>4.573E-06</text:p>
          </table:table-cell>
          <table:table-cell office:value-type="float" office:value="0.0000044396" calcext:value-type="float">
            <text:p>4.4396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00074924" calcext:value-type="float">
            <text:p>7.4924E-06</text:p>
          </table:table-cell>
          <table:table-cell office:value-type="float" office:value="0.0000078383" calcext:value-type="float">
            <text:p>7.8383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00136249" calcext:value-type="float">
            <text:p>1.36249E-05</text:p>
          </table:table-cell>
          <table:table-cell office:value-type="float" office:value="0.0000147146" calcext:value-type="float">
            <text:p>1.47146E-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0.0000250417" calcext:value-type="float">
            <text:p>2.50417E-05</text:p>
          </table:table-cell>
          <table:table-cell office:value-type="float" office:value="0.000028198" calcext:value-type="float">
            <text:p>2.8198E-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0.0000477721" calcext:value-type="float">
            <text:p>4.77721E-05</text:p>
          </table:table-cell>
          <table:table-cell office:value-type="float" office:value="0.0000568081" calcext:value-type="float">
            <text:p>5.68081E-05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_7" table:style-name="ta2">
        <table:shapes>
          <draw:frame draw:z-index="0" draw:name="Chart 1_1" draw:style-name="gr1" svg:width="6.2988in" svg:height="3.5429in" svg:x="3.3339in" svg:y="0in">
            <draw:object draw:notify-on-update-of-ranges="Raw_Data.AI3:Raw_Data.AI13 Raw_Data.AJ3:Raw_Data.AJ13 Raw_Data.AK3:Raw_Data.AK1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rray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0039717" calcext:value-type="float">
            <text:p>3.9717E-06</text:p>
          </table:table-cell>
          <table:table-cell office:value-type="float" office:value="0.0000014175" calcext:value-type="float">
            <text:p>1.4175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098166" calcext:value-type="float">
            <text:p>9.8166E-06</text:p>
          </table:table-cell>
          <table:table-cell office:value-type="float" office:value="0.0000021868" calcext:value-type="float">
            <text:p>2.1868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0326684" calcext:value-type="float">
            <text:p>3.26684E-05</text:p>
          </table:table-cell>
          <table:table-cell office:value-type="float" office:value="0.000003535" calcext:value-type="float">
            <text:p>3.535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01350708" calcext:value-type="float">
            <text:p>0.0001350708</text:p>
          </table:table-cell>
          <table:table-cell office:value-type="float" office:value="0.0000068187" calcext:value-type="float">
            <text:p>6.8187E-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005971019" calcext:value-type="float">
            <text:p>0.0005971019</text:p>
          </table:table-cell>
          <table:table-cell office:value-type="float" office:value="0.0000130836" calcext:value-type="float">
            <text:p>1.30836E-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027075581" calcext:value-type="float">
            <text:p>0.0027075581</text:p>
          </table:table-cell>
          <table:table-cell office:value-type="float" office:value="0.0000276162" calcext:value-type="float">
            <text:p>2.76162E-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123637816" calcext:value-type="float">
            <text:p>0.0123637816</text:p>
          </table:table-cell>
          <table:table-cell office:value-type="float" office:value="0.0000598281" calcext:value-type="float">
            <text:p>5.98281E-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557734022" calcext:value-type="float">
            <text:p>0.0557734022</text:p>
          </table:table-cell>
          <table:table-cell office:value-type="float" office:value="0.0001276845" calcext:value-type="float">
            <text:p>0.00012768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2530029337" calcext:value-type="float">
            <text:p>0.2530029337</text:p>
          </table:table-cell>
          <table:table-cell office:value-type="float" office:value="0.000277342" calcext:value-type="float">
            <text:p>0.0002773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.1242328374" calcext:value-type="float">
            <text:p>1.1242328374</text:p>
          </table:table-cell>
          <table:table-cell office:value-type="float" office:value="0.000600991" calcext:value-type="float">
            <text:p>0.0006009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.0593162254" calcext:value-type="float">
            <text:p>5.0593162254</text:p>
          </table:table-cell>
          <table:table-cell office:value-type="float" office:value="0.0012913175" calcext:value-type="float">
            <text:p>0.0012913175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1" loext:max-denominator-value="9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3-31T10:36:50Z</meta:creation-date>
    <dc:date>2021-04-11T19:38:34.791942903</dc:date>
    <meta:editing-cycles>11</meta:editing-cycles>
    <meta:editing-duration>PT13H27M4S</meta:editing-duration>
    <meta:document-statistic meta:table-count="8" meta:cell-count="2644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014cm" svg:y="0.315cm" chart:style-name="ch2">
          <text:p>Population Time</text:p>
        </chart:title>
        <chart:legend chart:legend-position="end" svg:x="12.962cm" svg:y="3.702cm" style:legend-expansion="high" chart:style-name="ch3"/>
        <chart:plot-area chart:style-name="ch4" table:cell-range-address="Raw_Data.C3:Raw_Data.F13" chart:data-source-has-labels="column" svg:x="1.379cm" svg:y="1.617cm" svg:width="11.264cm" svg:height="6.173cm">
          <chartooo:coordinate-region svg:x="2.221cm" svg:y="1.817cm" svg:width="9.997cm" svg:height="5.326cm"/>
          <chart:axis chart:dimension="x" chart:name="primary-x" chart:style-name="ch5" chartooo:axis-type="text">
            <chart:title svg:x="5.055cm" svg:y="7.97cm" chart:style-name="ch6">
              <text:p>Data Structure Size</text:p>
            </chart:title>
            <chart:categories table:cell-range-address="Raw_Data.C3:Raw_Data.C13"/>
          </chart:axis>
          <chart:axis chart:dimension="y" chart:name="primary-y" chart:style-name="ch7">
            <chart:title svg:x="0.451cm" svg:y="6.262cm" chart:style-name="ch8">
              <text:p>Time (seconds)</text:p>
            </chart:title>
            <chart:grid chart:style-name="ch9" chart:class="major"/>
          </chart:axis>
          <chart:series chart:style-name="ch10" chart:values-cell-range-address="Raw_Data.D3:Raw_Data.D13" chart:class="chart:line">
            <chart:data-point chart:repeated="11"/>
          </chart:series>
          <chart:series chart:style-name="ch11" chart:values-cell-range-address="Raw_Data.E3:Raw_Data.E13" chart:class="chart:line">
            <chart:data-point chart:repeated="11"/>
          </chart:series>
          <chart:series chart:style-name="ch12" chart:values-cell-range-address="Raw_Data.F3:Raw_Data.F13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Raw_Data.C3:Raw_Data.C13</svg:desc>
                </draw:g>
              </table:table-cell>
              <table:table-cell office:value-type="float" office:value="0.00000292127">
                <text:p>0.00000292127</text:p>
                <draw:g>
                  <svg:desc>Raw_Data.D3:Raw_Data.D13</svg:desc>
                </draw:g>
              </table:table-cell>
              <table:table-cell office:value-type="float" office:value="0.00000178236">
                <text:p>0.00000178236</text:p>
                <draw:g>
                  <svg:desc>Raw_Data.E3:Raw_Data.E13</svg:desc>
                </draw:g>
              </table:table-cell>
              <table:table-cell office:value-type="float" office:value="0.00000092374">
                <text:p>0.00000092374</text:p>
                <draw:g>
                  <svg:desc>Raw_Data.F3:Raw_Data.F13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357559">
                <text:p>0.00000357559</text:p>
              </table:table-cell>
              <table:table-cell office:value-type="float" office:value="0.00000284928">
                <text:p>0.00000284928</text:p>
              </table:table-cell>
              <table:table-cell office:value-type="float" office:value="0.00000102388">
                <text:p>0.00000102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511556">
                <text:p>0.00000511556</text:p>
              </table:table-cell>
              <table:table-cell office:value-type="float" office:value="0.00000584164">
                <text:p>0.00000584164</text:p>
              </table:table-cell>
              <table:table-cell office:value-type="float" office:value="0.00000129637">
                <text:p>0.000001296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75333">
                <text:p>0.0000075333</text:p>
              </table:table-cell>
              <table:table-cell office:value-type="float" office:value="0.0000141759">
                <text:p>0.0000141759</text:p>
              </table:table-cell>
              <table:table-cell office:value-type="float" office:value="0.0000016916">
                <text:p>0.00000169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126488">
                <text:p>0.0000126488</text:p>
              </table:table-cell>
              <table:table-cell office:value-type="float" office:value="0.0000400458">
                <text:p>0.0000400458</text:p>
              </table:table-cell>
              <table:table-cell office:value-type="float" office:value="0.0000025484">
                <text:p>0.000002548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199994">
                <text:p>0.0000199994</text:p>
              </table:table-cell>
              <table:table-cell office:value-type="float" office:value="0.0001393609">
                <text:p>0.0001393609</text:p>
              </table:table-cell>
              <table:table-cell office:value-type="float" office:value="0.0000043404">
                <text:p>0.000004340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353512">
                <text:p>0.0000353512</text:p>
              </table:table-cell>
              <table:table-cell office:value-type="float" office:value="0.0005145459">
                <text:p>0.0005145459</text:p>
              </table:table-cell>
              <table:table-cell office:value-type="float" office:value="0.000006914">
                <text:p>0.00000691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639577">
                <text:p>0.0000639577</text:p>
              </table:table-cell>
              <table:table-cell office:value-type="float" office:value="0.0019731178">
                <text:p>0.0019731178</text:p>
              </table:table-cell>
              <table:table-cell office:value-type="float" office:value="0.0000117368">
                <text:p>0.000011736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00811966">
                <text:p>0.0000811966</text:p>
              </table:table-cell>
              <table:table-cell office:value-type="float" office:value="0.0077810832">
                <text:p>0.0077810832</text:p>
              </table:table-cell>
              <table:table-cell office:value-type="float" office:value="0.0000226794">
                <text:p>0.000022679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02446298">
                <text:p>0.0002446298</text:p>
              </table:table-cell>
              <table:table-cell office:value-type="float" office:value="0.0308406908">
                <text:p>0.0308406908</text:p>
              </table:table-cell>
              <table:table-cell office:value-type="float" office:value="0.0000453768">
                <text:p>0.000045376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04483751">
                <text:p>0.0004483751</text:p>
              </table:table-cell>
              <table:table-cell office:value-type="float" office:value="0.1221867155">
                <text:p>0.1221867155</text:p>
              </table:table-cell>
              <table:table-cell office:value-type="float" office:value="0.0000876291">
                <text:p>0.0000876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5.984cm" svg:height="9cm" xlink:href=".." xlink:type="simple" chart:class="chart:scatter" chart:style-name="ch1">
        <chart:title svg:x="3.53cm" svg:y="0.316cm" chart:style-name="ch2">
          <text:p>Linked List Element Replacement Time</text:p>
        </chart:title>
        <chart:legend chart:legend-position="end" svg:x="14.005cm" svg:y="2.707cm" style:legend-expansion="high" chart:style-name="ch3"/>
        <chart:plot-area chart:style-name="ch4" table:cell-range-address="Operation_5.F3:Operation_5.M13 Operation_5.G2:Operation_5.M2" chart:data-source-has-labels="row" svg:x="1.33cm" svg:y="1.301cm" svg:width="12.356cm" svg:height="6.538cm">
          <chartooo:coordinate-region svg:x="2.56cm" svg:y="1.5cm" svg:width="10.384cm" svg:height="5.692cm"/>
          <chart:axis chart:dimension="x" chart:name="primary-x" chart:style-name="ch5">
            <chart:title svg:x="6.22cm" svg:y="8.019cm" chart:style-name="ch6">
              <text:p>Linked List Size</text:p>
            </chart:title>
          </chart:axis>
          <chart:axis chart:dimension="y" chart:name="primary-y" chart:style-name="ch7">
            <chart:title svg:x="0.451cm" svg:y="5.844cm" chart:style-name="ch8">
              <text:p>Time (seconds)</text:p>
            </chart:title>
            <chart:grid chart:style-name="ch9" chart:class="major"/>
          </chart:axis>
          <chart:series chart:style-name="ch10" chart:values-cell-range-address="Operation_5.G3:Operation_5.G13" chart:label-cell-address="Operation_5.G2:Operation_5.G2" chart:class="chart:scatter">
            <chart:domain table:cell-range-address="Operation_5.F3:Operation_5.F13"/>
            <chart:data-point chart:repeated="11"/>
          </chart:series>
          <chart:series chart:style-name="ch11" chart:values-cell-range-address="Operation_5.H3:Operation_5.H13" chart:label-cell-address="Operation_5.H2:Operation_5.H2" chart:class="chart:scatter">
            <chart:data-point chart:repeated="11"/>
          </chart:series>
          <chart:series chart:style-name="ch12" chart:values-cell-range-address="Operation_5.I3:Operation_5.I13" chart:label-cell-address="Operation_5.I2:Operation_5.I2" chart:class="chart:scatter">
            <chart:data-point chart:repeated="11"/>
          </chart:series>
          <chart:series chart:style-name="ch13" chart:values-cell-range-address="Operation_5.J3:Operation_5.J13" chart:label-cell-address="Operation_5.J2:Operation_5.J2" chart:class="chart:scatter">
            <chart:data-point chart:repeated="11"/>
          </chart:series>
          <chart:series chart:style-name="ch14" chart:values-cell-range-address="Operation_5.K3:Operation_5.K13" chart:label-cell-address="Operation_5.K2:Operation_5.K2" chart:class="chart:scatter">
            <chart:data-point chart:repeated="11"/>
          </chart:series>
          <chart:series chart:style-name="ch15" chart:values-cell-range-address="Operation_5.L3:Operation_5.L13" chart:label-cell-address="Operation_5.L2:Operation_5.L2" chart:class="chart:scatter">
            <chart:data-point chart:repeated="11"/>
          </chart:series>
          <chart:series chart:style-name="ch16" chart:values-cell-range-address="Operation_5.M3:Operation_5.M13" chart:label-cell-address="Operation_5.M2:Operation_5.M2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</text:p>
                <draw:g>
                  <svg:desc>Operation_5.G2:Operation_5.G2</svg:desc>
                </draw:g>
              </table:table-cell>
              <table:table-cell office:value-type="string">
                <text:p> 1/8</text:p>
                <draw:g>
                  <svg:desc>Operation_5.H2:Operation_5.H2</svg:desc>
                </draw:g>
              </table:table-cell>
              <table:table-cell office:value-type="string">
                <text:p>¼</text:p>
                <draw:g>
                  <svg:desc>Operation_5.I2:Operation_5.I2</svg:desc>
                </draw:g>
              </table:table-cell>
              <table:table-cell office:value-type="string">
                <text:p>½</text:p>
                <draw:g>
                  <svg:desc>Operation_5.J2:Operation_5.J2</svg:desc>
                </draw:g>
              </table:table-cell>
              <table:table-cell office:value-type="string">
                <text:p>¾</text:p>
                <draw:g>
                  <svg:desc>Operation_5.K2:Operation_5.K2</svg:desc>
                </draw:g>
              </table:table-cell>
              <table:table-cell office:value-type="string">
                <text:p> 7/8</text:p>
                <draw:g>
                  <svg:desc>Operation_5.L2:Operation_5.L2</svg:desc>
                </draw:g>
              </table:table-cell>
              <table:table-cell office:value-type="string">
                <text:p>1    </text:p>
                <draw:g>
                  <svg:desc>Operation_5.M2:Operation_5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Operation_5.F3:Operation_5.F13</svg:desc>
                </draw:g>
              </table:table-cell>
              <table:table-cell office:value-type="float" office:value="0.0000012785">
                <text:p>0.0000012785</text:p>
                <draw:g>
                  <svg:desc>Operation_5.G3:Operation_5.G13</svg:desc>
                </draw:g>
              </table:table-cell>
              <table:table-cell office:value-type="float" office:value="0.0000007841">
                <text:p>0.0000007841</text:p>
                <draw:g>
                  <svg:desc>Operation_5.H3:Operation_5.H13</svg:desc>
                </draw:g>
              </table:table-cell>
              <table:table-cell office:value-type="float" office:value="0.000000762">
                <text:p>0.000000762</text:p>
                <draw:g>
                  <svg:desc>Operation_5.I3:Operation_5.I13</svg:desc>
                </draw:g>
              </table:table-cell>
              <table:table-cell office:value-type="float" office:value="0.0000007783">
                <text:p>0.0000007783</text:p>
                <draw:g>
                  <svg:desc>Operation_5.J3:Operation_5.J13</svg:desc>
                </draw:g>
              </table:table-cell>
              <table:table-cell office:value-type="float" office:value="0.0000007706">
                <text:p>0.0000007706</text:p>
                <draw:g>
                  <svg:desc>Operation_5.K3:Operation_5.K13</svg:desc>
                </draw:g>
              </table:table-cell>
              <table:table-cell office:value-type="float" office:value="0.0000007604">
                <text:p>0.0000007604</text:p>
                <draw:g>
                  <svg:desc>Operation_5.L3:Operation_5.L13</svg:desc>
                </draw:g>
              </table:table-cell>
              <table:table-cell office:value-type="float" office:value="0.0000007393">
                <text:p>0.0000007393</text:p>
                <draw:g>
                  <svg:desc>Operation_5.M3:Operation_5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13049">
                <text:p>0.0000013049</text:p>
              </table:table-cell>
              <table:table-cell office:value-type="float" office:value="0.0000008277">
                <text:p>0.0000008277</text:p>
              </table:table-cell>
              <table:table-cell office:value-type="float" office:value="0.0000007759">
                <text:p>0.0000007759</text:p>
              </table:table-cell>
              <table:table-cell office:value-type="float" office:value="0.0000007798">
                <text:p>0.0000007798</text:p>
              </table:table-cell>
              <table:table-cell office:value-type="float" office:value="0.0000007646">
                <text:p>0.0000007646</text:p>
              </table:table-cell>
              <table:table-cell office:value-type="float" office:value="0.0000007861">
                <text:p>0.0000007861</text:p>
              </table:table-cell>
              <table:table-cell office:value-type="float" office:value="0.0000007799">
                <text:p>0.0000007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013006">
                <text:p>0.0000013006</text:p>
              </table:table-cell>
              <table:table-cell office:value-type="float" office:value="0.000000849">
                <text:p>0.000000849</text:p>
              </table:table-cell>
              <table:table-cell office:value-type="float" office:value="0.0000007815">
                <text:p>0.0000007815</text:p>
              </table:table-cell>
              <table:table-cell office:value-type="float" office:value="0.0000007929">
                <text:p>0.0000007929</text:p>
              </table:table-cell>
              <table:table-cell office:value-type="float" office:value="0.0000008199">
                <text:p>0.0000008199</text:p>
              </table:table-cell>
              <table:table-cell office:value-type="float" office:value="0.0000008153">
                <text:p>0.0000008153</text:p>
              </table:table-cell>
              <table:table-cell office:value-type="float" office:value="0.0000008298">
                <text:p>0.000000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12964">
                <text:p>0.0000012964</text:p>
              </table:table-cell>
              <table:table-cell office:value-type="float" office:value="0.0000009237">
                <text:p>0.0000009237</text:p>
              </table:table-cell>
              <table:table-cell office:value-type="float" office:value="0.0000007888">
                <text:p>0.0000007888</text:p>
              </table:table-cell>
              <table:table-cell office:value-type="float" office:value="0.0000008705">
                <text:p>0.0000008705</text:p>
              </table:table-cell>
              <table:table-cell office:value-type="float" office:value="0.0000008947">
                <text:p>0.0000008947</text:p>
              </table:table-cell>
              <table:table-cell office:value-type="float" office:value="0.0000009114">
                <text:p>0.0000009114</text:p>
              </table:table-cell>
              <table:table-cell office:value-type="float" office:value="0.0000009242">
                <text:p>0.0000009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00012511">
                <text:p>0.0000012511</text:p>
              </table:table-cell>
              <table:table-cell office:value-type="float" office:value="0.0000009696">
                <text:p>0.0000009696</text:p>
              </table:table-cell>
              <table:table-cell office:value-type="float" office:value="0.0000010169">
                <text:p>0.0000010169</text:p>
              </table:table-cell>
              <table:table-cell office:value-type="float" office:value="0.0000009926">
                <text:p>0.0000009926</text:p>
              </table:table-cell>
              <table:table-cell office:value-type="float" office:value="0.0000010549">
                <text:p>0.0000010549</text:p>
              </table:table-cell>
              <table:table-cell office:value-type="float" office:value="0.0000010939">
                <text:p>0.0000010939</text:p>
              </table:table-cell>
              <table:table-cell office:value-type="float" office:value="0.0000011495">
                <text:p>0.0000011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0012408">
                <text:p>0.0000012408</text:p>
              </table:table-cell>
              <table:table-cell office:value-type="float" office:value="0.0000011878">
                <text:p>0.0000011878</text:p>
              </table:table-cell>
              <table:table-cell office:value-type="float" office:value="0.0000010062">
                <text:p>0.0000010062</text:p>
              </table:table-cell>
              <table:table-cell office:value-type="float" office:value="0.0000012075">
                <text:p>0.0000012075</text:p>
              </table:table-cell>
              <table:table-cell office:value-type="float" office:value="0.0000015672">
                <text:p>0.0000015672</text:p>
              </table:table-cell>
              <table:table-cell office:value-type="float" office:value="0.0000014651">
                <text:p>0.0000014651</text:p>
              </table:table-cell>
              <table:table-cell office:value-type="float" office:value="0.0000015795">
                <text:p>0.0000015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00013213">
                <text:p>0.0000013213</text:p>
              </table:table-cell>
              <table:table-cell office:value-type="float" office:value="0.0000013555">
                <text:p>0.0000013555</text:p>
              </table:table-cell>
              <table:table-cell office:value-type="float" office:value="0.0000011794">
                <text:p>0.0000011794</text:p>
              </table:table-cell>
              <table:table-cell office:value-type="float" office:value="0.0000017989">
                <text:p>0.0000017989</text:p>
              </table:table-cell>
              <table:table-cell office:value-type="float" office:value="0.0000022026">
                <text:p>0.0000022026</text:p>
              </table:table-cell>
              <table:table-cell office:value-type="float" office:value="0.0000024039">
                <text:p>0.0000024039</text:p>
              </table:table-cell>
              <table:table-cell office:value-type="float" office:value="0.0000024339">
                <text:p>0.0000024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00013048">
                <text:p>0.0000013048</text:p>
              </table:table-cell>
              <table:table-cell office:value-type="float" office:value="0.0000015722">
                <text:p>0.0000015722</text:p>
              </table:table-cell>
              <table:table-cell office:value-type="float" office:value="0.0000017985">
                <text:p>0.0000017985</text:p>
              </table:table-cell>
              <table:table-cell office:value-type="float" office:value="0.0000028588">
                <text:p>0.0000028588</text:p>
              </table:table-cell>
              <table:table-cell office:value-type="float" office:value="0.0000037153">
                <text:p>0.0000037153</text:p>
              </table:table-cell>
              <table:table-cell office:value-type="float" office:value="0.0000038822">
                <text:p>0.0000038822</text:p>
              </table:table-cell>
              <table:table-cell office:value-type="float" office:value="0.0000043793">
                <text:p>0.0000043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00013181">
                <text:p>0.0000013181</text:p>
              </table:table-cell>
              <table:table-cell office:value-type="float" office:value="0.000002247">
                <text:p>0.000002247</text:p>
              </table:table-cell>
              <table:table-cell office:value-type="float" office:value="0.0000028902">
                <text:p>0.0000028902</text:p>
              </table:table-cell>
              <table:table-cell office:value-type="float" office:value="0.0000050306">
                <text:p>0.0000050306</text:p>
              </table:table-cell>
              <table:table-cell office:value-type="float" office:value="0.0000068122">
                <text:p>0.0000068122</text:p>
              </table:table-cell>
              <table:table-cell office:value-type="float" office:value="0.0000071797">
                <text:p>0.0000071797</text:p>
              </table:table-cell>
              <table:table-cell office:value-type="float" office:value="0.0000081332">
                <text:p>0.0000081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00013416">
                <text:p>0.0000013416</text:p>
              </table:table-cell>
              <table:table-cell office:value-type="float" office:value="0.0000035721">
                <text:p>0.0000035721</text:p>
              </table:table-cell>
              <table:table-cell office:value-type="float" office:value="0.0000049828">
                <text:p>0.0000049828</text:p>
              </table:table-cell>
              <table:table-cell office:value-type="float" office:value="0.0000093862">
                <text:p>0.0000093862</text:p>
              </table:table-cell>
              <table:table-cell office:value-type="float" office:value="0.0000130161">
                <text:p>0.0000130161</text:p>
              </table:table-cell>
              <table:table-cell office:value-type="float" office:value="0.0000147843">
                <text:p>0.0000147843</text:p>
              </table:table-cell>
              <table:table-cell office:value-type="float" office:value="0.0000168817">
                <text:p>0.0000168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00013264">
                <text:p>0.0000013264</text:p>
              </table:table-cell>
              <table:table-cell office:value-type="float" office:value="0.0000062419">
                <text:p>0.0000062419</text:p>
              </table:table-cell>
              <table:table-cell office:value-type="float" office:value="0.0000094287">
                <text:p>0.0000094287</text:p>
              </table:table-cell>
              <table:table-cell office:value-type="float" office:value="0.0000181752">
                <text:p>0.0000181752</text:p>
              </table:table-cell>
              <table:table-cell office:value-type="float" office:value="0.0000258906">
                <text:p>0.0000258906</text:p>
              </table:table-cell>
              <table:table-cell office:value-type="float" office:value="0.0000284826">
                <text:p>0.0000284826</text:p>
              </table:table-cell>
              <table:table-cell office:value-type="float" office:value="0.0000324845">
                <text:p>0.00003248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6.107cm" svg:height="9.06cm" xlink:href=".." xlink:type="simple" chart:class="chart:scatter" chart:style-name="ch1">
        <chart:title svg:x="4.186cm" svg:y="0.317cm" chart:style-name="ch2">
          <text:p>Array Element Replacement Time</text:p>
        </chart:title>
        <chart:legend chart:legend-position="end" svg:x="14.128cm" svg:y="2.737cm" style:legend-expansion="high" chart:style-name="ch3"/>
        <chart:plot-area chart:style-name="ch4" table:cell-range-address="Operation_5.F3:Operation_5.F13 Operation_5.N2:Operation_5.T13" chart:data-source-has-labels="row" svg:x="1.333cm" svg:y="1.303cm" svg:width="12.473cm" svg:height="6.595cm">
          <chartooo:coordinate-region svg:x="2.88cm" svg:y="1.502cm" svg:width="10.501cm" svg:height="5.749cm"/>
          <chart:axis chart:dimension="x" chart:name="primary-x" chart:style-name="ch5">
            <chart:title svg:x="6.718cm" svg:y="8.079cm" chart:style-name="ch6">
              <text:p>Array Size</text:p>
            </chart:title>
          </chart:axis>
          <chart:axis chart:dimension="y" chart:name="primary-y" chart:style-name="ch7">
            <chart:title svg:x="0.451cm" svg:y="5.874cm" chart:style-name="ch8">
              <text:p>Time (seconds)</text:p>
            </chart:title>
            <chart:grid chart:style-name="ch9" chart:class="major"/>
          </chart:axis>
          <chart:series chart:style-name="ch10" chart:values-cell-range-address="Operation_5.N3:Operation_5.N13" chart:label-cell-address="Operation_5.N2:Operation_5.N2" chart:class="chart:scatter">
            <chart:domain table:cell-range-address="Operation_5.F3:Operation_5.F13"/>
            <chart:data-point chart:repeated="11"/>
          </chart:series>
          <chart:series chart:style-name="ch11" chart:values-cell-range-address="Operation_5.O3:Operation_5.O13" chart:label-cell-address="Operation_5.O2:Operation_5.O2" chart:class="chart:scatter">
            <chart:data-point chart:repeated="11"/>
          </chart:series>
          <chart:series chart:style-name="ch12" chart:values-cell-range-address="Operation_5.P3:Operation_5.P13" chart:label-cell-address="Operation_5.P2:Operation_5.P2" chart:class="chart:scatter">
            <chart:data-point chart:repeated="11"/>
          </chart:series>
          <chart:series chart:style-name="ch13" chart:values-cell-range-address="Operation_5.Q3:Operation_5.Q13" chart:label-cell-address="Operation_5.Q2:Operation_5.Q2" chart:class="chart:scatter">
            <chart:data-point chart:repeated="11"/>
          </chart:series>
          <chart:series chart:style-name="ch14" chart:values-cell-range-address="Operation_5.R3:Operation_5.R13" chart:label-cell-address="Operation_5.R2:Operation_5.R2" chart:class="chart:scatter">
            <chart:data-point chart:repeated="11"/>
          </chart:series>
          <chart:series chart:style-name="ch15" chart:values-cell-range-address="Operation_5.S3:Operation_5.S13" chart:label-cell-address="Operation_5.S2:Operation_5.S2" chart:class="chart:scatter">
            <chart:data-point chart:repeated="11"/>
          </chart:series>
          <chart:series chart:style-name="ch16" chart:values-cell-range-address="Operation_5.T3:Operation_5.T13" chart:label-cell-address="Operation_5.T2:Operation_5.T2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</text:p>
                <draw:g>
                  <svg:desc>Operation_5.N2:Operation_5.N2</svg:desc>
                </draw:g>
              </table:table-cell>
              <table:table-cell office:value-type="string">
                <text:p> 1/8</text:p>
                <draw:g>
                  <svg:desc>Operation_5.O2:Operation_5.O2</svg:desc>
                </draw:g>
              </table:table-cell>
              <table:table-cell office:value-type="string">
                <text:p>¼</text:p>
                <draw:g>
                  <svg:desc>Operation_5.P2:Operation_5.P2</svg:desc>
                </draw:g>
              </table:table-cell>
              <table:table-cell office:value-type="string">
                <text:p>½</text:p>
                <draw:g>
                  <svg:desc>Operation_5.Q2:Operation_5.Q2</svg:desc>
                </draw:g>
              </table:table-cell>
              <table:table-cell office:value-type="string">
                <text:p>¾</text:p>
                <draw:g>
                  <svg:desc>Operation_5.R2:Operation_5.R2</svg:desc>
                </draw:g>
              </table:table-cell>
              <table:table-cell office:value-type="string">
                <text:p> 7/8</text:p>
                <draw:g>
                  <svg:desc>Operation_5.S2:Operation_5.S2</svg:desc>
                </draw:g>
              </table:table-cell>
              <table:table-cell office:value-type="string">
                <text:p>1    </text:p>
                <draw:g>
                  <svg:desc>Operation_5.T2:Operation_5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Operation_5.F3:Operation_5.F13</svg:desc>
                </draw:g>
              </table:table-cell>
              <table:table-cell office:value-type="float" office:value="0.0000007389">
                <text:p>0.0000007389</text:p>
                <draw:g>
                  <svg:desc>Operation_5.N3:Operation_5.N13</svg:desc>
                </draw:g>
              </table:table-cell>
              <table:table-cell office:value-type="float" office:value="0.0000007139">
                <text:p>0.0000007139</text:p>
                <draw:g>
                  <svg:desc>Operation_5.O3:Operation_5.O13</svg:desc>
                </draw:g>
              </table:table-cell>
              <table:table-cell office:value-type="float" office:value="0.0000007144">
                <text:p>0.0000007144</text:p>
                <draw:g>
                  <svg:desc>Operation_5.P3:Operation_5.P13</svg:desc>
                </draw:g>
              </table:table-cell>
              <table:table-cell office:value-type="float" office:value="0.0000007099">
                <text:p>0.0000007099</text:p>
                <draw:g>
                  <svg:desc>Operation_5.Q3:Operation_5.Q13</svg:desc>
                </draw:g>
              </table:table-cell>
              <table:table-cell office:value-type="float" office:value="0.0000007129">
                <text:p>0.0000007129</text:p>
                <draw:g>
                  <svg:desc>Operation_5.R3:Operation_5.R13</svg:desc>
                </draw:g>
              </table:table-cell>
              <table:table-cell office:value-type="float" office:value="0.0000007175">
                <text:p>0.0000007175</text:p>
                <draw:g>
                  <svg:desc>Operation_5.S3:Operation_5.S13</svg:desc>
                </draw:g>
              </table:table-cell>
              <table:table-cell office:value-type="float" office:value="0.000000716">
                <text:p>0.000000716</text:p>
                <draw:g>
                  <svg:desc>Operation_5.T3:Operation_5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07447">
                <text:p>0.0000007447</text:p>
              </table:table-cell>
              <table:table-cell office:value-type="float" office:value="0.0000007192">
                <text:p>0.0000007192</text:p>
              </table:table-cell>
              <table:table-cell office:value-type="float" office:value="0.0000007019">
                <text:p>0.0000007019</text:p>
              </table:table-cell>
              <table:table-cell office:value-type="float" office:value="0.0000007053">
                <text:p>0.0000007053</text:p>
              </table:table-cell>
              <table:table-cell office:value-type="float" office:value="0.0000007164">
                <text:p>0.0000007164</text:p>
              </table:table-cell>
              <table:table-cell office:value-type="float" office:value="0.0000007077">
                <text:p>0.0000007077</text:p>
              </table:table-cell>
              <table:table-cell office:value-type="float" office:value="0.0000007115">
                <text:p>0.0000007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007422">
                <text:p>0.0000007422</text:p>
              </table:table-cell>
              <table:table-cell office:value-type="float" office:value="0.0000007149">
                <text:p>0.0000007149</text:p>
              </table:table-cell>
              <table:table-cell office:value-type="float" office:value="0.0000007134">
                <text:p>0.0000007134</text:p>
              </table:table-cell>
              <table:table-cell office:value-type="float" office:value="0.0000007147">
                <text:p>0.0000007147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07052">
                <text:p>0.0000007052</text:p>
              </table:table-cell>
              <table:table-cell office:value-type="float" office:value="0.0000007142">
                <text:p>0.000000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07351">
                <text:p>0.0000007351</text:p>
              </table:table-cell>
              <table:table-cell office:value-type="float" office:value="0.0000007145">
                <text:p>0.0000007145</text:p>
              </table:table-cell>
              <table:table-cell office:value-type="float" office:value="0.0000007162">
                <text:p>0.0000007162</text:p>
              </table:table-cell>
              <table:table-cell office:value-type="float" office:value="0.00000071">
                <text:p>0.00000071</text:p>
              </table:table-cell>
              <table:table-cell office:value-type="float" office:value="0.000000699">
                <text:p>0.000000699</text:p>
              </table:table-cell>
              <table:table-cell office:value-type="float" office:value="0.0000007076">
                <text:p>0.0000007076</text:p>
              </table:table-cell>
              <table:table-cell office:value-type="float" office:value="0.0000007125">
                <text:p>0.0000007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00007355">
                <text:p>0.0000007355</text:p>
              </table:table-cell>
              <table:table-cell office:value-type="float" office:value="0.0000007284">
                <text:p>0.0000007284</text:p>
              </table:table-cell>
              <table:table-cell office:value-type="float" office:value="0.0000007181">
                <text:p>0.0000007181</text:p>
              </table:table-cell>
              <table:table-cell office:value-type="float" office:value="0.0000007133">
                <text:p>0.0000007133</text:p>
              </table:table-cell>
              <table:table-cell office:value-type="float" office:value="0.0000007119">
                <text:p>0.0000007119</text:p>
              </table:table-cell>
              <table:table-cell office:value-type="float" office:value="0.0000007136">
                <text:p>0.0000007136</text:p>
              </table:table-cell>
              <table:table-cell office:value-type="float" office:value="0.0000007105">
                <text:p>0.0000007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0007314">
                <text:p>0.0000007314</text:p>
              </table:table-cell>
              <table:table-cell office:value-type="float" office:value="0.0000007227">
                <text:p>0.0000007227</text:p>
              </table:table-cell>
              <table:table-cell office:value-type="float" office:value="0.0000007196">
                <text:p>0.0000007196</text:p>
              </table:table-cell>
              <table:table-cell office:value-type="float" office:value="0.0000007157">
                <text:p>0.0000007157</text:p>
              </table:table-cell>
              <table:table-cell office:value-type="float" office:value="0.0000007186">
                <text:p>0.0000007186</text:p>
              </table:table-cell>
              <table:table-cell office:value-type="float" office:value="0.0000007207">
                <text:p>0.0000007207</text:p>
              </table:table-cell>
              <table:table-cell office:value-type="float" office:value="0.000000711">
                <text:p>0.000000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00007454">
                <text:p>0.0000007454</text:p>
              </table:table-cell>
              <table:table-cell office:value-type="float" office:value="0.000000713">
                <text:p>0.000000713</text:p>
              </table:table-cell>
              <table:table-cell office:value-type="float" office:value="0.0000007138">
                <text:p>0.0000007138</text:p>
              </table:table-cell>
              <table:table-cell office:value-type="float" office:value="0.0000007372">
                <text:p>0.0000007372</text:p>
              </table:table-cell>
              <table:table-cell office:value-type="float" office:value="0.0000007366">
                <text:p>0.0000007366</text:p>
              </table:table-cell>
              <table:table-cell office:value-type="float" office:value="0.0000007142">
                <text:p>0.0000007142</text:p>
              </table:table-cell>
              <table:table-cell office:value-type="float" office:value="0.0000007087">
                <text:p>0.0000007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00007562">
                <text:p>0.0000007562</text:p>
              </table:table-cell>
              <table:table-cell office:value-type="float" office:value="0.0000007238">
                <text:p>0.0000007238</text:p>
              </table:table-cell>
              <table:table-cell office:value-type="float" office:value="0.0000007289">
                <text:p>0.0000007289</text:p>
              </table:table-cell>
              <table:table-cell office:value-type="float" office:value="0.0000007437">
                <text:p>0.0000007437</text:p>
              </table:table-cell>
              <table:table-cell office:value-type="float" office:value="0.0000007319">
                <text:p>0.0000007319</text:p>
              </table:table-cell>
              <table:table-cell office:value-type="float" office:value="0.0000007175">
                <text:p>0.0000007175</text:p>
              </table:table-cell>
              <table:table-cell office:value-type="float" office:value="0.0000007372">
                <text:p>0.0000007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00007461">
                <text:p>0.0000007461</text:p>
              </table:table-cell>
              <table:table-cell office:value-type="float" office:value="0.0000007265">
                <text:p>0.0000007265</text:p>
              </table:table-cell>
              <table:table-cell office:value-type="float" office:value="0.0000007166">
                <text:p>0.0000007166</text:p>
              </table:table-cell>
              <table:table-cell office:value-type="float" office:value="0.0000007281">
                <text:p>0.0000007281</text:p>
              </table:table-cell>
              <table:table-cell office:value-type="float" office:value="0.0000007692">
                <text:p>0.0000007692</text:p>
              </table:table-cell>
              <table:table-cell office:value-type="float" office:value="0.0000007244">
                <text:p>0.0000007244</text:p>
              </table:table-cell>
              <table:table-cell office:value-type="float" office:value="0.0000007219">
                <text:p>0.0000007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00007475">
                <text:p>0.0000007475</text:p>
              </table:table-cell>
              <table:table-cell office:value-type="float" office:value="0.0000007373">
                <text:p>0.0000007373</text:p>
              </table:table-cell>
              <table:table-cell office:value-type="float" office:value="0.0000007218">
                <text:p>0.0000007218</text:p>
              </table:table-cell>
              <table:table-cell office:value-type="float" office:value="0.0000007723">
                <text:p>0.0000007723</text:p>
              </table:table-cell>
              <table:table-cell office:value-type="float" office:value="0.0000007448">
                <text:p>0.0000007448</text:p>
              </table:table-cell>
              <table:table-cell office:value-type="float" office:value="0.0000008026">
                <text:p>0.0000008026</text:p>
              </table:table-cell>
              <table:table-cell office:value-type="float" office:value="0.000000739">
                <text:p>0.000000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0000742">
                <text:p>0.000000742</text:p>
              </table:table-cell>
              <table:table-cell office:value-type="float" office:value="0.0000007516">
                <text:p>0.0000007516</text:p>
              </table:table-cell>
              <table:table-cell office:value-type="float" office:value="0.0000007747">
                <text:p>0.0000007747</text:p>
              </table:table-cell>
              <table:table-cell office:value-type="float" office:value="0.0000008274">
                <text:p>0.0000008274</text:p>
              </table:table-cell>
              <table:table-cell office:value-type="float" office:value="0.0000008082">
                <text:p>0.0000008082</text:p>
              </table:table-cell>
              <table:table-cell office:value-type="float" office:value="0.0000007505">
                <text:p>0.0000007505</text:p>
              </table:table-cell>
              <table:table-cell office:value-type="float" office:value="0.0000007905">
                <text:p>0.00000079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9cm" svg:height="8.998cm" xlink:href=".." xlink:type="simple" chart:class="chart:scatter" chart:style-name="ch1">
        <chart:title svg:x="6.368cm" svg:y="0.315cm" chart:style-name="ch2">
          <text:p>Merging Time</text:p>
        </chart:title>
        <chart:legend chart:legend-position="end" svg:x="12.776cm" svg:y="3.951cm" style:legend-expansion="high" chart:style-name="ch3"/>
        <chart:plot-area chart:style-name="ch4" table:cell-range-address="Raw_Data.AD3:Raw_Data.AF13" svg:x="1.33cm" svg:y="1.299cm" svg:width="11.127cm" svg:height="6.539cm">
          <chartooo:coordinate-region svg:x="2.56cm" svg:y="1.498cm" svg:width="9.472cm" svg:height="5.693cm"/>
          <chart:axis chart:dimension="x" chart:name="primary-x" chart:style-name="ch5">
            <chart:title svg:x="5.275cm" svg:y="8.017cm" chart:style-name="ch6">
              <text:p>Data Structure Size</text:p>
            </chart:title>
          </chart:axis>
          <chart:axis chart:dimension="y" chart:name="primary-y" chart:style-name="ch7">
            <chart:title svg:x="0.451cm" svg:y="5.842cm" chart:style-name="ch8">
              <text:p>Time (seconds)</text:p>
            </chart:title>
            <chart:grid chart:style-name="ch9" chart:class="major"/>
          </chart:axis>
          <chart:series chart:style-name="ch10" chart:values-cell-range-address="Raw_Data.AE3:Raw_Data.AE13" chart:class="chart:scatter">
            <chart:domain table:cell-range-address="Raw_Data.AD3:Raw_Data.AD13"/>
            <chart:data-point chart:repeated="11"/>
          </chart:series>
          <chart:series chart:style-name="ch11" chart:values-cell-range-address="Raw_Data.AF3:Raw_Data.AF1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aw_Data.AD3:Raw_Data.AD13</svg:desc>
                </draw:g>
              </table:table-cell>
              <table:table-cell office:value-type="float" office:value="0.0000015571">
                <text:p>0.0000015571</text:p>
                <draw:g>
                  <svg:desc>Raw_Data.AE3:Raw_Data.AE13</svg:desc>
                </draw:g>
              </table:table-cell>
              <table:table-cell office:value-type="float" office:value="0.0000009473">
                <text:p>0.0000009473</text:p>
                <draw:g>
                  <svg:desc>Raw_Data.AF3:Raw_Data.A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0000010574">
                <text:p>0.0000010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018634">
                <text:p>0.0000018634</text:p>
              </table:table-cell>
              <table:table-cell office:value-type="float" office:value="0.0000011444">
                <text:p>0.0000011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21342">
                <text:p>0.0000021342</text:p>
              </table:table-cell>
              <table:table-cell office:value-type="float" office:value="0.0000013678">
                <text:p>0.0000013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00025319">
                <text:p>0.0000025319</text:p>
              </table:table-cell>
              <table:table-cell office:value-type="float" office:value="0.0000018209">
                <text:p>0.0000018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003159">
                <text:p>0.000003159</text:p>
              </table:table-cell>
              <table:table-cell office:value-type="float" office:value="0.0000026973">
                <text:p>0.0000026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0004573">
                <text:p>0.000004573</text:p>
              </table:table-cell>
              <table:table-cell office:value-type="float" office:value="0.0000044396">
                <text:p>0.0000044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00074924">
                <text:p>0.0000074924</text:p>
              </table:table-cell>
              <table:table-cell office:value-type="float" office:value="0.0000078383">
                <text:p>0.0000078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00136249">
                <text:p>0.0000136249</text:p>
              </table:table-cell>
              <table:table-cell office:value-type="float" office:value="0.0000147146">
                <text:p>0.0000147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00250417">
                <text:p>0.0000250417</text:p>
              </table:table-cell>
              <table:table-cell office:value-type="float" office:value="0.000028198">
                <text:p>0.000028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00477721">
                <text:p>0.0000477721</text:p>
              </table:table-cell>
              <table:table-cell office:value-type="float" office:value="0.0000568081">
                <text:p>0.00005680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6.222cm" svg:y="0.315cm" chart:style-name="ch2">
          <text:p>Quicksort Time</text:p>
        </chart:title>
        <chart:legend chart:legend-position="end" svg:x="12.75cm" svg:y="3.951cm" style:legend-expansion="high" chart:style-name="ch3"/>
        <chart:plot-area chart:style-name="ch4" table:cell-range-address="Raw_Data.AI3:Raw_Data.AK13" chart:data-source-has-labels="column" svg:x="1.33cm" svg:y="1.299cm" svg:width="11.101cm" svg:height="6.54cm">
          <chartooo:coordinate-region svg:x="1.643cm" svg:y="1.498cm" svg:width="10.363cm" svg:height="5.694cm"/>
          <chart:axis chart:dimension="x" chart:name="primary-x" chart:style-name="ch5" chartooo:axis-type="text">
            <chart:title svg:x="5.262cm" svg:y="8.018cm" chart:style-name="ch6">
              <text:p>Data Structure Size</text:p>
            </chart:title>
            <chart:categories table:cell-range-address="Raw_Data.AI3:Raw_Data.AI13"/>
          </chart:axis>
          <chart:axis chart:dimension="y" chart:name="primary-y" chart:style-name="ch7">
            <chart:title svg:x="0.451cm" svg:y="5.843cm" chart:style-name="ch8">
              <text:p>Time (seconds)</text:p>
            </chart:title>
            <chart:grid chart:style-name="ch9" chart:class="major"/>
          </chart:axis>
          <chart:series chart:style-name="ch10" chart:values-cell-range-address="Raw_Data.AJ3:Raw_Data.AJ13" chart:class="chart:line">
            <chart:data-point chart:repeated="11"/>
          </chart:series>
          <chart:series chart:style-name="ch11" chart:values-cell-range-address="Raw_Data.AK3:Raw_Data.AK1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Raw_Data.AI3:Raw_Data.AI13</svg:desc>
                </draw:g>
              </table:table-cell>
              <table:table-cell office:value-type="float" office:value="0.0000039717">
                <text:p>0.0000039717</text:p>
                <draw:g>
                  <svg:desc>Raw_Data.AJ3:Raw_Data.AJ13</svg:desc>
                </draw:g>
              </table:table-cell>
              <table:table-cell office:value-type="float" office:value="0.0000014175">
                <text:p>0.0000014175</text:p>
                <draw:g>
                  <svg:desc>Raw_Data.AK3:Raw_Data.AK13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98166">
                <text:p>0.0000098166</text:p>
              </table:table-cell>
              <table:table-cell office:value-type="float" office:value="0.0000021868">
                <text:p>0.00000218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326684">
                <text:p>0.0000326684</text:p>
              </table:table-cell>
              <table:table-cell office:value-type="float" office:value="0.000003535">
                <text:p>0.0000035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1350708">
                <text:p>0.0001350708</text:p>
              </table:table-cell>
              <table:table-cell office:value-type="float" office:value="0.0000068187">
                <text:p>0.00000681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5971019">
                <text:p>0.0005971019</text:p>
              </table:table-cell>
              <table:table-cell office:value-type="float" office:value="0.0000130836">
                <text:p>0.000013083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27075581">
                <text:p>0.0027075581</text:p>
              </table:table-cell>
              <table:table-cell office:value-type="float" office:value="0.0000276162">
                <text:p>0.00002761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123637816">
                <text:p>0.0123637816</text:p>
              </table:table-cell>
              <table:table-cell office:value-type="float" office:value="0.0000598281">
                <text:p>0.000059828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557734022">
                <text:p>0.0557734022</text:p>
              </table:table-cell>
              <table:table-cell office:value-type="float" office:value="0.0001276845">
                <text:p>0.000127684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2530029337">
                <text:p>0.2530029337</text:p>
              </table:table-cell>
              <table:table-cell office:value-type="float" office:value="0.000277342">
                <text:p>0.00027734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1242328374">
                <text:p>1.1242328374</text:p>
              </table:table-cell>
              <table:table-cell office:value-type="float" office:value="0.000600991">
                <text:p>0.00060099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5.0593162254">
                <text:p>5.0593162254</text:p>
              </table:table-cell>
              <table:table-cell office:value-type="float" office:value="0.0012913175">
                <text:p>0.00129131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Average Traversal Time</text:p>
        </chart:title>
        <chart:legend chart:legend-position="end" svg:x="12.989cm" svg:y="3.952cm" style:legend-expansion="high" chart:style-name="ch3"/>
        <chart:plot-area chart:style-name="ch4" table:cell-range-address="Operation_4.F18:Operation_4.M20" chart:data-source-has-labels="both" svg:x="1.331cm" svg:y="1.275cm" svg:width="11.338cm" svg:height="6.564cm">
          <chartooo:coordinate-region svg:x="2.482cm" svg:y="1.474cm" svg:width="10.094cm" svg:height="5.718cm"/>
          <chart:axis chart:dimension="x" chart:name="primary-x" chart:style-name="ch5" chartooo:axis-type="auto">
            <chartooo:date-scale/>
            <chart:title svg:x="5.858cm" svg:y="8.019cm" chart:style-name="ch6">
              <text:p>Traversal Point</text:p>
            </chart:title>
            <chart:categories table:cell-range-address="Operation_4.G18:Operation_4.M18"/>
          </chart:axis>
          <chart:axis chart:dimension="y" chart:name="primary-y" chart:style-name="ch5">
            <chart:title svg:x="0.451cm" svg:y="5.726cm" chart:style-name="ch7">
              <text:p>Time (seconds)</text:p>
            </chart:title>
            <chart:grid chart:style-name="ch8" chart:class="major"/>
          </chart:axis>
          <chart:series chart:style-name="ch9" chart:values-cell-range-address="Operation_4.G19:Operation_4.M19" chart:label-cell-address="Operation_4.F19:Operation_4.F19" chart:class="chart:line">
            <chart:data-point chart:repeated="7"/>
          </chart:series>
          <chart:series chart:style-name="ch10" chart:values-cell-range-address="Operation_4.G20:Operation_4.M20" chart:label-cell-address="Operation_4.F20:Operation_4.F20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Operation_4.G18:Operation_4.M18</svg:desc>
                </draw:g>
              </table:table-cell>
              <table:table-cell office:value-type="float" office:value="0.125">
                <text:p>0.125</text:p>
              </table:table-cell>
              <table:table-cell office:value-type="string">
                <text:p>¼</text:p>
              </table:table-cell>
              <table:table-cell office:value-type="string">
                <text:p>½</text:p>
              </table:table-cell>
              <table:table-cell office:value-type="string">
                <text:p>¾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ked List</text:p>
                <draw:g>
                  <svg:desc>Operation_4.F19:Operation_4.F19</svg:desc>
                </draw:g>
              </table:table-cell>
              <table:table-cell office:value-type="float" office:value="0.00000133626363636364">
                <text:p>0.00000133626363636364</text:p>
                <draw:g>
                  <svg:desc>Operation_4.G19:Operation_4.M19</svg:desc>
                </draw:g>
              </table:table-cell>
              <table:table-cell office:value-type="float" office:value="0.00000185204545454545">
                <text:p>0.00000185204545454545</text:p>
              </table:table-cell>
              <table:table-cell office:value-type="float" office:value="0.00000229932727272727">
                <text:p>0.00000229932727272727</text:p>
              </table:table-cell>
              <table:table-cell office:value-type="float" office:value="0.00000383732727272727">
                <text:p>0.00000383732727272727</text:p>
              </table:table-cell>
              <table:table-cell office:value-type="float" office:value="0.00000519935454545455">
                <text:p>0.00000519935454545455</text:p>
              </table:table-cell>
              <table:table-cell office:value-type="float" office:value="0.00000562892727272727">
                <text:p>0.00000562892727272727</text:p>
              </table:table-cell>
              <table:table-cell office:value-type="float" office:value="0.00000625619090909091">
                <text:p>0.00000625619090909091</text:p>
              </table:table-cell>
            </table:table-row>
            <table:table-row>
              <table:table-cell office:value-type="string">
                <text:p>Array</text:p>
                <draw:g>
                  <svg:desc>Operation_4.F20:Operation_4.F20</svg:desc>
                </draw:g>
              </table:table-cell>
              <table:table-cell office:value-type="float" office:value="0.0000007394">
                <text:p>0.0000007394</text:p>
                <draw:g>
                  <svg:desc>Operation_4.G20:Operation_4.M20</svg:desc>
                </draw:g>
              </table:table-cell>
              <table:table-cell office:value-type="float" office:value="0.000000720327272727273">
                <text:p>0.000000720327272727273</text:p>
              </table:table-cell>
              <table:table-cell office:value-type="float" office:value="0.000000713554545454545">
                <text:p>0.000000713554545454545</text:p>
              </table:table-cell>
              <table:table-cell office:value-type="float" office:value="0.000000707772727272727">
                <text:p>0.000000707772727272727</text:p>
              </table:table-cell>
              <table:table-cell office:value-type="float" office:value="0.000000709563636363636">
                <text:p>0.000000709563636363636</text:p>
              </table:table-cell>
              <table:table-cell office:value-type="float" office:value="0.0000007083">
                <text:p>0.0000007083</text:p>
              </table:table-cell>
              <table:table-cell office:value-type="float" office:value="0.000000711209090909091">
                <text:p>0.00000071120909090909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Average Element Removal Time</text:p>
        </chart:title>
        <chart:legend chart:legend-position="end" svg:x="12.989cm" svg:y="3.952cm" style:legend-expansion="high" chart:style-name="ch3"/>
        <chart:plot-area chart:style-name="ch4" table:cell-range-address="Operation_3.F17:Operation_3.M19" chart:data-source-has-labels="both" svg:x="1.331cm" svg:y="1.275cm" svg:width="11.338cm" svg:height="6.564cm">
          <chartooo:coordinate-region svg:x="2.482cm" svg:y="1.474cm" svg:width="10.094cm" svg:height="5.718cm"/>
          <chart:axis chart:dimension="x" chart:name="primary-x" chart:style-name="ch5" chartooo:axis-type="auto">
            <chartooo:date-scale/>
            <chart:title svg:x="5.911cm" svg:y="8.019cm" chart:style-name="ch6">
              <text:p>Insertion Point</text:p>
            </chart:title>
            <chart:categories table:cell-range-address="Operation_3.G17:Operation_3.M17"/>
          </chart:axis>
          <chart:axis chart:dimension="y" chart:name="primary-y" chart:style-name="ch5">
            <chart:title svg:x="0.451cm" svg:y="5.726cm" chart:style-name="ch7">
              <text:p>Time (seconds)</text:p>
            </chart:title>
            <chart:grid chart:style-name="ch8" chart:class="major"/>
          </chart:axis>
          <chart:series chart:style-name="ch9" chart:values-cell-range-address="Operation_3.G18:Operation_3.M18" chart:label-cell-address="Operation_3.F18:Operation_3.F18" chart:class="chart:line">
            <chart:data-point chart:repeated="7"/>
          </chart:series>
          <chart:series chart:style-name="ch10" chart:values-cell-range-address="Operation_3.G19:Operation_3.M19" chart:label-cell-address="Operation_3.F19:Operation_3.F1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Operation_3.G17:Operation_3.M17</svg:desc>
                </draw:g>
              </table:table-cell>
              <table:table-cell office:value-type="float" office:value="0.125">
                <text:p>0.125</text:p>
              </table:table-cell>
              <table:table-cell office:value-type="string">
                <text:p>¼</text:p>
              </table:table-cell>
              <table:table-cell office:value-type="string">
                <text:p>½</text:p>
              </table:table-cell>
              <table:table-cell office:value-type="string">
                <text:p>¾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ked List</text:p>
                <draw:g>
                  <svg:desc>Operation_3.F18:Operation_3.F18</svg:desc>
                </draw:g>
              </table:table-cell>
              <table:table-cell office:value-type="float" office:value="0.00000157585454545455">
                <text:p>0.00000157585454545455</text:p>
                <draw:g>
                  <svg:desc>Operation_3.G18:Operation_3.M18</svg:desc>
                </draw:g>
              </table:table-cell>
              <table:table-cell office:value-type="float" office:value="0.0000048486">
                <text:p>0.0000048486</text:p>
              </table:table-cell>
              <table:table-cell office:value-type="float" office:value="0.00000434133636363636">
                <text:p>0.00000434133636363636</text:p>
              </table:table-cell>
              <table:table-cell office:value-type="float" office:value="0.00000631477272727273">
                <text:p>0.00000631477272727273</text:p>
              </table:table-cell>
              <table:table-cell office:value-type="float" office:value="0.0000077262">
                <text:p>0.0000077262</text:p>
              </table:table-cell>
              <table:table-cell office:value-type="float" office:value="0.00000839228181818182">
                <text:p>0.00000839228181818182</text:p>
              </table:table-cell>
              <table:table-cell office:value-type="float" office:value="0.0000091509">
                <text:p>0.0000091509</text:p>
              </table:table-cell>
            </table:table-row>
            <table:table-row>
              <table:table-cell office:value-type="string">
                <text:p>Array</text:p>
                <draw:g>
                  <svg:desc>Operation_3.F19:Operation_3.F19</svg:desc>
                </draw:g>
              </table:table-cell>
              <table:table-cell office:value-type="float" office:value="0.00000498428181818182">
                <text:p>0.00000498428181818182</text:p>
                <draw:g>
                  <svg:desc>Operation_3.G19:Operation_3.M19</svg:desc>
                </draw:g>
              </table:table-cell>
              <table:table-cell office:value-type="float" office:value="0.00000431215454545455">
                <text:p>0.00000431215454545455</text:p>
              </table:table-cell>
              <table:table-cell office:value-type="float" office:value="0.00000381698181818182">
                <text:p>0.00000381698181818182</text:p>
              </table:table-cell>
              <table:table-cell office:value-type="float" office:value="0.00000279887272727273">
                <text:p>0.00000279887272727273</text:p>
              </table:table-cell>
              <table:table-cell office:value-type="float" office:value="0.00000175406363636364">
                <text:p>0.00000175406363636364</text:p>
              </table:table-cell>
              <table:table-cell office:value-type="float" office:value="0.00000122828181818182">
                <text:p>0.00000122828181818182</text:p>
              </table:table-cell>
              <table:table-cell office:value-type="float" office:value="0.0000007497">
                <text:p>0.00000074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78cm" svg:y="0.316cm" chart:style-name="ch2">
          <text:p>Average Replacement Time</text:p>
        </chart:title>
        <chart:legend chart:legend-position="end" svg:x="12.989cm" svg:y="3.952cm" style:legend-expansion="high" chart:style-name="ch3"/>
        <chart:plot-area chart:style-name="ch4" table:cell-range-address="Operation_5.F17:Operation_5.M19" chart:data-source-has-labels="both" svg:x="1.331cm" svg:y="1.275cm" svg:width="11.338cm" svg:height="6.564cm">
          <chartooo:coordinate-region svg:x="2.482cm" svg:y="1.474cm" svg:width="10.094cm" svg:height="5.718cm"/>
          <chart:axis chart:dimension="x" chart:name="primary-x" chart:style-name="ch5" chartooo:axis-type="auto">
            <chartooo:date-scale/>
            <chart:title svg:x="5.567cm" svg:y="8.019cm" chart:style-name="ch6">
              <text:p>Replacement Point</text:p>
            </chart:title>
            <chart:categories table:cell-range-address="Operation_5.G17:Operation_5.M17"/>
          </chart:axis>
          <chart:axis chart:dimension="y" chart:name="primary-y" chart:style-name="ch5">
            <chart:title svg:x="0.451cm" svg:y="5.726cm" chart:style-name="ch7">
              <text:p>Time (seconds)</text:p>
            </chart:title>
            <chart:grid chart:style-name="ch8" chart:class="major"/>
          </chart:axis>
          <chart:series chart:style-name="ch9" chart:values-cell-range-address="Operation_5.G18:Operation_5.M18" chart:label-cell-address="Operation_5.F18:Operation_5.F18" chart:class="chart:line">
            <chart:data-point chart:repeated="7"/>
          </chart:series>
          <chart:series chart:style-name="ch10" chart:values-cell-range-address="Operation_5.G19:Operation_5.M19" chart:label-cell-address="Operation_5.F19:Operation_5.F1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Operation_5.G17:Operation_5.M17</svg:desc>
                </draw:g>
              </table:table-cell>
              <table:table-cell office:value-type="float" office:value="0.125">
                <text:p>0.125</text:p>
              </table:table-cell>
              <table:table-cell office:value-type="string">
                <text:p>¼</text:p>
              </table:table-cell>
              <table:table-cell office:value-type="string">
                <text:p>½</text:p>
              </table:table-cell>
              <table:table-cell office:value-type="string">
                <text:p>¾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ked List</text:p>
                <draw:g>
                  <svg:desc>Operation_5.F18:Operation_5.F18</svg:desc>
                </draw:g>
              </table:table-cell>
              <table:table-cell office:value-type="float" office:value="0.00000129859090909091">
                <text:p>0.00000129859090909091</text:p>
                <draw:g>
                  <svg:desc>Operation_5.G18:Operation_5.M18</svg:desc>
                </draw:g>
              </table:table-cell>
              <table:table-cell office:value-type="float" office:value="0.00000186641818181818">
                <text:p>0.00000186641818181818</text:p>
              </table:table-cell>
              <table:table-cell office:value-type="float" office:value="0.00000231008181818182">
                <text:p>0.00000231008181818182</text:p>
              </table:table-cell>
              <table:table-cell office:value-type="float" office:value="0.00000387920909090909">
                <text:p>0.00000387920909090909</text:p>
              </table:table-cell>
              <table:table-cell office:value-type="float" office:value="0.00000522806363636364">
                <text:p>0.00000522806363636364</text:p>
              </table:table-cell>
              <table:table-cell office:value-type="float" office:value="0.00000568771818181818">
                <text:p>0.00000568771818181818</text:p>
              </table:table-cell>
              <table:table-cell office:value-type="float" office:value="0.00000639225454545455">
                <text:p>0.00000639225454545455</text:p>
              </table:table-cell>
            </table:table-row>
            <table:table-row>
              <table:table-cell office:value-type="string">
                <text:p>Array</text:p>
                <draw:g>
                  <svg:desc>Operation_5.F19:Operation_5.F19</svg:desc>
                </draw:g>
              </table:table-cell>
              <table:table-cell office:value-type="float" office:value="0.000000742272727272727">
                <text:p>0.000000742272727272727</text:p>
                <draw:g>
                  <svg:desc>Operation_5.G19:Operation_5.M19</svg:desc>
                </draw:g>
              </table:table-cell>
              <table:table-cell office:value-type="float" office:value="0.000000724163636363636">
                <text:p>0.000000724163636363636</text:p>
              </table:table-cell>
              <table:table-cell office:value-type="float" office:value="0.000000721763636363636">
                <text:p>0.000000721763636363636</text:p>
              </table:table-cell>
              <table:table-cell office:value-type="float" office:value="0.000000734327272727273">
                <text:p>0.000000734327272727273</text:p>
              </table:table-cell>
              <table:table-cell office:value-type="float" office:value="0.000000732945454545455">
                <text:p>0.000000732945454545455</text:p>
              </table:table-cell>
              <table:table-cell office:value-type="float" office:value="0.000000725590909090909">
                <text:p>0.000000725590909090909</text:p>
              </table:table-cell>
              <table:table-cell office:value-type="float" office:value="0.000000724818181818182">
                <text:p>0.00000072481818181818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title svg:x="5.014cm" svg:y="0.315cm" chart:style-name="ch2">
          <text:p>Population Time</text:p>
        </chart:title>
        <chart:legend chart:legend-position="end" svg:x="12.962cm" svg:y="3.951cm" style:legend-expansion="high" chart:style-name="ch3"/>
        <chart:plot-area chart:style-name="ch4" table:cell-range-address="Raw_Data.C3:Raw_Data.D13 Raw_Data.F3:Raw_Data.F13" svg:x="1.379cm" svg:y="1.617cm" svg:width="11.264cm" svg:height="6.173cm">
          <chartooo:coordinate-region svg:x="2.794cm" svg:y="1.816cm" svg:width="9.212cm" svg:height="5.327cm"/>
          <chart:axis chart:dimension="x" chart:name="primary-x" chart:style-name="ch5">
            <chart:title svg:x="5.055cm" svg:y="7.97cm" chart:style-name="ch6">
              <text:p>Data Structure Size</text:p>
            </chart:title>
          </chart:axis>
          <chart:axis chart:dimension="y" chart:name="primary-y" chart:style-name="ch7">
            <chart:title svg:x="0.451cm" svg:y="6.262cm" chart:style-name="ch8">
              <text:p>Time (seconds)</text:p>
            </chart:title>
            <chart:grid chart:style-name="ch9" chart:class="major"/>
          </chart:axis>
          <chart:series chart:style-name="ch10" chart:values-cell-range-address="Raw_Data.D3:Raw_Data.D13" chart:class="chart:scatter">
            <chart:domain table:cell-range-address="Raw_Data.C3:Raw_Data.C13"/>
            <chart:data-point chart:repeated="11"/>
          </chart:series>
          <chart:series chart:style-name="ch11" chart:values-cell-range-address="Raw_Data.F3:Raw_Data.F1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aw_Data.C3:Raw_Data.C13</svg:desc>
                </draw:g>
              </table:table-cell>
              <table:table-cell office:value-type="float" office:value="0.00000292127">
                <text:p>0.00000292127</text:p>
                <draw:g>
                  <svg:desc>Raw_Data.D3:Raw_Data.D13</svg:desc>
                </draw:g>
              </table:table-cell>
              <table:table-cell office:value-type="float" office:value="0.00000092374">
                <text:p>0.00000092374</text:p>
                <draw:g>
                  <svg:desc>Raw_Data.F3:Raw_Data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357559">
                <text:p>0.00000357559</text:p>
              </table:table-cell>
              <table:table-cell office:value-type="float" office:value="0.00000102388">
                <text:p>0.00000102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0511556">
                <text:p>0.00000511556</text:p>
              </table:table-cell>
              <table:table-cell office:value-type="float" office:value="0.00000129637">
                <text:p>0.00000129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75333">
                <text:p>0.0000075333</text:p>
              </table:table-cell>
              <table:table-cell office:value-type="float" office:value="0.0000016916">
                <text:p>0.0000016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00126488">
                <text:p>0.0000126488</text:p>
              </table:table-cell>
              <table:table-cell office:value-type="float" office:value="0.0000025484">
                <text:p>0.0000025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0199994">
                <text:p>0.0000199994</text:p>
              </table:table-cell>
              <table:table-cell office:value-type="float" office:value="0.0000043404">
                <text:p>0.0000043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00353512">
                <text:p>0.0000353512</text:p>
              </table:table-cell>
              <table:table-cell office:value-type="float" office:value="0.000006914">
                <text:p>0.000006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00639577">
                <text:p>0.0000639577</text:p>
              </table:table-cell>
              <table:table-cell office:value-type="float" office:value="0.0000117368">
                <text:p>0.0000117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00811966">
                <text:p>0.0000811966</text:p>
              </table:table-cell>
              <table:table-cell office:value-type="float" office:value="0.0000226794">
                <text:p>0.0000226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02446298">
                <text:p>0.0002446298</text:p>
              </table:table-cell>
              <table:table-cell office:value-type="float" office:value="0.0000453768">
                <text:p>0.0000453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04483751">
                <text:p>0.0004483751</text:p>
              </table:table-cell>
              <table:table-cell office:value-type="float" office:value="0.0000876291">
                <text:p>0.00008762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stacked="true" chart:symbol-type="automatic" chart:vertical="true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-color="#3b64a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-color="#d26e2a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-color="#929292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-color="#e2aa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-color="#5089b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-color="#62993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-color="#8fa2d4"/>
      <style:text-properties fo:font-size="10pt" style:font-size-asian="10pt" style:font-size-complex="10pt"/>
    </style:style>
    <style:style style:name="ch18" style:family="chart">
      <style:graphic-properties draw:stroke="solid" svg:stroke-width="0.026cm" svg:stroke-color="#b3b3b3" draw:fill="none" draw:fill-color="#d9d9d9"/>
    </style:style>
    <style:style style:name="ch19" style:family="chart">
      <style:graphic-properties draw:stroke="solid" svg:stroke-width="0.018cm" svg:stroke-color="#898989" draw:fill="none" draw:fill-color="#d9d9d9"/>
    </style:style>
  </office:automatic-styles>
  <office:body>
    <office:chart>
      <chart:chart svg:width="15.984cm" svg:height="9cm" xlink:href=".." xlink:type="simple" chart:class="chart:bar" chart:style-name="ch1">
        <chart:title svg:x="4.019cm" svg:y="0.316cm" chart:style-name="ch2">
          <text:p>Linked List Element Insertion Time</text:p>
        </chart:title>
        <chart:legend chart:legend-position="end" svg:x="14.594cm" svg:y="2.707cm" style:legend-expansion="high" chart:style-name="ch3"/>
        <chart:plot-area chart:style-name="ch4" table:cell-range-address="Operation_2.H2:Operation_2.O13" chart:data-source-has-labels="both" svg:x="1.33cm" svg:y="1.301cm" svg:width="12.945cm" svg:height="6.538cm" dr3d:transform="matrix (0.995644463827421 -0.0298087209776663 -0.0883376579012785 0.0368334288445055 0.996194774593609 0.0789890472910307 0.0856469507301013 -0.0818987864749144 0.99295376962101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645cm" svg:y="1.301cm" svg:width="10.992cm" svg:height="6.05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title svg:x="0.451cm" svg:y="5.858cm" chart:style-name="ch6">
              <text:p>Linked List Size</text:p>
            </chart:title>
            <chart:categories table:cell-range-address="Operation_2.H3:Operation_2.H13"/>
          </chart:axis>
          <chart:axis chart:dimension="y" chart:name="primary-y" chart:style-name="ch7">
            <chart:title svg:x="6.528cm" svg:y="8.019cm" chart:style-name="ch8">
              <text:p>Time (second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Operation_2.I3:Operation_2.I13" chart:label-cell-address="Operation_2.I2:Operation_2.I2" chart:class="chart:bar">
            <chart:data-point chart:repeated="11"/>
          </chart:series>
          <chart:series chart:style-name="ch12" chart:values-cell-range-address="Operation_2.J3:Operation_2.J13" chart:label-cell-address="Operation_2.J2:Operation_2.J2" chart:class="chart:bar">
            <chart:data-point chart:repeated="11"/>
          </chart:series>
          <chart:series chart:style-name="ch13" chart:values-cell-range-address="Operation_2.K3:Operation_2.K13" chart:label-cell-address="Operation_2.K2:Operation_2.K2" chart:class="chart:bar">
            <chart:data-point chart:repeated="11"/>
          </chart:series>
          <chart:series chart:style-name="ch14" chart:values-cell-range-address="Operation_2.L3:Operation_2.L13" chart:label-cell-address="Operation_2.L2:Operation_2.L2" chart:class="chart:bar">
            <chart:data-point chart:repeated="11"/>
          </chart:series>
          <chart:series chart:style-name="ch15" chart:values-cell-range-address="Operation_2.M3:Operation_2.M13" chart:label-cell-address="Operation_2.M2:Operation_2.M2" chart:class="chart:bar">
            <chart:data-point chart:repeated="11"/>
          </chart:series>
          <chart:series chart:style-name="ch16" chart:values-cell-range-address="Operation_2.N3:Operation_2.N13" chart:label-cell-address="Operation_2.N2:Operation_2.N2" chart:class="chart:bar">
            <chart:data-point chart:repeated="11"/>
          </chart:series>
          <chart:series chart:style-name="ch17" chart:values-cell-range-address="Operation_2.O3:Operation_2.O13" chart:label-cell-address="Operation_2.O2:Operation_2.O2" chart:class="chart:ba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Operation_2.I2:Operation_2.I2</svg:desc>
                </draw:g>
              </table:table-cell>
              <table:table-cell office:value-type="string">
                <text:p> 1/8</text:p>
                <draw:g>
                  <svg:desc>Operation_2.J2:Operation_2.J2</svg:desc>
                </draw:g>
              </table:table-cell>
              <table:table-cell office:value-type="string">
                <text:p>¼</text:p>
                <draw:g>
                  <svg:desc>Operation_2.K2:Operation_2.K2</svg:desc>
                </draw:g>
              </table:table-cell>
              <table:table-cell office:value-type="string">
                <text:p>½</text:p>
                <draw:g>
                  <svg:desc>Operation_2.L2:Operation_2.L2</svg:desc>
                </draw:g>
              </table:table-cell>
              <table:table-cell office:value-type="string">
                <text:p>¾</text:p>
                <draw:g>
                  <svg:desc>Operation_2.M2:Operation_2.M2</svg:desc>
                </draw:g>
              </table:table-cell>
              <table:table-cell office:value-type="string">
                <text:p> 7/8</text:p>
                <draw:g>
                  <svg:desc>Operation_2.N2:Operation_2.N2</svg:desc>
                </draw:g>
              </table:table-cell>
              <table:table-cell office:value-type="string">
                <text:p>1    </text:p>
                <draw:g>
                  <svg:desc>Operation_2.O2:Operation_2.O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Operation_2.H3:Operation_2.H13</svg:desc>
                </draw:g>
              </table:table-cell>
              <table:table-cell office:value-type="float" office:value="0.0000015162">
                <text:p>0.0000015162</text:p>
                <draw:g>
                  <svg:desc>Operation_2.I3:Operation_2.I13</svg:desc>
                </draw:g>
              </table:table-cell>
              <table:table-cell office:value-type="float" office:value="0.0000008337">
                <text:p>0.0000008337</text:p>
                <draw:g>
                  <svg:desc>Operation_2.J3:Operation_2.J13</svg:desc>
                </draw:g>
              </table:table-cell>
              <table:table-cell office:value-type="float" office:value="0.0000008231">
                <text:p>0.0000008231</text:p>
                <draw:g>
                  <svg:desc>Operation_2.K3:Operation_2.K13</svg:desc>
                </draw:g>
              </table:table-cell>
              <table:table-cell office:value-type="float" office:value="0.0000007717">
                <text:p>0.0000007717</text:p>
                <draw:g>
                  <svg:desc>Operation_2.L3:Operation_2.L13</svg:desc>
                </draw:g>
              </table:table-cell>
              <table:table-cell office:value-type="float" office:value="0.0000008233">
                <text:p>0.0000008233</text:p>
                <draw:g>
                  <svg:desc>Operation_2.M3:Operation_2.M13</svg:desc>
                </draw:g>
              </table:table-cell>
              <table:table-cell office:value-type="float" office:value="0.0000007957">
                <text:p>0.0000007957</text:p>
                <draw:g>
                  <svg:desc>Operation_2.N3:Operation_2.N13</svg:desc>
                </draw:g>
              </table:table-cell>
              <table:table-cell office:value-type="float" office:value="0.0000007546">
                <text:p>0.0000007546</text:p>
                <draw:g>
                  <svg:desc>Operation_2.O3:Operation_2.O13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1547">
                <text:p>0.000001547</text:p>
              </table:table-cell>
              <table:table-cell office:value-type="float" office:value="0.000000913">
                <text:p>0.000000913</text:p>
              </table:table-cell>
              <table:table-cell office:value-type="float" office:value="0.000000794">
                <text:p>0.000000794</text:p>
              </table:table-cell>
              <table:table-cell office:value-type="float" office:value="0.0000008492">
                <text:p>0.0000008492</text:p>
              </table:table-cell>
              <table:table-cell office:value-type="float" office:value="0.0000008169">
                <text:p>0.0000008169</text:p>
              </table:table-cell>
              <table:table-cell office:value-type="float" office:value="0.0000008037">
                <text:p>0.0000008037</text:p>
              </table:table-cell>
              <table:table-cell office:value-type="float" office:value="0.000000792">
                <text:p>0.0000007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15061">
                <text:p>0.0000015061</text:p>
              </table:table-cell>
              <table:table-cell office:value-type="float" office:value="0.0000009353">
                <text:p>0.0000009353</text:p>
              </table:table-cell>
              <table:table-cell office:value-type="float" office:value="0.0000008247">
                <text:p>0.0000008247</text:p>
              </table:table-cell>
              <table:table-cell office:value-type="float" office:value="0.0000008671">
                <text:p>0.0000008671</text:p>
              </table:table-cell>
              <table:table-cell office:value-type="float" office:value="0.0000008762">
                <text:p>0.0000008762</text:p>
              </table:table-cell>
              <table:table-cell office:value-type="float" office:value="0.0000008445">
                <text:p>0.0000008445</text:p>
              </table:table-cell>
              <table:table-cell office:value-type="float" office:value="0.0000008552">
                <text:p>0.00000085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15457">
                <text:p>0.0000015457</text:p>
              </table:table-cell>
              <table:table-cell office:value-type="float" office:value="0.0000010002">
                <text:p>0.0000010002</text:p>
              </table:table-cell>
              <table:table-cell office:value-type="float" office:value="0.0000008431">
                <text:p>0.0000008431</text:p>
              </table:table-cell>
              <table:table-cell office:value-type="float" office:value="0.0000009292">
                <text:p>0.0000009292</text:p>
              </table:table-cell>
              <table:table-cell office:value-type="float" office:value="0.000000966">
                <text:p>0.000000966</text:p>
              </table:table-cell>
              <table:table-cell office:value-type="float" office:value="0.0000009555">
                <text:p>0.0000009555</text:p>
              </table:table-cell>
              <table:table-cell office:value-type="float" office:value="0.0000009741">
                <text:p>0.000000974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15348">
                <text:p>0.0000015348</text:p>
              </table:table-cell>
              <table:table-cell office:value-type="float" office:value="0.0000010881">
                <text:p>0.0000010881</text:p>
              </table:table-cell>
              <table:table-cell office:value-type="float" office:value="0.0000010239">
                <text:p>0.0000010239</text:p>
              </table:table-cell>
              <table:table-cell office:value-type="float" office:value="0.0000011072">
                <text:p>0.0000011072</text:p>
              </table:table-cell>
              <table:table-cell office:value-type="float" office:value="0.000001174">
                <text:p>0.000001174</text:p>
              </table:table-cell>
              <table:table-cell office:value-type="float" office:value="0.0000011654">
                <text:p>0.0000011654</text:p>
              </table:table-cell>
              <table:table-cell office:value-type="float" office:value="0.0000012043">
                <text:p>0.00000120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1461">
                <text:p>0.000001461</text:p>
              </table:table-cell>
              <table:table-cell office:value-type="float" office:value="0.0000012746">
                <text:p>0.0000012746</text:p>
              </table:table-cell>
              <table:table-cell office:value-type="float" office:value="0.0000010068">
                <text:p>0.0000010068</text:p>
              </table:table-cell>
              <table:table-cell office:value-type="float" office:value="0.000001219">
                <text:p>0.000001219</text:p>
              </table:table-cell>
              <table:table-cell office:value-type="float" office:value="0.0000016226">
                <text:p>0.0000016226</text:p>
              </table:table-cell>
              <table:table-cell office:value-type="float" office:value="0.0000015468">
                <text:p>0.0000015468</text:p>
              </table:table-cell>
              <table:table-cell office:value-type="float" office:value="0.0000016363">
                <text:p>0.000001636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014882">
                <text:p>0.0000014882</text:p>
              </table:table-cell>
              <table:table-cell office:value-type="float" office:value="0.0000014466">
                <text:p>0.0000014466</text:p>
              </table:table-cell>
              <table:table-cell office:value-type="float" office:value="0.0000012089">
                <text:p>0.0000012089</text:p>
              </table:table-cell>
              <table:table-cell office:value-type="float" office:value="0.0000018233">
                <text:p>0.0000018233</text:p>
              </table:table-cell>
              <table:table-cell office:value-type="float" office:value="0.0000022247">
                <text:p>0.0000022247</text:p>
              </table:table-cell>
              <table:table-cell office:value-type="float" office:value="0.0000024663">
                <text:p>0.0000024663</text:p>
              </table:table-cell>
              <table:table-cell office:value-type="float" office:value="0.0000025721">
                <text:p>0.000002572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015227">
                <text:p>0.0000015227</text:p>
              </table:table-cell>
              <table:table-cell office:value-type="float" office:value="0.0000016827">
                <text:p>0.0000016827</text:p>
              </table:table-cell>
              <table:table-cell office:value-type="float" office:value="0.0000018296">
                <text:p>0.0000018296</text:p>
              </table:table-cell>
              <table:table-cell office:value-type="float" office:value="0.0000028867">
                <text:p>0.0000028867</text:p>
              </table:table-cell>
              <table:table-cell office:value-type="float" office:value="0.0000037575">
                <text:p>0.0000037575</text:p>
              </table:table-cell>
              <table:table-cell office:value-type="float" office:value="0.0000039809">
                <text:p>0.0000039809</text:p>
              </table:table-cell>
              <table:table-cell office:value-type="float" office:value="0.0000045722">
                <text:p>0.000004572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00015069">
                <text:p>0.0000015069</text:p>
              </table:table-cell>
              <table:table-cell office:value-type="float" office:value="0.0000023926">
                <text:p>0.0000023926</text:p>
              </table:table-cell>
              <table:table-cell office:value-type="float" office:value="0.0000029184">
                <text:p>0.0000029184</text:p>
              </table:table-cell>
              <table:table-cell office:value-type="float" office:value="0.0000051642">
                <text:p>0.0000051642</text:p>
              </table:table-cell>
              <table:table-cell office:value-type="float" office:value="0.0000070193">
                <text:p>0.0000070193</text:p>
              </table:table-cell>
              <table:table-cell office:value-type="float" office:value="0.0000077088">
                <text:p>0.0000077088</text:p>
              </table:table-cell>
              <table:table-cell office:value-type="float" office:value="0.0000086416">
                <text:p>0.000008641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00015447">
                <text:p>0.0000015447</text:p>
              </table:table-cell>
              <table:table-cell office:value-type="float" office:value="0.0000036934">
                <text:p>0.0000036934</text:p>
              </table:table-cell>
              <table:table-cell office:value-type="float" office:value="0.0000051276">
                <text:p>0.0000051276</text:p>
              </table:table-cell>
              <table:table-cell office:value-type="float" office:value="0.0000099924">
                <text:p>0.0000099924</text:p>
              </table:table-cell>
              <table:table-cell office:value-type="float" office:value="0.0000135207">
                <text:p>0.0000135207</text:p>
              </table:table-cell>
              <table:table-cell office:value-type="float" office:value="0.0000143496">
                <text:p>0.0000143496</text:p>
              </table:table-cell>
              <table:table-cell office:value-type="float" office:value="0.0000162829">
                <text:p>0.000016282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00014543">
                <text:p>0.0000014543</text:p>
              </table:table-cell>
              <table:table-cell office:value-type="float" office:value="0.0000062485">
                <text:p>0.0000062485</text:p>
              </table:table-cell>
              <table:table-cell office:value-type="float" office:value="0.0000101716">
                <text:p>0.0000101716</text:p>
              </table:table-cell>
              <table:table-cell office:value-type="float" office:value="0.0000189918">
                <text:p>0.0000189918</text:p>
              </table:table-cell>
              <table:table-cell office:value-type="float" office:value="0.0000261528">
                <text:p>0.0000261528</text:p>
              </table:table-cell>
              <table:table-cell office:value-type="float" office:value="0.0000286002">
                <text:p>0.0000286002</text:p>
              </table:table-cell>
              <table:table-cell office:value-type="float" office:value="0.0000315983">
                <text:p>0.00003159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5.984cm" svg:height="9cm" xlink:href=".." xlink:type="simple" chart:class="chart:scatter" chart:style-name="ch1">
        <chart:title svg:x="4.615cm" svg:y="0.316cm" chart:style-name="ch2">
          <text:p>Array Element Insertion Time</text:p>
        </chart:title>
        <chart:legend chart:legend-position="end" svg:x="14.005cm" svg:y="2.707cm" style:legend-expansion="high" chart:style-name="ch3"/>
        <chart:plot-area chart:style-name="ch4" table:cell-range-address="Operation_2.H3:Operation_2.H13 Operation_2.P2:Operation_2.V13" chart:data-source-has-labels="row" svg:x="1.33cm" svg:y="1.301cm" svg:width="12.356cm" svg:height="6.538cm">
          <chartooo:coordinate-region svg:x="2.56cm" svg:y="1.5cm" svg:width="10.384cm" svg:height="5.692cm"/>
          <chart:axis chart:dimension="x" chart:name="primary-x" chart:style-name="ch5">
            <chart:title svg:x="6.657cm" svg:y="8.019cm" chart:style-name="ch6">
              <text:p>Array Size</text:p>
            </chart:title>
          </chart:axis>
          <chart:axis chart:dimension="y" chart:name="primary-y" chart:style-name="ch7">
            <chart:title svg:x="0.451cm" svg:y="5.844cm" chart:style-name="ch8">
              <text:p>Time (seconds)</text:p>
            </chart:title>
            <chart:grid chart:style-name="ch9" chart:class="major"/>
          </chart:axis>
          <chart:series chart:style-name="ch10" chart:values-cell-range-address="Operation_2.P3:Operation_2.P13" chart:label-cell-address="Operation_2.P2:Operation_2.P2" chart:class="chart:scatter">
            <chart:domain table:cell-range-address="Operation_2.H3:Operation_2.H13"/>
            <chart:data-point chart:repeated="11"/>
          </chart:series>
          <chart:series chart:style-name="ch11" chart:values-cell-range-address="Operation_2.Q3:Operation_2.Q13" chart:label-cell-address="Operation_2.Q2:Operation_2.Q2" chart:class="chart:scatter">
            <chart:data-point chart:repeated="11"/>
          </chart:series>
          <chart:series chart:style-name="ch12" chart:values-cell-range-address="Operation_2.R3:Operation_2.R13" chart:label-cell-address="Operation_2.R2:Operation_2.R2" chart:class="chart:scatter">
            <chart:data-point chart:repeated="11"/>
          </chart:series>
          <chart:series chart:style-name="ch13" chart:values-cell-range-address="Operation_2.S3:Operation_2.S13" chart:label-cell-address="Operation_2.S2:Operation_2.S2" chart:class="chart:scatter">
            <chart:data-point chart:repeated="11"/>
          </chart:series>
          <chart:series chart:style-name="ch14" chart:values-cell-range-address="Operation_2.T3:Operation_2.T13" chart:label-cell-address="Operation_2.T2:Operation_2.T2" chart:class="chart:scatter">
            <chart:data-point chart:repeated="11"/>
          </chart:series>
          <chart:series chart:style-name="ch15" chart:values-cell-range-address="Operation_2.U3:Operation_2.U13" chart:label-cell-address="Operation_2.U2:Operation_2.U2" chart:class="chart:scatter">
            <chart:data-point chart:repeated="11"/>
          </chart:series>
          <chart:series chart:style-name="ch16" chart:values-cell-range-address="Operation_2.V3:Operation_2.V13" chart:label-cell-address="Operation_2.V2:Operation_2.V2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0</text:p>
                <draw:g>
                  <svg:desc>Operation_2.P2:Operation_2.P2</svg:desc>
                </draw:g>
              </table:table-cell>
              <table:table-cell office:value-type="string">
                <text:p> 1/8</text:p>
                <draw:g>
                  <svg:desc>Operation_2.Q2:Operation_2.Q2</svg:desc>
                </draw:g>
              </table:table-cell>
              <table:table-cell office:value-type="string">
                <text:p>¼</text:p>
                <draw:g>
                  <svg:desc>Operation_2.R2:Operation_2.R2</svg:desc>
                </draw:g>
              </table:table-cell>
              <table:table-cell office:value-type="string">
                <text:p>½</text:p>
                <draw:g>
                  <svg:desc>Operation_2.S2:Operation_2.S2</svg:desc>
                </draw:g>
              </table:table-cell>
              <table:table-cell office:value-type="string">
                <text:p>¾</text:p>
                <draw:g>
                  <svg:desc>Operation_2.T2:Operation_2.T2</svg:desc>
                </draw:g>
              </table:table-cell>
              <table:table-cell office:value-type="string">
                <text:p> 7/8</text:p>
                <draw:g>
                  <svg:desc>Operation_2.U2:Operation_2.U2</svg:desc>
                </draw:g>
              </table:table-cell>
              <table:table-cell office:value-type="string">
                <text:p>1    </text:p>
                <draw:g>
                  <svg:desc>Operation_2.V2:Operation_2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Operation_2.H3:Operation_2.H13</svg:desc>
                </draw:g>
              </table:table-cell>
              <table:table-cell office:value-type="float" office:value="0.0000009123">
                <text:p>0.0000009123</text:p>
                <draw:g>
                  <svg:desc>Operation_2.P3:Operation_2.P13</svg:desc>
                </draw:g>
              </table:table-cell>
              <table:table-cell office:value-type="float" office:value="0.0000007658">
                <text:p>0.0000007658</text:p>
                <draw:g>
                  <svg:desc>Operation_2.Q3:Operation_2.Q13</svg:desc>
                </draw:g>
              </table:table-cell>
              <table:table-cell office:value-type="float" office:value="0.000000755">
                <text:p>0.000000755</text:p>
                <draw:g>
                  <svg:desc>Operation_2.R3:Operation_2.R13</svg:desc>
                </draw:g>
              </table:table-cell>
              <table:table-cell office:value-type="float" office:value="0.0000007378">
                <text:p>0.0000007378</text:p>
                <draw:g>
                  <svg:desc>Operation_2.S3:Operation_2.S13</svg:desc>
                </draw:g>
              </table:table-cell>
              <table:table-cell office:value-type="float" office:value="0.000000743">
                <text:p>0.000000743</text:p>
                <draw:g>
                  <svg:desc>Operation_2.T3:Operation_2.T13</svg:desc>
                </draw:g>
              </table:table-cell>
              <table:table-cell office:value-type="float" office:value="0.0000007464">
                <text:p>0.0000007464</text:p>
                <draw:g>
                  <svg:desc>Operation_2.U3:Operation_2.U13</svg:desc>
                </draw:g>
              </table:table-cell>
              <table:table-cell office:value-type="float" office:value="0.0000007323">
                <text:p>0.0000007323</text:p>
                <draw:g>
                  <svg:desc>Operation_2.V3:Operation_2.V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09301">
                <text:p>0.0000009301</text:p>
              </table:table-cell>
              <table:table-cell office:value-type="float" office:value="0.0000008185">
                <text:p>0.0000008185</text:p>
              </table:table-cell>
              <table:table-cell office:value-type="float" office:value="0.0000007858">
                <text:p>0.0000007858</text:p>
              </table:table-cell>
              <table:table-cell office:value-type="float" office:value="0.0000007637">
                <text:p>0.0000007637</text:p>
              </table:table-cell>
              <table:table-cell office:value-type="float" office:value="0.0000007594">
                <text:p>0.0000007594</text:p>
              </table:table-cell>
              <table:table-cell office:value-type="float" office:value="0.0000007536">
                <text:p>0.0000007536</text:p>
              </table:table-cell>
              <table:table-cell office:value-type="float" office:value="0.0000007524">
                <text:p>0.0000007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0.0000008302">
                <text:p>0.0000008302</text:p>
              </table:table-cell>
              <table:table-cell office:value-type="float" office:value="0.000000799">
                <text:p>0.000000799</text:p>
              </table:table-cell>
              <table:table-cell office:value-type="float" office:value="0.0000007679">
                <text:p>0.0000007679</text:p>
              </table:table-cell>
              <table:table-cell office:value-type="float" office:value="0.0000007486">
                <text:p>0.0000007486</text:p>
              </table:table-cell>
              <table:table-cell office:value-type="float" office:value="0.0000007517">
                <text:p>0.0000007517</text:p>
              </table:table-cell>
              <table:table-cell office:value-type="float" office:value="0.0000007516">
                <text:p>0.0000007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10664">
                <text:p>0.0000010664</text:p>
              </table:table-cell>
              <table:table-cell office:value-type="float" office:value="0.0000009044">
                <text:p>0.0000009044</text:p>
              </table:table-cell>
              <table:table-cell office:value-type="float" office:value="0.0000008567">
                <text:p>0.0000008567</text:p>
              </table:table-cell>
              <table:table-cell office:value-type="float" office:value="0.0000008162">
                <text:p>0.0000008162</text:p>
              </table:table-cell>
              <table:table-cell office:value-type="float" office:value="0.0000007703">
                <text:p>0.0000007703</text:p>
              </table:table-cell>
              <table:table-cell office:value-type="float" office:value="0.0000007526">
                <text:p>0.0000007526</text:p>
              </table:table-cell>
              <table:table-cell office:value-type="float" office:value="0.0000007435">
                <text:p>0.0000007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00012853">
                <text:p>0.0000012853</text:p>
              </table:table-cell>
              <table:table-cell office:value-type="float" office:value="0.0000010469">
                <text:p>0.0000010469</text:p>
              </table:table-cell>
              <table:table-cell office:value-type="float" office:value="0.0000009933">
                <text:p>0.0000009933</text:p>
              </table:table-cell>
              <table:table-cell office:value-type="float" office:value="0.0000009008">
                <text:p>0.0000009008</text:p>
              </table:table-cell>
              <table:table-cell office:value-type="float" office:value="0.0000008215">
                <text:p>0.0000008215</text:p>
              </table:table-cell>
              <table:table-cell office:value-type="float" office:value="0.0000007874">
                <text:p>0.0000007874</text:p>
              </table:table-cell>
              <table:table-cell office:value-type="float" office:value="0.0000007605">
                <text:p>0.0000007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0015447">
                <text:p>0.0000015447</text:p>
              </table:table-cell>
              <table:table-cell office:value-type="float" office:value="0.0000013166">
                <text:p>0.0000013166</text:p>
              </table:table-cell>
              <table:table-cell office:value-type="float" office:value="0.0000012293">
                <text:p>0.0000012293</text:p>
              </table:table-cell>
              <table:table-cell office:value-type="float" office:value="0.0000010696">
                <text:p>0.0000010696</text:p>
              </table:table-cell>
              <table:table-cell office:value-type="float" office:value="0.000000902">
                <text:p>0.000000902</text:p>
              </table:table-cell>
              <table:table-cell office:value-type="float" office:value="0.0000008239">
                <text:p>0.0000008239</text:p>
              </table:table-cell>
              <table:table-cell office:value-type="float" office:value="0.0000007616">
                <text:p>0.0000007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00022662">
                <text:p>0.0000022662</text:p>
              </table:table-cell>
              <table:table-cell office:value-type="float" office:value="0.0000018757">
                <text:p>0.0000018757</text:p>
              </table:table-cell>
              <table:table-cell office:value-type="float" office:value="0.0000017297">
                <text:p>0.0000017297</text:p>
              </table:table-cell>
              <table:table-cell office:value-type="float" office:value="0.0000014062">
                <text:p>0.0000014062</text:p>
              </table:table-cell>
              <table:table-cell office:value-type="float" office:value="0.0000010963">
                <text:p>0.0000010963</text:p>
              </table:table-cell>
              <table:table-cell office:value-type="float" office:value="0.0000009636">
                <text:p>0.0000009636</text:p>
              </table:table-cell>
              <table:table-cell office:value-type="float" office:value="0.0000007966">
                <text:p>0.0000007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00036389">
                <text:p>0.0000036389</text:p>
              </table:table-cell>
              <table:table-cell office:value-type="float" office:value="0.0000030184">
                <text:p>0.0000030184</text:p>
              </table:table-cell>
              <table:table-cell office:value-type="float" office:value="0.0000027154">
                <text:p>0.0000027154</text:p>
              </table:table-cell>
              <table:table-cell office:value-type="float" office:value="0.0000020947">
                <text:p>0.0000020947</text:p>
              </table:table-cell>
              <table:table-cell office:value-type="float" office:value="0.0000014669">
                <text:p>0.0000014669</text:p>
              </table:table-cell>
              <table:table-cell office:value-type="float" office:value="0.000001162">
                <text:p>0.000001162</text:p>
              </table:table-cell>
              <table:table-cell office:value-type="float" office:value="0.0000008339">
                <text:p>0.0000008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0006472">
                <text:p>0.000006472</text:p>
              </table:table-cell>
              <table:table-cell office:value-type="float" office:value="0.0000053075">
                <text:p>0.0000053075</text:p>
              </table:table-cell>
              <table:table-cell office:value-type="float" office:value="0.0000046904">
                <text:p>0.0000046904</text:p>
              </table:table-cell>
              <table:table-cell office:value-type="float" office:value="0.0000034926">
                <text:p>0.0000034926</text:p>
              </table:table-cell>
              <table:table-cell office:value-type="float" office:value="0.0000022045">
                <text:p>0.0000022045</text:p>
              </table:table-cell>
              <table:table-cell office:value-type="float" office:value="0.0000015318">
                <text:p>0.0000015318</text:p>
              </table:table-cell>
              <table:table-cell office:value-type="float" office:value="0.0000008591">
                <text:p>0.0000008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00117171">
                <text:p>0.0000117171</text:p>
              </table:table-cell>
              <table:table-cell office:value-type="float" office:value="0.0000100005">
                <text:p>0.0000100005</text:p>
              </table:table-cell>
              <table:table-cell office:value-type="float" office:value="0.0000089221">
                <text:p>0.0000089221</text:p>
              </table:table-cell>
              <table:table-cell office:value-type="float" office:value="0.000006266">
                <text:p>0.000006266</text:p>
              </table:table-cell>
              <table:table-cell office:value-type="float" office:value="0.0000036014">
                <text:p>0.0000036014</text:p>
              </table:table-cell>
              <table:table-cell office:value-type="float" office:value="0.0000022563">
                <text:p>0.0000022563</text:p>
              </table:table-cell>
              <table:table-cell office:value-type="float" office:value="0.0000009058">
                <text:p>0.0000009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00223974">
                <text:p>0.0000223974</text:p>
              </table:table-cell>
              <table:table-cell office:value-type="float" office:value="0.0000193807">
                <text:p>0.0000193807</text:p>
              </table:table-cell>
              <table:table-cell office:value-type="float" office:value="0.0000170975">
                <text:p>0.0000170975</text:p>
              </table:table-cell>
              <table:table-cell office:value-type="float" office:value="0.0000118424">
                <text:p>0.0000118424</text:p>
              </table:table-cell>
              <table:table-cell office:value-type="float" office:value="0.0000063797">
                <text:p>0.0000063797</text:p>
              </table:table-cell>
              <table:table-cell office:value-type="float" office:value="0.0000035472">
                <text:p>0.0000035472</text:p>
              </table:table-cell>
              <table:table-cell office:value-type="float" office:value="0.000000906">
                <text:p>0.000000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15cm" svg:y="0.316cm" chart:style-name="ch2">
          <text:p>Average Insertion Time</text:p>
        </chart:title>
        <chart:legend chart:legend-position="end" svg:x="12.989cm" svg:y="3.952cm" style:legend-expansion="high" chart:style-name="ch3"/>
        <chart:plot-area chart:style-name="ch4" table:cell-range-address="Operation_2.H20:Operation_2.O22" chart:data-source-has-labels="both" svg:x="1.331cm" svg:y="1.275cm" svg:width="11.338cm" svg:height="6.564cm">
          <chartooo:coordinate-region svg:x="2.482cm" svg:y="1.474cm" svg:width="10.094cm" svg:height="5.718cm"/>
          <chart:axis chart:dimension="x" chart:name="primary-x" chart:style-name="ch5" chartooo:axis-type="auto">
            <chartooo:date-scale/>
            <chart:title svg:x="5.911cm" svg:y="8.019cm" chart:style-name="ch6">
              <text:p>Insertion Point</text:p>
            </chart:title>
            <chart:categories table:cell-range-address="Operation_2.I20:Operation_2.O20"/>
          </chart:axis>
          <chart:axis chart:dimension="y" chart:name="primary-y" chart:style-name="ch5">
            <chart:title svg:x="0.451cm" svg:y="5.726cm" chart:style-name="ch7">
              <text:p>Time (seconds)</text:p>
            </chart:title>
            <chart:grid chart:style-name="ch8" chart:class="major"/>
          </chart:axis>
          <chart:series chart:style-name="ch9" chart:values-cell-range-address="Operation_2.I21:Operation_2.O21" chart:label-cell-address="Operation_2.H21:Operation_2.H21" chart:class="chart:line">
            <chart:data-point chart:repeated="7"/>
          </chart:series>
          <chart:series chart:style-name="ch10" chart:values-cell-range-address="Operation_2.I22:Operation_2.O22" chart:label-cell-address="Operation_2.H22:Operation_2.H2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Operation_2.I20:Operation_2.O20</svg:desc>
                </draw:g>
              </table:table-cell>
              <table:table-cell office:value-type="float" office:value="0.125">
                <text:p>0.125</text:p>
              </table:table-cell>
              <table:table-cell office:value-type="string">
                <text:p>¼</text:p>
              </table:table-cell>
              <table:table-cell office:value-type="string">
                <text:p>½</text:p>
              </table:table-cell>
              <table:table-cell office:value-type="string">
                <text:p>¾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inked List</text:p>
                <draw:g>
                  <svg:desc>Operation_2.H21:Operation_2.H21</svg:desc>
                </draw:g>
              </table:table-cell>
              <table:table-cell office:value-type="float" office:value="0.0000015116">
                <text:p>0.0000015116</text:p>
                <draw:g>
                  <svg:desc>Operation_2.I21:Operation_2.O21</svg:desc>
                </draw:g>
              </table:table-cell>
              <table:table-cell office:value-type="float" office:value="0.00000195533636363636">
                <text:p>0.00000195533636363636</text:p>
              </table:table-cell>
              <table:table-cell office:value-type="float" office:value="0.00000241560909090909">
                <text:p>0.00000241560909090909</text:p>
              </table:table-cell>
              <table:table-cell office:value-type="float" office:value="0.00000405470909090909">
                <text:p>0.00000405470909090909</text:p>
              </table:table-cell>
              <table:table-cell office:value-type="float" office:value="0.00000535945454545455">
                <text:p>0.00000535945454545455</text:p>
              </table:table-cell>
              <table:table-cell office:value-type="float" office:value="0.00000574703636363636">
                <text:p>0.00000574703636363636</text:p>
              </table:table-cell>
              <table:table-cell office:value-type="float" office:value="0.00000635305454545455">
                <text:p>0.00000635305454545455</text:p>
              </table:table-cell>
            </table:table-row>
            <table:table-row>
              <table:table-cell office:value-type="string">
                <text:p>Array</text:p>
                <draw:g>
                  <svg:desc>Operation_2.H22:Operation_2.H22</svg:desc>
                </draw:g>
              </table:table-cell>
              <table:table-cell office:value-type="float" office:value="0.00000483369090909091">
                <text:p>0.00000483369090909091</text:p>
                <draw:g>
                  <svg:desc>Operation_2.I22:Operation_2.O22</svg:desc>
                </draw:g>
              </table:table-cell>
              <table:table-cell office:value-type="float" office:value="0.00000411501818181818">
                <text:p>0.00000411501818181818</text:p>
              </table:table-cell>
              <table:table-cell office:value-type="float" office:value="0.00000368856363636364">
                <text:p>0.00000368856363636364</text:p>
              </table:table-cell>
              <table:table-cell office:value-type="float" office:value="0.00000274162727272727">
                <text:p>0.00000274162727272727</text:p>
              </table:table-cell>
              <table:table-cell office:value-type="float" office:value="0.00000177214545454545">
                <text:p>0.00000177214545454545</text:p>
              </table:table-cell>
              <table:table-cell office:value-type="float" office:value="0.00000127968181818182">
                <text:p>0.00000127968181818182</text:p>
              </table:table-cell>
              <table:table-cell office:value-type="float" office:value="0.0000008003">
                <text:p>0.00000080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title svg:x="4.041cm" svg:y="0.316cm" chart:style-name="ch2">
          <text:p>Linked List Element Removal Time</text:p>
        </chart:title>
        <chart:legend chart:legend-position="end" svg:x="12.725cm" svg:y="2.707cm" style:legend-expansion="high" chart:style-name="ch3"/>
        <chart:plot-area chart:style-name="ch4" table:cell-range-address="Operation_3.F3:Operation_3.M13 Operation_3.H2:Operation_3.M2" chart:data-source-has-labels="row" svg:x="1.331cm" svg:y="1.301cm" svg:width="11.074cm" svg:height="6.538cm">
          <chartooo:coordinate-region svg:x="2.561cm" svg:y="1.5cm" svg:width="9.419cm" svg:height="5.692cm"/>
          <chart:axis chart:dimension="x" chart:name="primary-x" chart:style-name="ch5">
            <chart:title svg:x="5.58cm" svg:y="8.019cm" chart:style-name="ch6">
              <text:p>Linked List Size</text:p>
            </chart:title>
          </chart:axis>
          <chart:axis chart:dimension="y" chart:name="primary-y" chart:style-name="ch7">
            <chart:title svg:x="0.451cm" svg:y="5.844cm" chart:style-name="ch8">
              <text:p>Time (seconds)</text:p>
            </chart:title>
            <chart:grid chart:style-name="ch9" chart:class="major"/>
          </chart:axis>
          <chart:series chart:style-name="ch10" chart:values-cell-range-address="Operation_3.G3:Operation_3.G13" chart:label-cell-address="Operation_3.G3:Operation_3.G3" chart:class="chart:scatter">
            <chart:domain table:cell-range-address="Operation_3.F3:Operation_3.F13"/>
            <chart:data-point chart:repeated="11"/>
          </chart:series>
          <chart:series chart:style-name="ch11" chart:values-cell-range-address="Operation_3.H3:Operation_3.H13" chart:label-cell-address="Operation_3.H2:Operation_3.H2" chart:class="chart:scatter">
            <chart:data-point chart:repeated="11"/>
          </chart:series>
          <chart:series chart:style-name="ch12" chart:values-cell-range-address="Operation_3.I3:Operation_3.I13" chart:label-cell-address="Operation_3.I2:Operation_3.I2" chart:class="chart:scatter">
            <chart:data-point chart:repeated="11"/>
          </chart:series>
          <chart:series chart:style-name="ch13" chart:values-cell-range-address="Operation_3.J3:Operation_3.J13" chart:label-cell-address="Operation_3.J2:Operation_3.J2" chart:class="chart:scatter">
            <chart:data-point chart:repeated="11"/>
          </chart:series>
          <chart:series chart:style-name="ch14" chart:values-cell-range-address="Operation_3.K3:Operation_3.K13" chart:label-cell-address="Operation_3.K2:Operation_3.K2" chart:class="chart:scatter">
            <chart:data-point chart:repeated="11"/>
          </chart:series>
          <chart:series chart:style-name="ch15" chart:values-cell-range-address="Operation_3.L3:Operation_3.L13" chart:label-cell-address="Operation_3.L2:Operation_3.L2" chart:class="chart:scatter">
            <chart:data-point chart:repeated="11"/>
          </chart:series>
          <chart:series chart:style-name="ch16" chart:values-cell-range-address="Operation_3.M3:Operation_3.M13" chart:label-cell-address="Operation_3.M2:Operation_3.M2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.6571E-06</text:p>
                <draw:g>
                  <svg:desc>Operation_3.G3:Operation_3.G3</svg:desc>
                </draw:g>
              </table:table-cell>
              <table:table-cell office:value-type="string">
                <text:p> 1/8</text:p>
                <draw:g>
                  <svg:desc>Operation_3.H2:Operation_3.H2</svg:desc>
                </draw:g>
              </table:table-cell>
              <table:table-cell office:value-type="string">
                <text:p>¼</text:p>
                <draw:g>
                  <svg:desc>Operation_3.I2:Operation_3.I2</svg:desc>
                </draw:g>
              </table:table-cell>
              <table:table-cell office:value-type="string">
                <text:p>½</text:p>
                <draw:g>
                  <svg:desc>Operation_3.J2:Operation_3.J2</svg:desc>
                </draw:g>
              </table:table-cell>
              <table:table-cell office:value-type="string">
                <text:p>¾</text:p>
                <draw:g>
                  <svg:desc>Operation_3.K2:Operation_3.K2</svg:desc>
                </draw:g>
              </table:table-cell>
              <table:table-cell office:value-type="string">
                <text:p> 7/8</text:p>
                <draw:g>
                  <svg:desc>Operation_3.L2:Operation_3.L2</svg:desc>
                </draw:g>
              </table:table-cell>
              <table:table-cell office:value-type="string">
                <text:p>1    </text:p>
                <draw:g>
                  <svg:desc>Operation_3.M2:Operation_3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Operation_3.F3:Operation_3.F13</svg:desc>
                </draw:g>
              </table:table-cell>
              <table:table-cell office:value-type="float" office:value="0.0000016571">
                <text:p>0.0000016571</text:p>
                <draw:g>
                  <svg:desc>Operation_3.G3:Operation_3.G13</svg:desc>
                </draw:g>
              </table:table-cell>
              <table:table-cell office:value-type="float" office:value="0.0000007979">
                <text:p>0.0000007979</text:p>
                <draw:g>
                  <svg:desc>Operation_3.H3:Operation_3.H13</svg:desc>
                </draw:g>
              </table:table-cell>
              <table:table-cell office:value-type="float" office:value="0.0000007817">
                <text:p>0.0000007817</text:p>
                <draw:g>
                  <svg:desc>Operation_3.I3:Operation_3.I13</svg:desc>
                </draw:g>
              </table:table-cell>
              <table:table-cell office:value-type="float" office:value="0.0000008134">
                <text:p>0.0000008134</text:p>
                <draw:g>
                  <svg:desc>Operation_3.J3:Operation_3.J13</svg:desc>
                </draw:g>
              </table:table-cell>
              <table:table-cell office:value-type="float" office:value="0.0000007795">
                <text:p>0.0000007795</text:p>
                <draw:g>
                  <svg:desc>Operation_3.K3:Operation_3.K13</svg:desc>
                </draw:g>
              </table:table-cell>
              <table:table-cell office:value-type="float" office:value="0.0000007821">
                <text:p>0.0000007821</text:p>
                <draw:g>
                  <svg:desc>Operation_3.L3:Operation_3.L13</svg:desc>
                </draw:g>
              </table:table-cell>
              <table:table-cell office:value-type="float" office:value="0.0000007644">
                <text:p>0.0000007644</text:p>
                <draw:g>
                  <svg:desc>Operation_3.M3:Operation_3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15908">
                <text:p>0.0000015908</text:p>
              </table:table-cell>
              <table:table-cell office:value-type="float" office:value="0.0000008503">
                <text:p>0.0000008503</text:p>
              </table:table-cell>
              <table:table-cell office:value-type="float" office:value="0.0000008207">
                <text:p>0.0000008207</text:p>
              </table:table-cell>
              <table:table-cell office:value-type="float" office:value="0.0000008031">
                <text:p>0.0000008031</text:p>
              </table:table-cell>
              <table:table-cell office:value-type="float" office:value="0.0000007944">
                <text:p>0.0000007944</text:p>
              </table:table-cell>
              <table:table-cell office:value-type="float" office:value="0.0000007988">
                <text:p>0.0000007988</text:p>
              </table:table-cell>
              <table:table-cell office:value-type="float" office:value="0.0000007926">
                <text:p>0.0000007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015699">
                <text:p>0.0000015699</text:p>
              </table:table-cell>
              <table:table-cell office:value-type="float" office:value="0.0000010048">
                <text:p>0.0000010048</text:p>
              </table:table-cell>
              <table:table-cell office:value-type="float" office:value="0.0000008444">
                <text:p>0.0000008444</text:p>
              </table:table-cell>
              <table:table-cell office:value-type="float" office:value="0.0000008634">
                <text:p>0.0000008634</text:p>
              </table:table-cell>
              <table:table-cell office:value-type="float" office:value="0.0000008464">
                <text:p>0.0000008464</text:p>
              </table:table-cell>
              <table:table-cell office:value-type="float" office:value="0.0000008513">
                <text:p>0.0000008513</text:p>
              </table:table-cell>
              <table:table-cell office:value-type="float" office:value="0.0000008528">
                <text:p>0.0000008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1604">
                <text:p>0.000001604</text:p>
              </table:table-cell>
              <table:table-cell office:value-type="float" office:value="0.0000011077">
                <text:p>0.0000011077</text:p>
              </table:table-cell>
              <table:table-cell office:value-type="float" office:value="0.0000009488">
                <text:p>0.0000009488</text:p>
              </table:table-cell>
              <table:table-cell office:value-type="float" office:value="0.0000010097">
                <text:p>0.0000010097</text:p>
              </table:table-cell>
              <table:table-cell office:value-type="float" office:value="0.0000009551">
                <text:p>0.0000009551</text:p>
              </table:table-cell>
              <table:table-cell office:value-type="float" office:value="0.000000933">
                <text:p>0.000000933</text:p>
              </table:table-cell>
              <table:table-cell office:value-type="float" office:value="0.0000009422">
                <text:p>0.0000009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00015584">
                <text:p>0.0000015584</text:p>
              </table:table-cell>
              <table:table-cell office:value-type="float" office:value="0.0000015041">
                <text:p>0.0000015041</text:p>
              </table:table-cell>
              <table:table-cell office:value-type="float" office:value="0.0000011846">
                <text:p>0.0000011846</text:p>
              </table:table-cell>
              <table:table-cell office:value-type="float" office:value="0.0000013287">
                <text:p>0.0000013287</text:p>
              </table:table-cell>
              <table:table-cell office:value-type="float" office:value="0.0000012347">
                <text:p>0.0000012347</text:p>
              </table:table-cell>
              <table:table-cell office:value-type="float" office:value="0.0000011455">
                <text:p>0.0000011455</text:p>
              </table:table-cell>
              <table:table-cell office:value-type="float" office:value="0.0000011629">
                <text:p>0.0000011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0015996">
                <text:p>0.0000015996</text:p>
              </table:table-cell>
              <table:table-cell office:value-type="float" office:value="0.0000021624">
                <text:p>0.0000021624</text:p>
              </table:table-cell>
              <table:table-cell office:value-type="float" office:value="0.0000016347">
                <text:p>0.0000016347</text:p>
              </table:table-cell>
              <table:table-cell office:value-type="float" office:value="0.000001785">
                <text:p>0.000001785</text:p>
              </table:table-cell>
              <table:table-cell office:value-type="float" office:value="0.000001651">
                <text:p>0.000001651</text:p>
              </table:table-cell>
              <table:table-cell office:value-type="float" office:value="0.0000015556">
                <text:p>0.0000015556</text:p>
              </table:table-cell>
              <table:table-cell office:value-type="float" office:value="0.0000016302">
                <text:p>0.0000016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00015228">
                <text:p>0.0000015228</text:p>
              </table:table-cell>
              <table:table-cell office:value-type="float" office:value="0.0000031376">
                <text:p>0.0000031376</text:p>
              </table:table-cell>
              <table:table-cell office:value-type="float" office:value="0.0000022271">
                <text:p>0.0000022271</text:p>
              </table:table-cell>
              <table:table-cell office:value-type="float" office:value="0.0000026261">
                <text:p>0.0000026261</text:p>
              </table:table-cell>
              <table:table-cell office:value-type="float" office:value="0.0000024773">
                <text:p>0.0000024773</text:p>
              </table:table-cell>
              <table:table-cell office:value-type="float" office:value="0.0000024493">
                <text:p>0.0000024493</text:p>
              </table:table-cell>
              <table:table-cell office:value-type="float" office:value="0.0000026003">
                <text:p>0.0000026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00015351">
                <text:p>0.0000015351</text:p>
              </table:table-cell>
              <table:table-cell office:value-type="float" office:value="0.0000044133">
                <text:p>0.0000044133</text:p>
              </table:table-cell>
              <table:table-cell office:value-type="float" office:value="0.0000031382">
                <text:p>0.0000031382</text:p>
              </table:table-cell>
              <table:table-cell office:value-type="float" office:value="0.000004267">
                <text:p>0.000004267</text:p>
              </table:table-cell>
              <table:table-cell office:value-type="float" office:value="0.0000047058">
                <text:p>0.0000047058</text:p>
              </table:table-cell>
              <table:table-cell office:value-type="float" office:value="0.0000047784">
                <text:p>0.0000047784</text:p>
              </table:table-cell>
              <table:table-cell office:value-type="float" office:value="0.0000052573">
                <text:p>0.0000052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00015624">
                <text:p>0.0000015624</text:p>
              </table:table-cell>
              <table:table-cell office:value-type="float" office:value="0.000006468">
                <text:p>0.000006468</text:p>
              </table:table-cell>
              <table:table-cell office:value-type="float" office:value="0.0000048237">
                <text:p>0.0000048237</text:p>
              </table:table-cell>
              <table:table-cell office:value-type="float" office:value="0.0000074108">
                <text:p>0.0000074108</text:p>
              </table:table-cell>
              <table:table-cell office:value-type="float" office:value="0.0000094713">
                <text:p>0.0000094713</text:p>
              </table:table-cell>
              <table:table-cell office:value-type="float" office:value="0.0000103588">
                <text:p>0.0000103588</text:p>
              </table:table-cell>
              <table:table-cell office:value-type="float" office:value="0.0000115403">
                <text:p>0.0000115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00015306">
                <text:p>0.0000015306</text:p>
              </table:table-cell>
              <table:table-cell office:value-type="float" office:value="0.0000126217">
                <text:p>0.0000126217</text:p>
              </table:table-cell>
              <table:table-cell office:value-type="float" office:value="0.0000109281">
                <text:p>0.0000109281</text:p>
              </table:table-cell>
              <table:table-cell office:value-type="float" office:value="0.000015303">
                <text:p>0.000015303</text:p>
              </table:table-cell>
              <table:table-cell office:value-type="float" office:value="0.0000198015">
                <text:p>0.0000198015</text:p>
              </table:table-cell>
              <table:table-cell office:value-type="float" office:value="0.0000221414">
                <text:p>0.0000221414</text:p>
              </table:table-cell>
              <table:table-cell office:value-type="float" office:value="0.0000244923">
                <text:p>0.0000244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00016037">
                <text:p>0.0000016037</text:p>
              </table:table-cell>
              <table:table-cell office:value-type="float" office:value="0.0000192668">
                <text:p>0.0000192668</text:p>
              </table:table-cell>
              <table:table-cell office:value-type="float" office:value="0.0000204227">
                <text:p>0.0000204227</text:p>
              </table:table-cell>
              <table:table-cell office:value-type="float" office:value="0.0000332523">
                <text:p>0.0000332523</text:p>
              </table:table-cell>
              <table:table-cell office:value-type="float" office:value="0.0000422712">
                <text:p>0.0000422712</text:p>
              </table:table-cell>
              <table:table-cell office:value-type="float" office:value="0.0000465209">
                <text:p>0.0000465209</text:p>
              </table:table-cell>
              <table:table-cell office:value-type="float" office:value="0.0000506246">
                <text:p>0.00005062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6cm" svg:height="9cm" xlink:href=".." xlink:type="simple" chart:class="chart:scatter" chart:style-name="ch1">
        <chart:title svg:x="4.636cm" svg:y="0.316cm" chart:style-name="ch2">
          <text:p>Array Element Removal Time</text:p>
        </chart:title>
        <chart:legend chart:legend-position="end" svg:x="14.021cm" svg:y="2.707cm" style:legend-expansion="high" chart:style-name="ch3"/>
        <chart:plot-area chart:style-name="ch4" table:cell-range-address="Operation_3.F3:Operation_3.F13 Operation_3.N2:Operation_3.T13" chart:data-source-has-labels="row" svg:x="1.331cm" svg:y="1.301cm" svg:width="12.37cm" svg:height="6.538cm">
          <chartooo:coordinate-region svg:x="2.561cm" svg:y="1.5cm" svg:width="10.398cm" svg:height="5.692cm"/>
          <chart:axis chart:dimension="x" chart:name="primary-x" chart:style-name="ch5">
            <chart:title svg:x="6.665cm" svg:y="8.019cm" chart:style-name="ch6">
              <text:p>Array Size</text:p>
            </chart:title>
          </chart:axis>
          <chart:axis chart:dimension="y" chart:name="primary-y" chart:style-name="ch7">
            <chart:title svg:x="0.451cm" svg:y="5.844cm" chart:style-name="ch8">
              <text:p>Time (seconds)</text:p>
            </chart:title>
            <chart:grid chart:style-name="ch9" chart:class="major"/>
          </chart:axis>
          <chart:series chart:style-name="ch10" chart:values-cell-range-address="Operation_3.N3:Operation_3.N13" chart:label-cell-address="Operation_3.N2:Operation_3.N2" chart:class="chart:scatter">
            <chart:domain table:cell-range-address="Operation_3.F3:Operation_3.F13"/>
            <chart:data-point chart:repeated="11"/>
          </chart:series>
          <chart:series chart:style-name="ch11" chart:values-cell-range-address="Operation_3.O3:Operation_3.O13" chart:label-cell-address="Operation_3.O2:Operation_3.O2" chart:class="chart:scatter">
            <chart:data-point chart:repeated="11"/>
          </chart:series>
          <chart:series chart:style-name="ch12" chart:values-cell-range-address="Operation_3.P3:Operation_3.P13" chart:label-cell-address="Operation_3.P2:Operation_3.P2" chart:class="chart:scatter">
            <chart:data-point chart:repeated="11"/>
          </chart:series>
          <chart:series chart:style-name="ch13" chart:values-cell-range-address="Operation_3.Q3:Operation_3.Q13" chart:label-cell-address="Operation_3.Q2:Operation_3.Q2" chart:class="chart:scatter">
            <chart:data-point chart:repeated="11"/>
          </chart:series>
          <chart:series chart:style-name="ch14" chart:values-cell-range-address="Operation_3.R3:Operation_3.R13" chart:label-cell-address="Operation_3.R2:Operation_3.R2" chart:class="chart:scatter">
            <chart:data-point chart:repeated="11"/>
          </chart:series>
          <chart:series chart:style-name="ch15" chart:values-cell-range-address="Operation_3.S3:Operation_3.S13" chart:label-cell-address="Operation_3.S2:Operation_3.S2" chart:class="chart:scatter">
            <chart:data-point chart:repeated="11"/>
          </chart:series>
          <chart:series chart:style-name="ch16" chart:values-cell-range-address="Operation_3.T3:Operation_3.T13" chart:label-cell-address="Operation_3.T2:Operation_3.T2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</text:p>
                <draw:g>
                  <svg:desc>Operation_3.N2:Operation_3.N2</svg:desc>
                </draw:g>
              </table:table-cell>
              <table:table-cell office:value-type="string">
                <text:p> 1/8</text:p>
                <draw:g>
                  <svg:desc>Operation_3.O2:Operation_3.O2</svg:desc>
                </draw:g>
              </table:table-cell>
              <table:table-cell office:value-type="string">
                <text:p>¼</text:p>
                <draw:g>
                  <svg:desc>Operation_3.P2:Operation_3.P2</svg:desc>
                </draw:g>
              </table:table-cell>
              <table:table-cell office:value-type="string">
                <text:p>½</text:p>
                <draw:g>
                  <svg:desc>Operation_3.Q2:Operation_3.Q2</svg:desc>
                </draw:g>
              </table:table-cell>
              <table:table-cell office:value-type="string">
                <text:p>¾</text:p>
                <draw:g>
                  <svg:desc>Operation_3.R2:Operation_3.R2</svg:desc>
                </draw:g>
              </table:table-cell>
              <table:table-cell office:value-type="string">
                <text:p> 7/8</text:p>
                <draw:g>
                  <svg:desc>Operation_3.S2:Operation_3.S2</svg:desc>
                </draw:g>
              </table:table-cell>
              <table:table-cell office:value-type="string">
                <text:p>1    </text:p>
                <draw:g>
                  <svg:desc>Operation_3.T2:Operation_3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Operation_3.F3:Operation_3.F13</svg:desc>
                </draw:g>
              </table:table-cell>
              <table:table-cell office:value-type="float" office:value="0.0000009146">
                <text:p>0.0000009146</text:p>
                <draw:g>
                  <svg:desc>Operation_3.N3:Operation_3.N13</svg:desc>
                </draw:g>
              </table:table-cell>
              <table:table-cell office:value-type="float" office:value="0.0000007767">
                <text:p>0.0000007767</text:p>
                <draw:g>
                  <svg:desc>Operation_3.O3:Operation_3.O13</svg:desc>
                </draw:g>
              </table:table-cell>
              <table:table-cell office:value-type="float" office:value="0.0000007515">
                <text:p>0.0000007515</text:p>
                <draw:g>
                  <svg:desc>Operation_3.P3:Operation_3.P13</svg:desc>
                </draw:g>
              </table:table-cell>
              <table:table-cell office:value-type="float" office:value="0.0000007518">
                <text:p>0.0000007518</text:p>
                <draw:g>
                  <svg:desc>Operation_3.Q3:Operation_3.Q13</svg:desc>
                </draw:g>
              </table:table-cell>
              <table:table-cell office:value-type="float" office:value="0.0000007542">
                <text:p>0.0000007542</text:p>
                <draw:g>
                  <svg:desc>Operation_3.R3:Operation_3.R13</svg:desc>
                </draw:g>
              </table:table-cell>
              <table:table-cell office:value-type="float" office:value="0.000000755">
                <text:p>0.000000755</text:p>
                <draw:g>
                  <svg:desc>Operation_3.S3:Operation_3.S13</svg:desc>
                </draw:g>
              </table:table-cell>
              <table:table-cell office:value-type="float" office:value="0.0000007346">
                <text:p>0.0000007346</text:p>
                <draw:g>
                  <svg:desc>Operation_3.T3:Operation_3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09056">
                <text:p>0.0000009056</text:p>
              </table:table-cell>
              <table:table-cell office:value-type="float" office:value="0.000000796">
                <text:p>0.000000796</text:p>
              </table:table-cell>
              <table:table-cell office:value-type="float" office:value="0.0000007586">
                <text:p>0.0000007586</text:p>
              </table:table-cell>
              <table:table-cell office:value-type="float" office:value="0.0000007479">
                <text:p>0.0000007479</text:p>
              </table:table-cell>
              <table:table-cell office:value-type="float" office:value="0.0000007503">
                <text:p>0.0000007503</text:p>
              </table:table-cell>
              <table:table-cell office:value-type="float" office:value="0.0000007455">
                <text:p>0.0000007455</text:p>
              </table:table-cell>
              <table:table-cell office:value-type="float" office:value="0.0000007375">
                <text:p>0.0000007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009738">
                <text:p>0.0000009738</text:p>
              </table:table-cell>
              <table:table-cell office:value-type="float" office:value="0.0000008519">
                <text:p>0.0000008519</text:p>
              </table:table-cell>
              <table:table-cell office:value-type="float" office:value="0.0000008193">
                <text:p>0.0000008193</text:p>
              </table:table-cell>
              <table:table-cell office:value-type="float" office:value="0.000000795">
                <text:p>0.000000795</text:p>
              </table:table-cell>
              <table:table-cell office:value-type="float" office:value="0.0000007573">
                <text:p>0.0000007573</text:p>
              </table:table-cell>
              <table:table-cell office:value-type="float" office:value="0.0000007354">
                <text:p>0.0000007354</text:p>
              </table:table-cell>
              <table:table-cell office:value-type="float" office:value="0.0000007541">
                <text:p>0.0000007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10696">
                <text:p>0.0000010696</text:p>
              </table:table-cell>
              <table:table-cell office:value-type="float" office:value="0.0000009433">
                <text:p>0.0000009433</text:p>
              </table:table-cell>
              <table:table-cell office:value-type="float" office:value="0.0000008842">
                <text:p>0.0000008842</text:p>
              </table:table-cell>
              <table:table-cell office:value-type="float" office:value="0.0000008392">
                <text:p>0.0000008392</text:p>
              </table:table-cell>
              <table:table-cell office:value-type="float" office:value="0.0000007833">
                <text:p>0.0000007833</text:p>
              </table:table-cell>
              <table:table-cell office:value-type="float" office:value="0.0000007579">
                <text:p>0.0000007579</text:p>
              </table:table-cell>
              <table:table-cell office:value-type="float" office:value="0.0000007479">
                <text:p>0.0000007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00012945">
                <text:p>0.0000012945</text:p>
              </table:table-cell>
              <table:table-cell office:value-type="float" office:value="0.0000011007">
                <text:p>0.0000011007</text:p>
              </table:table-cell>
              <table:table-cell office:value-type="float" office:value="0.0000010349">
                <text:p>0.0000010349</text:p>
              </table:table-cell>
              <table:table-cell office:value-type="float" office:value="0.000000915">
                <text:p>0.000000915</text:p>
              </table:table-cell>
              <table:table-cell office:value-type="float" office:value="0.0000008274">
                <text:p>0.0000008274</text:p>
              </table:table-cell>
              <table:table-cell office:value-type="float" office:value="0.0000007835">
                <text:p>0.0000007835</text:p>
              </table:table-cell>
              <table:table-cell office:value-type="float" office:value="0.0000007612">
                <text:p>0.0000007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0016955">
                <text:p>0.0000016955</text:p>
              </table:table-cell>
              <table:table-cell office:value-type="float" office:value="0.0000014503">
                <text:p>0.0000014503</text:p>
              </table:table-cell>
              <table:table-cell office:value-type="float" office:value="0.0000013447">
                <text:p>0.0000013447</text:p>
              </table:table-cell>
              <table:table-cell office:value-type="float" office:value="0.0000011271">
                <text:p>0.0000011271</text:p>
              </table:table-cell>
              <table:table-cell office:value-type="float" office:value="0.0000009247">
                <text:p>0.0000009247</text:p>
              </table:table-cell>
              <table:table-cell office:value-type="float" office:value="0.0000008358">
                <text:p>0.0000008358</text:p>
              </table:table-cell>
              <table:table-cell office:value-type="float" office:value="0.0000007509">
                <text:p>0.0000007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00025126">
                <text:p>0.0000025126</text:p>
              </table:table-cell>
              <table:table-cell office:value-type="float" office:value="0.0000021478">
                <text:p>0.0000021478</text:p>
              </table:table-cell>
              <table:table-cell office:value-type="float" office:value="0.0000019153">
                <text:p>0.0000019153</text:p>
              </table:table-cell>
              <table:table-cell office:value-type="float" office:value="0.0000015278">
                <text:p>0.0000015278</text:p>
              </table:table-cell>
              <table:table-cell office:value-type="float" office:value="0.0000011157">
                <text:p>0.0000011157</text:p>
              </table:table-cell>
              <table:table-cell office:value-type="float" office:value="0.0000009342">
                <text:p>0.0000009342</text:p>
              </table:table-cell>
              <table:table-cell office:value-type="float" office:value="0.000000768">
                <text:p>0.000000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00041091">
                <text:p>0.0000041091</text:p>
              </table:table-cell>
              <table:table-cell office:value-type="float" office:value="0.0000034921">
                <text:p>0.0000034921</text:p>
              </table:table-cell>
              <table:table-cell office:value-type="float" office:value="0.0000030634">
                <text:p>0.0000030634</text:p>
              </table:table-cell>
              <table:table-cell office:value-type="float" office:value="0.0000022818">
                <text:p>0.0000022818</text:p>
              </table:table-cell>
              <table:table-cell office:value-type="float" office:value="0.0000015229">
                <text:p>0.0000015229</text:p>
              </table:table-cell>
              <table:table-cell office:value-type="float" office:value="0.0000011232">
                <text:p>0.0000011232</text:p>
              </table:table-cell>
              <table:table-cell office:value-type="float" office:value="0.000000765">
                <text:p>0.000000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00073312">
                <text:p>0.0000073312</text:p>
              </table:table-cell>
              <table:table-cell office:value-type="float" office:value="0.0000062247">
                <text:p>0.0000062247</text:p>
              </table:table-cell>
              <table:table-cell office:value-type="float" office:value="0.0000054352">
                <text:p>0.0000054352</text:p>
              </table:table-cell>
              <table:table-cell office:value-type="float" office:value="0.0000039289">
                <text:p>0.0000039289</text:p>
              </table:table-cell>
              <table:table-cell office:value-type="float" office:value="0.000002319">
                <text:p>0.000002319</text:p>
              </table:table-cell>
              <table:table-cell office:value-type="float" office:value="0.0000015027">
                <text:p>0.0000015027</text:p>
              </table:table-cell>
              <table:table-cell office:value-type="float" office:value="0.0000007557">
                <text:p>0.0000007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00116457">
                <text:p>0.0000116457</text:p>
              </table:table-cell>
              <table:table-cell office:value-type="float" office:value="0.0000100135">
                <text:p>0.0000100135</text:p>
              </table:table-cell>
              <table:table-cell office:value-type="float" office:value="0.0000088983">
                <text:p>0.0000088983</text:p>
              </table:table-cell>
              <table:table-cell office:value-type="float" office:value="0.0000061263">
                <text:p>0.0000061263</text:p>
              </table:table-cell>
              <table:table-cell office:value-type="float" office:value="0.0000034196">
                <text:p>0.0000034196</text:p>
              </table:table-cell>
              <table:table-cell office:value-type="float" office:value="0.0000020657">
                <text:p>0.0000020657</text:p>
              </table:table-cell>
              <table:table-cell office:value-type="float" office:value="0.0000007528">
                <text:p>0.0000007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00223749">
                <text:p>0.0000223749</text:p>
              </table:table-cell>
              <table:table-cell office:value-type="float" office:value="0.0000196367">
                <text:p>0.0000196367</text:p>
              </table:table-cell>
              <table:table-cell office:value-type="float" office:value="0.0000170814">
                <text:p>0.0000170814</text:p>
              </table:table-cell>
              <table:table-cell office:value-type="float" office:value="0.0000117468">
                <text:p>0.0000117468</text:p>
              </table:table-cell>
              <table:table-cell office:value-type="float" office:value="0.0000061203">
                <text:p>0.0000061203</text:p>
              </table:table-cell>
              <table:table-cell office:value-type="float" office:value="0.0000032722">
                <text:p>0.0000032722</text:p>
              </table:table-cell>
              <table:table-cell office:value-type="float" office:value="0.000000719">
                <text:p>0.0000007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5.984cm" svg:height="9cm" xlink:href=".." xlink:type="simple" chart:class="chart:scatter" chart:style-name="ch1">
        <chart:title svg:x="4.985cm" svg:y="0.316cm" chart:style-name="ch2">
          <text:p>Linked List Traversal Time</text:p>
        </chart:title>
        <chart:legend chart:legend-position="end" svg:x="14.005cm" svg:y="2.707cm" style:legend-expansion="high" chart:style-name="ch3"/>
        <chart:plot-area chart:style-name="ch4" table:cell-range-address="Operation_4.F3:Operation_4.M13 Operation_4.G2:Operation_4.M2" chart:data-source-has-labels="row" svg:x="1.33cm" svg:y="1.301cm" svg:width="12.356cm" svg:height="6.538cm">
          <chartooo:coordinate-region svg:x="2.56cm" svg:y="1.5cm" svg:width="10.384cm" svg:height="5.692cm"/>
          <chart:axis chart:dimension="x" chart:name="primary-x" chart:style-name="ch5">
            <chart:title svg:x="6.22cm" svg:y="8.019cm" chart:style-name="ch6">
              <text:p>Linked List Size</text:p>
            </chart:title>
          </chart:axis>
          <chart:axis chart:dimension="y" chart:name="primary-y" chart:style-name="ch7">
            <chart:title svg:x="0.451cm" svg:y="5.844cm" chart:style-name="ch8">
              <text:p>Time (seconds)</text:p>
            </chart:title>
            <chart:grid chart:style-name="ch9" chart:class="major"/>
          </chart:axis>
          <chart:series chart:style-name="ch10" chart:values-cell-range-address="Operation_4.G3:Operation_4.G13" chart:label-cell-address="Operation_4.G2:Operation_4.G2" chart:class="chart:scatter">
            <chart:domain table:cell-range-address="Operation_4.F3:Operation_4.F13"/>
            <chart:data-point chart:repeated="11"/>
          </chart:series>
          <chart:series chart:style-name="ch11" chart:values-cell-range-address="Operation_4.H3:Operation_4.H13" chart:label-cell-address="Operation_4.H2:Operation_4.H2" chart:class="chart:scatter">
            <chart:data-point chart:repeated="11"/>
          </chart:series>
          <chart:series chart:style-name="ch12" chart:values-cell-range-address="Operation_4.I3:Operation_4.I13" chart:label-cell-address="Operation_4.I2:Operation_4.I2" chart:class="chart:scatter">
            <chart:data-point chart:repeated="11"/>
          </chart:series>
          <chart:series chart:style-name="ch13" chart:values-cell-range-address="Operation_4.J3:Operation_4.J13" chart:label-cell-address="Operation_4.J2:Operation_4.J2" chart:class="chart:scatter">
            <chart:data-point chart:repeated="11"/>
          </chart:series>
          <chart:series chart:style-name="ch14" chart:values-cell-range-address="Operation_4.K3:Operation_4.K13" chart:label-cell-address="Operation_4.K2:Operation_4.K2" chart:class="chart:scatter">
            <chart:data-point chart:repeated="11"/>
          </chart:series>
          <chart:series chart:style-name="ch15" chart:values-cell-range-address="Operation_4.L3:Operation_4.L13" chart:label-cell-address="Operation_4.L2:Operation_4.L2" chart:class="chart:scatter">
            <chart:data-point chart:repeated="11"/>
          </chart:series>
          <chart:series chart:style-name="ch16" chart:values-cell-range-address="Operation_4.M3:Operation_4.M13" chart:label-cell-address="Operation_4.M2:Operation_4.M2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</text:p>
                <draw:g>
                  <svg:desc>Operation_4.G2:Operation_4.G2</svg:desc>
                </draw:g>
              </table:table-cell>
              <table:table-cell office:value-type="string">
                <text:p> 1/8</text:p>
                <draw:g>
                  <svg:desc>Operation_4.H2:Operation_4.H2</svg:desc>
                </draw:g>
              </table:table-cell>
              <table:table-cell office:value-type="string">
                <text:p>¼</text:p>
                <draw:g>
                  <svg:desc>Operation_4.I2:Operation_4.I2</svg:desc>
                </draw:g>
              </table:table-cell>
              <table:table-cell office:value-type="string">
                <text:p>½</text:p>
                <draw:g>
                  <svg:desc>Operation_4.J2:Operation_4.J2</svg:desc>
                </draw:g>
              </table:table-cell>
              <table:table-cell office:value-type="string">
                <text:p>¾</text:p>
                <draw:g>
                  <svg:desc>Operation_4.K2:Operation_4.K2</svg:desc>
                </draw:g>
              </table:table-cell>
              <table:table-cell office:value-type="string">
                <text:p> 7/8</text:p>
                <draw:g>
                  <svg:desc>Operation_4.L2:Operation_4.L2</svg:desc>
                </draw:g>
              </table:table-cell>
              <table:table-cell office:value-type="string">
                <text:p>1    </text:p>
                <draw:g>
                  <svg:desc>Operation_4.M2:Operation_4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Operation_4.F3:Operation_4.F13</svg:desc>
                </draw:g>
              </table:table-cell>
              <table:table-cell office:value-type="float" office:value="0.0000012777">
                <text:p>0.0000012777</text:p>
                <draw:g>
                  <svg:desc>Operation_4.G3:Operation_4.G13</svg:desc>
                </draw:g>
              </table:table-cell>
              <table:table-cell office:value-type="float" office:value="0.0000007993">
                <text:p>0.0000007993</text:p>
                <draw:g>
                  <svg:desc>Operation_4.H3:Operation_4.H13</svg:desc>
                </draw:g>
              </table:table-cell>
              <table:table-cell office:value-type="float" office:value="0.0000007552">
                <text:p>0.0000007552</text:p>
                <draw:g>
                  <svg:desc>Operation_4.I3:Operation_4.I13</svg:desc>
                </draw:g>
              </table:table-cell>
              <table:table-cell office:value-type="float" office:value="0.0000007724">
                <text:p>0.0000007724</text:p>
                <draw:g>
                  <svg:desc>Operation_4.J3:Operation_4.J13</svg:desc>
                </draw:g>
              </table:table-cell>
              <table:table-cell office:value-type="float" office:value="0.0000007554">
                <text:p>0.0000007554</text:p>
                <draw:g>
                  <svg:desc>Operation_4.K3:Operation_4.K13</svg:desc>
                </draw:g>
              </table:table-cell>
              <table:table-cell office:value-type="float" office:value="0.0000007537">
                <text:p>0.0000007537</text:p>
                <draw:g>
                  <svg:desc>Operation_4.L3:Operation_4.L13</svg:desc>
                </draw:g>
              </table:table-cell>
              <table:table-cell office:value-type="float" office:value="0.0000007302">
                <text:p>0.0000007302</text:p>
                <draw:g>
                  <svg:desc>Operation_4.M3:Operation_4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12996">
                <text:p>0.0000012996</text:p>
              </table:table-cell>
              <table:table-cell office:value-type="float" office:value="0.0000008031">
                <text:p>0.0000008031</text:p>
              </table:table-cell>
              <table:table-cell office:value-type="float" office:value="0.0000007808">
                <text:p>0.0000007808</text:p>
              </table:table-cell>
              <table:table-cell office:value-type="float" office:value="0.0000007688">
                <text:p>0.0000007688</text:p>
              </table:table-cell>
              <table:table-cell office:value-type="float" office:value="0.0000007717">
                <text:p>0.0000007717</text:p>
              </table:table-cell>
              <table:table-cell office:value-type="float" office:value="0.0000007788">
                <text:p>0.0000007788</text:p>
              </table:table-cell>
              <table:table-cell office:value-type="float" office:value="0.0000007783">
                <text:p>0.0000007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012942">
                <text:p>0.0000012942</text:p>
              </table:table-cell>
              <table:table-cell office:value-type="float" office:value="0.0000008493">
                <text:p>0.0000008493</text:p>
              </table:table-cell>
              <table:table-cell office:value-type="float" office:value="0.0000007721">
                <text:p>0.0000007721</text:p>
              </table:table-cell>
              <table:table-cell office:value-type="float" office:value="0.0000007961">
                <text:p>0.0000007961</text:p>
              </table:table-cell>
              <table:table-cell office:value-type="float" office:value="0.0000008083">
                <text:p>0.0000008083</text:p>
              </table:table-cell>
              <table:table-cell office:value-type="float" office:value="0.0000008166">
                <text:p>0.0000008166</text:p>
              </table:table-cell>
              <table:table-cell office:value-type="float" office:value="0.0000008276">
                <text:p>0.0000008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1293">
                <text:p>0.000001293</text:p>
              </table:table-cell>
              <table:table-cell office:value-type="float" office:value="0.0000009169">
                <text:p>0.0000009169</text:p>
              </table:table-cell>
              <table:table-cell office:value-type="float" office:value="0.0000008074">
                <text:p>0.0000008074</text:p>
              </table:table-cell>
              <table:table-cell office:value-type="float" office:value="0.0000008712">
                <text:p>0.0000008712</text:p>
              </table:table-cell>
              <table:table-cell office:value-type="float" office:value="0.000000902">
                <text:p>0.000000902</text:p>
              </table:table-cell>
              <table:table-cell office:value-type="float" office:value="0.0000009252">
                <text:p>0.0000009252</text:p>
              </table:table-cell>
              <table:table-cell office:value-type="float" office:value="0.0000009334">
                <text:p>0.0000009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00013023">
                <text:p>0.0000013023</text:p>
              </table:table-cell>
              <table:table-cell office:value-type="float" office:value="0.0000009539">
                <text:p>0.0000009539</text:p>
              </table:table-cell>
              <table:table-cell office:value-type="float" office:value="0.0000010013">
                <text:p>0.0000010013</text:p>
              </table:table-cell>
              <table:table-cell office:value-type="float" office:value="0.0000009876">
                <text:p>0.0000009876</text:p>
              </table:table-cell>
              <table:table-cell office:value-type="float" office:value="0.0000010593">
                <text:p>0.0000010593</text:p>
              </table:table-cell>
              <table:table-cell office:value-type="float" office:value="0.0000010913">
                <text:p>0.0000010913</text:p>
              </table:table-cell>
              <table:table-cell office:value-type="float" office:value="0.0000011502">
                <text:p>0.0000011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0013155">
                <text:p>0.0000013155</text:p>
              </table:table-cell>
              <table:table-cell office:value-type="float" office:value="0.0000011916">
                <text:p>0.0000011916</text:p>
              </table:table-cell>
              <table:table-cell office:value-type="float" office:value="0.0000009881">
                <text:p>0.0000009881</text:p>
              </table:table-cell>
              <table:table-cell office:value-type="float" office:value="0.0000011976">
                <text:p>0.0000011976</text:p>
              </table:table-cell>
              <table:table-cell office:value-type="float" office:value="0.00000154">
                <text:p>0.00000154</text:p>
              </table:table-cell>
              <table:table-cell office:value-type="float" office:value="0.0000014408">
                <text:p>0.0000014408</text:p>
              </table:table-cell>
              <table:table-cell office:value-type="float" office:value="0.000001566">
                <text:p>0.000001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00013125">
                <text:p>0.0000013125</text:p>
              </table:table-cell>
              <table:table-cell office:value-type="float" office:value="0.000001348">
                <text:p>0.000001348</text:p>
              </table:table-cell>
              <table:table-cell office:value-type="float" office:value="0.0000011829">
                <text:p>0.0000011829</text:p>
              </table:table-cell>
              <table:table-cell office:value-type="float" office:value="0.0000017568">
                <text:p>0.0000017568</text:p>
              </table:table-cell>
              <table:table-cell office:value-type="float" office:value="0.0000021982">
                <text:p>0.0000021982</text:p>
              </table:table-cell>
              <table:table-cell office:value-type="float" office:value="0.0000023673">
                <text:p>0.0000023673</text:p>
              </table:table-cell>
              <table:table-cell office:value-type="float" office:value="0.0000024132">
                <text:p>0.0000024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00013977">
                <text:p>0.0000013977</text:p>
              </table:table-cell>
              <table:table-cell office:value-type="float" office:value="0.0000015826">
                <text:p>0.0000015826</text:p>
              </table:table-cell>
              <table:table-cell office:value-type="float" office:value="0.0000017946">
                <text:p>0.0000017946</text:p>
              </table:table-cell>
              <table:table-cell office:value-type="float" office:value="0.0000028364">
                <text:p>0.0000028364</text:p>
              </table:table-cell>
              <table:table-cell office:value-type="float" office:value="0.0000037028">
                <text:p>0.0000037028</text:p>
              </table:table-cell>
              <table:table-cell office:value-type="float" office:value="0.0000039062">
                <text:p>0.0000039062</text:p>
              </table:table-cell>
              <table:table-cell office:value-type="float" office:value="0.0000043614">
                <text:p>0.0000043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00014258">
                <text:p>0.0000014258</text:p>
              </table:table-cell>
              <table:table-cell office:value-type="float" office:value="0.0000022157">
                <text:p>0.0000022157</text:p>
              </table:table-cell>
              <table:table-cell office:value-type="float" office:value="0.0000028311">
                <text:p>0.0000028311</text:p>
              </table:table-cell>
              <table:table-cell office:value-type="float" office:value="0.0000050095">
                <text:p>0.0000050095</text:p>
              </table:table-cell>
              <table:table-cell office:value-type="float" office:value="0.0000067187">
                <text:p>0.0000067187</text:p>
              </table:table-cell>
              <table:table-cell office:value-type="float" office:value="0.000007124">
                <text:p>0.000007124</text:p>
              </table:table-cell>
              <table:table-cell office:value-type="float" office:value="0.0000079939">
                <text:p>0.0000079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00013922">
                <text:p>0.0000013922</text:p>
              </table:table-cell>
              <table:table-cell office:value-type="float" office:value="0.0000035345">
                <text:p>0.0000035345</text:p>
              </table:table-cell>
              <table:table-cell office:value-type="float" office:value="0.0000049888">
                <text:p>0.0000049888</text:p>
              </table:table-cell>
              <table:table-cell office:value-type="float" office:value="0.000009364">
                <text:p>0.000009364</text:p>
              </table:table-cell>
              <table:table-cell office:value-type="float" office:value="0.0000128662">
                <text:p>0.0000128662</text:p>
              </table:table-cell>
              <table:table-cell office:value-type="float" office:value="0.0000140711">
                <text:p>0.0000140711</text:p>
              </table:table-cell>
              <table:table-cell office:value-type="float" office:value="0.000016023">
                <text:p>0.000016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00013884">
                <text:p>0.0000013884</text:p>
              </table:table-cell>
              <table:table-cell office:value-type="float" office:value="0.0000061776">
                <text:p>0.0000061776</text:p>
              </table:table-cell>
              <table:table-cell office:value-type="float" office:value="0.0000093903">
                <text:p>0.0000093903</text:p>
              </table:table-cell>
              <table:table-cell office:value-type="float" office:value="0.0000178502">
                <text:p>0.0000178502</text:p>
              </table:table-cell>
              <table:table-cell office:value-type="float" office:value="0.0000258703">
                <text:p>0.0000258703</text:p>
              </table:table-cell>
              <table:table-cell office:value-type="float" office:value="0.0000286432">
                <text:p>0.0000286432</text:p>
              </table:table-cell>
              <table:table-cell office:value-type="float" office:value="0.0000320409">
                <text:p>0.00003204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5.984cm" svg:height="9cm" xlink:href=".." xlink:type="simple" chart:class="chart:scatter" chart:style-name="ch1">
        <chart:title svg:x="5.58cm" svg:y="0.316cm" chart:style-name="ch2">
          <text:p>Array Traversal Time</text:p>
        </chart:title>
        <chart:legend chart:legend-position="end" svg:x="14.005cm" svg:y="2.707cm" style:legend-expansion="high" chart:style-name="ch3"/>
        <chart:plot-area chart:style-name="ch4" table:cell-range-address="Operation_4.F3:Operation_4.F13 Operation_4.N2:Operation_4.T13" chart:data-source-has-labels="row" svg:x="1.33cm" svg:y="1.301cm" svg:width="12.356cm" svg:height="6.538cm">
          <chartooo:coordinate-region svg:x="2.877cm" svg:y="1.5cm" svg:width="10.384cm" svg:height="5.692cm"/>
          <chart:axis chart:dimension="x" chart:name="primary-x" chart:style-name="ch5">
            <chart:title svg:x="6.657cm" svg:y="8.019cm" chart:style-name="ch6">
              <text:p>Array Size</text:p>
            </chart:title>
          </chart:axis>
          <chart:axis chart:dimension="y" chart:name="primary-y" chart:style-name="ch7">
            <chart:title svg:x="0.451cm" svg:y="5.844cm" chart:style-name="ch8">
              <text:p>Time (seconds)</text:p>
            </chart:title>
            <chart:grid chart:style-name="ch9" chart:class="major"/>
          </chart:axis>
          <chart:series chart:style-name="ch10" chart:values-cell-range-address="Operation_4.N3:Operation_4.N13" chart:label-cell-address="Operation_4.N2:Operation_4.N2" chart:class="chart:scatter">
            <chart:domain table:cell-range-address="Operation_4.F3:Operation_4.F13"/>
            <chart:data-point chart:repeated="11"/>
          </chart:series>
          <chart:series chart:style-name="ch11" chart:values-cell-range-address="Operation_4.O3:Operation_4.O13" chart:label-cell-address="Operation_4.O2:Operation_4.O2" chart:class="chart:scatter">
            <chart:data-point chart:repeated="11"/>
          </chart:series>
          <chart:series chart:style-name="ch12" chart:values-cell-range-address="Operation_4.P3:Operation_4.P13" chart:label-cell-address="Operation_4.P2:Operation_4.P2" chart:class="chart:scatter">
            <chart:data-point chart:repeated="11"/>
          </chart:series>
          <chart:series chart:style-name="ch13" chart:values-cell-range-address="Operation_4.Q3:Operation_4.Q13" chart:label-cell-address="Operation_4.Q2:Operation_4.Q2" chart:class="chart:scatter">
            <chart:data-point chart:repeated="11"/>
          </chart:series>
          <chart:series chart:style-name="ch14" chart:values-cell-range-address="Operation_4.R3:Operation_4.R13" chart:label-cell-address="Operation_4.R2:Operation_4.R2" chart:class="chart:scatter">
            <chart:data-point chart:repeated="11"/>
          </chart:series>
          <chart:series chart:style-name="ch15" chart:values-cell-range-address="Operation_4.S3:Operation_4.S13" chart:label-cell-address="Operation_4.S2:Operation_4.S2" chart:class="chart:scatter">
            <chart:data-point chart:repeated="11"/>
          </chart:series>
          <chart:series chart:style-name="ch16" chart:values-cell-range-address="Operation_4.T3:Operation_4.T13" chart:label-cell-address="Operation_4.T2:Operation_4.T2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</text:p>
                <draw:g>
                  <svg:desc>Operation_4.N2:Operation_4.N2</svg:desc>
                </draw:g>
              </table:table-cell>
              <table:table-cell office:value-type="string">
                <text:p> 1/8</text:p>
                <draw:g>
                  <svg:desc>Operation_4.O2:Operation_4.O2</svg:desc>
                </draw:g>
              </table:table-cell>
              <table:table-cell office:value-type="string">
                <text:p>¼</text:p>
                <draw:g>
                  <svg:desc>Operation_4.P2:Operation_4.P2</svg:desc>
                </draw:g>
              </table:table-cell>
              <table:table-cell office:value-type="string">
                <text:p>½</text:p>
                <draw:g>
                  <svg:desc>Operation_4.Q2:Operation_4.Q2</svg:desc>
                </draw:g>
              </table:table-cell>
              <table:table-cell office:value-type="string">
                <text:p>¾</text:p>
                <draw:g>
                  <svg:desc>Operation_4.R2:Operation_4.R2</svg:desc>
                </draw:g>
              </table:table-cell>
              <table:table-cell office:value-type="string">
                <text:p> 7/8</text:p>
                <draw:g>
                  <svg:desc>Operation_4.S2:Operation_4.S2</svg:desc>
                </draw:g>
              </table:table-cell>
              <table:table-cell office:value-type="string">
                <text:p>1    </text:p>
                <draw:g>
                  <svg:desc>Operation_4.T2:Operation_4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Operation_4.F3:Operation_4.F13</svg:desc>
                </draw:g>
              </table:table-cell>
              <table:table-cell office:value-type="float" office:value="0.0000007354">
                <text:p>0.0000007354</text:p>
                <draw:g>
                  <svg:desc>Operation_4.N3:Operation_4.N13</svg:desc>
                </draw:g>
              </table:table-cell>
              <table:table-cell office:value-type="float" office:value="0.0000007227">
                <text:p>0.0000007227</text:p>
                <draw:g>
                  <svg:desc>Operation_4.O3:Operation_4.O13</svg:desc>
                </draw:g>
              </table:table-cell>
              <table:table-cell office:value-type="float" office:value="0.0000007067">
                <text:p>0.0000007067</text:p>
                <draw:g>
                  <svg:desc>Operation_4.P3:Operation_4.P13</svg:desc>
                </draw:g>
              </table:table-cell>
              <table:table-cell office:value-type="float" office:value="0.0000006986">
                <text:p>0.0000006986</text:p>
                <draw:g>
                  <svg:desc>Operation_4.Q3:Operation_4.Q13</svg:desc>
                </draw:g>
              </table:table-cell>
              <table:table-cell office:value-type="float" office:value="0.0000007036">
                <text:p>0.0000007036</text:p>
                <draw:g>
                  <svg:desc>Operation_4.R3:Operation_4.R13</svg:desc>
                </draw:g>
              </table:table-cell>
              <table:table-cell office:value-type="float" office:value="0.0000007036">
                <text:p>0.0000007036</text:p>
                <draw:g>
                  <svg:desc>Operation_4.S3:Operation_4.S13</svg:desc>
                </draw:g>
              </table:table-cell>
              <table:table-cell office:value-type="float" office:value="0.0000007084">
                <text:p>0.0000007084</text:p>
                <draw:g>
                  <svg:desc>Operation_4.T3:Operation_4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007374">
                <text:p>0.0000007374</text:p>
              </table:table-cell>
              <table:table-cell office:value-type="float" office:value="0.0000007268">
                <text:p>0.0000007268</text:p>
              </table:table-cell>
              <table:table-cell office:value-type="float" office:value="0.0000007111">
                <text:p>0.0000007111</text:p>
              </table:table-cell>
              <table:table-cell office:value-type="float" office:value="0.0000007036">
                <text:p>0.0000007036</text:p>
              </table:table-cell>
              <table:table-cell office:value-type="float" office:value="0.000000694">
                <text:p>0.000000694</text:p>
              </table:table-cell>
              <table:table-cell office:value-type="float" office:value="0.0000007019">
                <text:p>0.0000007019</text:p>
              </table:table-cell>
              <table:table-cell office:value-type="float" office:value="0.0000007225">
                <text:p>0.0000007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007303">
                <text:p>0.0000007303</text:p>
              </table:table-cell>
              <table:table-cell office:value-type="float" office:value="0.0000007301">
                <text:p>0.0000007301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07013">
                <text:p>0.0000007013</text:p>
              </table:table-cell>
              <table:table-cell office:value-type="float" office:value="0.0000007052">
                <text:p>0.0000007052</text:p>
              </table:table-cell>
              <table:table-cell office:value-type="float" office:value="0.0000007061">
                <text:p>0.0000007061</text:p>
              </table:table-cell>
              <table:table-cell office:value-type="float" office:value="0.000000706">
                <text:p>0.000000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07367">
                <text:p>0.0000007367</text:p>
              </table:table-cell>
              <table:table-cell office:value-type="float" office:value="0.0000007257">
                <text:p>0.0000007257</text:p>
              </table:table-cell>
              <table:table-cell office:value-type="float" office:value="0.0000007272">
                <text:p>0.0000007272</text:p>
              </table:table-cell>
              <table:table-cell office:value-type="float" office:value="0.0000007081">
                <text:p>0.0000007081</text:p>
              </table:table-cell>
              <table:table-cell office:value-type="float" office:value="0.0000007215">
                <text:p>0.0000007215</text:p>
              </table:table-cell>
              <table:table-cell office:value-type="float" office:value="0.0000007051">
                <text:p>0.0000007051</text:p>
              </table:table-cell>
              <table:table-cell office:value-type="float" office:value="0.0000007074">
                <text:p>0.0000007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00007319">
                <text:p>0.0000007319</text:p>
              </table:table-cell>
              <table:table-cell office:value-type="float" office:value="0.0000007317">
                <text:p>0.0000007317</text:p>
              </table:table-cell>
              <table:table-cell office:value-type="float" office:value="0.0000007251">
                <text:p>0.0000007251</text:p>
              </table:table-cell>
              <table:table-cell office:value-type="float" office:value="0.0000007079">
                <text:p>0.0000007079</text:p>
              </table:table-cell>
              <table:table-cell office:value-type="float" office:value="0.0000007077">
                <text:p>0.0000007077</text:p>
              </table:table-cell>
              <table:table-cell office:value-type="float" office:value="0.000000701">
                <text:p>0.000000701</text:p>
              </table:table-cell>
              <table:table-cell office:value-type="float" office:value="0.0000007188">
                <text:p>0.0000007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00007425">
                <text:p>0.0000007425</text:p>
              </table:table-cell>
              <table:table-cell office:value-type="float" office:value="0.0000007151">
                <text:p>0.0000007151</text:p>
              </table:table-cell>
              <table:table-cell office:value-type="float" office:value="0.000000718">
                <text:p>0.000000718</text:p>
              </table:table-cell>
              <table:table-cell office:value-type="float" office:value="0.0000007182">
                <text:p>0.0000007182</text:p>
              </table:table-cell>
              <table:table-cell office:value-type="float" office:value="0.0000007118">
                <text:p>0.0000007118</text:p>
              </table:table-cell>
              <table:table-cell office:value-type="float" office:value="0.0000007137">
                <text:p>0.0000007137</text:p>
              </table:table-cell>
              <table:table-cell office:value-type="float" office:value="0.0000007054">
                <text:p>0.0000007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00007452">
                <text:p>0.0000007452</text:p>
              </table:table-cell>
              <table:table-cell office:value-type="float" office:value="0.0000007261">
                <text:p>0.0000007261</text:p>
              </table:table-cell>
              <table:table-cell office:value-type="float" office:value="0.0000007231">
                <text:p>0.0000007231</text:p>
              </table:table-cell>
              <table:table-cell office:value-type="float" office:value="0.0000007088">
                <text:p>0.0000007088</text:p>
              </table:table-cell>
              <table:table-cell office:value-type="float" office:value="0.0000006999">
                <text:p>0.0000006999</text:p>
              </table:table-cell>
              <table:table-cell office:value-type="float" office:value="0.0000007139">
                <text:p>0.0000007139</text:p>
              </table:table-cell>
              <table:table-cell office:value-type="float" office:value="0.0000007063">
                <text:p>0.0000007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00007452">
                <text:p>0.0000007452</text:p>
              </table:table-cell>
              <table:table-cell office:value-type="float" office:value="0.000000715">
                <text:p>0.000000715</text:p>
              </table:table-cell>
              <table:table-cell office:value-type="float" office:value="0.0000007002">
                <text:p>0.0000007002</text:p>
              </table:table-cell>
              <table:table-cell office:value-type="float" office:value="0.0000007166">
                <text:p>0.0000007166</text:p>
              </table:table-cell>
              <table:table-cell office:value-type="float" office:value="0.0000007162">
                <text:p>0.0000007162</text:p>
              </table:table-cell>
              <table:table-cell office:value-type="float" office:value="0.0000007106">
                <text:p>0.0000007106</text:p>
              </table:table-cell>
              <table:table-cell office:value-type="float" office:value="0.0000007158">
                <text:p>0.0000007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00007483">
                <text:p>0.0000007483</text:p>
              </table:table-cell>
              <table:table-cell office:value-type="float" office:value="0.0000007106">
                <text:p>0.0000007106</text:p>
              </table:table-cell>
              <table:table-cell office:value-type="float" office:value="0.0000007112">
                <text:p>0.0000007112</text:p>
              </table:table-cell>
              <table:table-cell office:value-type="float" office:value="0.000000708">
                <text:p>0.000000708</text:p>
              </table:table-cell>
              <table:table-cell office:value-type="float" office:value="0.0000007204">
                <text:p>0.0000007204</text:p>
              </table:table-cell>
              <table:table-cell office:value-type="float" office:value="0.0000007185">
                <text:p>0.0000007185</text:p>
              </table:table-cell>
              <table:table-cell office:value-type="float" office:value="0.0000007056">
                <text:p>0.0000007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00007359">
                <text:p>0.0000007359</text:p>
              </table:table-cell>
              <table:table-cell office:value-type="float" office:value="0.0000007138">
                <text:p>0.0000007138</text:p>
              </table:table-cell>
              <table:table-cell office:value-type="float" office:value="0.000000709">
                <text:p>0.000000709</text:p>
              </table:table-cell>
              <table:table-cell office:value-type="float" office:value="0.0000007053">
                <text:p>0.0000007053</text:p>
              </table:table-cell>
              <table:table-cell office:value-type="float" office:value="0.0000007151">
                <text:p>0.0000007151</text:p>
              </table:table-cell>
              <table:table-cell office:value-type="float" office:value="0.000000704">
                <text:p>0.000000704</text:p>
              </table:table-cell>
              <table:table-cell office:value-type="float" office:value="0.0000007139">
                <text:p>0.000000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00007446">
                <text:p>0.0000007446</text:p>
              </table:table-cell>
              <table:table-cell office:value-type="float" office:value="0.000000706">
                <text:p>0.000000706</text:p>
              </table:table-cell>
              <table:table-cell office:value-type="float" office:value="0.0000007046">
                <text:p>0.0000007046</text:p>
              </table:table-cell>
              <table:table-cell office:value-type="float" office:value="0.0000007091">
                <text:p>0.0000007091</text:p>
              </table:table-cell>
              <table:table-cell office:value-type="float" office:value="0.0000007098">
                <text:p>0.0000007098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07132">
                <text:p>0.00000071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